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85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13"/>
    <style:style style:name="ce5" style:family="table-cell" style:parent-style-name="Default" style:data-style-name="N113">
      <style:text-properties fo:font-weight="bold" style:font-weight-asian="bold" style:font-weight-complex="bold"/>
    </style:style>
    <style:style style:name="ce6" style:family="table-cell" style:parent-style-name="Default" style:data-style-name="N113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duotų VP rūšis</text:p>
          </table:table-cell>
          <table:table-cell table:style-name="Default" office:value-type="string" calcext:value-type="string">
            <text:p>Parduotų VP skaičius (vnt.)</text:p>
          </table:table-cell>
          <table:table-cell table:style-name="Default" office:value-type="string" calcext:value-type="string">
            <text:p>Suma (eurais)</text:p>
          </table:table-cell>
          <table:table-cell table:style-name="Default" office:value-type="string" calcext:value-type="string">
            <text:p>Pardavimo komisinis mokestis (eurais)</text:p>
          </table:table-cell>
          <table:table-cell table:style-name="Default" office:value-type="string" calcext:value-type="string">
            <text:p>Įsigijimo vertė (su komisiniu Mokesčiu) (eurais)</text:p>
          </table:table-cell>
          <table:table-cell table:style-name="Default" office:value-type="string" calcext:value-type="string">
            <text:p>Pardavimo ir <text:s/>įsigijimo verčių skirtumas (eurais)</text:p>
          </table:table-cell>
        </table:table-row>
        <table:table-row table:style-name="ro1">
          <table:table-cell office:value-type="string" calcext:value-type="string">
            <text:p>2017 05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67" calcext:value-type="currency">
            <text:p>867,00 €</text:p>
          </table:table-cell>
          <table:table-cell office:value-type="currency" office:currency="EUR" office:value="1.07" calcext:value-type="currency">
            <text:p>1,07 €</text:p>
          </table:table-cell>
          <table:table-cell office:value-type="currency" office:currency="EUR" office:value="856.16" calcext:value-type="currency">
            <text:p>856,16 €</text:p>
          </table:table-cell>
          <table:table-cell office:value-type="currency" office:currency="EUR" office:value="9.77" calcext:value-type="currency">
            <text:p>9,77 €</text:p>
          </table:table-cell>
        </table:table-row>
        <table:table-row table:style-name="ro1">
          <table:table-cell office:value-type="string" calcext:value-type="string">
            <text:p>2017 05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417" calcext:value-type="float">
            <text:p>417</text:p>
          </table:table-cell>
          <table:table-cell office:value-type="currency" office:currency="EUR" office:value="361.54" calcext:value-type="currency">
            <text:p>361,5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61.61" calcext:value-type="currency">
            <text:p>361,61 €</text:p>
          </table:table-cell>
          <table:table-cell office:value-type="currency" office:currency="EUR" office:value="-2.07" calcext:value-type="currency">
            <text:p>-2,07 €</text:p>
          </table:table-cell>
        </table:table-row>
        <table:table-row table:style-name="ro1">
          <table:table-cell office:value-type="string" calcext:value-type="string">
            <text:p>2017 05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67" calcext:value-type="currency">
            <text:p>867,00 €</text:p>
          </table:table-cell>
          <table:table-cell office:value-type="currency" office:currency="EUR" office:value="2.17" calcext:value-type="currency">
            <text:p>2,17 €</text:p>
          </table:table-cell>
          <table:table-cell office:value-type="currency" office:currency="EUR" office:value="849.3" calcext:value-type="currency">
            <text:p>849,30 €</text:p>
          </table:table-cell>
          <table:table-cell office:value-type="currency" office:currency="EUR" office:value="15.53" calcext:value-type="currency">
            <text:p>15,53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8.67" calcext:value-type="currency">
            <text:p>8,67 €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currency" office:currency="EUR" office:value="8.58" calcext:value-type="currency">
            <text:p>8,58 €</text:p>
          </table:table-cell>
          <table:table-cell office:value-type="currency" office:currency="EUR" office:value="0.07" calcext:value-type="currency">
            <text:p>0,07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990" calcext:value-type="float">
            <text:p>990</text:p>
          </table:table-cell>
          <table:table-cell office:value-type="currency" office:currency="EUR" office:value="858.33" calcext:value-type="currency">
            <text:p>858,33 €</text:p>
          </table:table-cell>
          <table:table-cell office:value-type="currency" office:currency="EUR" office:value="2.14" calcext:value-type="currency">
            <text:p>2,14 €</text:p>
          </table:table-cell>
          <table:table-cell office:value-type="currency" office:currency="EUR" office:value="843.66" calcext:value-type="currency">
            <text:p>843,66 €</text:p>
          </table:table-cell>
          <table:table-cell office:value-type="currency" office:currency="EUR" office:value="12.53" calcext:value-type="currency">
            <text:p>12,53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482" calcext:value-type="float">
            <text:p>482</text:p>
          </table:table-cell>
          <table:table-cell office:value-type="currency" office:currency="EUR" office:value="417.89" calcext:value-type="currency">
            <text:p>417,89 €</text:p>
          </table:table-cell>
          <table:table-cell office:value-type="currency" office:currency="EUR" office:value="1.05" calcext:value-type="currency">
            <text:p>1,05 €</text:p>
          </table:table-cell>
          <table:table-cell office:value-type="currency" office:currency="EUR" office:value="410.72" calcext:value-type="currency">
            <text:p>410,72 €</text:p>
          </table:table-cell>
          <table:table-cell office:value-type="currency" office:currency="EUR" office:value="6.12" calcext:value-type="currency">
            <text:p>6,12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433.5" calcext:value-type="currency">
            <text:p>433,50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26.06" calcext:value-type="currency">
            <text:p>426,06 €</text:p>
          </table:table-cell>
          <table:table-cell office:value-type="currency" office:currency="EUR" office:value="6.36" calcext:value-type="currency">
            <text:p>6,36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8" calcext:value-type="float">
            <text:p>18</text:p>
          </table:table-cell>
          <table:table-cell office:value-type="currency" office:currency="EUR" office:value="15.61" calcext:value-type="currency">
            <text:p>15,61 €</text:p>
          </table:table-cell>
          <table:table-cell office:value-type="currency" office:currency="EUR" office:value="0.04" calcext:value-type="currency">
            <text:p>0,04 €</text:p>
          </table:table-cell>
          <table:table-cell office:value-type="currency" office:currency="EUR" office:value="15.34" calcext:value-type="currency">
            <text:p>15,34 €</text:p>
          </table:table-cell>
          <table:table-cell office:value-type="currency" office:currency="EUR" office:value="0.23" calcext:value-type="currency">
            <text:p>0,23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69.36" calcext:value-type="currency">
            <text:p>69,36 €</text:p>
          </table:table-cell>
          <table:table-cell office:value-type="currency" office:currency="EUR" office:value="0.18" calcext:value-type="currency">
            <text:p>0,18 €</text:p>
          </table:table-cell>
          <table:table-cell office:value-type="currency" office:currency="EUR" office:value="69.21" calcext:value-type="currency">
            <text:p>69,21 €</text:p>
          </table:table-cell>
          <table:table-cell office:value-type="currency" office:currency="EUR" office:value="-0.03" calcext:value-type="currency">
            <text:p>-0,03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73" calcext:value-type="currency">
            <text:p>173,00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currency" office:currency="EUR" office:value="173.03" calcext:value-type="currency">
            <text:p>173,03 €</text:p>
          </table:table-cell>
          <table:table-cell office:value-type="currency" office:currency="EUR" office:value="-0.46" calcext:value-type="currency">
            <text:p>-0,46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432.5" calcext:value-type="currency">
            <text:p>432,50 €</text:p>
          </table:table-cell>
          <table:table-cell office:value-type="currency" office:currency="EUR" office:value="1.09" calcext:value-type="currency">
            <text:p>1,09 €</text:p>
          </table:table-cell>
          <table:table-cell office:value-type="currency" office:currency="EUR" office:value="432.58" calcext:value-type="currency">
            <text:p>432,58 €</text:p>
          </table:table-cell>
          <table:table-cell office:value-type="currency" office:currency="EUR" office:value="-1.17" calcext:value-type="currency">
            <text:p>-1,17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300" calcext:value-type="float">
            <text:p>1300</text:p>
          </table:table-cell>
          <table:table-cell office:value-type="currency" office:currency="EUR" office:value="1124.5" calcext:value-type="currency">
            <text:p>1.124,50 €</text:p>
          </table:table-cell>
          <table:table-cell office:value-type="currency" office:currency="EUR" office:value="2.81" calcext:value-type="currency">
            <text:p>2,81 €</text:p>
          </table:table-cell>
          <table:table-cell office:value-type="currency" office:currency="EUR" office:value="1119.8" calcext:value-type="currency">
            <text:p>1.119,80 €</text:p>
          </table:table-cell>
          <table:table-cell office:value-type="currency" office:currency="EUR" office:value="1.89" calcext:value-type="currency">
            <text:p>1,89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65" calcext:value-type="currency">
            <text:p>865,00 €</text:p>
          </table:table-cell>
          <table:table-cell office:value-type="currency" office:currency="EUR" office:value="2.16" calcext:value-type="currency">
            <text:p>2,16 €</text:p>
          </table:table-cell>
          <table:table-cell office:value-type="currency" office:currency="EUR" office:value="853.17" calcext:value-type="currency">
            <text:p>853,17 €</text:p>
          </table:table-cell>
          <table:table-cell office:value-type="currency" office:currency="EUR" office:value="9.67" calcext:value-type="currency">
            <text:p>9,67 €</text:p>
          </table:table-cell>
        </table:table-row>
        <table:table-row table:style-name="ro1">
          <table:table-cell office:value-type="string" calcext:value-type="string">
            <text:p>2017 09 2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73.9" calcext:value-type="currency">
            <text:p>273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62.01" calcext:value-type="currency">
            <text:p>262,01 €</text:p>
          </table:table-cell>
          <table:table-cell office:value-type="currency" office:currency="EUR" office:value="11.89" calcext:value-type="currency">
            <text:p>11,89 €</text:p>
          </table:table-cell>
        </table:table-row>
        <table:table-row table:style-name="ro1">
          <table:table-cell office:value-type="string" calcext:value-type="string">
            <text:p>2017 09 2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328" calcext:value-type="float">
            <text:p>328</text:p>
          </table:table-cell>
          <table:table-cell office:value-type="currency" office:currency="EUR" office:value="299.46" calcext:value-type="currency">
            <text:p>299,46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87.03" calcext:value-type="currency">
            <text:p>287,03 €</text:p>
          </table:table-cell>
          <table:table-cell office:value-type="currency" office:currency="EUR" office:value="10.43" calcext:value-type="currency">
            <text:p>10,43 €</text:p>
          </table:table-cell>
        </table:table-row>
        <table:table-row table:style-name="ro1">
          <table:table-cell office:value-type="string" calcext:value-type="string">
            <text:p>2017 09 2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372" calcext:value-type="float">
            <text:p>372</text:p>
          </table:table-cell>
          <table:table-cell office:value-type="currency" office:currency="EUR" office:value="339.64" calcext:value-type="currency">
            <text:p>339,64 €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currency" office:currency="EUR" office:value="323.7" calcext:value-type="currency">
            <text:p>323,70 €</text:p>
          </table:table-cell>
          <table:table-cell office:value-type="currency" office:currency="EUR" office:value="15.09" calcext:value-type="currency">
            <text:p>15,09 €</text:p>
          </table:table-cell>
        </table:table-row>
        <table:table-row table:style-name="ro1">
          <table:table-cell office:value-type="string" calcext:value-type="string">
            <text:p>2017 09 2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365.2" calcext:value-type="currency">
            <text:p>365,20 €</text:p>
          </table:table-cell>
          <table:table-cell office:value-type="currency" office:currency="EUR" office:value="0.91" calcext:value-type="currency">
            <text:p>0,91 €</text:p>
          </table:table-cell>
          <table:table-cell office:value-type="currency" office:currency="EUR" office:value="348.07" calcext:value-type="currency">
            <text:p>348,07 €</text:p>
          </table:table-cell>
          <table:table-cell office:value-type="currency" office:currency="EUR" office:value="16.22" calcext:value-type="currency">
            <text:p>16,22 €</text:p>
          </table:table-cell>
        </table:table-row>
        <table:table-row table:style-name="ro1">
          <table:table-cell office:value-type="string" calcext:value-type="string">
            <text:p>2017 09 2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100" calcext:value-type="float">
            <text:p>1100</text:p>
          </table:table-cell>
          <table:table-cell office:value-type="currency" office:currency="EUR" office:value="1004.3" calcext:value-type="currency">
            <text:p>1.004,30 €</text:p>
          </table:table-cell>
          <table:table-cell office:value-type="currency" office:currency="EUR" office:value="2.51" calcext:value-type="currency">
            <text:p>2,51 €</text:p>
          </table:table-cell>
          <table:table-cell office:value-type="currency" office:currency="EUR" office:value="957.19" calcext:value-type="currency">
            <text:p>957,19 €</text:p>
          </table:table-cell>
          <table:table-cell office:value-type="currency" office:currency="EUR" office:value="44.6" calcext:value-type="currency">
            <text:p>44,60 €</text:p>
          </table:table-cell>
        </table:table-row>
        <table:table-row table:style-name="ro1">
          <table:table-cell office:value-type="string" calcext:value-type="string">
            <text:p>2017 09 2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365.2" calcext:value-type="currency">
            <text:p>365,20 €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currency" office:currency="EUR" office:value="349.23" calcext:value-type="currency">
            <text:p>349,23 €</text:p>
          </table:table-cell>
          <table:table-cell office:value-type="currency" office:currency="EUR" office:value="15.62" calcext:value-type="currency">
            <text:p>15,62 €</text:p>
          </table:table-cell>
        </table:table-row>
        <table:table-row table:style-name="ro1">
          <table:table-cell office:value-type="string" calcext:value-type="string">
            <text:p>2017 09 29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100" calcext:value-type="float">
            <text:p>1100</text:p>
          </table:table-cell>
          <table:table-cell office:value-type="currency" office:currency="EUR" office:value="1004.3" calcext:value-type="currency">
            <text:p>1.004,30 €</text:p>
          </table:table-cell>
          <table:table-cell office:value-type="currency" office:currency="EUR" office:value="2.51" calcext:value-type="currency">
            <text:p>2,51 €</text:p>
          </table:table-cell>
          <table:table-cell office:value-type="currency" office:currency="EUR" office:value="959.47" calcext:value-type="currency">
            <text:p>959,47 €</text:p>
          </table:table-cell>
          <table:table-cell office:value-type="currency" office:currency="EUR" office:value="42.32" calcext:value-type="currency">
            <text:p>42,32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432" calcext:value-type="float">
            <text:p>432</text:p>
          </table:table-cell>
          <table:table-cell office:value-type="currency" office:currency="EUR" office:value="369.79" calcext:value-type="currency">
            <text:p>369,79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00.57" calcext:value-type="currency">
            <text:p>400,57 €</text:p>
          </table:table-cell>
          <table:table-cell office:value-type="currency" office:currency="EUR" office:value="-32.78" calcext:value-type="currency">
            <text:p>-32,78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1712" calcext:value-type="currency">
            <text:p>1.712,00 €</text:p>
          </table:table-cell>
          <table:table-cell office:value-type="currency" office:currency="EUR" office:value="3.2" calcext:value-type="currency">
            <text:p>3,20 €</text:p>
          </table:table-cell>
          <table:table-cell office:value-type="currency" office:currency="EUR" office:value="1845.27" calcext:value-type="currency">
            <text:p>1.845,27 €</text:p>
          </table:table-cell>
          <table:table-cell office:value-type="currency" office:currency="EUR" office:value="-136.47" calcext:value-type="currency">
            <text:p>-136,47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68" calcext:value-type="float">
            <text:p>68</text:p>
          </table:table-cell>
          <table:table-cell office:value-type="currency" office:currency="EUR" office:value="58.21" calcext:value-type="currency">
            <text:p>58,21 €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currency" office:currency="EUR" office:value="62.74" calcext:value-type="currency">
            <text:p>62,74 €</text:p>
          </table:table-cell>
          <table:table-cell office:value-type="currency" office:currency="EUR" office:value="-4.68" calcext:value-type="currency">
            <text:p>-4,68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56" calcext:value-type="currency">
            <text:p>856,00 €</text:p>
          </table:table-cell>
          <table:table-cell office:value-type="currency" office:currency="EUR" office:value="2.14" calcext:value-type="currency">
            <text:p>2,14 €</text:p>
          </table:table-cell>
          <table:table-cell office:value-type="currency" office:currency="EUR" office:value="922.97" calcext:value-type="currency">
            <text:p>922,97 €</text:p>
          </table:table-cell>
          <table:table-cell office:value-type="currency" office:currency="EUR" office:value="-69.11" calcext:value-type="currency">
            <text:p>-69,11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EUR" office:value="1653.79" calcext:value-type="currency">
            <text:p>1.653,79 €</text:p>
          </table:table-cell>
          <table:table-cell office:value-type="currency" office:currency="EUR" office:value="4.13" calcext:value-type="currency">
            <text:p>4,13 €</text:p>
          </table:table-cell>
          <table:table-cell office:value-type="currency" office:currency="EUR" office:value="1766.07" calcext:value-type="currency">
            <text:p>1.766,07 €</text:p>
          </table:table-cell>
          <table:table-cell office:value-type="currency" office:currency="EUR" office:value="-116.41" calcext:value-type="currency">
            <text:p>-116,41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56" calcext:value-type="currency">
            <text:p>856,00 €</text:p>
          </table:table-cell>
          <table:table-cell office:value-type="currency" office:currency="EUR" office:value="2.14" calcext:value-type="currency">
            <text:p>2,14 €</text:p>
          </table:table-cell>
          <table:table-cell office:value-type="currency" office:currency="EUR" office:value="882.2" calcext:value-type="currency">
            <text:p>882,20 €</text:p>
          </table:table-cell>
          <table:table-cell office:value-type="currency" office:currency="EUR" office:value="-28.34" calcext:value-type="currency">
            <text:p>-28,34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56" calcext:value-type="currency">
            <text:p>856,00 €</text:p>
          </table:table-cell>
          <table:table-cell office:value-type="currency" office:currency="EUR" office:value="2.14" calcext:value-type="currency">
            <text:p>2,14 €</text:p>
          </table:table-cell>
          <table:table-cell office:value-type="currency" office:currency="EUR" office:value="882.2" calcext:value-type="currency">
            <text:p>882,20 €</text:p>
          </table:table-cell>
          <table:table-cell office:value-type="currency" office:currency="EUR" office:value="-28.34" calcext:value-type="currency">
            <text:p>-28,34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71" calcext:value-type="float">
            <text:p>71</text:p>
          </table:table-cell>
          <table:table-cell office:value-type="currency" office:currency="EUR" office:value="60.78" calcext:value-type="currency">
            <text:p>60,78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2.64" calcext:value-type="currency">
            <text:p>62,64 €</text:p>
          </table:table-cell>
          <table:table-cell office:value-type="currency" office:currency="EUR" office:value="-3.86" calcext:value-type="currency">
            <text:p>-3,86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2467" calcext:value-type="float">
            <text:p>2467</text:p>
          </table:table-cell>
          <table:table-cell office:value-type="currency" office:currency="EUR" office:value="2109.29" calcext:value-type="currency">
            <text:p>2.109,29 €</text:p>
          </table:table-cell>
          <table:table-cell office:value-type="currency" office:currency="EUR" office:value="5.27" calcext:value-type="currency">
            <text:p>5,27 €</text:p>
          </table:table-cell>
          <table:table-cell office:value-type="currency" office:currency="EUR" office:value="2176.38" calcext:value-type="currency">
            <text:p>2.176,38 €</text:p>
          </table:table-cell>
          <table:table-cell office:value-type="currency" office:currency="EUR" office:value="-72.36" calcext:value-type="currency">
            <text:p>-72,36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855" calcext:value-type="currency">
            <text:p>855,00 €</text:p>
          </table:table-cell>
          <table:table-cell office:value-type="currency" office:currency="EUR" office:value="2.14" calcext:value-type="currency">
            <text:p>2,14 €</text:p>
          </table:table-cell>
          <table:table-cell office:value-type="currency" office:currency="EUR" office:value="881.7" calcext:value-type="currency">
            <text:p>881,70 €</text:p>
          </table:table-cell>
          <table:table-cell office:value-type="currency" office:currency="EUR" office:value="-28.84" calcext:value-type="currency">
            <text:p>-28,84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533" calcext:value-type="float">
            <text:p>533</text:p>
          </table:table-cell>
          <table:table-cell office:value-type="currency" office:currency="EUR" office:value="455.72" calcext:value-type="currency">
            <text:p>455,72 €</text:p>
          </table:table-cell>
          <table:table-cell office:value-type="currency" office:currency="EUR" office:value="1.14" calcext:value-type="currency">
            <text:p>1,14 €</text:p>
          </table:table-cell>
          <table:table-cell office:value-type="currency" office:currency="EUR" office:value="469.44" calcext:value-type="currency">
            <text:p>469,44 €</text:p>
          </table:table-cell>
          <table:table-cell office:value-type="currency" office:currency="EUR" office:value="-14.86" calcext:value-type="currency">
            <text:p>-14,86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929" calcext:value-type="float">
            <text:p>929</text:p>
          </table:table-cell>
          <table:table-cell office:value-type="currency" office:currency="EUR" office:value="795.22" calcext:value-type="currency">
            <text:p>795,22 €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currency" office:currency="EUR" office:value="816.67" calcext:value-type="currency">
            <text:p>816,67 €</text:p>
          </table:table-cell>
          <table:table-cell office:value-type="currency" office:currency="EUR" office:value="-21.59" calcext:value-type="currency">
            <text:p>-21,59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1071" calcext:value-type="float">
            <text:p>1071</text:p>
          </table:table-cell>
          <table:table-cell office:value-type="currency" office:currency="EUR" office:value="916.78" calcext:value-type="currency">
            <text:p>916,78 €</text:p>
          </table:table-cell>
          <table:table-cell office:value-type="currency" office:currency="EUR" office:value="2.29" calcext:value-type="currency">
            <text:p>2,29 €</text:p>
          </table:table-cell>
          <table:table-cell office:value-type="currency" office:currency="EUR" office:value="939.48" calcext:value-type="currency">
            <text:p>939,48 €</text:p>
          </table:table-cell>
          <table:table-cell office:value-type="currency" office:currency="EUR" office:value="-24.99" calcext:value-type="currency">
            <text:p>-24,99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,,Energijos skirstymo operatorius", AB PVA (ISIN LT0000130023)</text:p>
          </table:table-cell>
          <table:table-cell office:value-type="float" office:value="497" calcext:value-type="float">
            <text:p>497</text:p>
          </table:table-cell>
          <table:table-cell office:value-type="currency" office:currency="EUR" office:value="425.43" calcext:value-type="currency">
            <text:p>425,43 €</text:p>
          </table:table-cell>
          <table:table-cell office:value-type="currency" office:currency="EUR" office:value="1.07" calcext:value-type="currency">
            <text:p>1,07 €</text:p>
          </table:table-cell>
          <table:table-cell office:value-type="currency" office:currency="EUR" office:value="435.97" calcext:value-type="currency">
            <text:p>435,97 €</text:p>
          </table:table-cell>
          <table:table-cell office:value-type="currency" office:currency="EUR" office:value="-11.61" calcext:value-type="currency">
            <text:p>-11,61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43.75" calcext:value-type="currency">
            <text:p>43,75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46.11" calcext:value-type="currency">
            <text:p>46,11 €</text:p>
          </table:table-cell>
          <table:table-cell office:value-type="currency" office:currency="EUR" office:value="-2.47" calcext:value-type="currency">
            <text:p>-2,47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250" calcext:value-type="currency">
            <text:p>25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63.46" calcext:value-type="currency">
            <text:p>263,46 €</text:p>
          </table:table-cell>
          <table:table-cell office:value-type="currency" office:currency="EUR" office:value="-15.46" calcext:value-type="currency">
            <text:p>-15,46 €</text:p>
          </table:table-cell>
        </table:table-row>
        <table:table-row table:style-name="ro1">
          <table:table-cell office:value-type="string" calcext:value-type="string">
            <text:p>2017 05 19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25" calcext:value-type="currency">
            <text:p>625,00 €</text:p>
          </table:table-cell>
          <table:table-cell office:value-type="currency" office:currency="EUR" office:value="0.19" calcext:value-type="currency">
            <text:p>0,19 €</text:p>
          </table:table-cell>
          <table:table-cell office:value-type="currency" office:currency="EUR" office:value="658.65" calcext:value-type="currency">
            <text:p>658,65 €</text:p>
          </table:table-cell>
          <table:table-cell office:value-type="currency" office:currency="EUR" office:value="-33.84" calcext:value-type="currency">
            <text:p>-33,84 €</text:p>
          </table:table-cell>
        </table:table-row>
        <table:table-row table:style-name="ro1">
          <table:table-cell office:value-type="string" calcext:value-type="string">
            <text:p>2017 05 2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80" calcext:value-type="float">
            <text:p>180</text:p>
          </table:table-cell>
          <table:table-cell office:value-type="currency" office:currency="EUR" office:value="112.5" calcext:value-type="currency">
            <text:p>112,5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20.33" calcext:value-type="currency">
            <text:p>120,33 €</text:p>
          </table:table-cell>
          <table:table-cell office:value-type="currency" office:currency="EUR" office:value="-8.11" calcext:value-type="currency">
            <text:p>-8,11 €</text:p>
          </table:table-cell>
        </table:table-row>
        <table:table-row table:style-name="ro1">
          <table:table-cell office:value-type="string" calcext:value-type="string">
            <text:p>2017 05 25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437" calcext:value-type="float">
            <text:p>437</text:p>
          </table:table-cell>
          <table:table-cell office:value-type="currency" office:currency="EUR" office:value="273.13" calcext:value-type="currency">
            <text:p>273,13 €</text:p>
          </table:table-cell>
          <table:table-cell office:value-type="currency" office:currency="EUR" office:value="0.68" calcext:value-type="currency">
            <text:p>0,68 €</text:p>
          </table:table-cell>
          <table:table-cell office:value-type="currency" office:currency="EUR" office:value="294.92" calcext:value-type="currency">
            <text:p>294,92 €</text:p>
          </table:table-cell>
          <table:table-cell office:value-type="currency" office:currency="EUR" office:value="-22.47" calcext:value-type="currency">
            <text:p>-22,47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12.5" calcext:value-type="currency">
            <text:p>312,50 €</text:p>
          </table:table-cell>
          <table:table-cell office:value-type="currency" office:currency="EUR" office:value="0.78" calcext:value-type="currency">
            <text:p>0,78 €</text:p>
          </table:table-cell>
          <table:table-cell office:value-type="currency" office:currency="EUR" office:value="336.67" calcext:value-type="currency">
            <text:p>336,67 €</text:p>
          </table:table-cell>
          <table:table-cell office:value-type="currency" office:currency="EUR" office:value="-24.95" calcext:value-type="currency">
            <text:p>-24,95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345" calcext:value-type="float">
            <text:p>345</text:p>
          </table:table-cell>
          <table:table-cell office:value-type="currency" office:currency="EUR" office:value="215.63" calcext:value-type="currency">
            <text:p>215,63 €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currency" office:currency="EUR" office:value="232.06" calcext:value-type="currency">
            <text:p>232,06 €</text:p>
          </table:table-cell>
          <table:table-cell office:value-type="currency" office:currency="EUR" office:value="-16.97" calcext:value-type="currency">
            <text:p>-16,97 €</text:p>
          </table:table-cell>
        </table:table-row>
        <table:table-row table:style-name="ro1">
          <table:table-cell office:value-type="string" calcext:value-type="string">
            <text:p>2017 06 05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68" calcext:value-type="float">
            <text:p>68</text:p>
          </table:table-cell>
          <table:table-cell office:value-type="currency" office:currency="EUR" office:value="42.5" calcext:value-type="currency">
            <text:p>42,50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45.74" calcext:value-type="currency">
            <text:p>45,74 €</text:p>
          </table:table-cell>
          <table:table-cell office:value-type="currency" office:currency="EUR" office:value="-3.35" calcext:value-type="currency">
            <text:p>-3,35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1.5" calcext:value-type="currency">
            <text:p>31,50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33.38" calcext:value-type="currency">
            <text:p>33,38 €</text:p>
          </table:table-cell>
          <table:table-cell office:value-type="currency" office:currency="EUR" office:value="-1.95" calcext:value-type="currency">
            <text:p>-1,95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393" calcext:value-type="float">
            <text:p>1393</text:p>
          </table:table-cell>
          <table:table-cell office:value-type="currency" office:currency="EUR" office:value="877.59" calcext:value-type="currency">
            <text:p>877,59 €</text:p>
          </table:table-cell>
          <table:table-cell office:value-type="currency" office:currency="EUR" office:value="0.21" calcext:value-type="currency">
            <text:p>0,21 €</text:p>
          </table:table-cell>
          <table:table-cell office:value-type="currency" office:currency="EUR" office:value="930.23" calcext:value-type="currency">
            <text:p>930,23 €</text:p>
          </table:table-cell>
          <table:table-cell office:value-type="currency" office:currency="EUR" office:value="-52.85" calcext:value-type="currency">
            <text:p>-52,85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.41" calcext:value-type="currency">
            <text:p>4,41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.7" calcext:value-type="currency">
            <text:p>4,70 €</text:p>
          </table:table-cell>
          <table:table-cell office:value-type="currency" office:currency="EUR" office:value="-2.29" calcext:value-type="currency">
            <text:p>-2,29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30" calcext:value-type="currency">
            <text:p>630,00 €</text:p>
          </table:table-cell>
          <table:table-cell office:value-type="currency" office:currency="EUR" office:value="1.58" calcext:value-type="currency">
            <text:p>1,58 €</text:p>
          </table:table-cell>
          <table:table-cell office:value-type="currency" office:currency="EUR" office:value="630.74" calcext:value-type="currency">
            <text:p>630,74 €</text:p>
          </table:table-cell>
          <table:table-cell office:value-type="currency" office:currency="EUR" office:value="-2.32" calcext:value-type="currency">
            <text:p>-2,32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30" calcext:value-type="currency">
            <text:p>630,00 €</text:p>
          </table:table-cell>
          <table:table-cell office:value-type="currency" office:currency="EUR" office:value="1.57" calcext:value-type="currency">
            <text:p>1,57 €</text:p>
          </table:table-cell>
          <table:table-cell office:value-type="currency" office:currency="EUR" office:value="642.11" calcext:value-type="currency">
            <text:p>642,11 €</text:p>
          </table:table-cell>
          <table:table-cell office:value-type="currency" office:currency="EUR" office:value="-13.68" calcext:value-type="currency">
            <text:p>-13,68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30" calcext:value-type="currency">
            <text:p>630,00 €</text:p>
          </table:table-cell>
          <table:table-cell office:value-type="currency" office:currency="EUR" office:value="1.58" calcext:value-type="currency">
            <text:p>1,58 €</text:p>
          </table:table-cell>
          <table:table-cell office:value-type="currency" office:currency="EUR" office:value="644.61" calcext:value-type="currency">
            <text:p>644,61 €</text:p>
          </table:table-cell>
          <table:table-cell office:value-type="currency" office:currency="EUR" office:value="-16.19" calcext:value-type="currency">
            <text:p>-16,19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867" calcext:value-type="float">
            <text:p>1867</text:p>
          </table:table-cell>
          <table:table-cell office:value-type="currency" office:currency="EUR" office:value="1176.21" calcext:value-type="currency">
            <text:p>1.176,21 €</text:p>
          </table:table-cell>
          <table:table-cell office:value-type="currency" office:currency="EUR" office:value="2.94" calcext:value-type="currency">
            <text:p>2,94 €</text:p>
          </table:table-cell>
          <table:table-cell office:value-type="currency" office:currency="EUR" office:value="1195.76" calcext:value-type="currency">
            <text:p>1.195,76 €</text:p>
          </table:table-cell>
          <table:table-cell office:value-type="currency" office:currency="EUR" office:value="-22.49" calcext:value-type="currency">
            <text:p>-22,49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77" calcext:value-type="float">
            <text:p>77</text:p>
          </table:table-cell>
          <table:table-cell office:value-type="currency" office:currency="EUR" office:value="48.82" calcext:value-type="currency">
            <text:p>48,8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8.58" calcext:value-type="currency">
            <text:p>48,58 €</text:p>
          </table:table-cell>
          <table:table-cell office:value-type="currency" office:currency="EUR" office:value="-1.76" calcext:value-type="currency">
            <text:p>-1,76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33" calcext:value-type="float">
            <text:p>133</text:p>
          </table:table-cell>
          <table:table-cell office:value-type="currency" office:currency="EUR" office:value="84.32" calcext:value-type="currency">
            <text:p>84,32 €</text:p>
          </table:table-cell>
          <table:table-cell office:value-type="currency" office:currency="EUR" office:value="0.21" calcext:value-type="currency">
            <text:p>0,21 €</text:p>
          </table:table-cell>
          <table:table-cell office:value-type="currency" office:currency="EUR" office:value="83.93" calcext:value-type="currency">
            <text:p>83,93 €</text:p>
          </table:table-cell>
          <table:table-cell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221.9" calcext:value-type="currency">
            <text:p>221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20.83" calcext:value-type="currency">
            <text:p>220,83 €</text:p>
          </table:table-cell>
          <table:table-cell office:value-type="currency" office:currency="EUR" office:value="1.07" calcext:value-type="currency">
            <text:p>1,07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270" calcext:value-type="float">
            <text:p>270</text:p>
          </table:table-cell>
          <table:table-cell office:value-type="currency" office:currency="EUR" office:value="171.18" calcext:value-type="currency">
            <text:p>171,18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currency" office:currency="EUR" office:value="170.81" calcext:value-type="currency">
            <text:p>170,81 €</text:p>
          </table:table-cell>
          <table:table-cell office:value-type="currency" office:currency="EUR" office:value="-0.06" calcext:value-type="currency">
            <text:p>-0,06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34" calcext:value-type="currency">
            <text:p>634,00 €</text:p>
          </table:table-cell>
          <table:table-cell office:value-type="currency" office:currency="EUR" office:value="1.59" calcext:value-type="currency">
            <text:p>1,59 €</text:p>
          </table:table-cell>
          <table:table-cell office:value-type="currency" office:currency="EUR" office:value="632.58" calcext:value-type="currency">
            <text:p>632,58 €</text:p>
          </table:table-cell>
          <table:table-cell office:value-type="currency" office:currency="EUR" office:value="-0.17" calcext:value-type="currency">
            <text:p>-0,17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955" calcext:value-type="float">
            <text:p>955</text:p>
          </table:table-cell>
          <table:table-cell office:value-type="currency" office:currency="EUR" office:value="605.47" calcext:value-type="currency">
            <text:p>605,47 €</text:p>
          </table:table-cell>
          <table:table-cell office:value-type="currency" office:currency="EUR" office:value="1.51" calcext:value-type="currency">
            <text:p>1,51 €</text:p>
          </table:table-cell>
          <table:table-cell office:value-type="currency" office:currency="EUR" office:value="604.12" calcext:value-type="currency">
            <text:p>604,12 €</text:p>
          </table:table-cell>
          <table:table-cell office:value-type="currency" office:currency="EUR" office:value="-0.16" calcext:value-type="currency">
            <text:p>-0,16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2045" calcext:value-type="float">
            <text:p>2045</text:p>
          </table:table-cell>
          <table:table-cell office:value-type="currency" office:currency="EUR" office:value="1296.53" calcext:value-type="currency">
            <text:p>1.296,53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1283.9" calcext:value-type="currency">
            <text:p>1.283,90 €</text:p>
          </table:table-cell>
          <table:table-cell office:value-type="currency" office:currency="EUR" office:value="10.64" calcext:value-type="currency">
            <text:p>10,64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28.53" calcext:value-type="currency">
            <text:p>28,5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8.36" calcext:value-type="currency">
            <text:p>28,36 €</text:p>
          </table:table-cell>
          <table:table-cell office:value-type="currency" office:currency="EUR" office:value="0.17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2017 10 26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88.4" calcext:value-type="currency">
            <text:p>188,40 €</text:p>
          </table:table-cell>
          <table:table-cell office:value-type="currency" office:currency="EUR" office:value="0.04" calcext:value-type="currency">
            <text:p>0,04 €</text:p>
          </table:table-cell>
          <table:table-cell office:value-type="currency" office:currency="EUR" office:value="189.65" calcext:value-type="currency">
            <text:p>189,65 €</text:p>
          </table:table-cell>
          <table:table-cell office:value-type="currency" office:currency="EUR" office:value="-1.29" calcext:value-type="currency">
            <text:p>-1,29 €</text:p>
          </table:table-cell>
        </table:table-row>
        <table:table-row table:style-name="ro1">
          <table:table-cell office:value-type="string" calcext:value-type="string">
            <text:p>2017 10 26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28" calcext:value-type="currency">
            <text:p>62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32.96" calcext:value-type="currency">
            <text:p>632,96 €</text:p>
          </table:table-cell>
          <table:table-cell office:value-type="currency" office:currency="EUR" office:value="-6.96" calcext:value-type="currency">
            <text:p>-6,96 €</text:p>
          </table:table-cell>
        </table:table-row>
        <table:table-row table:style-name="ro1">
          <table:table-cell office:value-type="string" calcext:value-type="string">
            <text:p>2017 10 26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700" calcext:value-type="float">
            <text:p>700</text:p>
          </table:table-cell>
          <table:table-cell office:value-type="currency" office:currency="EUR" office:value="439.6" calcext:value-type="currency">
            <text:p>439,60 €</text:p>
          </table:table-cell>
          <table:table-cell office:value-type="currency" office:currency="EUR" office:value="1.1" calcext:value-type="currency">
            <text:p>1,10 €</text:p>
          </table:table-cell>
          <table:table-cell office:value-type="currency" office:currency="EUR" office:value="443.58" calcext:value-type="currency">
            <text:p>443,58 €</text:p>
          </table:table-cell>
          <table:table-cell office:value-type="currency" office:currency="EUR" office:value="-5.08" calcext:value-type="currency">
            <text:p>-5,08 €</text:p>
          </table:table-cell>
        </table:table-row>
        <table:table-row table:style-name="ro1">
          <table:table-cell office:value-type="string" calcext:value-type="string">
            <text:p>2017 10 26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28" calcext:value-type="currency">
            <text:p>628,00 €</text:p>
          </table:table-cell>
          <table:table-cell office:value-type="currency" office:currency="EUR" office:value="1.57" calcext:value-type="currency">
            <text:p>1,57 €</text:p>
          </table:table-cell>
          <table:table-cell office:value-type="currency" office:currency="EUR" office:value="632.3" calcext:value-type="currency">
            <text:p>632,30 €</text:p>
          </table:table-cell>
          <table:table-cell office:value-type="currency" office:currency="EUR" office:value="-5.87" calcext:value-type="currency">
            <text:p>-5,87 €</text:p>
          </table:table-cell>
        </table:table-row>
        <table:table-row table:style-name="ro1">
          <table:table-cell office:value-type="string" calcext:value-type="string">
            <text:p>2017 10 30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38" calcext:value-type="float">
            <text:p>138</text:p>
          </table:table-cell>
          <table:table-cell office:value-type="currency" office:currency="EUR" office:value="86.8" calcext:value-type="currency">
            <text:p>86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89.42" calcext:value-type="currency">
            <text:p>89,42 €</text:p>
          </table:table-cell>
          <table:table-cell office:value-type="currency" office:currency="EUR" office:value="-4.62" calcext:value-type="currency">
            <text:p>-4,62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258" calcext:value-type="float">
            <text:p>258</text:p>
          </table:table-cell>
          <table:table-cell office:value-type="currency" office:currency="EUR" office:value="163.57" calcext:value-type="currency">
            <text:p>163,57 €</text:p>
          </table:table-cell>
          <table:table-cell office:value-type="currency" office:currency="EUR" office:value="0.41" calcext:value-type="currency">
            <text:p>0,41 €</text:p>
          </table:table-cell>
          <table:table-cell office:value-type="currency" office:currency="EUR" office:value="166.05" calcext:value-type="currency">
            <text:p>166,05 €</text:p>
          </table:table-cell>
          <table:table-cell office:value-type="currency" office:currency="EUR" office:value="-2.89" calcext:value-type="currency">
            <text:p>-2,89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14.5" calcext:value-type="currency">
            <text:p>314,50 €</text:p>
          </table:table-cell>
          <table:table-cell office:value-type="currency" office:currency="EUR" office:value="0.79" calcext:value-type="currency">
            <text:p>0,79 €</text:p>
          </table:table-cell>
          <table:table-cell office:value-type="currency" office:currency="EUR" office:value="322.5" calcext:value-type="currency">
            <text:p>322,50 €</text:p>
          </table:table-cell>
          <table:table-cell office:value-type="currency" office:currency="EUR" office:value="-8.79" calcext:value-type="currency">
            <text:p>-8,79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362" calcext:value-type="float">
            <text:p>1362</text:p>
          </table:table-cell>
          <table:table-cell office:value-type="currency" office:currency="EUR" office:value="856.7" calcext:value-type="currency">
            <text:p>856,70 €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currency" office:currency="EUR" office:value="878.86" calcext:value-type="currency">
            <text:p>878,86 €</text:p>
          </table:table-cell>
          <table:table-cell office:value-type="currency" office:currency="EUR" office:value="-22.52" calcext:value-type="currency">
            <text:p>-22,52 €</text:p>
          </table:table-cell>
        </table:table-row>
        <table:table-row table:style-name="ro1">
          <table:table-cell office:value-type="string" calcext:value-type="string">
            <text:p>2017 11 10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3.3" calcext:value-type="currency">
            <text:p>63,3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4.36" calcext:value-type="currency">
            <text:p>64,36 €</text:p>
          </table:table-cell>
          <table:table-cell office:value-type="currency" office:currency="EUR" office:value="-3.06" calcext:value-type="currency">
            <text:p>-3,06 €</text:p>
          </table:table-cell>
        </table:table-row>
        <table:table-row table:style-name="ro1">
          <table:table-cell office:value-type="string" calcext:value-type="string">
            <text:p>2017 11 10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3.3" calcext:value-type="currency">
            <text:p>63,3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64.36" calcext:value-type="currency">
            <text:p>64,36 €</text:p>
          </table:table-cell>
          <table:table-cell office:value-type="currency" office:currency="EUR" office:value="-1.06" calcext:value-type="currency">
            <text:p>-1,06 €</text:p>
          </table:table-cell>
        </table:table-row>
        <table:table-row table:style-name="ro1">
          <table:table-cell office:value-type="string" calcext:value-type="string">
            <text:p>2017 11 21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26.6" calcext:value-type="currency">
            <text:p>126,6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28.72" calcext:value-type="currency">
            <text:p>128,72 €</text:p>
          </table:table-cell>
          <table:table-cell office:value-type="currency" office:currency="EUR" office:value="-2.12" calcext:value-type="currency">
            <text:p>-2,12 €</text:p>
          </table:table-cell>
        </table:table-row>
        <table:table-row table:style-name="ro1">
          <table:table-cell office:value-type="string" calcext:value-type="string">
            <text:p>2017 11 29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29" calcext:value-type="currency">
            <text:p>62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43.8" calcext:value-type="currency">
            <text:p>643,80 €</text:p>
          </table:table-cell>
          <table:table-cell office:value-type="currency" office:currency="EUR" office:value="-16.8" calcext:value-type="currency">
            <text:p>-16,80 €</text:p>
          </table:table-cell>
        </table:table-row>
        <table:table-row table:style-name="ro1">
          <table:table-cell office:value-type="string" calcext:value-type="string">
            <text:p>2017 11 29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2.9" calcext:value-type="currency">
            <text:p>62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64.36" calcext:value-type="currency">
            <text:p>64,36 €</text:p>
          </table:table-cell>
          <table:table-cell office:value-type="currency" office:currency="EUR" office:value="-1.46" calcext:value-type="currency">
            <text:p>-1,46 €</text:p>
          </table:table-cell>
        </table:table-row>
        <table:table-row table:style-name="ro1">
          <table:table-cell office:value-type="string" calcext:value-type="string">
            <text:p>2017 12 01</text:p>
          </table:table-cell>
          <table:table-cell office:value-type="string" calcext:value-type="string">
            <text:p>,,Lietuvos energijos gamyba", AB PVA (ISIN LT0000128571)</text:p>
          </table:table-cell>
          <table:table-cell office:value-type="float" office:value="191" calcext:value-type="float">
            <text:p>191</text:p>
          </table:table-cell>
          <table:table-cell office:value-type="currency" office:currency="EUR" office:value="120.14" calcext:value-type="currency">
            <text:p>120,14 €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currency" office:currency="EUR" office:value="122.93" calcext:value-type="currency">
            <text:p>122,93 €</text:p>
          </table:table-cell>
          <table:table-cell office:value-type="currency" office:currency="EUR" office:value="-2.82" calcext:value-type="currency">
            <text:p>-2,82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09.8" calcext:value-type="currency">
            <text:p>109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7.69" calcext:value-type="currency">
            <text:p>107,69 €</text:p>
          </table:table-cell>
          <table:table-cell office:value-type="currency" office:currency="EUR" office:value="2.11" calcext:value-type="currency">
            <text:p>2,11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09.8" calcext:value-type="currency">
            <text:p>109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7.51" calcext:value-type="currency">
            <text:p>107,51 €</text:p>
          </table:table-cell>
          <table:table-cell office:value-type="currency" office:currency="EUR" office:value="2.29" calcext:value-type="currency">
            <text:p>2,29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4.9" calcext:value-type="currency">
            <text:p>54,9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3.84" calcext:value-type="currency">
            <text:p>53,84 €</text:p>
          </table:table-cell>
          <table:table-cell office:value-type="currency" office:currency="EUR" office:value="-0.94" calcext:value-type="currency">
            <text:p>-0,94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7.45" calcext:value-type="currency">
            <text:p>27,4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6.74" calcext:value-type="currency">
            <text:p>26,74 €</text:p>
          </table:table-cell>
          <table:table-cell office:value-type="currency" office:currency="EUR" office:value="0.71" calcext:value-type="currency">
            <text:p>0,71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4500" calcext:value-type="float">
            <text:p>4500</text:p>
          </table:table-cell>
          <table:table-cell office:value-type="currency" office:currency="EUR" office:value="2470.5" calcext:value-type="currency">
            <text:p>2.470,50 €</text:p>
          </table:table-cell>
          <table:table-cell office:value-type="currency" office:currency="EUR" office:value="6.18" calcext:value-type="currency">
            <text:p>6,18 €</text:p>
          </table:table-cell>
          <table:table-cell office:value-type="currency" office:currency="EUR" office:value="2434.28" calcext:value-type="currency">
            <text:p>2.434,28 €</text:p>
          </table:table-cell>
          <table:table-cell office:value-type="currency" office:currency="EUR" office:value="30.04" calcext:value-type="currency">
            <text:p>30,04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79" calcext:value-type="float">
            <text:p>79</text:p>
          </table:table-cell>
          <table:table-cell office:value-type="currency" office:currency="EUR" office:value="43.45" calcext:value-type="currency">
            <text:p>43,4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3.09" calcext:value-type="currency">
            <text:p>43,09 €</text:p>
          </table:table-cell>
          <table:table-cell office:value-type="currency" office:currency="EUR" office:value="-1.64" calcext:value-type="currency">
            <text:p>-1,64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3000" calcext:value-type="float">
            <text:p>3000</text:p>
          </table:table-cell>
          <table:table-cell office:value-type="currency" office:currency="EUR" office:value="1650" calcext:value-type="currency">
            <text:p>1.650,00 €</text:p>
          </table:table-cell>
          <table:table-cell office:value-type="currency" office:currency="EUR" office:value="2.23" calcext:value-type="currency">
            <text:p>2,23 €</text:p>
          </table:table-cell>
          <table:table-cell office:value-type="currency" office:currency="EUR" office:value="1632.09" calcext:value-type="currency">
            <text:p>1.632,09 €</text:p>
          </table:table-cell>
          <table:table-cell office:value-type="currency" office:currency="EUR" office:value="15.68" calcext:value-type="currency">
            <text:p>15,68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0" calcext:value-type="currency">
            <text:p>550,00 €</text:p>
          </table:table-cell>
          <table:table-cell office:value-type="currency" office:currency="EUR" office:value="1.38" calcext:value-type="currency">
            <text:p>1,38 €</text:p>
          </table:table-cell>
          <table:table-cell office:value-type="currency" office:currency="EUR" office:value="543.36" calcext:value-type="currency">
            <text:p>543,36 €</text:p>
          </table:table-cell>
          <table:table-cell office:value-type="currency" office:currency="EUR" office:value="5.26" calcext:value-type="currency">
            <text:p>5,26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921" calcext:value-type="float">
            <text:p>921</text:p>
          </table:table-cell>
          <table:table-cell office:value-type="currency" office:currency="EUR" office:value="506.55" calcext:value-type="currency">
            <text:p>506,55 €</text:p>
          </table:table-cell>
          <table:table-cell office:value-type="currency" office:currency="EUR" office:value="1.27" calcext:value-type="currency">
            <text:p>1,27 €</text:p>
          </table:table-cell>
          <table:table-cell office:value-type="currency" office:currency="EUR" office:value="500.43" calcext:value-type="currency">
            <text:p>500,43 €</text:p>
          </table:table-cell>
          <table:table-cell office:value-type="currency" office:currency="EUR" office:value="4.85" calcext:value-type="currency">
            <text:p>4,85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0" calcext:value-type="currency">
            <text:p>55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43.36" calcext:value-type="currency">
            <text:p>543,36 €</text:p>
          </table:table-cell>
          <table:table-cell office:value-type="currency" office:currency="EUR" office:value="4.64" calcext:value-type="currency">
            <text:p>4,64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3479" calcext:value-type="float">
            <text:p>3479</text:p>
          </table:table-cell>
          <table:table-cell office:value-type="currency" office:currency="EUR" office:value="1913.45" calcext:value-type="currency">
            <text:p>1.913,45 €</text:p>
          </table:table-cell>
          <table:table-cell office:value-type="currency" office:currency="EUR" office:value="4.16" calcext:value-type="currency">
            <text:p>4,16 €</text:p>
          </table:table-cell>
          <table:table-cell office:value-type="currency" office:currency="EUR" office:value="1886.94" calcext:value-type="currency">
            <text:p>1.886,94 €</text:p>
          </table:table-cell>
          <table:table-cell office:value-type="currency" office:currency="EUR" office:value="22.35" calcext:value-type="currency">
            <text:p>22,35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0" calcext:value-type="currency">
            <text:p>550,00 €</text:p>
          </table:table-cell>
          <table:table-cell office:value-type="currency" office:currency="EUR" office:value="1.37" calcext:value-type="currency">
            <text:p>1,37 €</text:p>
          </table:table-cell>
          <table:table-cell office:value-type="currency" office:currency="EUR" office:value="542.35" calcext:value-type="currency">
            <text:p>542,35 €</text:p>
          </table:table-cell>
          <table:table-cell office:value-type="currency" office:currency="EUR" office:value="6.28" calcext:value-type="currency">
            <text:p>6,28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433" calcext:value-type="float">
            <text:p>433</text:p>
          </table:table-cell>
          <table:table-cell office:value-type="currency" office:currency="EUR" office:value="238.15" calcext:value-type="currency">
            <text:p>238,15 €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currency" office:currency="EUR" office:value="234.84" calcext:value-type="currency">
            <text:p>234,84 €</text:p>
          </table:table-cell>
          <table:table-cell office:value-type="currency" office:currency="EUR" office:value="2.71" calcext:value-type="currency">
            <text:p>2,71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521" calcext:value-type="float">
            <text:p>521</text:p>
          </table:table-cell>
          <table:table-cell office:value-type="currency" office:currency="EUR" office:value="286.55" calcext:value-type="currency">
            <text:p>286,55 €</text:p>
          </table:table-cell>
          <table:table-cell office:value-type="currency" office:currency="EUR" office:value="0.72" calcext:value-type="currency">
            <text:p>0,72 €</text:p>
          </table:table-cell>
          <table:table-cell office:value-type="currency" office:currency="EUR" office:value="282.56" calcext:value-type="currency">
            <text:p>282,56 €</text:p>
          </table:table-cell>
          <table:table-cell office:value-type="currency" office:currency="EUR" office:value="3.27" calcext:value-type="currency">
            <text:p>3,27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567" calcext:value-type="float">
            <text:p>567</text:p>
          </table:table-cell>
          <table:table-cell office:value-type="currency" office:currency="EUR" office:value="311.85" calcext:value-type="currency">
            <text:p>311,85 €</text:p>
          </table:table-cell>
          <table:table-cell office:value-type="currency" office:currency="EUR" office:value="0.78" calcext:value-type="currency">
            <text:p>0,78 €</text:p>
          </table:table-cell>
          <table:table-cell office:value-type="currency" office:currency="EUR" office:value="307.52" calcext:value-type="currency">
            <text:p>307,52 €</text:p>
          </table:table-cell>
          <table:table-cell office:value-type="currency" office:currency="EUR" office:value="3.55" calcext:value-type="currency">
            <text:p>3,55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950" calcext:value-type="float">
            <text:p>950</text:p>
          </table:table-cell>
          <table:table-cell office:value-type="currency" office:currency="EUR" office:value="521.55" calcext:value-type="currency">
            <text:p>521,55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508.11" calcext:value-type="currency">
            <text:p>508,11 €</text:p>
          </table:table-cell>
          <table:table-cell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49" calcext:value-type="currency">
            <text:p>54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42.35" calcext:value-type="currency">
            <text:p>542,35 €</text:p>
          </table:table-cell>
          <table:table-cell office:value-type="currency" office:currency="EUR" office:value="4.65" calcext:value-type="currency">
            <text:p>4,65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AB ,,AUGA group" PVA (ISIN LT0000127466)</text:p>
          </table:table-cell>
          <table:table-cell office:value-type="float" office:value="8564" calcext:value-type="float">
            <text:p>8564</text:p>
          </table:table-cell>
          <table:table-cell office:value-type="currency" office:currency="EUR" office:value="4701.64" calcext:value-type="currency">
            <text:p>4.701,64 €</text:p>
          </table:table-cell>
          <table:table-cell office:value-type="currency" office:currency="EUR" office:value="11.13" calcext:value-type="currency">
            <text:p>11,13 €</text:p>
          </table:table-cell>
          <table:table-cell office:value-type="currency" office:currency="EUR" office:value="4645.65" calcext:value-type="currency">
            <text:p>4.645,65 €</text:p>
          </table:table-cell>
          <table:table-cell office:value-type="currency" office:currency="EUR" office:value="44.86" calcext:value-type="currency">
            <text:p>44,86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120" calcext:value-type="currency">
            <text:p>1.120,00 €</text:p>
          </table:table-cell>
          <table:table-cell office:value-type="currency" office:currency="EUR" office:value="2.8" calcext:value-type="currency">
            <text:p>2,80 €</text:p>
          </table:table-cell>
          <table:table-cell office:value-type="currency" office:currency="EUR" office:value="1213.03" calcext:value-type="currency">
            <text:p>1.213,03 €</text:p>
          </table:table-cell>
          <table:table-cell office:value-type="currency" office:currency="EUR" office:value="-95.83" calcext:value-type="currency">
            <text:p>-95,83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2" calcext:value-type="currency">
            <text:p>112,0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18.01" calcext:value-type="currency">
            <text:p>118,01 €</text:p>
          </table:table-cell>
          <table:table-cell office:value-type="currency" office:currency="EUR" office:value="-6.29" calcext:value-type="currency">
            <text:p>-6,29 €</text:p>
          </table:table-cell>
        </table:table-row>
        <table:table-row table:style-name="ro1">
          <table:table-cell office:value-type="string" calcext:value-type="string">
            <text:p>2017 01 11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425" calcext:value-type="float">
            <text:p>425</text:p>
          </table:table-cell>
          <table:table-cell office:value-type="currency" office:currency="EUR" office:value="480.25" calcext:value-type="currency">
            <text:p>480,2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93.23" calcext:value-type="currency">
            <text:p>493,23 €</text:p>
          </table:table-cell>
          <table:table-cell office:value-type="currency" office:currency="EUR" office:value="-14.98" calcext:value-type="currency">
            <text:p>-14,98 €</text:p>
          </table:table-cell>
        </table:table-row>
        <table:table-row table:style-name="ro1">
          <table:table-cell office:value-type="string" calcext:value-type="string">
            <text:p>2017 01 11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62" calcext:value-type="float">
            <text:p>62</text:p>
          </table:table-cell>
          <table:table-cell office:value-type="currency" office:currency="EUR" office:value="70.06" calcext:value-type="currency">
            <text:p>70,06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71.95" calcext:value-type="currency">
            <text:p>71,95 €</text:p>
          </table:table-cell>
          <table:table-cell office:value-type="currency" office:currency="EUR" office:value="-1.89" calcext:value-type="currency">
            <text:p>-1,89 €</text:p>
          </table:table-cell>
        </table:table-row>
        <table:table-row table:style-name="ro1">
          <table:table-cell office:value-type="string" calcext:value-type="string">
            <text:p>2017 01 11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3" calcext:value-type="currency">
            <text:p>113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6.06" calcext:value-type="currency">
            <text:p>116,06 €</text:p>
          </table:table-cell>
          <table:table-cell office:value-type="currency" office:currency="EUR" office:value="-3.06" calcext:value-type="currency">
            <text:p>-3,06 €</text:p>
          </table:table-cell>
        </table:table-row>
        <table:table-row table:style-name="ro1">
          <table:table-cell office:value-type="string" calcext:value-type="string">
            <text:p>2017 01 16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33" calcext:value-type="currency">
            <text:p>333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48.52" calcext:value-type="currency">
            <text:p>348,52 €</text:p>
          </table:table-cell>
          <table:table-cell office:value-type="currency" office:currency="EUR" office:value="-17.52" calcext:value-type="currency">
            <text:p>-17,52 €</text:p>
          </table:table-cell>
        </table:table-row>
        <table:table-row table:style-name="ro1">
          <table:table-cell office:value-type="string" calcext:value-type="string">
            <text:p>2017 01 17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1" calcext:value-type="currency">
            <text:p>111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6.29" calcext:value-type="currency">
            <text:p>116,29 €</text:p>
          </table:table-cell>
          <table:table-cell office:value-type="currency" office:currency="EUR" office:value="-5.29" calcext:value-type="currency">
            <text:p>-5,29 €</text:p>
          </table:table-cell>
        </table:table-row>
        <table:table-row table:style-name="ro1">
          <table:table-cell office:value-type="string" calcext:value-type="string">
            <text:p>2017 01 17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1" calcext:value-type="currency">
            <text:p>111,0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15.6" calcext:value-type="currency">
            <text:p>115,60 €</text:p>
          </table:table-cell>
          <table:table-cell office:value-type="currency" office:currency="EUR" office:value="-4.88" calcext:value-type="currency">
            <text:p>-4,88 €</text:p>
          </table:table-cell>
        </table:table-row>
        <table:table-row table:style-name="ro1">
          <table:table-cell office:value-type="string" calcext:value-type="string">
            <text:p>2017 01 17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33" calcext:value-type="currency">
            <text:p>333,00 €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currency" office:currency="EUR" office:value="348.26" calcext:value-type="currency">
            <text:p>348,26 €</text:p>
          </table:table-cell>
          <table:table-cell office:value-type="currency" office:currency="EUR" office:value="-15.76" calcext:value-type="currency">
            <text:p>-15,76 €</text:p>
          </table:table-cell>
        </table:table-row>
        <table:table-row table:style-name="ro1">
          <table:table-cell office:value-type="string" calcext:value-type="string">
            <text:p>2017 01 17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222" calcext:value-type="currency">
            <text:p>222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32.58" calcext:value-type="currency">
            <text:p>232,58 €</text:p>
          </table:table-cell>
          <table:table-cell office:value-type="currency" office:currency="EUR" office:value="-10.58" calcext:value-type="currency">
            <text:p>-10,58 €</text:p>
          </table:table-cell>
        </table:table-row>
        <table:table-row table:style-name="ro1">
          <table:table-cell office:value-type="string" calcext:value-type="string">
            <text:p>2017 01 18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33" calcext:value-type="currency">
            <text:p>333,00 €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currency" office:currency="EUR" office:value="346.08" calcext:value-type="currency">
            <text:p>346,08 €</text:p>
          </table:table-cell>
          <table:table-cell office:value-type="currency" office:currency="EUR" office:value="-13.91" calcext:value-type="currency">
            <text:p>-13,91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18" calcext:value-type="float">
            <text:p>18</text:p>
          </table:table-cell>
          <table:table-cell office:value-type="currency" office:currency="EUR" office:value="19.98" calcext:value-type="currency">
            <text:p>19,98 €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currency" office:currency="EUR" office:value="20.72" calcext:value-type="currency">
            <text:p>20,72 €</text:p>
          </table:table-cell>
          <table:table-cell office:value-type="currency" office:currency="EUR" office:value="-0.79" calcext:value-type="currency">
            <text:p>-0,79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252" calcext:value-type="float">
            <text:p>252</text:p>
          </table:table-cell>
          <table:table-cell office:value-type="currency" office:currency="EUR" office:value="279.72" calcext:value-type="currency">
            <text:p>279,72 €</text:p>
          </table:table-cell>
          <table:table-cell office:value-type="currency" office:currency="EUR" office:value="0.7" calcext:value-type="currency">
            <text:p>0,70 €</text:p>
          </table:table-cell>
          <table:table-cell office:value-type="currency" office:currency="EUR" office:value="290.13" calcext:value-type="currency">
            <text:p>290,13 €</text:p>
          </table:table-cell>
          <table:table-cell office:value-type="currency" office:currency="EUR" office:value="-11.11" calcext:value-type="currency">
            <text:p>-11,11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33.3" calcext:value-type="currency">
            <text:p>33,30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34.54" calcext:value-type="currency">
            <text:p>34,54 €</text:p>
          </table:table-cell>
          <table:table-cell office:value-type="currency" office:currency="EUR" office:value="-1.32" calcext:value-type="currency">
            <text:p>-1,32 €</text:p>
          </table:table-cell>
        </table:table-row>
        <table:table-row table:style-name="ro1">
          <table:table-cell office:value-type="string" calcext:value-type="string">
            <text:p>2017 01 23</text:p>
          </table:table-cell>
          <table:table-cell office:value-type="string" calcext:value-type="string">
            <text:p>AB ,,Grigeo Grigiškės" PVA (ISIN LT0000102030)</text:p>
          </table:table-cell>
          <table:table-cell office:value-type="float" office:value="213" calcext:value-type="float">
            <text:p>213</text:p>
          </table:table-cell>
          <table:table-cell office:value-type="currency" office:currency="EUR" office:value="236.43" calcext:value-type="currency">
            <text:p>236,43 €</text:p>
          </table:table-cell>
          <table:table-cell office:value-type="currency" office:currency="EUR" office:value="0.59" calcext:value-type="currency">
            <text:p>0,59 €</text:p>
          </table:table-cell>
          <table:table-cell office:value-type="currency" office:currency="EUR" office:value="245.23" calcext:value-type="currency">
            <text:p>245,23 €</text:p>
          </table:table-cell>
          <table:table-cell office:value-type="currency" office:currency="EUR" office:value="-9.39" calcext:value-type="currency">
            <text:p>-9,39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32.4" calcext:value-type="currency">
            <text:p>32,4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3" calcext:value-type="currency">
            <text:p>33,00 €</text:p>
          </table:table-cell>
          <table:table-cell office:value-type="currency" office:currency="EUR" office:value="-0.6" calcext:value-type="currency">
            <text:p>-0,60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20" calcext:value-type="float">
            <text:p>120</text:p>
          </table:table-cell>
          <table:table-cell office:value-type="currency" office:currency="EUR" office:value="129.6" calcext:value-type="currency">
            <text:p>129,6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32" calcext:value-type="currency">
            <text:p>132,00 €</text:p>
          </table:table-cell>
          <table:table-cell office:value-type="currency" office:currency="EUR" office:value="-2.4" calcext:value-type="currency">
            <text:p>-2,40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62" calcext:value-type="currency">
            <text:p>162,00 €</text:p>
          </table:table-cell>
          <table:table-cell office:value-type="currency" office:currency="EUR" office:value="0.41" calcext:value-type="currency">
            <text:p>0,41 €</text:p>
          </table:table-cell>
          <table:table-cell office:value-type="currency" office:currency="EUR" office:value="165.41" calcext:value-type="currency">
            <text:p>165,41 €</text:p>
          </table:table-cell>
          <table:table-cell office:value-type="currency" office:currency="EUR" office:value="-3.82" calcext:value-type="currency">
            <text:p>-3,82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08" calcext:value-type="currency">
            <text:p>108,00 €</text:p>
          </table:table-cell>
          <table:table-cell office:value-type="currency" office:currency="EUR" office:value="0.27" calcext:value-type="currency">
            <text:p>0,27 €</text:p>
          </table:table-cell>
          <table:table-cell office:value-type="currency" office:currency="EUR" office:value="110.28" calcext:value-type="currency">
            <text:p>110,28 €</text:p>
          </table:table-cell>
          <table:table-cell office:value-type="currency" office:currency="EUR" office:value="-2.55" calcext:value-type="currency">
            <text:p>-2,55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4" calcext:value-type="currency">
            <text:p>54,00 €</text:p>
          </table:table-cell>
          <table:table-cell office:value-type="currency" office:currency="EUR" office:value="0.13" calcext:value-type="currency">
            <text:p>0,13 €</text:p>
          </table:table-cell>
          <table:table-cell office:value-type="currency" office:currency="EUR" office:value="55.14" calcext:value-type="currency">
            <text:p>55,14 €</text:p>
          </table:table-cell>
          <table:table-cell office:value-type="currency" office:currency="EUR" office:value="-1.27" calcext:value-type="currency">
            <text:p>-1,27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4" calcext:value-type="currency">
            <text:p>54,00 €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currency" office:currency="EUR" office:value="55.14" calcext:value-type="currency">
            <text:p>55,14 €</text:p>
          </table:table-cell>
          <table:table-cell office:value-type="currency" office:currency="EUR" office:value="-1.28" calcext:value-type="currency">
            <text:p>-1,28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62" calcext:value-type="currency">
            <text:p>162,00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165.41" calcext:value-type="currency">
            <text:p>165,41 €</text:p>
          </table:table-cell>
          <table:table-cell office:value-type="currency" office:currency="EUR" office:value="-3.81" calcext:value-type="currency">
            <text:p>-3,81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2850" calcext:value-type="float">
            <text:p>2850</text:p>
          </table:table-cell>
          <table:table-cell office:value-type="currency" office:currency="EUR" office:value="3078" calcext:value-type="currency">
            <text:p>3.078,00 €</text:p>
          </table:table-cell>
          <table:table-cell office:value-type="currency" office:currency="EUR" office:value="7.7" calcext:value-type="currency">
            <text:p>7,70 €</text:p>
          </table:table-cell>
          <table:table-cell office:value-type="currency" office:currency="EUR" office:value="3142.7" calcext:value-type="currency">
            <text:p>3.142,70 €</text:p>
          </table:table-cell>
          <table:table-cell office:value-type="currency" office:currency="EUR" office:value="-72.4" calcext:value-type="currency">
            <text:p>-72,40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75.6" calcext:value-type="currency">
            <text:p>75,60 €</text:p>
          </table:table-cell>
          <table:table-cell office:value-type="currency" office:currency="EUR" office:value="0.18" calcext:value-type="currency">
            <text:p>0,18 €</text:p>
          </table:table-cell>
          <table:table-cell office:value-type="currency" office:currency="EUR" office:value="76.6" calcext:value-type="currency">
            <text:p>76,60 €</text:p>
          </table:table-cell>
          <table:table-cell office:value-type="currency" office:currency="EUR" office:value="-1.18" calcext:value-type="currency">
            <text:p>-1,18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08" calcext:value-type="currency">
            <text:p>108,00 €</text:p>
          </table:table-cell>
          <table:table-cell office:value-type="currency" office:currency="EUR" office:value="0.27" calcext:value-type="currency">
            <text:p>0,27 €</text:p>
          </table:table-cell>
          <table:table-cell office:value-type="currency" office:currency="EUR" office:value="108" calcext:value-type="currency">
            <text:p>108,00 €</text:p>
          </table:table-cell>
          <table:table-cell office:value-type="currency" office:currency="EUR" office:value="-0.27" calcext:value-type="currency">
            <text:p>-0,27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86.4" calcext:value-type="currency">
            <text:p>86,40 €</text:p>
          </table:table-cell>
          <table:table-cell office:value-type="currency" office:currency="EUR" office:value="0.22" calcext:value-type="currency">
            <text:p>0,22 €</text:p>
          </table:table-cell>
          <table:table-cell office:value-type="currency" office:currency="EUR" office:value="86.4" calcext:value-type="currency">
            <text:p>86,40 €</text:p>
          </table:table-cell>
          <table:table-cell office:value-type="currency" office:currency="EUR" office:value="-0.22" calcext:value-type="currency">
            <text:p>-0,22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216" calcext:value-type="currency">
            <text:p>216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22" calcext:value-type="currency">
            <text:p>222,00 €</text:p>
          </table:table-cell>
          <table:table-cell office:value-type="currency" office:currency="EUR" office:value="-8" calcext:value-type="currency">
            <text:p>-8,00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850" calcext:value-type="float">
            <text:p>1850</text:p>
          </table:table-cell>
          <table:table-cell office:value-type="currency" office:currency="EUR" office:value="1998" calcext:value-type="currency">
            <text:p>1.998,00 €</text:p>
          </table:table-cell>
          <table:table-cell office:value-type="currency" office:currency="EUR" office:value="3.94" calcext:value-type="currency">
            <text:p>3,94 €</text:p>
          </table:table-cell>
          <table:table-cell office:value-type="currency" office:currency="EUR" office:value="2039.06" calcext:value-type="currency">
            <text:p>2.039,06 €</text:p>
          </table:table-cell>
          <table:table-cell office:value-type="currency" office:currency="EUR" office:value="-45" calcext:value-type="currency">
            <text:p>-45,00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607" calcext:value-type="float">
            <text:p>607</text:p>
          </table:table-cell>
          <table:table-cell office:value-type="currency" office:currency="EUR" office:value="789.1" calcext:value-type="currency">
            <text:p>789,10 €</text:p>
          </table:table-cell>
          <table:table-cell office:value-type="currency" office:currency="EUR" office:value="1.97" calcext:value-type="currency">
            <text:p>1,97 €</text:p>
          </table:table-cell>
          <table:table-cell office:value-type="currency" office:currency="EUR" office:value="797.16" calcext:value-type="currency">
            <text:p>797,16 €</text:p>
          </table:table-cell>
          <table:table-cell office:value-type="currency" office:currency="EUR" office:value="-10.03" calcext:value-type="currency">
            <text:p>-10,03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1600" calcext:value-type="float">
            <text:p>1600</text:p>
          </table:table-cell>
          <table:table-cell office:value-type="currency" office:currency="EUR" office:value="2096" calcext:value-type="currency">
            <text:p>2.096,00 €</text:p>
          </table:table-cell>
          <table:table-cell office:value-type="currency" office:currency="EUR" office:value="3.31" calcext:value-type="currency">
            <text:p>3,31 €</text:p>
          </table:table-cell>
          <table:table-cell office:value-type="currency" office:currency="EUR" office:value="2099.17" calcext:value-type="currency">
            <text:p>2.099,17 €</text:p>
          </table:table-cell>
          <table:table-cell office:value-type="currency" office:currency="EUR" office:value="-6.48" calcext:value-type="currency">
            <text:p>-6,48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26.2" calcext:value-type="currency">
            <text:p>26,2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6.07" calcext:value-type="currency">
            <text:p>26,07 €</text:p>
          </table:table-cell>
          <table:table-cell office:value-type="currency" office:currency="EUR" office:value="-1.87" calcext:value-type="currency">
            <text:p>-1,87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,,Grigeo" PVA (ISIN LT0000102030)</text:p>
          </table:table-cell>
          <table:table-cell office:value-type="float" office:value="2273" calcext:value-type="float">
            <text:p>2273</text:p>
          </table:table-cell>
          <table:table-cell office:value-type="currency" office:currency="EUR" office:value="3000.36" calcext:value-type="currency">
            <text:p>3.000,36 €</text:p>
          </table:table-cell>
          <table:table-cell office:value-type="currency" office:currency="EUR" office:value="7.5" calcext:value-type="currency">
            <text:p>7,50 €</text:p>
          </table:table-cell>
          <table:table-cell office:value-type="currency" office:currency="EUR" office:value="2862.49" calcext:value-type="currency">
            <text:p>2.862,49 €</text:p>
          </table:table-cell>
          <table:table-cell office:value-type="currency" office:currency="EUR" office:value="130.37" calcext:value-type="currency">
            <text:p>130,37 €</text:p>
          </table:table-cell>
        </table:table-row>
        <table:table-row table:style-name="ro1">
          <table:table-cell office:value-type="string" calcext:value-type="string">
            <text:p>2017 08 03</text:p>
          </table:table-cell>
          <table:table-cell office:value-type="string" calcext:value-type="string">
            <text:p>AB ,,INVALDA INVL" PVA (ISIN LT0000102279)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382.4" calcext:value-type="currency">
            <text:p>382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60.4" calcext:value-type="currency">
            <text:p>360,40 €</text:p>
          </table:table-cell>
          <table:table-cell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4" calcext:value-type="currency">
            <text:p>554,00 €</text:p>
          </table:table-cell>
          <table:table-cell office:value-type="currency" office:currency="EUR" office:value="1.39" calcext:value-type="currency">
            <text:p>1,39 €</text:p>
          </table:table-cell>
          <table:table-cell office:value-type="currency" office:currency="EUR" office:value="635.59" calcext:value-type="currency">
            <text:p>635,59 €</text:p>
          </table:table-cell>
          <table:table-cell office:value-type="currency" office:currency="EUR" office:value="-82.98" calcext:value-type="currency">
            <text:p>-82,98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4" calcext:value-type="currency">
            <text:p>554,00 €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currency" office:currency="EUR" office:value="635.59" calcext:value-type="currency">
            <text:p>635,59 €</text:p>
          </table:table-cell>
          <table:table-cell office:value-type="currency" office:currency="EUR" office:value="-81.76" calcext:value-type="currency">
            <text:p>-81,76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432" calcext:value-type="float">
            <text:p>432</text:p>
          </table:table-cell>
          <table:table-cell office:value-type="currency" office:currency="EUR" office:value="239.33" calcext:value-type="currency">
            <text:p>239,33 €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currency" office:currency="EUR" office:value="274.58" calcext:value-type="currency">
            <text:p>274,58 €</text:p>
          </table:table-cell>
          <table:table-cell office:value-type="currency" office:currency="EUR" office:value="-35.85" calcext:value-type="currency">
            <text:p>-35,85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68" calcext:value-type="float">
            <text:p>568</text:p>
          </table:table-cell>
          <table:table-cell office:value-type="currency" office:currency="EUR" office:value="314.67" calcext:value-type="currency">
            <text:p>314,67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61.01" calcext:value-type="currency">
            <text:p>361,01 €</text:p>
          </table:table-cell>
          <table:table-cell office:value-type="currency" office:currency="EUR" office:value="-48.34" calcext:value-type="currency">
            <text:p>-48,34 €</text:p>
          </table:table-cell>
        </table:table-row>
        <table:table-row table:style-name="ro1">
          <table:table-cell office:value-type="string" calcext:value-type="string">
            <text:p>2017 01 1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485" calcext:value-type="float">
            <text:p>485</text:p>
          </table:table-cell>
          <table:table-cell office:value-type="currency" office:currency="EUR" office:value="269.66" calcext:value-type="currency">
            <text:p>269,66 €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currency" office:currency="EUR" office:value="308.26" calcext:value-type="currency">
            <text:p>308,26 €</text:p>
          </table:table-cell>
          <table:table-cell office:value-type="currency" office:currency="EUR" office:value="-39.27" calcext:value-type="currency">
            <text:p>-39,27 €</text:p>
          </table:table-cell>
        </table:table-row>
        <table:table-row table:style-name="ro1">
          <table:table-cell office:value-type="string" calcext:value-type="string">
            <text:p>2017 01 1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8.34" calcext:value-type="currency">
            <text:p>8,3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9.53" calcext:value-type="currency">
            <text:p>9,53 €</text:p>
          </table:table-cell>
          <table:table-cell office:value-type="currency" office:currency="EUR" office:value="-3.19" calcext:value-type="currency">
            <text:p>-3,19 €</text:p>
          </table:table-cell>
        </table:table-row>
        <table:table-row table:style-name="ro1">
          <table:table-cell office:value-type="string" calcext:value-type="string">
            <text:p>2017 01 1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EUR" office:value="834" calcext:value-type="currency">
            <text:p>834,00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953.38" calcext:value-type="currency">
            <text:p>953,38 €</text:p>
          </table:table-cell>
          <table:table-cell office:value-type="currency" office:currency="EUR" office:value="-119.49" calcext:value-type="currency">
            <text:p>-119,49 €</text:p>
          </table:table-cell>
        </table:table-row>
        <table:table-row table:style-name="ro1">
          <table:table-cell office:value-type="string" calcext:value-type="string">
            <text:p>2017 01 12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3050" calcext:value-type="float">
            <text:p>3050</text:p>
          </table:table-cell>
          <table:table-cell office:value-type="currency" office:currency="EUR" office:value="1671.4" calcext:value-type="currency">
            <text:p>1.671,40 €</text:p>
          </table:table-cell>
          <table:table-cell office:value-type="currency" office:currency="EUR" office:value="4.18" calcext:value-type="currency">
            <text:p>4,18 €</text:p>
          </table:table-cell>
          <table:table-cell office:value-type="currency" office:currency="EUR" office:value="1873.61" calcext:value-type="currency">
            <text:p>1.873,61 €</text:p>
          </table:table-cell>
          <table:table-cell office:value-type="currency" office:currency="EUR" office:value="-206.39" calcext:value-type="currency">
            <text:p>-206,39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.64" calcext:value-type="currency">
            <text:p>1,64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.82" calcext:value-type="currency">
            <text:p>1,82 €</text:p>
          </table:table-cell>
          <table:table-cell office:value-type="currency" office:currency="EUR" office:value="-0.18" calcext:value-type="currency">
            <text:p>-0,18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09.6" calcext:value-type="currency">
            <text:p>109,6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21.5" calcext:value-type="currency">
            <text:p>121,50 €</text:p>
          </table:table-cell>
          <table:table-cell office:value-type="currency" office:currency="EUR" office:value="-12.18" calcext:value-type="currency">
            <text:p>-12,18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49" calcext:value-type="currency">
            <text:p>549,00 €</text:p>
          </table:table-cell>
          <table:table-cell office:value-type="currency" office:currency="EUR" office:value="1.37" calcext:value-type="currency">
            <text:p>1,37 €</text:p>
          </table:table-cell>
          <table:table-cell office:value-type="currency" office:currency="EUR" office:value="596.33" calcext:value-type="currency">
            <text:p>596,33 €</text:p>
          </table:table-cell>
          <table:table-cell office:value-type="currency" office:currency="EUR" office:value="-48.7" calcext:value-type="currency">
            <text:p>-48,70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47" calcext:value-type="float">
            <text:p>247</text:p>
          </table:table-cell>
          <table:table-cell office:value-type="currency" office:currency="EUR" office:value="135.36" calcext:value-type="currency">
            <text:p>135,36 €</text:p>
          </table:table-cell>
          <table:table-cell office:value-type="currency" office:currency="EUR" office:value="0.34" calcext:value-type="currency">
            <text:p>0,34 €</text:p>
          </table:table-cell>
          <table:table-cell office:value-type="currency" office:currency="EUR" office:value="146.76" calcext:value-type="currency">
            <text:p>146,76 €</text:p>
          </table:table-cell>
          <table:table-cell office:value-type="currency" office:currency="EUR" office:value="-11.74" calcext:value-type="currency">
            <text:p>-11,74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49" calcext:value-type="currency">
            <text:p>549,00 €</text:p>
          </table:table-cell>
          <table:table-cell office:value-type="currency" office:currency="EUR" office:value="0.75" calcext:value-type="currency">
            <text:p>0,75 €</text:p>
          </table:table-cell>
          <table:table-cell office:value-type="currency" office:currency="EUR" office:value="595.19" calcext:value-type="currency">
            <text:p>595,19 €</text:p>
          </table:table-cell>
          <table:table-cell office:value-type="currency" office:currency="EUR" office:value="-46.94" calcext:value-type="currency">
            <text:p>-46,94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49" calcext:value-type="currency">
            <text:p>54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00.87" calcext:value-type="currency">
            <text:p>600,87 €</text:p>
          </table:table-cell>
          <table:table-cell office:value-type="currency" office:currency="EUR" office:value="-53.87" calcext:value-type="currency">
            <text:p>-53,87 €</text:p>
          </table:table-cell>
        </table:table-row>
        <table:table-row table:style-name="ro1">
          <table:table-cell office:value-type="string" calcext:value-type="string">
            <text:p>2017 01 18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76.5" calcext:value-type="currency">
            <text:p>276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5.74" calcext:value-type="currency">
            <text:p>295,74 €</text:p>
          </table:table-cell>
          <table:table-cell office:value-type="currency" office:currency="EUR" office:value="-19.24" calcext:value-type="currency">
            <text:p>-19,24 €</text:p>
          </table:table-cell>
        </table:table-row>
        <table:table-row table:style-name="ro1">
          <table:table-cell office:value-type="string" calcext:value-type="string">
            <text:p>2017 01 18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430" calcext:value-type="float">
            <text:p>430</text:p>
          </table:table-cell>
          <table:table-cell office:value-type="currency" office:currency="EUR" office:value="237.79" calcext:value-type="currency">
            <text:p>237,79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4.33" calcext:value-type="currency">
            <text:p>254,33 €</text:p>
          </table:table-cell>
          <table:table-cell office:value-type="currency" office:currency="EUR" office:value="-18.54" calcext:value-type="currency">
            <text:p>-18,54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3.75" calcext:value-type="currency">
            <text:p>13,7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4.79" calcext:value-type="currency">
            <text:p>14,79 €</text:p>
          </table:table-cell>
          <table:table-cell office:value-type="currency" office:currency="EUR" office:value="-1.04" calcext:value-type="currency">
            <text:p>-1,04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18.29" calcext:value-type="currency">
            <text:p>118,29 €</text:p>
          </table:table-cell>
          <table:table-cell office:value-type="currency" office:currency="EUR" office:value="-10.29" calcext:value-type="currency">
            <text:p>-10,29 €</text:p>
          </table:table-cell>
        </table:table-row>
        <table:table-row table:style-name="ro1">
          <table:table-cell office:value-type="string" calcext:value-type="string">
            <text:p>2017 01 2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8.29" calcext:value-type="currency">
            <text:p>118,29 €</text:p>
          </table:table-cell>
          <table:table-cell office:value-type="currency" office:currency="EUR" office:value="-8.29" calcext:value-type="currency">
            <text:p>-8,29 €</text:p>
          </table:table-cell>
        </table:table-row>
        <table:table-row table:style-name="ro1">
          <table:table-cell office:value-type="string" calcext:value-type="string">
            <text:p>2017 01 2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18.9" calcext:value-type="currency">
            <text:p>118,90 €</text:p>
          </table:table-cell>
          <table:table-cell office:value-type="currency" office:currency="EUR" office:value="-9.18" calcext:value-type="currency">
            <text:p>-9,18 €</text:p>
          </table:table-cell>
        </table:table-row>
        <table:table-row table:style-name="ro1">
          <table:table-cell office:value-type="string" calcext:value-type="string">
            <text:p>2017 01 2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8.9" calcext:value-type="currency">
            <text:p>118,90 €</text:p>
          </table:table-cell>
          <table:table-cell office:value-type="currency" office:currency="EUR" office:value="-8.9" calcext:value-type="currency">
            <text:p>-8,90 €</text:p>
          </table:table-cell>
        </table:table-row>
        <table:table-row table:style-name="ro1">
          <table:table-cell office:value-type="string" calcext:value-type="string">
            <text:p>2017 01 2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900" calcext:value-type="float">
            <text:p>900</text:p>
          </table:table-cell>
          <table:table-cell office:value-type="currency" office:currency="EUR" office:value="495" calcext:value-type="currency">
            <text:p>495,00 €</text:p>
          </table:table-cell>
          <table:table-cell office:value-type="currency" office:currency="EUR" office:value="0.38" calcext:value-type="currency">
            <text:p>0,38 €</text:p>
          </table:table-cell>
          <table:table-cell office:value-type="currency" office:currency="EUR" office:value="535.03" calcext:value-type="currency">
            <text:p>535,03 €</text:p>
          </table:table-cell>
          <table:table-cell office:value-type="currency" office:currency="EUR" office:value="-40.41" calcext:value-type="currency">
            <text:p>-40,41 €</text:p>
          </table:table-cell>
        </table:table-row>
        <table:table-row table:style-name="ro1">
          <table:table-cell office:value-type="string" calcext:value-type="string">
            <text:p>2017 01 2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7" calcext:value-type="float">
            <text:p>207</text:p>
          </table:table-cell>
          <table:table-cell office:value-type="currency" office:currency="EUR" office:value="113.85" calcext:value-type="currency">
            <text:p>113,8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22.73" calcext:value-type="currency">
            <text:p>122,73 €</text:p>
          </table:table-cell>
          <table:table-cell office:value-type="currency" office:currency="EUR" office:value="-8.88" calcext:value-type="currency">
            <text:p>-8,88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1" calcext:value-type="currency">
            <text:p>551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70.43" calcext:value-type="currency">
            <text:p>570,43 €</text:p>
          </table:table-cell>
          <table:table-cell office:value-type="currency" office:currency="EUR" office:value="-21.43" calcext:value-type="currency">
            <text:p>-21,43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932" calcext:value-type="float">
            <text:p>932</text:p>
          </table:table-cell>
          <table:table-cell office:value-type="currency" office:currency="EUR" office:value="512.6" calcext:value-type="currency">
            <text:p>512,60 €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currency" office:currency="EUR" office:value="522.87" calcext:value-type="currency">
            <text:p>522,87 €</text:p>
          </table:table-cell>
          <table:table-cell office:value-type="currency" office:currency="EUR" office:value="-10.93" calcext:value-type="currency">
            <text:p>-10,93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68" calcext:value-type="float">
            <text:p>568</text:p>
          </table:table-cell>
          <table:table-cell office:value-type="currency" office:currency="EUR" office:value="312.4" calcext:value-type="currency">
            <text:p>312,40 €</text:p>
          </table:table-cell>
          <table:table-cell office:value-type="currency" office:currency="EUR" office:value="0.78" calcext:value-type="currency">
            <text:p>0,78 €</text:p>
          </table:table-cell>
          <table:table-cell office:value-type="currency" office:currency="EUR" office:value="317.73" calcext:value-type="currency">
            <text:p>317,73 €</text:p>
          </table:table-cell>
          <table:table-cell office:value-type="currency" office:currency="EUR" office:value="-6.11" calcext:value-type="currency">
            <text:p>-6,11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53" calcext:value-type="currency">
            <text:p>553,00 €</text:p>
          </table:table-cell>
          <table:table-cell office:value-type="currency" office:currency="EUR" office:value="1.38" calcext:value-type="currency">
            <text:p>1,38 €</text:p>
          </table:table-cell>
          <table:table-cell office:value-type="currency" office:currency="EUR" office:value="556.76" calcext:value-type="currency">
            <text:p>556,76 €</text:p>
          </table:table-cell>
          <table:table-cell office:value-type="currency" office:currency="EUR" office:value="-5.14" calcext:value-type="currency">
            <text:p>-5,14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70" calcext:value-type="float">
            <text:p>1070</text:p>
          </table:table-cell>
          <table:table-cell office:value-type="currency" office:currency="EUR" office:value="591.71" calcext:value-type="currency">
            <text:p>591,71 €</text:p>
          </table:table-cell>
          <table:table-cell office:value-type="currency" office:currency="EUR" office:value="1.48" calcext:value-type="currency">
            <text:p>1,48 €</text:p>
          </table:table-cell>
          <table:table-cell office:value-type="currency" office:currency="EUR" office:value="590.8" calcext:value-type="currency">
            <text:p>590,80 €</text:p>
          </table:table-cell>
          <table:table-cell office:value-type="currency" office:currency="EUR" office:value="-0.57" calcext:value-type="currency">
            <text:p>-0,57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868" calcext:value-type="float">
            <text:p>868</text:p>
          </table:table-cell>
          <table:table-cell office:value-type="currency" office:currency="EUR" office:value="477.4" calcext:value-type="currency">
            <text:p>477,40 €</text:p>
          </table:table-cell>
          <table:table-cell office:value-type="currency" office:currency="EUR" office:value="1.19" calcext:value-type="currency">
            <text:p>1,19 €</text:p>
          </table:table-cell>
          <table:table-cell office:value-type="currency" office:currency="EUR" office:value="497.66" calcext:value-type="currency">
            <text:p>497,66 €</text:p>
          </table:table-cell>
          <table:table-cell office:value-type="currency" office:currency="EUR" office:value="-21.45" calcext:value-type="currency">
            <text:p>-21,45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14.08" calcext:value-type="currency">
            <text:p>114,08 €</text:p>
          </table:table-cell>
          <table:table-cell office:value-type="currency" office:currency="EUR" office:value="-4.36" calcext:value-type="currency">
            <text:p>-4,36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76.5" calcext:value-type="currency">
            <text:p>276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85.21" calcext:value-type="currency">
            <text:p>285,21 €</text:p>
          </table:table-cell>
          <table:table-cell office:value-type="currency" office:currency="EUR" office:value="-8.71" calcext:value-type="currency">
            <text:p>-8,71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76.5" calcext:value-type="currency">
            <text:p>276,50 €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currency" office:currency="EUR" office:value="285.21" calcext:value-type="currency">
            <text:p>285,21 €</text:p>
          </table:table-cell>
          <table:table-cell office:value-type="currency" office:currency="EUR" office:value="-9.38" calcext:value-type="currency">
            <text:p>-9,38 €</text:p>
          </table:table-cell>
        </table:table-row>
        <table:table-row table:style-name="ro1">
          <table:table-cell office:value-type="string" calcext:value-type="string">
            <text:p>2017 01 26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317" calcext:value-type="float">
            <text:p>1317</text:p>
          </table:table-cell>
          <table:table-cell office:value-type="currency" office:currency="EUR" office:value="733.57" calcext:value-type="currency">
            <text:p>733,57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727.47" calcext:value-type="currency">
            <text:p>727,47 €</text:p>
          </table:table-cell>
          <table:table-cell office:value-type="currency" office:currency="EUR" office:value="5.99" calcext:value-type="currency">
            <text:p>5,99 €</text:p>
          </table:table-cell>
        </table:table-row>
        <table:table-row table:style-name="ro1">
          <table:table-cell office:value-type="string" calcext:value-type="string">
            <text:p>2017 01 26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11.8" calcext:value-type="currency">
            <text:p>111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10.47" calcext:value-type="currency">
            <text:p>110,47 €</text:p>
          </table:table-cell>
          <table:table-cell office:value-type="currency" office:currency="EUR" office:value="-0.67" calcext:value-type="currency">
            <text:p>-0,67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62" calcext:value-type="currency">
            <text:p>462,00 €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currency" office:currency="EUR" office:value="445.89" calcext:value-type="currency">
            <text:p>445,89 €</text:p>
          </table:table-cell>
          <table:table-cell office:value-type="currency" office:currency="EUR" office:value="15.8" calcext:value-type="currency">
            <text:p>15,80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161.7" calcext:value-type="currency">
            <text:p>161,7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6.06" calcext:value-type="currency">
            <text:p>156,06 €</text:p>
          </table:table-cell>
          <table:table-cell office:value-type="currency" office:currency="EUR" office:value="5.64" calcext:value-type="currency">
            <text:p>5,64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920" calcext:value-type="currency">
            <text:p>920,00 €</text:p>
          </table:table-cell>
          <table:table-cell office:value-type="currency" office:currency="EUR" office:value="2.3" calcext:value-type="currency">
            <text:p>2,30 €</text:p>
          </table:table-cell>
          <table:table-cell office:value-type="currency" office:currency="EUR" office:value="892.89" calcext:value-type="currency">
            <text:p>892,89 €</text:p>
          </table:table-cell>
          <table:table-cell office:value-type="currency" office:currency="EUR" office:value="24.81" calcext:value-type="currency">
            <text:p>24,81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650" calcext:value-type="float">
            <text:p>650</text:p>
          </table:table-cell>
          <table:table-cell office:value-type="currency" office:currency="EUR" office:value="300.3" calcext:value-type="currency">
            <text:p>300,3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89.83" calcext:value-type="currency">
            <text:p>289,83 €</text:p>
          </table:table-cell>
          <table:table-cell office:value-type="currency" office:currency="EUR" office:value="8.47" calcext:value-type="currency">
            <text:p>8,47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45" calcext:value-type="float">
            <text:p>545</text:p>
          </table:table-cell>
          <table:table-cell office:value-type="currency" office:currency="EUR" office:value="251.79" calcext:value-type="currency">
            <text:p>251,79 €</text:p>
          </table:table-cell>
          <table:table-cell office:value-type="currency" office:currency="EUR" office:value="0.63" calcext:value-type="currency">
            <text:p>0,63 €</text:p>
          </table:table-cell>
          <table:table-cell office:value-type="currency" office:currency="EUR" office:value="243.02" calcext:value-type="currency">
            <text:p>243,02 €</text:p>
          </table:table-cell>
          <table:table-cell office:value-type="currency" office:currency="EUR" office:value="8.14" calcext:value-type="currency">
            <text:p>8,14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455" calcext:value-type="float">
            <text:p>455</text:p>
          </table:table-cell>
          <table:table-cell office:value-type="currency" office:currency="EUR" office:value="210.21" calcext:value-type="currency">
            <text:p>210,21 €</text:p>
          </table:table-cell>
          <table:table-cell office:value-type="currency" office:currency="EUR" office:value="0.53" calcext:value-type="currency">
            <text:p>0,53 €</text:p>
          </table:table-cell>
          <table:table-cell office:value-type="currency" office:currency="EUR" office:value="202.88" calcext:value-type="currency">
            <text:p>202,88 €</text:p>
          </table:table-cell>
          <table:table-cell office:value-type="currency" office:currency="EUR" office:value="6.8" calcext:value-type="currency">
            <text:p>6,80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936" calcext:value-type="currency">
            <text:p>936,00 €</text:p>
          </table:table-cell>
          <table:table-cell office:value-type="currency" office:currency="EUR" office:value="2.34" calcext:value-type="currency">
            <text:p>2,34 €</text:p>
          </table:table-cell>
          <table:table-cell office:value-type="currency" office:currency="EUR" office:value="942.49" calcext:value-type="currency">
            <text:p>942,49 €</text:p>
          </table:table-cell>
          <table:table-cell office:value-type="currency" office:currency="EUR" office:value="-8.83" calcext:value-type="currency">
            <text:p>-8,83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68" calcext:value-type="currency">
            <text:p>468,00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currency" office:currency="EUR" office:value="470.86" calcext:value-type="currency">
            <text:p>470,86 €</text:p>
          </table:table-cell>
          <table:table-cell office:value-type="currency" office:currency="EUR" office:value="-4.03" calcext:value-type="currency">
            <text:p>-4,03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68" calcext:value-type="currency">
            <text:p>468,00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currency" office:currency="EUR" office:value="472.38" calcext:value-type="currency">
            <text:p>472,38 €</text:p>
          </table:table-cell>
          <table:table-cell office:value-type="currency" office:currency="EUR" office:value="-5.55" calcext:value-type="currency">
            <text:p>-5,55 €</text:p>
          </table:table-cell>
        </table:table-row>
        <table:table-row table:style-name="ro1">
          <table:table-cell office:value-type="string" calcext:value-type="string">
            <text:p>2017 06 2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72.18" calcext:value-type="currency">
            <text:p>472,18 €</text:p>
          </table:table-cell>
          <table:table-cell office:value-type="currency" office:currency="EUR" office:value="-15.33" calcext:value-type="currency">
            <text:p>-15,33 €</text:p>
          </table:table-cell>
        </table:table-row>
        <table:table-row table:style-name="ro1">
          <table:table-cell office:value-type="string" calcext:value-type="string">
            <text:p>2017 06 2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31" calcext:value-type="float">
            <text:p>231</text:p>
          </table:table-cell>
          <table:table-cell office:value-type="currency" office:currency="EUR" office:value="105.8" calcext:value-type="currency">
            <text:p>105,80 €</text:p>
          </table:table-cell>
          <table:table-cell office:value-type="currency" office:currency="EUR" office:value="0.26" calcext:value-type="currency">
            <text:p>0,26 €</text:p>
          </table:table-cell>
          <table:table-cell office:value-type="currency" office:currency="EUR" office:value="108.81" calcext:value-type="currency">
            <text:p>108,81 €</text:p>
          </table:table-cell>
          <table:table-cell office:value-type="currency" office:currency="EUR" office:value="-3.27" calcext:value-type="currency">
            <text:p>-3,27 €</text:p>
          </table:table-cell>
        </table:table-row>
        <table:table-row table:style-name="ro1">
          <table:table-cell office:value-type="string" calcext:value-type="string">
            <text:p>2017 06 2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70.86" calcext:value-type="currency">
            <text:p>470,86 €</text:p>
          </table:table-cell>
          <table:table-cell office:value-type="currency" office:currency="EUR" office:value="-14.01" calcext:value-type="currency">
            <text:p>-14,01 €</text:p>
          </table:table-cell>
        </table:table-row>
        <table:table-row table:style-name="ro1">
          <table:table-cell office:value-type="string" calcext:value-type="string">
            <text:p>2017 06 2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100" calcext:value-type="float">
            <text:p>2100</text:p>
          </table:table-cell>
          <table:table-cell office:value-type="currency" office:currency="EUR" office:value="961.8" calcext:value-type="currency">
            <text:p>961,8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988.81" calcext:value-type="currency">
            <text:p>988,81 €</text:p>
          </table:table-cell>
          <table:table-cell office:value-type="currency" office:currency="EUR" office:value="-29.41" calcext:value-type="currency">
            <text:p>-29,41 €</text:p>
          </table:table-cell>
        </table:table-row>
        <table:table-row table:style-name="ro1">
          <table:table-cell office:value-type="string" calcext:value-type="string">
            <text:p>2017 07 1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63" calcext:value-type="currency">
            <text:p>463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72.18" calcext:value-type="currency">
            <text:p>472,18 €</text:p>
          </table:table-cell>
          <table:table-cell office:value-type="currency" office:currency="EUR" office:value="-11.18" calcext:value-type="currency">
            <text:p>-11,18 €</text:p>
          </table:table-cell>
        </table:table-row>
        <table:table-row table:style-name="ro1">
          <table:table-cell office:value-type="string" calcext:value-type="string">
            <text:p>2017 07 18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72" calcext:value-type="float">
            <text:p>272</text:p>
          </table:table-cell>
          <table:table-cell office:value-type="currency" office:currency="EUR" office:value="124.58" calcext:value-type="currency">
            <text:p>124,58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28.43" calcext:value-type="currency">
            <text:p>128,43 €</text:p>
          </table:table-cell>
          <table:table-cell office:value-type="currency" office:currency="EUR" office:value="-5.85" calcext:value-type="currency">
            <text:p>-5,85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750" calcext:value-type="float">
            <text:p>750</text:p>
          </table:table-cell>
          <table:table-cell office:value-type="currency" office:currency="EUR" office:value="343.5" calcext:value-type="currency">
            <text:p>343,50 €</text:p>
          </table:table-cell>
          <table:table-cell office:value-type="currency" office:currency="EUR" office:value="0.86" calcext:value-type="currency">
            <text:p>0,86 €</text:p>
          </table:table-cell>
          <table:table-cell office:value-type="currency" office:currency="EUR" office:value="348.28" calcext:value-type="currency">
            <text:p>348,28 €</text:p>
          </table:table-cell>
          <table:table-cell office:value-type="currency" office:currency="EUR" office:value="-5.64" calcext:value-type="currency">
            <text:p>-5,64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14.5" calcext:value-type="currency">
            <text:p>114,50 €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currency" office:currency="EUR" office:value="116.23" calcext:value-type="currency">
            <text:p>116,23 €</text:p>
          </table:table-cell>
          <table:table-cell office:value-type="currency" office:currency="EUR" office:value="-2.01" calcext:value-type="currency">
            <text:p>-2,01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62.39" calcext:value-type="currency">
            <text:p>462,39 €</text:p>
          </table:table-cell>
          <table:table-cell office:value-type="currency" office:currency="EUR" office:value="-5.54" calcext:value-type="currency">
            <text:p>-5,54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29" calcext:value-type="currency">
            <text:p>229,00 €</text:p>
          </table:table-cell>
          <table:table-cell office:value-type="currency" office:currency="EUR" office:value="0.57" calcext:value-type="currency">
            <text:p>0,57 €</text:p>
          </table:table-cell>
          <table:table-cell office:value-type="currency" office:currency="EUR" office:value="231" calcext:value-type="currency">
            <text:p>231,00 €</text:p>
          </table:table-cell>
          <table:table-cell office:value-type="currency" office:currency="EUR" office:value="-2.57" calcext:value-type="currency">
            <text:p>-2,57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1.14" calcext:value-type="currency">
            <text:p>1,14 €</text:p>
          </table:table-cell>
          <table:table-cell office:value-type="currency" office:currency="EUR" office:value="468.39" calcext:value-type="currency">
            <text:p>468,39 €</text:p>
          </table:table-cell>
          <table:table-cell office:value-type="currency" office:currency="EUR" office:value="-11.53" calcext:value-type="currency">
            <text:p>-11,53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0.91" calcext:value-type="currency">
            <text:p>0,91 €</text:p>
          </table:table-cell>
          <table:table-cell office:value-type="currency" office:currency="EUR" office:value="472.18" calcext:value-type="currency">
            <text:p>472,18 €</text:p>
          </table:table-cell>
          <table:table-cell office:value-type="currency" office:currency="EUR" office:value="-15.09" calcext:value-type="currency">
            <text:p>-15,09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66" calcext:value-type="float">
            <text:p>266</text:p>
          </table:table-cell>
          <table:table-cell office:value-type="currency" office:currency="EUR" office:value="121.83" calcext:value-type="currency">
            <text:p>121,8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25.6" calcext:value-type="currency">
            <text:p>125,60 €</text:p>
          </table:table-cell>
          <table:table-cell office:value-type="currency" office:currency="EUR" office:value="-3.77" calcext:value-type="currency">
            <text:p>-3,77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34" calcext:value-type="float">
            <text:p>34</text:p>
          </table:table-cell>
          <table:table-cell office:value-type="currency" office:currency="EUR" office:value="15.57" calcext:value-type="currency">
            <text:p>15,57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6.05" calcext:value-type="currency">
            <text:p>16,05 €</text:p>
          </table:table-cell>
          <table:table-cell office:value-type="currency" office:currency="EUR" office:value="-0.48" calcext:value-type="currency">
            <text:p>-0,48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966" calcext:value-type="float">
            <text:p>966</text:p>
          </table:table-cell>
          <table:table-cell office:value-type="currency" office:currency="EUR" office:value="442.43" calcext:value-type="currency">
            <text:p>442,4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56.12" calcext:value-type="currency">
            <text:p>456,12 €</text:p>
          </table:table-cell>
          <table:table-cell office:value-type="currency" office:currency="EUR" office:value="-13.69" calcext:value-type="currency">
            <text:p>-13,69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750" calcext:value-type="float">
            <text:p>750</text:p>
          </table:table-cell>
          <table:table-cell office:value-type="currency" office:currency="EUR" office:value="343.5" calcext:value-type="currency">
            <text:p>343,50 €</text:p>
          </table:table-cell>
          <table:table-cell office:value-type="currency" office:currency="EUR" office:value="0.86" calcext:value-type="currency">
            <text:p>0,86 €</text:p>
          </table:table-cell>
          <table:table-cell office:value-type="currency" office:currency="EUR" office:value="346.66" calcext:value-type="currency">
            <text:p>346,66 €</text:p>
          </table:table-cell>
          <table:table-cell office:value-type="currency" office:currency="EUR" office:value="-4.02" calcext:value-type="currency">
            <text:p>-4,02 €</text:p>
          </table:table-cell>
        </table:table-row>
        <table:table-row table:style-name="ro1">
          <table:table-cell office:value-type="string" calcext:value-type="string">
            <text:p>2017 07 2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91.6" calcext:value-type="currency">
            <text:p>91,60 €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currency" office:currency="EUR" office:value="92.63" calcext:value-type="currency">
            <text:p>92,63 €</text:p>
          </table:table-cell>
          <table:table-cell office:value-type="currency" office:currency="EUR" office:value="-1.26" calcext:value-type="currency">
            <text:p>-1,26 €</text:p>
          </table:table-cell>
        </table:table-row>
        <table:table-row table:style-name="ro1">
          <table:table-cell office:value-type="string" calcext:value-type="string">
            <text:p>2017 07 2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800" calcext:value-type="float">
            <text:p>800</text:p>
          </table:table-cell>
          <table:table-cell office:value-type="currency" office:currency="EUR" office:value="366.4" calcext:value-type="currency">
            <text:p>366,40 €</text:p>
          </table:table-cell>
          <table:table-cell office:value-type="currency" office:currency="EUR" office:value="0.92" calcext:value-type="currency">
            <text:p>0,92 €</text:p>
          </table:table-cell>
          <table:table-cell office:value-type="currency" office:currency="EUR" office:value="369.88" calcext:value-type="currency">
            <text:p>369,88 €</text:p>
          </table:table-cell>
          <table:table-cell office:value-type="currency" office:currency="EUR" office:value="-4.4" calcext:value-type="currency">
            <text:p>-4,40 €</text:p>
          </table:table-cell>
        </table:table-row>
        <table:table-row table:style-name="ro1">
          <table:table-cell office:value-type="string" calcext:value-type="string">
            <text:p>2017 07 2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981" calcext:value-type="float">
            <text:p>981</text:p>
          </table:table-cell>
          <table:table-cell office:value-type="currency" office:currency="EUR" office:value="449.3" calcext:value-type="currency">
            <text:p>449,30 €</text:p>
          </table:table-cell>
          <table:table-cell office:value-type="currency" office:currency="EUR" office:value="1.12" calcext:value-type="currency">
            <text:p>1,12 €</text:p>
          </table:table-cell>
          <table:table-cell office:value-type="currency" office:currency="EUR" office:value="449.84" calcext:value-type="currency">
            <text:p>449,84 €</text:p>
          </table:table-cell>
          <table:table-cell office:value-type="currency" office:currency="EUR" office:value="-1.66" calcext:value-type="currency">
            <text:p>-1,66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443" calcext:value-type="float">
            <text:p>443</text:p>
          </table:table-cell>
          <table:table-cell office:value-type="currency" office:currency="EUR" office:value="202.89" calcext:value-type="currency">
            <text:p>202,89 €</text:p>
          </table:table-cell>
          <table:table-cell office:value-type="currency" office:currency="EUR" office:value="0.51" calcext:value-type="currency">
            <text:p>0,51 €</text:p>
          </table:table-cell>
          <table:table-cell office:value-type="currency" office:currency="EUR" office:value="200.29" calcext:value-type="currency">
            <text:p>200,29 €</text:p>
          </table:table-cell>
          <table:table-cell office:value-type="currency" office:currency="EUR" office:value="2.09" calcext:value-type="currency">
            <text:p>2,09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29" calcext:value-type="currency">
            <text:p>229,00 €</text:p>
          </table:table-cell>
          <table:table-cell office:value-type="currency" office:currency="EUR" office:value="0.57" calcext:value-type="currency">
            <text:p>0,57 €</text:p>
          </table:table-cell>
          <table:table-cell office:value-type="currency" office:currency="EUR" office:value="226.07" calcext:value-type="currency">
            <text:p>226,07 €</text:p>
          </table:table-cell>
          <table:table-cell office:value-type="currency" office:currency="EUR" office:value="2.36" calcext:value-type="currency">
            <text:p>2,36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currency" office:currency="EUR" office:value="452.13" calcext:value-type="currency">
            <text:p>452,13 €</text:p>
          </table:table-cell>
          <table:table-cell office:value-type="currency" office:currency="EUR" office:value="5.51" calcext:value-type="currency">
            <text:p>5,51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58" calcext:value-type="currency">
            <text:p>458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54.89" calcext:value-type="currency">
            <text:p>454,89 €</text:p>
          </table:table-cell>
          <table:table-cell office:value-type="currency" office:currency="EUR" office:value="3.11" calcext:value-type="currency">
            <text:p>3,11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7" calcext:value-type="float">
            <text:p>57</text:p>
          </table:table-cell>
          <table:table-cell office:value-type="currency" office:currency="EUR" office:value="26.11" calcext:value-type="currency">
            <text:p>26,11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.94" calcext:value-type="currency">
            <text:p>25,94 €</text:p>
          </table:table-cell>
          <table:table-cell office:value-type="currency" office:currency="EUR" office:value="-1.83" calcext:value-type="currency">
            <text:p>-1,83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1302.5" calcext:value-type="currency">
            <text:p>1.302,50 €</text:p>
          </table:table-cell>
          <table:table-cell office:value-type="currency" office:currency="EUR" office:value="3.26" calcext:value-type="currency">
            <text:p>3,26 €</text:p>
          </table:table-cell>
          <table:table-cell office:value-type="currency" office:currency="EUR" office:value="1268.16" calcext:value-type="currency">
            <text:p>1.268,16 €</text:p>
          </table:table-cell>
          <table:table-cell office:value-type="currency" office:currency="EUR" office:value="31.08" calcext:value-type="currency">
            <text:p>31,08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833" calcext:value-type="float">
            <text:p>833</text:p>
          </table:table-cell>
          <table:table-cell office:value-type="currency" office:currency="EUR" office:value="433.16" calcext:value-type="currency">
            <text:p>433,16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22.56" calcext:value-type="currency">
            <text:p>422,56 €</text:p>
          </table:table-cell>
          <table:table-cell office:value-type="currency" office:currency="EUR" office:value="9.52" calcext:value-type="currency">
            <text:p>9,52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04.6" calcext:value-type="currency">
            <text:p>104,6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05.51" calcext:value-type="currency">
            <text:p>105,51 €</text:p>
          </table:table-cell>
          <table:table-cell office:value-type="currency" office:currency="EUR" office:value="-2.91" calcext:value-type="currency">
            <text:p>-2,91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56.9" calcext:value-type="currency">
            <text:p>156,90 €</text:p>
          </table:table-cell>
          <table:table-cell office:value-type="currency" office:currency="EUR" office:value="0.39" calcext:value-type="currency">
            <text:p>0,39 €</text:p>
          </table:table-cell>
          <table:table-cell office:value-type="currency" office:currency="EUR" office:value="156.69" calcext:value-type="currency">
            <text:p>156,69 €</text:p>
          </table:table-cell>
          <table:table-cell office:value-type="currency" office:currency="EUR" office:value="-0.18" calcext:value-type="currency">
            <text:p>-0,18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61.5" calcext:value-type="currency">
            <text:p>261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61.23" calcext:value-type="currency">
            <text:p>261,23 €</text:p>
          </table:table-cell>
          <table:table-cell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AB ,,Klaipėdos nafta" PVA (ISIN LT0000111650)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EUR" office:value="784.5" calcext:value-type="currency">
            <text:p>784,50 €</text:p>
          </table:table-cell>
          <table:table-cell office:value-type="currency" office:currency="EUR" office:value="0.88" calcext:value-type="currency">
            <text:p>0,88 €</text:p>
          </table:table-cell>
          <table:table-cell office:value-type="currency" office:currency="EUR" office:value="782.35" calcext:value-type="currency">
            <text:p>782,35 €</text:p>
          </table:table-cell>
          <table:table-cell office:value-type="currency" office:currency="EUR" office:value="1.27" calcext:value-type="currency">
            <text:p>1,27 €</text:p>
          </table:table-cell>
        </table:table-row>
        <table:table-row table:style-name="ro1">
          <table:table-cell office:value-type="string" calcext:value-type="string">
            <text:p>2017 03 07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2373" calcext:value-type="float">
            <text:p>2373</text:p>
          </table:table-cell>
          <table:table-cell office:value-type="currency" office:currency="EUR" office:value="1535.33" calcext:value-type="currency">
            <text:p>1.535,33 €</text:p>
          </table:table-cell>
          <table:table-cell office:value-type="currency" office:currency="EUR" office:value="3.84" calcext:value-type="currency">
            <text:p>3,84 €</text:p>
          </table:table-cell>
          <table:table-cell office:value-type="currency" office:currency="EUR" office:value="1580.74" calcext:value-type="currency">
            <text:p>1.580,74 €</text:p>
          </table:table-cell>
          <table:table-cell office:value-type="currency" office:currency="EUR" office:value="-49.25" calcext:value-type="currency">
            <text:p>-49,25 €</text:p>
          </table:table-cell>
        </table:table-row>
        <table:table-row table:style-name="ro1">
          <table:table-cell office:value-type="string" calcext:value-type="string">
            <text:p>2017 03 08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1400" calcext:value-type="float">
            <text:p>1400</text:p>
          </table:table-cell>
          <table:table-cell office:value-type="currency" office:currency="EUR" office:value="905.8" calcext:value-type="currency">
            <text:p>905,80 €</text:p>
          </table:table-cell>
          <table:table-cell office:value-type="currency" office:currency="EUR" office:value="2.26" calcext:value-type="currency">
            <text:p>2,26 €</text:p>
          </table:table-cell>
          <table:table-cell office:value-type="currency" office:currency="EUR" office:value="929.51" calcext:value-type="currency">
            <text:p>929,51 €</text:p>
          </table:table-cell>
          <table:table-cell office:value-type="currency" office:currency="EUR" office:value="-25.97" calcext:value-type="currency">
            <text:p>-25,97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48" calcext:value-type="currency">
            <text:p>648,00 €</text:p>
          </table:table-cell>
          <table:table-cell office:value-type="currency" office:currency="EUR" office:value="1.62" calcext:value-type="currency">
            <text:p>1,62 €</text:p>
          </table:table-cell>
          <table:table-cell office:value-type="currency" office:currency="EUR" office:value="661.03" calcext:value-type="currency">
            <text:p>661,03 €</text:p>
          </table:table-cell>
          <table:table-cell office:value-type="currency" office:currency="EUR" office:value="-14.65" calcext:value-type="currency">
            <text:p>-14,65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1296" calcext:value-type="currency">
            <text:p>1.296,00 €</text:p>
          </table:table-cell>
          <table:table-cell office:value-type="currency" office:currency="EUR" office:value="2.86" calcext:value-type="currency">
            <text:p>2,86 €</text:p>
          </table:table-cell>
          <table:table-cell office:value-type="currency" office:currency="EUR" office:value="1328.01" calcext:value-type="currency">
            <text:p>1.328,01 €</text:p>
          </table:table-cell>
          <table:table-cell office:value-type="currency" office:currency="EUR" office:value="-34.87" calcext:value-type="currency">
            <text:p>-34,87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648" calcext:value-type="currency">
            <text:p>64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63.65" calcext:value-type="currency">
            <text:p>663,65 €</text:p>
          </table:table-cell>
          <table:table-cell office:value-type="currency" office:currency="EUR" office:value="-17.65" calcext:value-type="currency">
            <text:p>-17,65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1542" calcext:value-type="float">
            <text:p>1542</text:p>
          </table:table-cell>
          <table:table-cell office:value-type="currency" office:currency="EUR" office:value="1005.38" calcext:value-type="currency">
            <text:p>1.005,38 €</text:p>
          </table:table-cell>
          <table:table-cell office:value-type="currency" office:currency="EUR" office:value="0.76" calcext:value-type="currency">
            <text:p>0,76 €</text:p>
          </table:table-cell>
          <table:table-cell office:value-type="currency" office:currency="EUR" office:value="993.14" calcext:value-type="currency">
            <text:p>993,14 €</text:p>
          </table:table-cell>
          <table:table-cell office:value-type="currency" office:currency="EUR" office:value="11.48" calcext:value-type="currency">
            <text:p>11,48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97.8" calcext:value-type="currency">
            <text:p>97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99.02" calcext:value-type="currency">
            <text:p>99,02 €</text:p>
          </table:table-cell>
          <table:table-cell office:value-type="currency" office:currency="EUR" office:value="-3.22" calcext:value-type="currency">
            <text:p>-3,22 €</text:p>
          </table:table-cell>
        </table:table-row>
        <table:table-row table:style-name="ro1">
          <table:table-cell office:value-type="string" calcext:value-type="string">
            <text:p>2017 08 01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450" calcext:value-type="float">
            <text:p>450</text:p>
          </table:table-cell>
          <table:table-cell office:value-type="currency" office:currency="EUR" office:value="313.65" calcext:value-type="currency">
            <text:p>313,6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4.65" calcext:value-type="currency">
            <text:p>304,65 €</text:p>
          </table:table-cell>
          <table:table-cell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2017 08 01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550" calcext:value-type="float">
            <text:p>550</text:p>
          </table:table-cell>
          <table:table-cell office:value-type="currency" office:currency="EUR" office:value="384.45" calcext:value-type="currency">
            <text:p>384,4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72.35" calcext:value-type="currency">
            <text:p>372,35 €</text:p>
          </table:table-cell>
          <table:table-cell office:value-type="currency" office:currency="EUR" office:value="10.1" calcext:value-type="currency">
            <text:p>10,10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17.8" calcext:value-type="currency">
            <text:p>217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11.73" calcext:value-type="currency">
            <text:p>211,73 €</text:p>
          </table:table-cell>
          <table:table-cell office:value-type="currency" office:currency="EUR" office:value="4.07" calcext:value-type="currency">
            <text:p>4,07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235" calcext:value-type="float">
            <text:p>235</text:p>
          </table:table-cell>
          <table:table-cell office:value-type="currency" office:currency="EUR" office:value="170.14" calcext:value-type="currency">
            <text:p>170,1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65.85" calcext:value-type="currency">
            <text:p>165,85 €</text:p>
          </table:table-cell>
          <table:table-cell office:value-type="currency" office:currency="EUR" office:value="2.29" calcext:value-type="currency">
            <text:p>2,29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1265" calcext:value-type="float">
            <text:p>1265</text:p>
          </table:table-cell>
          <table:table-cell office:value-type="currency" office:currency="EUR" office:value="915.86" calcext:value-type="currency">
            <text:p>915,86 €</text:p>
          </table:table-cell>
          <table:table-cell office:value-type="currency" office:currency="EUR" office:value="0.72" calcext:value-type="currency">
            <text:p>0,72 €</text:p>
          </table:table-cell>
          <table:table-cell office:value-type="currency" office:currency="EUR" office:value="892.79" calcext:value-type="currency">
            <text:p>892,79 €</text:p>
          </table:table-cell>
          <table:table-cell office:value-type="currency" office:currency="EUR" office:value="22.35" calcext:value-type="currency">
            <text:p>22,35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AB ,,Linas Agro Group" PVA (ISIN LT0000128092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62" calcext:value-type="currency">
            <text:p>362,00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currency" office:currency="EUR" office:value="352.88" calcext:value-type="currency">
            <text:p>352,88 €</text:p>
          </table:table-cell>
          <table:table-cell office:value-type="currency" office:currency="EUR" office:value="8.22" calcext:value-type="currency">
            <text:p>8,22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09.7" calcext:value-type="currency">
            <text:p>209,70 €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currency" office:currency="EUR" office:value="211.88" calcext:value-type="currency">
            <text:p>211,88 €</text:p>
          </table:table-cell>
          <table:table-cell office:value-type="currency" office:currency="EUR" office:value="-2.7" calcext:value-type="currency">
            <text:p>-2,70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09.7" calcext:value-type="currency">
            <text:p>209,70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211.76" calcext:value-type="currency">
            <text:p>211,76 €</text:p>
          </table:table-cell>
          <table:table-cell office:value-type="currency" office:currency="EUR" office:value="-2.16" calcext:value-type="currency">
            <text:p>-2,16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09.7" calcext:value-type="currency">
            <text:p>209,7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11.5" calcext:value-type="currency">
            <text:p>211,50 €</text:p>
          </table:table-cell>
          <table:table-cell office:value-type="currency" office:currency="EUR" office:value="-1.8" calcext:value-type="currency">
            <text:p>-1,80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09.7" calcext:value-type="currency">
            <text:p>209,7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12.3" calcext:value-type="currency">
            <text:p>212,30 €</text:p>
          </table:table-cell>
          <table:table-cell office:value-type="currency" office:currency="EUR" office:value="-2.6" calcext:value-type="currency">
            <text:p>-2,60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09.7" calcext:value-type="currency">
            <text:p>209,7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12.7" calcext:value-type="currency">
            <text:p>212,70 €</text:p>
          </table:table-cell>
          <table:table-cell office:value-type="currency" office:currency="EUR" office:value="-5" calcext:value-type="currency">
            <text:p>-5,00 €</text:p>
          </table:table-cell>
        </table:table-row>
        <table:table-row table:style-name="ro1">
          <table:table-cell office:value-type="string" calcext:value-type="string">
            <text:p>2017 12 0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704" calcext:value-type="currency">
            <text:p>704,00 €</text:p>
          </table:table-cell>
          <table:table-cell office:value-type="currency" office:currency="EUR" office:value="1.63" calcext:value-type="currency">
            <text:p>1,63 €</text:p>
          </table:table-cell>
          <table:table-cell office:value-type="currency" office:currency="EUR" office:value="691.34" calcext:value-type="currency">
            <text:p>691,34 €</text:p>
          </table:table-cell>
          <table:table-cell office:value-type="currency" office:currency="EUR" office:value="11.03" calcext:value-type="currency">
            <text:p>11,03 €</text:p>
          </table:table-cell>
        </table:table-row>
        <table:table-row table:style-name="ro1">
          <table:table-cell office:value-type="string" calcext:value-type="string">
            <text:p>2017 12 07</text:p>
          </table:table-cell>
          <table:table-cell office:value-type="string" calcext:value-type="string">
            <text:p>AB ,,LITGRID" PVA (ISIN LT0000128415)</text:p>
          </table:table-cell>
          <table:table-cell office:value-type="float" office:value="1065" calcext:value-type="float">
            <text:p>1065</text:p>
          </table:table-cell>
          <table:table-cell office:value-type="currency" office:currency="EUR" office:value="749.76" calcext:value-type="currency">
            <text:p>749,76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37.07" calcext:value-type="currency">
            <text:p>737,07 €</text:p>
          </table:table-cell>
          <table:table-cell office:value-type="currency" office:currency="EUR" office:value="10.69" calcext:value-type="currency">
            <text:p>10,69 €</text:p>
          </table:table-cell>
        </table:table-row>
        <table:table-row table:style-name="ro1">
          <table:table-cell office:value-type="string" calcext:value-type="string">
            <text:p>2017 01 1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8.68" calcext:value-type="currency">
            <text:p>18,68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8.93" calcext:value-type="currency">
            <text:p>18,93 €</text:p>
          </table:table-cell>
          <table:table-cell office:value-type="currency" office:currency="EUR" office:value="-2.25" calcext:value-type="currency">
            <text:p>-2,25 €</text:p>
          </table:table-cell>
        </table:table-row>
        <table:table-row table:style-name="ro1">
          <table:table-cell office:value-type="string" calcext:value-type="string">
            <text:p>2017 01 13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EUR" office:value="1380" calcext:value-type="currency">
            <text:p>1.380,00 €</text:p>
          </table:table-cell>
          <table:table-cell office:value-type="currency" office:currency="EUR" office:value="3.45" calcext:value-type="currency">
            <text:p>3,45 €</text:p>
          </table:table-cell>
          <table:table-cell office:value-type="currency" office:currency="EUR" office:value="1434.15" calcext:value-type="currency">
            <text:p>1.434,15 €</text:p>
          </table:table-cell>
          <table:table-cell office:value-type="currency" office:currency="EUR" office:value="-57.6" calcext:value-type="currency">
            <text:p>-57,60 €</text:p>
          </table:table-cell>
        </table:table-row>
        <table:table-row table:style-name="ro1">
          <table:table-cell office:value-type="string" calcext:value-type="string">
            <text:p>2017 01 16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8.48" calcext:value-type="currency">
            <text:p>18,48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9.05" calcext:value-type="currency">
            <text:p>19,05 €</text:p>
          </table:table-cell>
          <table:table-cell office:value-type="currency" office:currency="EUR" office:value="-2.57" calcext:value-type="currency">
            <text:p>-2,57 €</text:p>
          </table:table-cell>
        </table:table-row>
        <table:table-row table:style-name="ro1">
          <table:table-cell office:value-type="string" calcext:value-type="string">
            <text:p>2017 01 17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8.32" calcext:value-type="currency">
            <text:p>8,32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8.57" calcext:value-type="currency">
            <text:p>8,57 €</text:p>
          </table:table-cell>
          <table:table-cell office:value-type="currency" office:currency="EUR" office:value="-0.25" calcext:value-type="currency">
            <text:p>-0,25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.61" calcext:value-type="currency">
            <text:p>4,61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.76" calcext:value-type="currency">
            <text:p>4,76 €</text:p>
          </table:table-cell>
          <table:table-cell office:value-type="currency" office:currency="EUR" office:value="-2.15" calcext:value-type="currency">
            <text:p>-2,15 €</text:p>
          </table:table-cell>
        </table:table-row>
        <table:table-row table:style-name="ro1">
          <table:table-cell office:value-type="string" calcext:value-type="string">
            <text:p>2017 01 24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53" calcext:value-type="float">
            <text:p>53</text:p>
          </table:table-cell>
          <table:table-cell office:value-type="currency" office:currency="EUR" office:value="48.81" calcext:value-type="currency">
            <text:p>48,81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.35" calcext:value-type="currency">
            <text:p>50,35 €</text:p>
          </table:table-cell>
          <table:table-cell office:value-type="currency" office:currency="EUR" office:value="-1.54" calcext:value-type="currency">
            <text:p>-1,54 €</text:p>
          </table:table-cell>
        </table:table-row>
        <table:table-row table:style-name="ro1">
          <table:table-cell office:value-type="string" calcext:value-type="string">
            <text:p>2017 01 25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8.42" calcext:value-type="currency">
            <text:p>18,42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.78" calcext:value-type="currency">
            <text:p>18,78 €</text:p>
          </table:table-cell>
          <table:table-cell office:value-type="currency" office:currency="EUR" office:value="-0.36" calcext:value-type="currency">
            <text:p>-0,36 €</text:p>
          </table:table-cell>
        </table:table-row>
        <table:table-row table:style-name="ro1">
          <table:table-cell office:value-type="string" calcext:value-type="string">
            <text:p>2017 01 26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90" calcext:value-type="float">
            <text:p>190</text:p>
          </table:table-cell>
          <table:table-cell office:value-type="currency" office:currency="EUR" office:value="174.99" calcext:value-type="currency">
            <text:p>174,9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78.41" calcext:value-type="currency">
            <text:p>178,41 €</text:p>
          </table:table-cell>
          <table:table-cell office:value-type="currency" office:currency="EUR" office:value="-3.42" calcext:value-type="currency">
            <text:p>-3,42 €</text:p>
          </table:table-cell>
        </table:table-row>
        <table:table-row table:style-name="ro1">
          <table:table-cell office:value-type="string" calcext:value-type="string">
            <text:p>2017 01 26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.21" calcext:value-type="currency">
            <text:p>9,21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.39" calcext:value-type="currency">
            <text:p>9,39 €</text:p>
          </table:table-cell>
          <table:table-cell office:value-type="currency" office:currency="EUR" office:value="-0.18" calcext:value-type="currency">
            <text:p>-0,18 €</text:p>
          </table:table-cell>
        </table:table-row>
        <table:table-row table:style-name="ro1">
          <table:table-cell office:value-type="string" calcext:value-type="string">
            <text:p>2017 02 01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.19" calcext:value-type="currency">
            <text:p>9,19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9.39" calcext:value-type="currency">
            <text:p>9,39 €</text:p>
          </table:table-cell>
          <table:table-cell office:value-type="currency" office:currency="EUR" office:value="-2.2" calcext:value-type="currency">
            <text:p>-2,20 €</text:p>
          </table:table-cell>
        </table:table-row>
        <table:table-row table:style-name="ro1">
          <table:table-cell office:value-type="string" calcext:value-type="string">
            <text:p>2017 02 02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EUR" office:value="1681.77" calcext:value-type="currency">
            <text:p>1.681,77 €</text:p>
          </table:table-cell>
          <table:table-cell office:value-type="currency" office:currency="EUR" office:value="2.62" calcext:value-type="currency">
            <text:p>2,62 €</text:p>
          </table:table-cell>
          <table:table-cell office:value-type="currency" office:currency="EUR" office:value="1727.88" calcext:value-type="currency">
            <text:p>1.727,88 €</text:p>
          </table:table-cell>
          <table:table-cell office:value-type="currency" office:currency="EUR" office:value="-48.73" calcext:value-type="currency">
            <text:p>-48,73 €</text:p>
          </table:table-cell>
        </table:table-row>
        <table:table-row table:style-name="ro1">
          <table:table-cell office:value-type="string" calcext:value-type="string">
            <text:p>2017 02 02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70" calcext:value-type="float">
            <text:p>170</text:p>
          </table:table-cell>
          <table:table-cell office:value-type="currency" office:currency="EUR" office:value="156.23" calcext:value-type="currency">
            <text:p>156,2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9.8" calcext:value-type="currency">
            <text:p>159,80 €</text:p>
          </table:table-cell>
          <table:table-cell office:value-type="currency" office:currency="EUR" office:value="-3.57" calcext:value-type="currency">
            <text:p>-3,57 €</text:p>
          </table:table-cell>
        </table:table-row>
        <table:table-row table:style-name="ro1">
          <table:table-cell office:value-type="string" calcext:value-type="string">
            <text:p>2017 02 02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13.79" calcext:value-type="currency">
            <text:p>13,79 €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currency" office:currency="EUR" office:value="14.35" calcext:value-type="currency">
            <text:p>14,35 €</text:p>
          </table:table-cell>
          <table:table-cell office:value-type="currency" office:currency="EUR" office:value="-0.59" calcext:value-type="currency">
            <text:p>-0,59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8.27" calcext:value-type="currency">
            <text:p>8,27 €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currency" office:currency="EUR" office:value="8.61" calcext:value-type="currency">
            <text:p>8,61 €</text:p>
          </table:table-cell>
          <table:table-cell office:value-type="currency" office:currency="EUR" office:value="-0.36" calcext:value-type="currency">
            <text:p>-0,36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37.85" calcext:value-type="currency">
            <text:p>137,85 €</text:p>
          </table:table-cell>
          <table:table-cell office:value-type="currency" office:currency="EUR" office:value="0.34" calcext:value-type="currency">
            <text:p>0,34 €</text:p>
          </table:table-cell>
          <table:table-cell office:value-type="currency" office:currency="EUR" office:value="141.53" calcext:value-type="currency">
            <text:p>141,53 €</text:p>
          </table:table-cell>
          <table:table-cell office:value-type="currency" office:currency="EUR" office:value="-4.02" calcext:value-type="currency">
            <text:p>-4,02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96" calcext:value-type="float">
            <text:p>296</text:p>
          </table:table-cell>
          <table:table-cell office:value-type="currency" office:currency="EUR" office:value="272.02" calcext:value-type="currency">
            <text:p>272,02 €</text:p>
          </table:table-cell>
          <table:table-cell office:value-type="currency" office:currency="EUR" office:value="0.68" calcext:value-type="currency">
            <text:p>0,68 €</text:p>
          </table:table-cell>
          <table:table-cell office:value-type="currency" office:currency="EUR" office:value="280.13" calcext:value-type="currency">
            <text:p>280,13 €</text:p>
          </table:table-cell>
          <table:table-cell office:value-type="currency" office:currency="EUR" office:value="-8.79" calcext:value-type="currency">
            <text:p>-8,79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8.38" calcext:value-type="currency">
            <text:p>18,38 €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currency" office:currency="EUR" office:value="19.13" calcext:value-type="currency">
            <text:p>19,13 €</text:p>
          </table:table-cell>
          <table:table-cell office:value-type="currency" office:currency="EUR" office:value="-0.8" calcext:value-type="currency">
            <text:p>-0,80 €</text:p>
          </table:table-cell>
        </table:table-row>
        <table:table-row table:style-name="ro1">
          <table:table-cell office:value-type="string" calcext:value-type="string">
            <text:p>2017 02 07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78" calcext:value-type="float">
            <text:p>78</text:p>
          </table:table-cell>
          <table:table-cell office:value-type="currency" office:currency="EUR" office:value="71.84" calcext:value-type="currency">
            <text:p>71,84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73.59" calcext:value-type="currency">
            <text:p>73,59 €</text:p>
          </table:table-cell>
          <table:table-cell office:value-type="currency" office:currency="EUR" office:value="-1.75" calcext:value-type="currency">
            <text:p>-1,75 €</text:p>
          </table:table-cell>
        </table:table-row>
        <table:table-row table:style-name="ro1">
          <table:table-cell office:value-type="string" calcext:value-type="string">
            <text:p>2017 02 0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77.2" calcext:value-type="currency">
            <text:p>277,20 €</text:p>
          </table:table-cell>
          <table:table-cell office:value-type="currency" office:currency="EUR" office:value="0.69" calcext:value-type="currency">
            <text:p>0,69 €</text:p>
          </table:table-cell>
          <table:table-cell office:value-type="currency" office:currency="EUR" office:value="281.36" calcext:value-type="currency">
            <text:p>281,36 €</text:p>
          </table:table-cell>
          <table:table-cell office:value-type="currency" office:currency="EUR" office:value="-4.85" calcext:value-type="currency">
            <text:p>-4,85 €</text:p>
          </table:table-cell>
        </table:table-row>
        <table:table-row table:style-name="ro1">
          <table:table-cell office:value-type="string" calcext:value-type="string">
            <text:p>2017 02 0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71" calcext:value-type="float">
            <text:p>271</text:p>
          </table:table-cell>
          <table:table-cell office:value-type="currency" office:currency="EUR" office:value="250.4" calcext:value-type="currency">
            <text:p>250,40 €</text:p>
          </table:table-cell>
          <table:table-cell office:value-type="currency" office:currency="EUR" office:value="0.63" calcext:value-type="currency">
            <text:p>0,63 €</text:p>
          </table:table-cell>
          <table:table-cell office:value-type="currency" office:currency="EUR" office:value="253.52" calcext:value-type="currency">
            <text:p>253,52 €</text:p>
          </table:table-cell>
          <table:table-cell office:value-type="currency" office:currency="EUR" office:value="-3.75" calcext:value-type="currency">
            <text:p>-3,75 €</text:p>
          </table:table-cell>
        </table:table-row>
        <table:table-row table:style-name="ro1">
          <table:table-cell office:value-type="string" calcext:value-type="string">
            <text:p>2017 02 0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84.2" calcext:value-type="currency">
            <text:p>184,2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8.71" calcext:value-type="currency">
            <text:p>188,71 €</text:p>
          </table:table-cell>
          <table:table-cell office:value-type="currency" office:currency="EUR" office:value="-4.51" calcext:value-type="currency">
            <text:p>-4,51 €</text:p>
          </table:table-cell>
        </table:table-row>
        <table:table-row table:style-name="ro1">
          <table:table-cell office:value-type="string" calcext:value-type="string">
            <text:p>2017 02 0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900" calcext:value-type="float">
            <text:p>900</text:p>
          </table:table-cell>
          <table:table-cell office:value-type="currency" office:currency="EUR" office:value="831.6" calcext:value-type="currency">
            <text:p>831,60 €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currency" office:currency="EUR" office:value="846.18" calcext:value-type="currency">
            <text:p>846,18 €</text:p>
          </table:table-cell>
          <table:table-cell office:value-type="currency" office:currency="EUR" office:value="-14.73" calcext:value-type="currency">
            <text:p>-14,73 €</text:p>
          </table:table-cell>
        </table:table-row>
        <table:table-row table:style-name="ro1">
          <table:table-cell office:value-type="string" calcext:value-type="string">
            <text:p>2017 02 0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84.2" calcext:value-type="currency">
            <text:p>184,2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8.71" calcext:value-type="currency">
            <text:p>188,71 €</text:p>
          </table:table-cell>
          <table:table-cell office:value-type="currency" office:currency="EUR" office:value="-4.51" calcext:value-type="currency">
            <text:p>-4,51 €</text:p>
          </table:table-cell>
        </table:table-row>
        <table:table-row table:style-name="ro1">
          <table:table-cell office:value-type="string" calcext:value-type="string">
            <text:p>2017 02 09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444" calcext:value-type="float">
            <text:p>444</text:p>
          </table:table-cell>
          <table:table-cell office:value-type="currency" office:currency="EUR" office:value="408.92" calcext:value-type="currency">
            <text:p>408,92 €</text:p>
          </table:table-cell>
          <table:table-cell office:value-type="currency" office:currency="EUR" office:value="0.76" calcext:value-type="currency">
            <text:p>0,76 €</text:p>
          </table:table-cell>
          <table:table-cell office:value-type="currency" office:currency="EUR" office:value="417.11" calcext:value-type="currency">
            <text:p>417,11 €</text:p>
          </table:table-cell>
          <table:table-cell office:value-type="currency" office:currency="EUR" office:value="-8.95" calcext:value-type="currency">
            <text:p>-8,95 €</text:p>
          </table:table-cell>
        </table:table-row>
        <table:table-row table:style-name="ro1">
          <table:table-cell office:value-type="string" calcext:value-type="string">
            <text:p>2017 02 21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807" calcext:value-type="float">
            <text:p>1807</text:p>
          </table:table-cell>
          <table:table-cell office:value-type="currency" office:currency="EUR" office:value="1660.63" calcext:value-type="currency">
            <text:p>1.660,63 €</text:p>
          </table:table-cell>
          <table:table-cell office:value-type="currency" office:currency="EUR" office:value="4.15" calcext:value-type="currency">
            <text:p>4,15 €</text:p>
          </table:table-cell>
          <table:table-cell office:value-type="currency" office:currency="EUR" office:value="1682.51" calcext:value-type="currency">
            <text:p>1.682,51 €</text:p>
          </table:table-cell>
          <table:table-cell office:value-type="currency" office:currency="EUR" office:value="-26.03" calcext:value-type="currency">
            <text:p>-26,03 €</text:p>
          </table:table-cell>
        </table:table-row>
        <table:table-row table:style-name="ro1">
          <table:table-cell office:value-type="string" calcext:value-type="string">
            <text:p>2017 02 23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9" calcext:value-type="float">
            <text:p>39</text:p>
          </table:table-cell>
          <table:table-cell office:value-type="currency" office:currency="EUR" office:value="36.43" calcext:value-type="currency">
            <text:p>36,4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6.13" calcext:value-type="currency">
            <text:p>36,13 €</text:p>
          </table:table-cell>
          <table:table-cell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2017 02 28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06" calcext:value-type="float">
            <text:p>106</text:p>
          </table:table-cell>
          <table:table-cell office:value-type="currency" office:currency="EUR" office:value="99" calcext:value-type="currency">
            <text:p>99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8.18" calcext:value-type="currency">
            <text:p>98,18 €</text:p>
          </table:table-cell>
          <table:table-cell office:value-type="currency" office:currency="EUR" office:value="0.82" calcext:value-type="currency">
            <text:p>0,82 €</text:p>
          </table:table-cell>
        </table:table-row>
        <table:table-row table:style-name="ro1">
          <table:table-cell office:value-type="string" calcext:value-type="string">
            <text:p>2017 03 01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40.1" calcext:value-type="currency">
            <text:p>140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37.97" calcext:value-type="currency">
            <text:p>137,97 €</text:p>
          </table:table-cell>
          <table:table-cell office:value-type="currency" office:currency="EUR" office:value="2.13" calcext:value-type="currency">
            <text:p>2,13 €</text:p>
          </table:table-cell>
        </table:table-row>
        <table:table-row table:style-name="ro1">
          <table:table-cell office:value-type="string" calcext:value-type="string">
            <text:p>2017 03 01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40.1" calcext:value-type="currency">
            <text:p>140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36.99" calcext:value-type="currency">
            <text:p>136,99 €</text:p>
          </table:table-cell>
          <table:table-cell office:value-type="currency" office:currency="EUR" office:value="3.11" calcext:value-type="currency">
            <text:p>3,11 €</text:p>
          </table:table-cell>
        </table:table-row>
        <table:table-row table:style-name="ro1">
          <table:table-cell office:value-type="string" calcext:value-type="string">
            <text:p>2017 03 01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585" calcext:value-type="float">
            <text:p>585</text:p>
          </table:table-cell>
          <table:table-cell office:value-type="currency" office:currency="EUR" office:value="546.39" calcext:value-type="currency">
            <text:p>546,39 €</text:p>
          </table:table-cell>
          <table:table-cell office:value-type="currency" office:currency="EUR" office:value="0.45" calcext:value-type="currency">
            <text:p>0,45 €</text:p>
          </table:table-cell>
          <table:table-cell office:value-type="currency" office:currency="EUR" office:value="534.26" calcext:value-type="currency">
            <text:p>534,26 €</text:p>
          </table:table-cell>
          <table:table-cell office:value-type="currency" office:currency="EUR" office:value="11.68" calcext:value-type="currency">
            <text:p>11,68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75" calcext:value-type="currency">
            <text:p>37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74.97" calcext:value-type="currency">
            <text:p>274,97 €</text:p>
          </table:table-cell>
          <table:table-cell office:value-type="currency" office:currency="EUR" office:value="98.03" calcext:value-type="currency">
            <text:p>98,03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75" calcext:value-type="currency">
            <text:p>375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74.48" calcext:value-type="currency">
            <text:p>274,48 €</text:p>
          </table:table-cell>
          <table:table-cell office:value-type="currency" office:currency="EUR" office:value="100.52" calcext:value-type="currency">
            <text:p>100,52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75" calcext:value-type="currency">
            <text:p>375,00 €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currency" office:currency="EUR" office:value="273.62" calcext:value-type="currency">
            <text:p>273,62 €</text:p>
          </table:table-cell>
          <table:table-cell office:value-type="currency" office:currency="EUR" office:value="100.57" calcext:value-type="currency">
            <text:p>100,57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600" calcext:value-type="float">
            <text:p>600</text:p>
          </table:table-cell>
          <table:table-cell office:value-type="currency" office:currency="EUR" office:value="750" calcext:value-type="currency">
            <text:p>750,00 €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currency" office:currency="EUR" office:value="643.88" calcext:value-type="currency">
            <text:p>643,88 €</text:p>
          </table:table-cell>
          <table:table-cell office:value-type="currency" office:currency="EUR" office:value="104.24" calcext:value-type="currency">
            <text:p>104,24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100" calcext:value-type="float">
            <text:p>1100</text:p>
          </table:table-cell>
          <table:table-cell office:value-type="currency" office:currency="EUR" office:value="1419" calcext:value-type="currency">
            <text:p>1.419,00 €</text:p>
          </table:table-cell>
          <table:table-cell office:value-type="currency" office:currency="EUR" office:value="3.48" calcext:value-type="currency">
            <text:p>3,48 €</text:p>
          </table:table-cell>
          <table:table-cell office:value-type="currency" office:currency="EUR" office:value="1381.14" calcext:value-type="currency">
            <text:p>1.381,14 €</text:p>
          </table:table-cell>
          <table:table-cell office:value-type="currency" office:currency="EUR" office:value="34.38" calcext:value-type="currency">
            <text:p>34,38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87" calcext:value-type="currency">
            <text:p>387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66.92" calcext:value-type="currency">
            <text:p>366,92 €</text:p>
          </table:table-cell>
          <table:table-cell office:value-type="currency" office:currency="EUR" office:value="20.08" calcext:value-type="currency">
            <text:p>20,08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87" calcext:value-type="currency">
            <text:p>387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66.92" calcext:value-type="currency">
            <text:p>366,92 €</text:p>
          </table:table-cell>
          <table:table-cell office:value-type="currency" office:currency="EUR" office:value="18.08" calcext:value-type="currency">
            <text:p>18,08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444" calcext:value-type="currency">
            <text:p>444,00 €</text:p>
          </table:table-cell>
          <table:table-cell office:value-type="currency" office:currency="EUR" office:value="1.11" calcext:value-type="currency">
            <text:p>1,11 €</text:p>
          </table:table-cell>
          <table:table-cell office:value-type="currency" office:currency="EUR" office:value="449.49" calcext:value-type="currency">
            <text:p>449,49 €</text:p>
          </table:table-cell>
          <table:table-cell office:value-type="currency" office:currency="EUR" office:value="-6.6" calcext:value-type="currency">
            <text:p>-6,60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1" calcext:value-type="currency">
            <text:p>111,00 €</text:p>
          </table:table-cell>
          <table:table-cell office:value-type="currency" office:currency="EUR" office:value="0.27" calcext:value-type="currency">
            <text:p>0,27 €</text:p>
          </table:table-cell>
          <table:table-cell office:value-type="currency" office:currency="EUR" office:value="125.21" calcext:value-type="currency">
            <text:p>125,21 €</text:p>
          </table:table-cell>
          <table:table-cell office:value-type="currency" office:currency="EUR" office:value="-14.48" calcext:value-type="currency">
            <text:p>-14,48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AB ,,Panevėžio statybos trestas" PVA (ISIN LT000010144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110" calcext:value-type="currency">
            <text:p>1.110,00 €</text:p>
          </table:table-cell>
          <table:table-cell office:value-type="currency" office:currency="EUR" office:value="2.78" calcext:value-type="currency">
            <text:p>2,78 €</text:p>
          </table:table-cell>
          <table:table-cell office:value-type="currency" office:currency="EUR" office:value="1264.95" calcext:value-type="currency">
            <text:p>1.264,95 €</text:p>
          </table:table-cell>
          <table:table-cell office:value-type="currency" office:currency="EUR" office:value="-157.73" calcext:value-type="currency">
            <text:p>-157,73 €</text:p>
          </table:table-cell>
        </table:table-row>
        <table:table-row table:style-name="ro1">
          <table:table-cell office:value-type="string" calcext:value-type="string">
            <text:p>2017 05 10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200" calcext:value-type="float">
            <text:p>1200</text:p>
          </table:table-cell>
          <table:table-cell office:value-type="currency" office:currency="EUR" office:value="1740" calcext:value-type="currency">
            <text:p>1.740,00 €</text:p>
          </table:table-cell>
          <table:table-cell office:value-type="currency" office:currency="EUR" office:value="3.44" calcext:value-type="currency">
            <text:p>3,44 €</text:p>
          </table:table-cell>
          <table:table-cell office:value-type="currency" office:currency="EUR" office:value="1348.86" calcext:value-type="currency">
            <text:p>1.348,86 €</text:p>
          </table:table-cell>
          <table:table-cell office:value-type="currency" office:currency="EUR" office:value="387.7" calcext:value-type="currency">
            <text:p>387,70 €</text:p>
          </table:table-cell>
        </table:table-row>
        <table:table-row table:style-name="ro1">
          <table:table-cell office:value-type="string" calcext:value-type="string">
            <text:p>2017 05 10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35" calcext:value-type="currency">
            <text:p>43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29.4" calcext:value-type="currency">
            <text:p>429,40 €</text:p>
          </table:table-cell>
          <table:table-cell office:value-type="currency" office:currency="EUR" office:value="3.6" calcext:value-type="currency">
            <text:p>3,60 €</text:p>
          </table:table-cell>
        </table:table-row>
        <table:table-row table:style-name="ro1">
          <table:table-cell office:value-type="string" calcext:value-type="string">
            <text:p>2017 10 05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380" calcext:value-type="currency">
            <text:p>1.380,00 €</text:p>
          </table:table-cell>
          <table:table-cell office:value-type="currency" office:currency="EUR" office:value="3.45" calcext:value-type="currency">
            <text:p>3,45 €</text:p>
          </table:table-cell>
          <table:table-cell office:value-type="currency" office:currency="EUR" office:value="1428.89" calcext:value-type="currency">
            <text:p>1.428,89 €</text:p>
          </table:table-cell>
          <table:table-cell office:value-type="currency" office:currency="EUR" office:value="-52.34" calcext:value-type="currency">
            <text:p>-52,34 €</text:p>
          </table:table-cell>
        </table:table-row>
        <table:table-row table:style-name="ro1">
          <table:table-cell office:value-type="string" calcext:value-type="string">
            <text:p>2017 10 05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380" calcext:value-type="currency">
            <text:p>1.380,00 €</text:p>
          </table:table-cell>
          <table:table-cell office:value-type="currency" office:currency="EUR" office:value="3.45" calcext:value-type="currency">
            <text:p>3,45 €</text:p>
          </table:table-cell>
          <table:table-cell office:value-type="currency" office:currency="EUR" office:value="1402.35" calcext:value-type="currency">
            <text:p>1.402,35 €</text:p>
          </table:table-cell>
          <table:table-cell office:value-type="currency" office:currency="EUR" office:value="-25.8" calcext:value-type="currency">
            <text:p>-25,80 €</text:p>
          </table:table-cell>
        </table:table-row>
        <table:table-row table:style-name="ro1">
          <table:table-cell office:value-type="string" calcext:value-type="string">
            <text:p>2017 10 05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70" calcext:value-type="float">
            <text:p>170</text:p>
          </table:table-cell>
          <table:table-cell office:value-type="currency" office:currency="EUR" office:value="234.6" calcext:value-type="currency">
            <text:p>234,60 €</text:p>
          </table:table-cell>
          <table:table-cell office:value-type="currency" office:currency="EUR" office:value="0.59" calcext:value-type="currency">
            <text:p>0,59 €</text:p>
          </table:table-cell>
          <table:table-cell office:value-type="currency" office:currency="EUR" office:value="236.3" calcext:value-type="currency">
            <text:p>236,30 €</text:p>
          </table:table-cell>
          <table:table-cell office:value-type="currency" office:currency="EUR" office:value="-2.29" calcext:value-type="currency">
            <text:p>-2,29 €</text:p>
          </table:table-cell>
        </table:table-row>
        <table:table-row table:style-name="ro1">
          <table:table-cell office:value-type="string" calcext:value-type="string">
            <text:p>2017 10 06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345" calcext:value-type="currency">
            <text:p>345,00 €</text:p>
          </table:table-cell>
          <table:table-cell office:value-type="currency" office:currency="EUR" office:value="0.86" calcext:value-type="currency">
            <text:p>0,86 €</text:p>
          </table:table-cell>
          <table:table-cell office:value-type="currency" office:currency="EUR" office:value="347.5" calcext:value-type="currency">
            <text:p>347,50 €</text:p>
          </table:table-cell>
          <table:table-cell office:value-type="currency" office:currency="EUR" office:value="-3.36" calcext:value-type="currency">
            <text:p>-3,36 €</text:p>
          </table:table-cell>
        </table:table-row>
        <table:table-row table:style-name="ro1">
          <table:table-cell office:value-type="string" calcext:value-type="string">
            <text:p>2017 10 09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45" calcext:value-type="float">
            <text:p>145</text:p>
          </table:table-cell>
          <table:table-cell office:value-type="currency" office:currency="EUR" office:value="200.1" calcext:value-type="currency">
            <text:p>200,10 €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currency" office:currency="EUR" office:value="196.69" calcext:value-type="currency">
            <text:p>196,69 €</text:p>
          </table:table-cell>
          <table:table-cell office:value-type="currency" office:currency="EUR" office:value="2.91" calcext:value-type="currency">
            <text:p>2,91 €</text:p>
          </table:table-cell>
        </table:table-row>
        <table:table-row table:style-name="ro1">
          <table:table-cell office:value-type="string" calcext:value-type="string">
            <text:p>2017 10 10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380" calcext:value-type="currency">
            <text:p>1.380,00 €</text:p>
          </table:table-cell>
          <table:table-cell office:value-type="currency" office:currency="EUR" office:value="3.45" calcext:value-type="currency">
            <text:p>3,45 €</text:p>
          </table:table-cell>
          <table:table-cell office:value-type="currency" office:currency="EUR" office:value="1349.82" calcext:value-type="currency">
            <text:p>1.349,82 €</text:p>
          </table:table-cell>
          <table:table-cell office:value-type="currency" office:currency="EUR" office:value="26.73" calcext:value-type="currency">
            <text:p>26,73 €</text:p>
          </table:table-cell>
        </table:table-row>
        <table:table-row table:style-name="ro1">
          <table:table-cell office:value-type="string" calcext:value-type="string">
            <text:p>2017 10 11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435" calcext:value-type="float">
            <text:p>435</text:p>
          </table:table-cell>
          <table:table-cell office:value-type="currency" office:currency="EUR" office:value="600.3" calcext:value-type="currency">
            <text:p>600,3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238.2" calcext:value-type="currency">
            <text:p>238,20 €</text:p>
          </table:table-cell>
          <table:table-cell office:value-type="currency" office:currency="EUR" office:value="360.6" calcext:value-type="currency">
            <text:p>360,60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99.5" calcext:value-type="currency">
            <text:p>19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06.17" calcext:value-type="currency">
            <text:p>206,17 €</text:p>
          </table:table-cell>
          <table:table-cell office:value-type="currency" office:currency="EUR" office:value="-8.67" calcext:value-type="currency">
            <text:p>-8,67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AB ,,Pieno žvaigždės" PVA (ISIN LT0000111676)</text:p>
          </table:table-cell>
          <table:table-cell office:value-type="float" office:value="590" calcext:value-type="float">
            <text:p>590</text:p>
          </table:table-cell>
          <table:table-cell office:value-type="currency" office:currency="EUR" office:value="772.9" calcext:value-type="currency">
            <text:p>772,9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54.16" calcext:value-type="currency">
            <text:p>454,16 €</text:p>
          </table:table-cell>
          <table:table-cell office:value-type="currency" office:currency="EUR" office:value="316.74" calcext:value-type="currency">
            <text:p>316,74 €</text:p>
          </table:table-cell>
        </table:table-row>
        <table:table-row table:style-name="ro1">
          <table:table-cell office:value-type="string" calcext:value-type="string">
            <text:p>2017 06 20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1150" calcext:value-type="currency">
            <text:p>1.150,00 €</text:p>
          </table:table-cell>
          <table:table-cell office:value-type="currency" office:currency="EUR" office:value="2.88" calcext:value-type="currency">
            <text:p>2,88 €</text:p>
          </table:table-cell>
          <table:table-cell office:value-type="currency" office:currency="EUR" office:value="1102.75" calcext:value-type="currency">
            <text:p>1.102,75 €</text:p>
          </table:table-cell>
          <table:table-cell office:value-type="currency" office:currency="EUR" office:value="44.37" calcext:value-type="currency">
            <text:p>44,37 €</text:p>
          </table:table-cell>
        </table:table-row>
        <table:table-row table:style-name="ro1">
          <table:table-cell office:value-type="string" calcext:value-type="string">
            <text:p>2017 06 20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460" calcext:value-type="currency">
            <text:p>460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41.1" calcext:value-type="currency">
            <text:p>441,10 €</text:p>
          </table:table-cell>
          <table:table-cell office:value-type="currency" office:currency="EUR" office:value="17.75" calcext:value-type="currency">
            <text:p>17,75 €</text:p>
          </table:table-cell>
        </table:table-row>
        <table:table-row table:style-name="ro1">
          <table:table-cell office:value-type="string" calcext:value-type="string">
            <text:p>2017 06 20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460" calcext:value-type="currency">
            <text:p>460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346.27" calcext:value-type="currency">
            <text:p>346,27 €</text:p>
          </table:table-cell>
          <table:table-cell office:value-type="currency" office:currency="EUR" office:value="112.58" calcext:value-type="currency">
            <text:p>112,58 €</text:p>
          </table:table-cell>
        </table:table-row>
        <table:table-row table:style-name="ro1">
          <table:table-cell table:style-name="ce1" office:value-type="string" calcext:value-type="string">
            <text:p>2017 06 20</text:p>
          </table:table-cell>
          <table:table-cell table:style-name="ce1" office:value-type="string" calcext:value-type="string">
            <text:p>AB ,,Rokiškio sūris" PVA (ISIN LT0000100372)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currency" office:currency="EUR" office:value="460" calcext:value-type="currency">
            <text:p>460,00 €</text:p>
          </table:table-cell>
          <table:table-cell table:style-name="ce5" office:value-type="currency" office:currency="EUR" office:value="1.15" calcext:value-type="currency">
            <text:p>1,15 €</text:p>
          </table:table-cell>
          <table:table-cell table:style-name="ce5" table:formula="of:=200*2.2+1.15" office:value-type="currency" office:currency="EUR" office:value="441.15" calcext:value-type="currency">
            <text:p>441,15 €</text:p>
          </table:table-cell>
          <table:table-cell table:style-name="ce5" table:formula="of:=[.D271]-[.F271]-[.E271]" office:value-type="currency" office:currency="EUR" office:value="17.7" calcext:value-type="currency">
            <text:p>17,70 €</text:p>
          </table:table-cell>
        </table:table-row>
        <table:table-row table:style-name="ro1">
          <table:table-cell table:style-name="ce1" office:value-type="string" calcext:value-type="string">
            <text:p>2017 06 20</text:p>
          </table:table-cell>
          <table:table-cell table:style-name="ce1" office:value-type="string" calcext:value-type="string">
            <text:p>AB ,,Rokiškio sūris" PVA (ISIN LT0000100372)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currency" office:currency="EUR" office:value="230" calcext:value-type="currency">
            <text:p>230,00 €</text:p>
          </table:table-cell>
          <table:table-cell table:style-name="ce5" office:value-type="currency" office:currency="EUR" office:value="0.57" calcext:value-type="currency">
            <text:p>0,57 €</text:p>
          </table:table-cell>
          <table:table-cell table:style-name="ce5" table:formula="of:=100*2.2+0.74" office:value-type="currency" office:currency="EUR" office:value="220.74" calcext:value-type="currency">
            <text:p>220,74 €</text:p>
          </table:table-cell>
          <table:table-cell table:style-name="ce5" table:formula="of:=[.D272]-[.F272]-[.E272]" office:value-type="currency" office:currency="EUR" office:value="8.68999999999996" calcext:value-type="currency">
            <text:p>8,69 €</text:p>
          </table:table-cell>
        </table:table-row>
        <table:table-row table:style-name="ro1">
          <table:table-cell office:value-type="string" calcext:value-type="string">
            <text:p>2017 08 02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337.5" calcext:value-type="currency">
            <text:p>337,50 €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currency" office:currency="EUR" office:value="322.68" calcext:value-type="currency">
            <text:p>322,68 €</text:p>
          </table:table-cell>
          <table:table-cell office:value-type="currency" office:currency="EUR" office:value="14.01" calcext:value-type="currency">
            <text:p>14,01 €</text:p>
          </table:table-cell>
        </table:table-row>
        <table:table-row table:style-name="ro1">
          <table:table-cell office:value-type="string" calcext:value-type="string">
            <text:p>2017 08 02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337.5" calcext:value-type="currency">
            <text:p>337,50 €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currency" office:currency="EUR" office:value="323.14" calcext:value-type="currency">
            <text:p>323,14 €</text:p>
          </table:table-cell>
          <table:table-cell office:value-type="currency" office:currency="EUR" office:value="13.51" calcext:value-type="currency">
            <text:p>13,51 €</text:p>
          </table:table-cell>
        </table:table-row>
        <table:table-row table:style-name="ro1">
          <table:table-cell office:value-type="string" calcext:value-type="string">
            <text:p>2017 08 02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787.5" calcext:value-type="currency">
            <text:p>787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801.25" calcext:value-type="currency">
            <text:p>801,25 €</text:p>
          </table:table-cell>
          <table:table-cell office:value-type="currency" office:currency="EUR" office:value="-15.75" calcext:value-type="currency">
            <text:p>-15,75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650" calcext:value-type="float">
            <text:p>650</text:p>
          </table:table-cell>
          <table:table-cell office:value-type="currency" office:currency="EUR" office:value="1417" calcext:value-type="currency">
            <text:p>1.417,00 €</text:p>
          </table:table-cell>
          <table:table-cell office:value-type="currency" office:currency="EUR" office:value="2.36" calcext:value-type="currency">
            <text:p>2,36 €</text:p>
          </table:table-cell>
          <table:table-cell office:value-type="currency" office:currency="EUR" office:value="1421.36" calcext:value-type="currency">
            <text:p>1.421,36 €</text:p>
          </table:table-cell>
          <table:table-cell office:value-type="currency" office:currency="EUR" office:value="-6.72" calcext:value-type="currency">
            <text:p>-6,72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09" calcext:value-type="currency">
            <text:p>109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09.49" calcext:value-type="currency">
            <text:p>109,49 €</text:p>
          </table:table-cell>
          <table:table-cell office:value-type="currency" office:currency="EUR" office:value="-0.49" calcext:value-type="currency">
            <text:p>-0,49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218" calcext:value-type="currency">
            <text:p>21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15.43" calcext:value-type="currency">
            <text:p>215,43 €</text:p>
          </table:table-cell>
          <table:table-cell office:value-type="currency" office:currency="EUR" office:value="0.57" calcext:value-type="currency">
            <text:p>0,57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327" calcext:value-type="currency">
            <text:p>327,00 €</text:p>
          </table:table-cell>
          <table:table-cell office:value-type="currency" office:currency="EUR" office:value="0.82" calcext:value-type="currency">
            <text:p>0,82 €</text:p>
          </table:table-cell>
          <table:table-cell office:value-type="currency" office:currency="EUR" office:value="324.88" calcext:value-type="currency">
            <text:p>324,88 €</text:p>
          </table:table-cell>
          <table:table-cell office:value-type="currency" office:currency="EUR" office:value="1.3" calcext:value-type="currency">
            <text:p>1,30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202.5" calcext:value-type="currency">
            <text:p>202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94.77" calcext:value-type="currency">
            <text:p>194,77 €</text:p>
          </table:table-cell>
          <table:table-cell office:value-type="currency" office:currency="EUR" office:value="5.73" calcext:value-type="currency">
            <text:p>5,73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60" calcext:value-type="float">
            <text:p>60</text:p>
          </table:table-cell>
          <table:table-cell office:value-type="currency" office:currency="EUR" office:value="135" calcext:value-type="currency">
            <text:p>135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29.86" calcext:value-type="currency">
            <text:p>129,86 €</text:p>
          </table:table-cell>
          <table:table-cell office:value-type="currency" office:currency="EUR" office:value="5.14" calcext:value-type="currency">
            <text:p>5,14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Rokiškio sūris" PVA (ISIN LT0000100372)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371.25" calcext:value-type="currency">
            <text:p>371,2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31.7" calcext:value-type="currency">
            <text:p>231,70 €</text:p>
          </table:table-cell>
          <table:table-cell office:value-type="currency" office:currency="EUR" office:value="139.55" calcext:value-type="currency">
            <text:p>139,55 €</text:p>
          </table:table-cell>
        </table:table-row>
        <table:table-row table:style-name="ro1">
          <table:table-cell table:style-name="ce1" office:value-type="string" calcext:value-type="string">
            <text:p>2017 08 14</text:p>
          </table:table-cell>
          <table:table-cell table:style-name="ce1" office:value-type="string" calcext:value-type="string">
            <text:p>AB ,,Rokiškio sūris" PVA (ISIN LT0000100372)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currency" office:currency="EUR" office:value="135" calcext:value-type="currency">
            <text:p>135,00 €</text:p>
          </table:table-cell>
          <table:table-cell table:style-name="ce5" office:value-type="currency" office:currency="EUR" office:value="0.11" calcext:value-type="currency">
            <text:p>0,11 €</text:p>
          </table:table-cell>
          <table:table-cell table:style-name="ce5" table:formula="of:=[.C283]*2.16" office:value-type="currency" office:currency="EUR" office:value="129.6" calcext:value-type="currency">
            <text:p>129,60 €</text:p>
          </table:table-cell>
          <table:table-cell table:style-name="ce5" table:formula="of:=[.D283]-[.F283]-[.E283]" office:value-type="currency" office:currency="EUR" office:value="5.28999999999998" calcext:value-type="currency">
            <text:p>5,29 €</text:p>
          </table:table-cell>
        </table:table-row>
        <table:table-row table:style-name="ro1">
          <table:table-cell table:style-name="ce1" office:value-type="string" calcext:value-type="string">
            <text:p>2017 08 14</text:p>
          </table:table-cell>
          <table:table-cell table:style-name="ce1" office:value-type="string" calcext:value-type="string">
            <text:p>AB ,,Rokiškio sūris" PVA (ISIN LT0000100372)</text:p>
          </table:table-cell>
          <table:table-cell table:style-name="ce3" office:value-type="float" office:value="225" calcext:value-type="float">
            <text:p>225</text:p>
          </table:table-cell>
          <table:table-cell table:style-name="ce5" office:value-type="currency" office:currency="EUR" office:value="506.25" calcext:value-type="currency">
            <text:p>506,25 €</text:p>
          </table:table-cell>
          <table:table-cell table:style-name="ce5" office:value-type="currency" office:currency="EUR" office:value="1.27" calcext:value-type="currency">
            <text:p>1,27 €</text:p>
          </table:table-cell>
          <table:table-cell table:style-name="ce5" table:formula="of:=[.C284]*2.16" office:value-type="currency" office:currency="EUR" office:value="486" calcext:value-type="currency">
            <text:p>486,00 €</text:p>
          </table:table-cell>
          <table:table-cell table:style-name="ce5" table:formula="of:=[.D284]-[.F284]-[.E284]" office:value-type="currency" office:currency="EUR" office:value="18.9799999999999" calcext:value-type="currency">
            <text:p>18,98 €</text:p>
          </table:table-cell>
        </table:table-row>
        <table:table-row table:style-name="ro1">
          <table:table-cell office:value-type="string" calcext:value-type="string">
            <text:p>2017 07 18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550" calcext:value-type="float">
            <text:p>550</text:p>
          </table:table-cell>
          <table:table-cell office:value-type="currency" office:currency="EUR" office:value="1771" calcext:value-type="currency">
            <text:p>1.771,00 €</text:p>
          </table:table-cell>
          <table:table-cell office:value-type="currency" office:currency="EUR" office:value="4.43" calcext:value-type="currency">
            <text:p>4,43 €</text:p>
          </table:table-cell>
          <table:table-cell office:value-type="currency" office:currency="EUR" office:value="1692.72" calcext:value-type="currency">
            <text:p>1.692,72 €</text:p>
          </table:table-cell>
          <table:table-cell office:value-type="currency" office:currency="EUR" office:value="73.85" calcext:value-type="currency">
            <text:p>73,85 €</text:p>
          </table:table-cell>
        </table:table-row>
        <table:table-row table:style-name="ro1">
          <table:table-cell office:value-type="string" calcext:value-type="string">
            <text:p>2017 07 27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24" calcext:value-type="currency">
            <text:p>32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22" calcext:value-type="currency">
            <text:p>322,00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64" calcext:value-type="currency">
            <text:p>364,00 €</text:p>
          </table:table-cell>
          <table:table-cell office:value-type="currency" office:currency="EUR" office:value="0.91" calcext:value-type="currency">
            <text:p>0,91 €</text:p>
          </table:table-cell>
          <table:table-cell office:value-type="currency" office:currency="EUR" office:value="355.89" calcext:value-type="currency">
            <text:p>355,89 €</text:p>
          </table:table-cell>
          <table:table-cell office:value-type="currency" office:currency="EUR" office:value="7.2" calcext:value-type="currency">
            <text:p>7,20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64" calcext:value-type="currency">
            <text:p>364,00 €</text:p>
          </table:table-cell>
          <table:table-cell office:value-type="currency" office:currency="EUR" office:value="0.91" calcext:value-type="currency">
            <text:p>0,91 €</text:p>
          </table:table-cell>
          <table:table-cell office:value-type="currency" office:currency="EUR" office:value="355.64" calcext:value-type="currency">
            <text:p>355,64 €</text:p>
          </table:table-cell>
          <table:table-cell office:value-type="currency" office:currency="EUR" office:value="7.45" calcext:value-type="currency">
            <text:p>7,45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64" calcext:value-type="currency">
            <text:p>364,00 €</text:p>
          </table:table-cell>
          <table:table-cell office:value-type="currency" office:currency="EUR" office:value="0.73" calcext:value-type="currency">
            <text:p>0,73 €</text:p>
          </table:table-cell>
          <table:table-cell office:value-type="currency" office:currency="EUR" office:value="355.36" calcext:value-type="currency">
            <text:p>355,36 €</text:p>
          </table:table-cell>
          <table:table-cell office:value-type="currency" office:currency="EUR" office:value="7.91" calcext:value-type="currency">
            <text:p>7,91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64" calcext:value-type="currency">
            <text:p>364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55.36" calcext:value-type="currency">
            <text:p>355,36 €</text:p>
          </table:table-cell>
          <table:table-cell office:value-type="currency" office:currency="EUR" office:value="8.64" calcext:value-type="currency">
            <text:p>8,64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291.2" calcext:value-type="currency">
            <text:p>291,2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85.38" calcext:value-type="currency">
            <text:p>285,38 €</text:p>
          </table:table-cell>
          <table:table-cell office:value-type="currency" office:currency="EUR" office:value="5.82" calcext:value-type="currency">
            <text:p>5,82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72.8" calcext:value-type="currency">
            <text:p>72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1.8" calcext:value-type="currency">
            <text:p>71,80 €</text:p>
          </table:table-cell>
          <table:table-cell office:value-type="currency" office:currency="EUR" office:value="-1" calcext:value-type="currency">
            <text:p>-1,00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79.5" calcext:value-type="currency">
            <text:p>179,50 €</text:p>
          </table:table-cell>
          <table:table-cell office:value-type="currency" office:currency="EUR" office:value="0.45" calcext:value-type="currency">
            <text:p>0,45 €</text:p>
          </table:table-cell>
          <table:table-cell office:value-type="currency" office:currency="EUR" office:value="182.78" calcext:value-type="currency">
            <text:p>182,78 €</text:p>
          </table:table-cell>
          <table:table-cell office:value-type="currency" office:currency="EUR" office:value="-3.73" calcext:value-type="currency">
            <text:p>-3,73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79.5" calcext:value-type="currency">
            <text:p>179,50 €</text:p>
          </table:table-cell>
          <table:table-cell office:value-type="currency" office:currency="EUR" office:value="0.45" calcext:value-type="currency">
            <text:p>0,45 €</text:p>
          </table:table-cell>
          <table:table-cell office:value-type="currency" office:currency="EUR" office:value="182.78" calcext:value-type="currency">
            <text:p>182,78 €</text:p>
          </table:table-cell>
          <table:table-cell office:value-type="currency" office:currency="EUR" office:value="-3.73" calcext:value-type="currency">
            <text:p>-3,73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38.5" calcext:value-type="currency">
            <text:p>538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54" calcext:value-type="currency">
            <text:p>554,00 €</text:p>
          </table:table-cell>
          <table:table-cell office:value-type="currency" office:currency="EUR" office:value="-17.5" calcext:value-type="currency">
            <text:p>-17,50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38.5" calcext:value-type="currency">
            <text:p>538,50 €</text:p>
          </table:table-cell>
          <table:table-cell office:value-type="currency" office:currency="EUR" office:value="0.69" calcext:value-type="currency">
            <text:p>0,69 €</text:p>
          </table:table-cell>
          <table:table-cell office:value-type="currency" office:currency="EUR" office:value="552.76" calcext:value-type="currency">
            <text:p>552,76 €</text:p>
          </table:table-cell>
          <table:table-cell office:value-type="currency" office:currency="EUR" office:value="-14.95" calcext:value-type="currency">
            <text:p>-14,95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59" calcext:value-type="currency">
            <text:p>359,00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currency" office:currency="EUR" office:value="367" calcext:value-type="currency">
            <text:p>367,00 €</text:p>
          </table:table-cell>
          <table:table-cell office:value-type="currency" office:currency="EUR" office:value="-8.9" calcext:value-type="currency">
            <text:p>-8,90 €</text:p>
          </table:table-cell>
        </table:table-row>
        <table:table-row table:style-name="ro1">
          <table:table-cell office:value-type="string" calcext:value-type="string">
            <text:p>2017 09 28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59" calcext:value-type="currency">
            <text:p>359,00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currency" office:currency="EUR" office:value="365.55" calcext:value-type="currency">
            <text:p>365,55 €</text:p>
          </table:table-cell>
          <table:table-cell office:value-type="currency" office:currency="EUR" office:value="-7.45" calcext:value-type="currency">
            <text:p>-7,45 €</text:p>
          </table:table-cell>
        </table:table-row>
        <table:table-row table:style-name="ro1">
          <table:table-cell office:value-type="string" calcext:value-type="string">
            <text:p>2017 10 05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1560" calcext:value-type="currency">
            <text:p>1.560,00 €</text:p>
          </table:table-cell>
          <table:table-cell office:value-type="currency" office:currency="EUR" office:value="3.9" calcext:value-type="currency">
            <text:p>3,90 €</text:p>
          </table:table-cell>
          <table:table-cell office:value-type="currency" office:currency="EUR" office:value="1445.79" calcext:value-type="currency">
            <text:p>1.445,79 €</text:p>
          </table:table-cell>
          <table:table-cell office:value-type="currency" office:currency="EUR" office:value="110.31" calcext:value-type="currency">
            <text:p>110,31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AB ,,Vilkyškių pieninė" PVA (ISIN LT0000127508)</text:p>
          </table:table-cell>
          <table:table-cell office:value-type="float" office:value="1235" calcext:value-type="float">
            <text:p>1235</text:p>
          </table:table-cell>
          <table:table-cell office:value-type="currency" office:currency="EUR" office:value="4618.9" calcext:value-type="currency">
            <text:p>4.618,90 €</text:p>
          </table:table-cell>
          <table:table-cell office:value-type="currency" office:currency="EUR" office:value="11.55" calcext:value-type="currency">
            <text:p>11,55 €</text:p>
          </table:table-cell>
          <table:table-cell office:value-type="currency" office:currency="EUR" office:value="4729.49" calcext:value-type="currency">
            <text:p>4.729,49 €</text:p>
          </table:table-cell>
          <table:table-cell office:value-type="currency" office:currency="EUR" office:value="-122.14" calcext:value-type="currency">
            <text:p>-122,14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300" calcext:value-type="float">
            <text:p>1300</text:p>
          </table:table-cell>
          <table:table-cell office:value-type="currency" office:currency="EUR" office:value="1885" calcext:value-type="currency">
            <text:p>1.885,00 €</text:p>
          </table:table-cell>
          <table:table-cell office:value-type="currency" office:currency="EUR" office:value="3.8" calcext:value-type="currency">
            <text:p>3,80 €</text:p>
          </table:table-cell>
          <table:table-cell office:value-type="currency" office:currency="EUR" office:value="1522.53" calcext:value-type="currency">
            <text:p>1.522,53 €</text:p>
          </table:table-cell>
          <table:table-cell office:value-type="currency" office:currency="EUR" office:value="358.67" calcext:value-type="currency">
            <text:p>358,67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217.5" calcext:value-type="currency">
            <text:p>217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63.94" calcext:value-type="currency">
            <text:p>163,94 €</text:p>
          </table:table-cell>
          <table:table-cell office:value-type="currency" office:currency="EUR" office:value="53.56" calcext:value-type="currency">
            <text:p>53,56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217.5" calcext:value-type="currency">
            <text:p>217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63.94" calcext:value-type="currency">
            <text:p>163,94 €</text:p>
          </table:table-cell>
          <table:table-cell office:value-type="currency" office:currency="EUR" office:value="51.56" calcext:value-type="currency">
            <text:p>51,56 €</text:p>
          </table:table-cell>
        </table:table-row>
        <table:table-row table:style-name="ro1">
          <table:table-cell office:value-type="string" calcext:value-type="string">
            <text:p>2017 04 25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362.5" calcext:value-type="currency">
            <text:p>362,50 €</text:p>
          </table:table-cell>
          <table:table-cell office:value-type="currency" office:currency="EUR" office:value="0.91" calcext:value-type="currency">
            <text:p>0,91 €</text:p>
          </table:table-cell>
          <table:table-cell office:value-type="currency" office:currency="EUR" office:value="300.4" calcext:value-type="currency">
            <text:p>300,40 €</text:p>
          </table:table-cell>
          <table:table-cell office:value-type="currency" office:currency="EUR" office:value="61.19" calcext:value-type="currency">
            <text:p>61,19 €</text:p>
          </table:table-cell>
        </table:table-row>
        <table:table-row table:style-name="ro1">
          <table:table-cell office:value-type="string" calcext:value-type="string">
            <text:p>2017 04 25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217.5" calcext:value-type="currency">
            <text:p>217,50 €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currency" office:currency="EUR" office:value="180.24" calcext:value-type="currency">
            <text:p>180,24 €</text:p>
          </table:table-cell>
          <table:table-cell office:value-type="currency" office:currency="EUR" office:value="36.72" calcext:value-type="currency">
            <text:p>36,72 €</text:p>
          </table:table-cell>
        </table:table-row>
        <table:table-row table:style-name="ro1">
          <table:table-cell office:value-type="string" calcext:value-type="string">
            <text:p>2017 04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65" calcext:value-type="currency">
            <text:p>76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17.49" calcext:value-type="currency">
            <text:p>617,49 €</text:p>
          </table:table-cell>
          <table:table-cell office:value-type="currency" office:currency="EUR" office:value="145.51" calcext:value-type="currency">
            <text:p>145,51 €</text:p>
          </table:table-cell>
        </table:table-row>
        <table:table-row table:style-name="ro1">
          <table:table-cell office:value-type="string" calcext:value-type="string">
            <text:p>2017 04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618" calcext:value-type="float">
            <text:p>618</text:p>
          </table:table-cell>
          <table:table-cell office:value-type="currency" office:currency="EUR" office:value="945.54" calcext:value-type="currency">
            <text:p>945,54 €</text:p>
          </table:table-cell>
          <table:table-cell office:value-type="currency" office:currency="EUR" office:value="2.28" calcext:value-type="currency">
            <text:p>2,28 €</text:p>
          </table:table-cell>
          <table:table-cell office:value-type="currency" office:currency="EUR" office:value="768.23" calcext:value-type="currency">
            <text:p>768,23 €</text:p>
          </table:table-cell>
          <table:table-cell office:value-type="currency" office:currency="EUR" office:value="175.03" calcext:value-type="currency">
            <text:p>175,03 €</text:p>
          </table:table-cell>
        </table:table-row>
        <table:table-row table:style-name="ro1">
          <table:table-cell office:value-type="string" calcext:value-type="string">
            <text:p>2017 06 0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27" calcext:value-type="float">
            <text:p>327</text:p>
          </table:table-cell>
          <table:table-cell office:value-type="currency" office:currency="EUR" office:value="503.58" calcext:value-type="currency">
            <text:p>503,58 €</text:p>
          </table:table-cell>
          <table:table-cell office:value-type="currency" office:currency="EUR" office:value="1.26" calcext:value-type="currency">
            <text:p>1,26 €</text:p>
          </table:table-cell>
          <table:table-cell office:value-type="currency" office:currency="EUR" office:value="508.12" calcext:value-type="currency">
            <text:p>508,12 €</text:p>
          </table:table-cell>
          <table:table-cell office:value-type="currency" office:currency="EUR" office:value="-5.8" calcext:value-type="currency">
            <text:p>-5,80 €</text:p>
          </table:table-cell>
        </table:table-row>
        <table:table-row table:style-name="ro1">
          <table:table-cell office:value-type="string" calcext:value-type="string">
            <text:p>2017 06 0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02" calcext:value-type="float">
            <text:p>102</text:p>
          </table:table-cell>
          <table:table-cell office:value-type="currency" office:currency="EUR" office:value="157.08" calcext:value-type="currency">
            <text:p>157,08 €</text:p>
          </table:table-cell>
          <table:table-cell office:value-type="currency" office:currency="EUR" office:value="0.39" calcext:value-type="currency">
            <text:p>0,39 €</text:p>
          </table:table-cell>
          <table:table-cell office:value-type="currency" office:currency="EUR" office:value="158.5" calcext:value-type="currency">
            <text:p>158,50 €</text:p>
          </table:table-cell>
          <table:table-cell office:value-type="currency" office:currency="EUR" office:value="-1.81" calcext:value-type="currency">
            <text:p>-1,81 €</text:p>
          </table:table-cell>
        </table:table-row>
        <table:table-row table:style-name="ro1">
          <table:table-cell office:value-type="string" calcext:value-type="string">
            <text:p>2017 06 0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96" calcext:value-type="float">
            <text:p>96</text:p>
          </table:table-cell>
          <table:table-cell office:value-type="currency" office:currency="EUR" office:value="147.84" calcext:value-type="currency">
            <text:p>147,84 €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currency" office:currency="EUR" office:value="149.17" calcext:value-type="currency">
            <text:p>149,17 €</text:p>
          </table:table-cell>
          <table:table-cell office:value-type="currency" office:currency="EUR" office:value="-1.7" calcext:value-type="currency">
            <text:p>-1,70 €</text:p>
          </table:table-cell>
        </table:table-row>
        <table:table-row table:style-name="ro1">
          <table:table-cell office:value-type="string" calcext:value-type="string">
            <text:p>2017 06 0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404" calcext:value-type="float">
            <text:p>404</text:p>
          </table:table-cell>
          <table:table-cell office:value-type="currency" office:currency="EUR" office:value="622.16" calcext:value-type="currency">
            <text:p>622,16 €</text:p>
          </table:table-cell>
          <table:table-cell office:value-type="currency" office:currency="EUR" office:value="1.56" calcext:value-type="currency">
            <text:p>1,56 €</text:p>
          </table:table-cell>
          <table:table-cell office:value-type="currency" office:currency="EUR" office:value="627.77" calcext:value-type="currency">
            <text:p>627,77 €</text:p>
          </table:table-cell>
          <table:table-cell office:value-type="currency" office:currency="EUR" office:value="-7.17" calcext:value-type="currency">
            <text:p>-7,17 €</text:p>
          </table:table-cell>
        </table:table-row>
        <table:table-row table:style-name="ro1">
          <table:table-cell office:value-type="string" calcext:value-type="string">
            <text:p>2017 06 0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60" calcext:value-type="float">
            <text:p>60</text:p>
          </table:table-cell>
          <table:table-cell office:value-type="currency" office:currency="EUR" office:value="92.4" calcext:value-type="currency">
            <text:p>92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93.23" calcext:value-type="currency">
            <text:p>93,23 €</text:p>
          </table:table-cell>
          <table:table-cell office:value-type="currency" office:currency="EUR" office:value="-2.83" calcext:value-type="currency">
            <text:p>-2,83 €</text:p>
          </table:table-cell>
        </table:table-row>
        <table:table-row table:style-name="ro1">
          <table:table-cell office:value-type="string" calcext:value-type="string">
            <text:p>2017 06 0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11" calcext:value-type="float">
            <text:p>511</text:p>
          </table:table-cell>
          <table:table-cell office:value-type="currency" office:currency="EUR" office:value="786.94" calcext:value-type="currency">
            <text:p>786,94 €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currency" office:currency="EUR" office:value="794.03" calcext:value-type="currency">
            <text:p>794,03 €</text:p>
          </table:table-cell>
          <table:table-cell office:value-type="currency" office:currency="EUR" office:value="-7.29" calcext:value-type="currency">
            <text:p>-7,29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77" calcext:value-type="currency">
            <text:p>77,00 €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currency" office:currency="EUR" office:value="77.69" calcext:value-type="currency">
            <text:p>77,69 €</text:p>
          </table:table-cell>
          <table:table-cell office:value-type="currency" office:currency="EUR" office:value="-0.89" calcext:value-type="currency">
            <text:p>-0,89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3773" calcext:value-type="currency">
            <text:p>3.773,00 €</text:p>
          </table:table-cell>
          <table:table-cell office:value-type="currency" office:currency="EUR" office:value="9.43" calcext:value-type="currency">
            <text:p>9,43 €</text:p>
          </table:table-cell>
          <table:table-cell office:value-type="currency" office:currency="EUR" office:value="3807" calcext:value-type="currency">
            <text:p>3.807,00 €</text:p>
          </table:table-cell>
          <table:table-cell office:value-type="currency" office:currency="EUR" office:value="-43.43" calcext:value-type="currency">
            <text:p>-43,43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77" calcext:value-type="currency">
            <text:p>477,00 €</text:p>
          </table:table-cell>
          <table:table-cell office:value-type="currency" office:currency="EUR" office:value="1.19" calcext:value-type="currency">
            <text:p>1,19 €</text:p>
          </table:table-cell>
          <table:table-cell office:value-type="currency" office:currency="EUR" office:value="466.16" calcext:value-type="currency">
            <text:p>466,16 €</text:p>
          </table:table-cell>
          <table:table-cell office:value-type="currency" office:currency="EUR" office:value="9.65" calcext:value-type="currency">
            <text:p>9,65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650" calcext:value-type="float">
            <text:p>650</text:p>
          </table:table-cell>
          <table:table-cell office:value-type="currency" office:currency="EUR" office:value="1033.5" calcext:value-type="currency">
            <text:p>1.033,50 €</text:p>
          </table:table-cell>
          <table:table-cell office:value-type="currency" office:currency="EUR" office:value="2.58" calcext:value-type="currency">
            <text:p>2,58 €</text:p>
          </table:table-cell>
          <table:table-cell office:value-type="currency" office:currency="EUR" office:value="1010.02" calcext:value-type="currency">
            <text:p>1.010,02 €</text:p>
          </table:table-cell>
          <table:table-cell office:value-type="currency" office:currency="EUR" office:value="20.9" calcext:value-type="currency">
            <text:p>20,90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77" calcext:value-type="currency">
            <text:p>477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6.16" calcext:value-type="currency">
            <text:p>466,16 €</text:p>
          </table:table-cell>
          <table:table-cell office:value-type="currency" office:currency="EUR" office:value="8.84" calcext:value-type="currency">
            <text:p>8,84 €</text:p>
          </table:table-cell>
        </table:table-row>
        <table:table-row table:style-name="ro1">
          <table:table-cell office:value-type="string" calcext:value-type="string">
            <text:p>2017 06 15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77" calcext:value-type="currency">
            <text:p>477,00 €</text:p>
          </table:table-cell>
          <table:table-cell office:value-type="currency" office:currency="EUR" office:value="0.39" calcext:value-type="currency">
            <text:p>0,39 €</text:p>
          </table:table-cell>
          <table:table-cell office:value-type="currency" office:currency="EUR" office:value="466.16" calcext:value-type="currency">
            <text:p>466,16 €</text:p>
          </table:table-cell>
          <table:table-cell office:value-type="currency" office:currency="EUR" office:value="10.45" calcext:value-type="currency">
            <text:p>10,45 €</text:p>
          </table:table-cell>
        </table:table-row>
        <table:table-row table:style-name="ro1">
          <table:table-cell office:value-type="string" calcext:value-type="string">
            <text:p>2017 06 16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79.5" calcext:value-type="currency">
            <text:p>7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4.89" calcext:value-type="currency">
            <text:p>74,89 €</text:p>
          </table:table-cell>
          <table:table-cell office:value-type="currency" office:currency="EUR" office:value="2.61" calcext:value-type="currency">
            <text:p>2,61 €</text:p>
          </table:table-cell>
        </table:table-row>
        <table:table-row table:style-name="ro1">
          <table:table-cell office:value-type="string" calcext:value-type="string">
            <text:p>2017 06 19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79.5" calcext:value-type="currency">
            <text:p>79,50 €</text:p>
          </table:table-cell>
          <table:table-cell office:value-type="currency" office:currency="EUR" office:value="0.19" calcext:value-type="currency">
            <text:p>0,19 €</text:p>
          </table:table-cell>
          <table:table-cell office:value-type="currency" office:currency="EUR" office:value="74.18" calcext:value-type="currency">
            <text:p>74,18 €</text:p>
          </table:table-cell>
          <table:table-cell office:value-type="currency" office:currency="EUR" office:value="5.13" calcext:value-type="currency">
            <text:p>5,13 €</text:p>
          </table:table-cell>
        </table:table-row>
        <table:table-row table:style-name="ro1">
          <table:table-cell office:value-type="string" calcext:value-type="string">
            <text:p>2017 06 19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910" calcext:value-type="float">
            <text:p>910</text:p>
          </table:table-cell>
          <table:table-cell office:value-type="currency" office:currency="EUR" office:value="1446.9" calcext:value-type="currency">
            <text:p>1.446,90 €</text:p>
          </table:table-cell>
          <table:table-cell office:value-type="currency" office:currency="EUR" office:value="1.82" calcext:value-type="currency">
            <text:p>1,82 €</text:p>
          </table:table-cell>
          <table:table-cell office:value-type="currency" office:currency="EUR" office:value="1350.17" calcext:value-type="currency">
            <text:p>1.350,17 €</text:p>
          </table:table-cell>
          <table:table-cell office:value-type="currency" office:currency="EUR" office:value="94.91" calcext:value-type="currency">
            <text:p>94,91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910" calcext:value-type="currency">
            <text:p>1.910,00 €</text:p>
          </table:table-cell>
          <table:table-cell office:value-type="currency" office:currency="EUR" office:value="4.78" calcext:value-type="currency">
            <text:p>4,78 €</text:p>
          </table:table-cell>
          <table:table-cell office:value-type="currency" office:currency="EUR" office:value="1814.53" calcext:value-type="currency">
            <text:p>1.814,53 €</text:p>
          </table:table-cell>
          <table:table-cell office:value-type="currency" office:currency="EUR" office:value="90.69" calcext:value-type="currency">
            <text:p>90,69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930" calcext:value-type="currency">
            <text:p>1.930,00 €</text:p>
          </table:table-cell>
          <table:table-cell office:value-type="currency" office:currency="EUR" office:value="4.83" calcext:value-type="currency">
            <text:p>4,83 €</text:p>
          </table:table-cell>
          <table:table-cell office:value-type="currency" office:currency="EUR" office:value="1894.73" calcext:value-type="currency">
            <text:p>1.894,73 €</text:p>
          </table:table-cell>
          <table:table-cell office:value-type="currency" office:currency="EUR" office:value="30.44" calcext:value-type="currency">
            <text:p>30,44 €</text:p>
          </table:table-cell>
        </table:table-row>
        <table:table-row table:style-name="ro1">
          <table:table-cell office:value-type="string" calcext:value-type="string">
            <text:p>2017 09 21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48.75" calcext:value-type="currency">
            <text:p>48,7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8.61" calcext:value-type="currency">
            <text:p>48,61 €</text:p>
          </table:table-cell>
          <table:table-cell office:value-type="currency" office:currency="EUR" office:value="-1.86" calcext:value-type="currency">
            <text:p>-1,86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61" calcext:value-type="currency">
            <text:p>561,00 €</text:p>
          </table:table-cell>
          <table:table-cell office:value-type="currency" office:currency="EUR" office:value="1.41" calcext:value-type="currency">
            <text:p>1,41 €</text:p>
          </table:table-cell>
          <table:table-cell office:value-type="currency" office:currency="EUR" office:value="580.45" calcext:value-type="currency">
            <text:p>580,45 €</text:p>
          </table:table-cell>
          <table:table-cell office:value-type="currency" office:currency="EUR" office:value="-20.86" calcext:value-type="currency">
            <text:p>-20,86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61" calcext:value-type="currency">
            <text:p>561,00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currency" office:currency="EUR" office:value="580.45" calcext:value-type="currency">
            <text:p>580,45 €</text:p>
          </table:table-cell>
          <table:table-cell office:value-type="currency" office:currency="EUR" office:value="-20.85" calcext:value-type="currency">
            <text:p>-20,85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243.1" calcext:value-type="currency">
            <text:p>243,10 €</text:p>
          </table:table-cell>
          <table:table-cell office:value-type="currency" office:currency="EUR" office:value="0.61" calcext:value-type="currency">
            <text:p>0,61 €</text:p>
          </table:table-cell>
          <table:table-cell office:value-type="currency" office:currency="EUR" office:value="251.52" calcext:value-type="currency">
            <text:p>251,52 €</text:p>
          </table:table-cell>
          <table:table-cell office:value-type="currency" office:currency="EUR" office:value="-9.03" calcext:value-type="currency">
            <text:p>-9,03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87" calcext:value-type="currency">
            <text:p>187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94.43" calcext:value-type="currency">
            <text:p>194,43 €</text:p>
          </table:table-cell>
          <table:table-cell office:value-type="currency" office:currency="EUR" office:value="-9.43" calcext:value-type="currency">
            <text:p>-9,43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61" calcext:value-type="currency">
            <text:p>561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79.32" calcext:value-type="currency">
            <text:p>579,32 €</text:p>
          </table:table-cell>
          <table:table-cell office:value-type="currency" office:currency="EUR" office:value="-18.32" calcext:value-type="currency">
            <text:p>-18,32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61" calcext:value-type="currency">
            <text:p>561,00 €</text:p>
          </table:table-cell>
          <table:table-cell office:value-type="currency" office:currency="EUR" office:value="1.27" calcext:value-type="currency">
            <text:p>1,27 €</text:p>
          </table:table-cell>
          <table:table-cell office:value-type="currency" office:currency="EUR" office:value="580.39" calcext:value-type="currency">
            <text:p>580,39 €</text:p>
          </table:table-cell>
          <table:table-cell office:value-type="currency" office:currency="EUR" office:value="-20.66" calcext:value-type="currency">
            <text:p>-20,66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61" calcext:value-type="currency">
            <text:p>561,00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currency" office:currency="EUR" office:value="579.57" calcext:value-type="currency">
            <text:p>579,57 €</text:p>
          </table:table-cell>
          <table:table-cell office:value-type="currency" office:currency="EUR" office:value="-19.97" calcext:value-type="currency">
            <text:p>-19,97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374" calcext:value-type="currency">
            <text:p>374,00 €</text:p>
          </table:table-cell>
          <table:table-cell office:value-type="currency" office:currency="EUR" office:value="0.93" calcext:value-type="currency">
            <text:p>0,93 €</text:p>
          </table:table-cell>
          <table:table-cell office:value-type="currency" office:currency="EUR" office:value="393.91" calcext:value-type="currency">
            <text:p>393,91 €</text:p>
          </table:table-cell>
          <table:table-cell office:value-type="currency" office:currency="EUR" office:value="-20.84" calcext:value-type="currency">
            <text:p>-20,84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28" calcext:value-type="float">
            <text:p>128</text:p>
          </table:table-cell>
          <table:table-cell office:value-type="currency" office:currency="EUR" office:value="232.96" calcext:value-type="currency">
            <text:p>232,96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1.11" calcext:value-type="currency">
            <text:p>251,11 €</text:p>
          </table:table-cell>
          <table:table-cell office:value-type="currency" office:currency="EUR" office:value="-20.15" calcext:value-type="currency">
            <text:p>-20,15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60" calcext:value-type="float">
            <text:p>560</text:p>
          </table:table-cell>
          <table:table-cell office:value-type="currency" office:currency="EUR" office:value="1013.6" calcext:value-type="currency">
            <text:p>1.013,60 €</text:p>
          </table:table-cell>
          <table:table-cell office:value-type="currency" office:currency="EUR" office:value="1.12" calcext:value-type="currency">
            <text:p>1,12 €</text:p>
          </table:table-cell>
          <table:table-cell office:value-type="currency" office:currency="EUR" office:value="1097.99" calcext:value-type="currency">
            <text:p>1.097,99 €</text:p>
          </table:table-cell>
          <table:table-cell office:value-type="currency" office:currency="EUR" office:value="-85.51" calcext:value-type="currency">
            <text:p>-85,51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905" calcext:value-type="currency">
            <text:p>905,00 €</text:p>
          </table:table-cell>
          <table:table-cell office:value-type="currency" office:currency="EUR" office:value="2.26" calcext:value-type="currency">
            <text:p>2,26 €</text:p>
          </table:table-cell>
          <table:table-cell office:value-type="currency" office:currency="EUR" office:value="965.91" calcext:value-type="currency">
            <text:p>965,91 €</text:p>
          </table:table-cell>
          <table:table-cell office:value-type="currency" office:currency="EUR" office:value="-63.17" calcext:value-type="currency">
            <text:p>-63,17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43" calcext:value-type="currency">
            <text:p>543,00 €</text:p>
          </table:table-cell>
          <table:table-cell office:value-type="currency" office:currency="EUR" office:value="1.36" calcext:value-type="currency">
            <text:p>1,36 €</text:p>
          </table:table-cell>
          <table:table-cell office:value-type="currency" office:currency="EUR" office:value="580.45" calcext:value-type="currency">
            <text:p>580,45 €</text:p>
          </table:table-cell>
          <table:table-cell office:value-type="currency" office:currency="EUR" office:value="-38.81" calcext:value-type="currency">
            <text:p>-38,81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900" calcext:value-type="float">
            <text:p>900</text:p>
          </table:table-cell>
          <table:table-cell office:value-type="currency" office:currency="EUR" office:value="1629" calcext:value-type="currency">
            <text:p>1.629,00 €</text:p>
          </table:table-cell>
          <table:table-cell office:value-type="currency" office:currency="EUR" office:value="4.07" calcext:value-type="currency">
            <text:p>4,07 €</text:p>
          </table:table-cell>
          <table:table-cell office:value-type="currency" office:currency="EUR" office:value="1737.97" calcext:value-type="currency">
            <text:p>1.737,97 €</text:p>
          </table:table-cell>
          <table:table-cell office:value-type="currency" office:currency="EUR" office:value="-113.04" calcext:value-type="currency">
            <text:p>-113,04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43" calcext:value-type="currency">
            <text:p>543,00 €</text:p>
          </table:table-cell>
          <table:table-cell office:value-type="currency" office:currency="EUR" office:value="1.36" calcext:value-type="currency">
            <text:p>1,36 €</text:p>
          </table:table-cell>
          <table:table-cell office:value-type="currency" office:currency="EUR" office:value="577.11" calcext:value-type="currency">
            <text:p>577,11 €</text:p>
          </table:table-cell>
          <table:table-cell office:value-type="currency" office:currency="EUR" office:value="-35.47" calcext:value-type="currency">
            <text:p>-35,47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362" calcext:value-type="currency">
            <text:p>362,00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currency" office:currency="EUR" office:value="384.36" calcext:value-type="currency">
            <text:p>384,36 €</text:p>
          </table:table-cell>
          <table:table-cell office:value-type="currency" office:currency="EUR" office:value="-23.26" calcext:value-type="currency">
            <text:p>-23,26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12" calcext:value-type="float">
            <text:p>112</text:p>
          </table:table-cell>
          <table:table-cell office:value-type="currency" office:currency="EUR" office:value="202.72" calcext:value-type="currency">
            <text:p>202,72 €</text:p>
          </table:table-cell>
          <table:table-cell office:value-type="currency" office:currency="EUR" office:value="0.51" calcext:value-type="currency">
            <text:p>0,51 €</text:p>
          </table:table-cell>
          <table:table-cell office:value-type="currency" office:currency="EUR" office:value="214.45" calcext:value-type="currency">
            <text:p>214,45 €</text:p>
          </table:table-cell>
          <table:table-cell office:value-type="currency" office:currency="EUR" office:value="-12.24" calcext:value-type="currency">
            <text:p>-12,24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523.6" calcext:value-type="currency">
            <text:p>523,60 €</text:p>
          </table:table-cell>
          <table:table-cell office:value-type="currency" office:currency="EUR" office:value="1.31" calcext:value-type="currency">
            <text:p>1,31 €</text:p>
          </table:table-cell>
          <table:table-cell office:value-type="currency" office:currency="EUR" office:value="536.14" calcext:value-type="currency">
            <text:p>536,14 €</text:p>
          </table:table-cell>
          <table:table-cell office:value-type="currency" office:currency="EUR" office:value="-13.85" calcext:value-type="currency">
            <text:p>-13,85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37.4" calcext:value-type="currency">
            <text:p>37,40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38.3" calcext:value-type="currency">
            <text:p>38,30 €</text:p>
          </table:table-cell>
          <table:table-cell office:value-type="currency" office:currency="EUR" office:value="-1" calcext:value-type="currency">
            <text:p>-1,00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470" calcext:value-type="float">
            <text:p>470</text:p>
          </table:table-cell>
          <table:table-cell office:value-type="currency" office:currency="EUR" office:value="878.9" calcext:value-type="currency">
            <text:p>878,9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870.54" calcext:value-type="currency">
            <text:p>870,54 €</text:p>
          </table:table-cell>
          <table:table-cell office:value-type="currency" office:currency="EUR" office:value="6.16" calcext:value-type="currency">
            <text:p>6,16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61" calcext:value-type="currency">
            <text:p>561,00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currency" office:currency="EUR" office:value="574.43" calcext:value-type="currency">
            <text:p>574,43 €</text:p>
          </table:table-cell>
          <table:table-cell office:value-type="currency" office:currency="EUR" office:value="-14.83" calcext:value-type="currency">
            <text:p>-14,83 €</text:p>
          </table:table-cell>
        </table:table-row>
        <table:table-row table:style-name="ro1">
          <table:table-cell office:value-type="string" calcext:value-type="string">
            <text:p>2017 12 07</text:p>
          </table:table-cell>
          <table:table-cell office:value-type="string" calcext:value-type="string">
            <text:p>AB ,,Žemaitijos pienas" PVA (ISIN LT0000121865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880" calcext:value-type="currency">
            <text:p>1.880,00 €</text:p>
          </table:table-cell>
          <table:table-cell office:value-type="currency" office:currency="EUR" office:value="4.7" calcext:value-type="currency">
            <text:p>4,70 €</text:p>
          </table:table-cell>
          <table:table-cell office:value-type="currency" office:currency="EUR" office:value="1831.51" calcext:value-type="currency">
            <text:p>1.831,51 €</text:p>
          </table:table-cell>
          <table:table-cell office:value-type="currency" office:currency="EUR" office:value="43.79" calcext:value-type="currency">
            <text:p>43,79 €</text:p>
          </table:table-cell>
        </table:table-row>
        <table:table-row table:style-name="ro1">
          <table:table-cell office:value-type="string" calcext:value-type="string">
            <text:p>2017 05 23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3" calcext:value-type="float">
            <text:p>53</text:p>
          </table:table-cell>
          <table:table-cell office:value-type="currency" office:currency="EUR" office:value="67.84" calcext:value-type="currency">
            <text:p>67,8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7.1" calcext:value-type="currency">
            <text:p>67,10 €</text:p>
          </table:table-cell>
          <table:table-cell office:value-type="currency" office:currency="EUR" office:value="-1.26" calcext:value-type="currency">
            <text:p>-1,26 €</text:p>
          </table:table-cell>
        </table:table-row>
        <table:table-row table:style-name="ro1">
          <table:table-cell office:value-type="string" calcext:value-type="string">
            <text:p>2017 05 23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11.2" calcext:value-type="currency">
            <text:p>211,2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8.9" calcext:value-type="currency">
            <text:p>208,90 €</text:p>
          </table:table-cell>
          <table:table-cell office:value-type="currency" office:currency="EUR" office:value="2.3" calcext:value-type="currency">
            <text:p>2,30 €</text:p>
          </table:table-cell>
        </table:table-row>
        <table:table-row table:style-name="ro1">
          <table:table-cell office:value-type="string" calcext:value-type="string">
            <text:p>2017 05 24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384" calcext:value-type="currency">
            <text:p>384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78.68" calcext:value-type="currency">
            <text:p>378,68 €</text:p>
          </table:table-cell>
          <table:table-cell office:value-type="currency" office:currency="EUR" office:value="5.32" calcext:value-type="currency">
            <text:p>5,32 €</text:p>
          </table:table-cell>
        </table:table-row>
        <table:table-row table:style-name="ro1">
          <table:table-cell office:value-type="string" calcext:value-type="string">
            <text:p>2017 05 25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40" calcext:value-type="currency">
            <text:p>640,00 €</text:p>
          </table:table-cell>
          <table:table-cell office:value-type="currency" office:currency="EUR" office:value="1.26" calcext:value-type="currency">
            <text:p>1,26 €</text:p>
          </table:table-cell>
          <table:table-cell office:value-type="currency" office:currency="EUR" office:value="631.29" calcext:value-type="currency">
            <text:p>631,29 €</text:p>
          </table:table-cell>
          <table:table-cell office:value-type="currency" office:currency="EUR" office:value="7.45" calcext:value-type="currency">
            <text:p>7,45 €</text:p>
          </table:table-cell>
        </table:table-row>
        <table:table-row table:style-name="ro1">
          <table:table-cell office:value-type="string" calcext:value-type="string">
            <text:p>2017 05 25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244" calcext:value-type="float">
            <text:p>244</text:p>
          </table:table-cell>
          <table:table-cell office:value-type="currency" office:currency="EUR" office:value="312.32" calcext:value-type="currency">
            <text:p>312,32 €</text:p>
          </table:table-cell>
          <table:table-cell office:value-type="currency" office:currency="EUR" office:value="0.78" calcext:value-type="currency">
            <text:p>0,78 €</text:p>
          </table:table-cell>
          <table:table-cell office:value-type="currency" office:currency="EUR" office:value="308.14" calcext:value-type="currency">
            <text:p>308,14 €</text:p>
          </table:table-cell>
          <table:table-cell office:value-type="currency" office:currency="EUR" office:value="3.4" calcext:value-type="currency">
            <text:p>3,40 €</text:p>
          </table:table-cell>
        </table:table-row>
        <table:table-row table:style-name="ro1">
          <table:table-cell office:value-type="string" calcext:value-type="string">
            <text:p>2017 05 26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370" calcext:value-type="float">
            <text:p>370</text:p>
          </table:table-cell>
          <table:table-cell office:value-type="currency" office:currency="EUR" office:value="473.6" calcext:value-type="currency">
            <text:p>473,60 €</text:p>
          </table:table-cell>
          <table:table-cell office:value-type="currency" office:currency="EUR" office:value="1.19" calcext:value-type="currency">
            <text:p>1,19 €</text:p>
          </table:table-cell>
          <table:table-cell office:value-type="currency" office:currency="EUR" office:value="462.36" calcext:value-type="currency">
            <text:p>462,36 €</text:p>
          </table:table-cell>
          <table:table-cell office:value-type="currency" office:currency="EUR" office:value="10.05" calcext:value-type="currency">
            <text:p>10,05 €</text:p>
          </table:table-cell>
        </table:table-row>
        <table:table-row table:style-name="ro1">
          <table:table-cell office:value-type="string" calcext:value-type="string">
            <text:p>2017 05 26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40" calcext:value-type="currency">
            <text:p>640,00 €</text:p>
          </table:table-cell>
          <table:table-cell office:value-type="currency" office:currency="EUR" office:value="1.6" calcext:value-type="currency">
            <text:p>1,60 €</text:p>
          </table:table-cell>
          <table:table-cell office:value-type="currency" office:currency="EUR" office:value="621.32" calcext:value-type="currency">
            <text:p>621,32 €</text:p>
          </table:table-cell>
          <table:table-cell office:value-type="currency" office:currency="EUR" office:value="17.08" calcext:value-type="currency">
            <text:p>17,08 €</text:p>
          </table:table-cell>
        </table:table-row>
        <table:table-row table:style-name="ro1">
          <table:table-cell office:value-type="string" calcext:value-type="string">
            <text:p>2017 05 26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166.4" calcext:value-type="currency">
            <text:p>166,40 €</text:p>
          </table:table-cell>
          <table:table-cell office:value-type="currency" office:currency="EUR" office:value="0.41" calcext:value-type="currency">
            <text:p>0,41 €</text:p>
          </table:table-cell>
          <table:table-cell office:value-type="currency" office:currency="EUR" office:value="164.18" calcext:value-type="currency">
            <text:p>164,18 €</text:p>
          </table:table-cell>
          <table:table-cell office:value-type="currency" office:currency="EUR" office:value="1.81" calcext:value-type="currency">
            <text:p>1,81 €</text:p>
          </table:table-cell>
        </table:table-row>
        <table:table-row table:style-name="ro1">
          <table:table-cell office:value-type="string" calcext:value-type="string">
            <text:p>2017 05 30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238" calcext:value-type="float">
            <text:p>238</text:p>
          </table:table-cell>
          <table:table-cell office:value-type="currency" office:currency="EUR" office:value="304.64" calcext:value-type="currency">
            <text:p>304,64 €</text:p>
          </table:table-cell>
          <table:table-cell office:value-type="currency" office:currency="EUR" office:value="0.76" calcext:value-type="currency">
            <text:p>0,76 €</text:p>
          </table:table-cell>
          <table:table-cell office:value-type="currency" office:currency="EUR" office:value="295.86" calcext:value-type="currency">
            <text:p>295,86 €</text:p>
          </table:table-cell>
          <table:table-cell office:value-type="currency" office:currency="EUR" office:value="8.02" calcext:value-type="currency">
            <text:p>8,02 €</text:p>
          </table:table-cell>
        </table:table-row>
        <table:table-row table:style-name="ro1">
          <table:table-cell office:value-type="string" calcext:value-type="string">
            <text:p>2017 05 30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40" calcext:value-type="currency">
            <text:p>640,00 €</text:p>
          </table:table-cell>
          <table:table-cell office:value-type="currency" office:currency="EUR" office:value="1.6" calcext:value-type="currency">
            <text:p>1,60 €</text:p>
          </table:table-cell>
          <table:table-cell office:value-type="currency" office:currency="EUR" office:value="621.55" calcext:value-type="currency">
            <text:p>621,55 €</text:p>
          </table:table-cell>
          <table:table-cell office:value-type="currency" office:currency="EUR" office:value="16.85" calcext:value-type="currency">
            <text:p>16,85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95" calcext:value-type="float">
            <text:p>195</text:p>
          </table:table-cell>
          <table:table-cell office:value-type="currency" office:currency="EUR" office:value="284.7" calcext:value-type="currency">
            <text:p>284,7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42.41" calcext:value-type="currency">
            <text:p>242,41 €</text:p>
          </table:table-cell>
          <table:table-cell office:value-type="currency" office:currency="EUR" office:value="40.29" calcext:value-type="currency">
            <text:p>40,29 €</text:p>
          </table:table-cell>
        </table:table-row>
        <table:table-row table:style-name="ro1">
          <table:table-cell office:value-type="string" calcext:value-type="string">
            <text:p>2017 10 27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30" calcext:value-type="currency">
            <text:p>730,00 €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currency" office:currency="EUR" office:value="621.55" calcext:value-type="currency">
            <text:p>621,55 €</text:p>
          </table:table-cell>
          <table:table-cell office:value-type="currency" office:currency="EUR" office:value="107.91" calcext:value-type="currency">
            <text:p>107,91 €</text:p>
          </table:table-cell>
        </table:table-row>
        <table:table-row table:style-name="ro1">
          <table:table-cell office:value-type="string" calcext:value-type="string">
            <text:p>2017 10 30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30" calcext:value-type="currency">
            <text:p>730,00 €</text:p>
          </table:table-cell>
          <table:table-cell office:value-type="currency" office:currency="EUR" office:value="1.82" calcext:value-type="currency">
            <text:p>1,82 €</text:p>
          </table:table-cell>
          <table:table-cell office:value-type="currency" office:currency="EUR" office:value="621.54" calcext:value-type="currency">
            <text:p>621,54 €</text:p>
          </table:table-cell>
          <table:table-cell office:value-type="currency" office:currency="EUR" office:value="106.64" calcext:value-type="currency">
            <text:p>106,64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17" calcext:value-type="currency">
            <text:p>417,00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372.93" calcext:value-type="currency">
            <text:p>372,93 €</text:p>
          </table:table-cell>
          <table:table-cell office:value-type="currency" office:currency="EUR" office:value="43.98" calcext:value-type="currency">
            <text:p>43,98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17" calcext:value-type="currency">
            <text:p>417,0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1.18" calcext:value-type="currency">
            <text:p>411,18 €</text:p>
          </table:table-cell>
          <table:table-cell office:value-type="currency" office:currency="EUR" office:value="4.78" calcext:value-type="currency">
            <text:p>4,78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278" calcext:value-type="currency">
            <text:p>278,00 €</text:p>
          </table:table-cell>
          <table:table-cell office:value-type="currency" office:currency="EUR" office:value="0.69" calcext:value-type="currency">
            <text:p>0,69 €</text:p>
          </table:table-cell>
          <table:table-cell office:value-type="currency" office:currency="EUR" office:value="262.4" calcext:value-type="currency">
            <text:p>262,40 €</text:p>
          </table:table-cell>
          <table:table-cell office:value-type="currency" office:currency="EUR" office:value="14.91" calcext:value-type="currency">
            <text:p>14,91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00" calcext:value-type="currency">
            <text:p>70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55.42" calcext:value-type="currency">
            <text:p>655,42 €</text:p>
          </table:table-cell>
          <table:table-cell office:value-type="currency" office:currency="EUR" office:value="42.58" calcext:value-type="currency">
            <text:p>42,58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17" calcext:value-type="currency">
            <text:p>417,00 €</text:p>
          </table:table-cell>
          <table:table-cell office:value-type="currency" office:currency="EUR" office:value="1.05" calcext:value-type="currency">
            <text:p>1,05 €</text:p>
          </table:table-cell>
          <table:table-cell office:value-type="currency" office:currency="EUR" office:value="388.1" calcext:value-type="currency">
            <text:p>388,10 €</text:p>
          </table:table-cell>
          <table:table-cell office:value-type="currency" office:currency="EUR" office:value="27.85" calcext:value-type="currency">
            <text:p>27,85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39" calcext:value-type="currency">
            <text:p>139,00 €</text:p>
          </table:table-cell>
          <table:table-cell office:value-type="currency" office:currency="EUR" office:value="0.34" calcext:value-type="currency">
            <text:p>0,34 €</text:p>
          </table:table-cell>
          <table:table-cell office:value-type="currency" office:currency="EUR" office:value="124.31" calcext:value-type="currency">
            <text:p>124,31 €</text:p>
          </table:table-cell>
          <table:table-cell office:value-type="currency" office:currency="EUR" office:value="14.35" calcext:value-type="currency">
            <text:p>14,35 €</text:p>
          </table:table-cell>
        </table:table-row>
        <table:table-row table:style-name="ro1">
          <table:table-cell office:value-type="string" calcext:value-type="string">
            <text:p>2017 11 0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417" calcext:value-type="currency">
            <text:p>417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72.93" calcext:value-type="currency">
            <text:p>372,93 €</text:p>
          </table:table-cell>
          <table:table-cell office:value-type="currency" office:currency="EUR" office:value="42.07" calcext:value-type="currency">
            <text:p>42,07 €</text:p>
          </table:table-cell>
        </table:table-row>
        <table:table-row table:style-name="ro1">
          <table:table-cell office:value-type="string" calcext:value-type="string">
            <text:p>2017 11 09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95" calcext:value-type="currency">
            <text:p>69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91.72" calcext:value-type="currency">
            <text:p>691,72 €</text:p>
          </table:table-cell>
          <table:table-cell office:value-type="currency" office:currency="EUR" office:value="1.28" calcext:value-type="currency">
            <text:p>1,28 €</text:p>
          </table:table-cell>
        </table:table-row>
        <table:table-row table:style-name="ro1">
          <table:table-cell office:value-type="string" calcext:value-type="string">
            <text:p>2017 11 09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95" calcext:value-type="currency">
            <text:p>695,00 €</text:p>
          </table:table-cell>
          <table:table-cell office:value-type="currency" office:currency="EUR" office:value="1.73" calcext:value-type="currency">
            <text:p>1,73 €</text:p>
          </table:table-cell>
          <table:table-cell office:value-type="currency" office:currency="EUR" office:value="707.22" calcext:value-type="currency">
            <text:p>707,22 €</text:p>
          </table:table-cell>
          <table:table-cell office:value-type="currency" office:currency="EUR" office:value="-13.95" calcext:value-type="currency">
            <text:p>-13,95 €</text:p>
          </table:table-cell>
        </table:table-row>
        <table:table-row table:style-name="ro1">
          <table:table-cell office:value-type="string" calcext:value-type="string">
            <text:p>2017 11 09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95" calcext:value-type="currency">
            <text:p>695,00 €</text:p>
          </table:table-cell>
          <table:table-cell office:value-type="currency" office:currency="EUR" office:value="1.74" calcext:value-type="currency">
            <text:p>1,74 €</text:p>
          </table:table-cell>
          <table:table-cell office:value-type="currency" office:currency="EUR" office:value="722.51" calcext:value-type="currency">
            <text:p>722,51 €</text:p>
          </table:table-cell>
          <table:table-cell office:value-type="currency" office:currency="EUR" office:value="-29.25" calcext:value-type="currency">
            <text:p>-29,25 €</text:p>
          </table:table-cell>
        </table:table-row>
        <table:table-row table:style-name="ro1">
          <table:table-cell office:value-type="string" calcext:value-type="string">
            <text:p>2017 11 09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95" calcext:value-type="currency">
            <text:p>695,00 €</text:p>
          </table:table-cell>
          <table:table-cell office:value-type="currency" office:currency="EUR" office:value="1.74" calcext:value-type="currency">
            <text:p>1,74 €</text:p>
          </table:table-cell>
          <table:table-cell office:value-type="currency" office:currency="EUR" office:value="726.81" calcext:value-type="currency">
            <text:p>726,81 €</text:p>
          </table:table-cell>
          <table:table-cell office:value-type="currency" office:currency="EUR" office:value="-33.55" calcext:value-type="currency">
            <text:p>-33,55 €</text:p>
          </table:table-cell>
        </table:table-row>
        <table:table-row table:style-name="ro1">
          <table:table-cell office:value-type="string" calcext:value-type="string">
            <text:p>2017 11 09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59" calcext:value-type="float">
            <text:p>159</text:p>
          </table:table-cell>
          <table:table-cell office:value-type="currency" office:currency="EUR" office:value="222.6" calcext:value-type="currency">
            <text:p>222,60 €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currency" office:currency="EUR" office:value="231.13" calcext:value-type="currency">
            <text:p>231,13 €</text:p>
          </table:table-cell>
          <table:table-cell office:value-type="currency" office:currency="EUR" office:value="-8.84" calcext:value-type="currency">
            <text:p>-8,84 €</text:p>
          </table:table-cell>
        </table:table-row>
        <table:table-row table:style-name="ro1">
          <table:table-cell office:value-type="string" calcext:value-type="string">
            <text:p>2017 11 09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695" calcext:value-type="currency">
            <text:p>695,00 €</text:p>
          </table:table-cell>
          <table:table-cell office:value-type="currency" office:currency="EUR" office:value="1.48" calcext:value-type="currency">
            <text:p>1,48 €</text:p>
          </table:table-cell>
          <table:table-cell office:value-type="currency" office:currency="EUR" office:value="691.73" calcext:value-type="currency">
            <text:p>691,73 €</text:p>
          </table:table-cell>
          <table:table-cell office:value-type="currency" office:currency="EUR" office:value="1.79" calcext:value-type="currency">
            <text:p>1,79 €</text:p>
          </table:table-cell>
        </table:table-row>
        <table:table-row table:style-name="ro1">
          <table:table-cell office:value-type="string" calcext:value-type="string">
            <text:p>2017 11 10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158.2" calcext:value-type="currency">
            <text:p>158,20 €</text:p>
          </table:table-cell>
          <table:table-cell office:value-type="currency" office:currency="EUR" office:value="0.39" calcext:value-type="currency">
            <text:p>0,39 €</text:p>
          </table:table-cell>
          <table:table-cell office:value-type="currency" office:currency="EUR" office:value="164.26" calcext:value-type="currency">
            <text:p>164,26 €</text:p>
          </table:table-cell>
          <table:table-cell office:value-type="currency" office:currency="EUR" office:value="-6.45" calcext:value-type="currency">
            <text:p>-6,45 €</text:p>
          </table:table-cell>
        </table:table-row>
        <table:table-row table:style-name="ro1">
          <table:table-cell office:value-type="string" calcext:value-type="string">
            <text:p>2017 11 13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00" calcext:value-type="currency">
            <text:p>700,00 €</text:p>
          </table:table-cell>
          <table:table-cell office:value-type="currency" office:currency="EUR" office:value="1.75" calcext:value-type="currency">
            <text:p>1,75 €</text:p>
          </table:table-cell>
          <table:table-cell office:value-type="currency" office:currency="EUR" office:value="726.81" calcext:value-type="currency">
            <text:p>726,81 €</text:p>
          </table:table-cell>
          <table:table-cell office:value-type="currency" office:currency="EUR" office:value="-28.56" calcext:value-type="currency">
            <text:p>-28,56 €</text:p>
          </table:table-cell>
        </table:table-row>
        <table:table-row table:style-name="ro1">
          <table:table-cell office:value-type="string" calcext:value-type="string">
            <text:p>2017 11 13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228" calcext:value-type="float">
            <text:p>228</text:p>
          </table:table-cell>
          <table:table-cell office:value-type="currency" office:currency="EUR" office:value="319.2" calcext:value-type="currency">
            <text:p>319,20 €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currency" office:currency="EUR" office:value="329.97" calcext:value-type="currency">
            <text:p>329,97 €</text:p>
          </table:table-cell>
          <table:table-cell office:value-type="currency" office:currency="EUR" office:value="-11.57" calcext:value-type="currency">
            <text:p>-11,57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05" calcext:value-type="currency">
            <text:p>70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21.8" calcext:value-type="currency">
            <text:p>721,80 €</text:p>
          </table:table-cell>
          <table:table-cell office:value-type="currency" office:currency="EUR" office:value="-18.8" calcext:value-type="currency">
            <text:p>-18,80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282" calcext:value-type="currency">
            <text:p>282,00 €</text:p>
          </table:table-cell>
          <table:table-cell office:value-type="currency" office:currency="EUR" office:value="0.47" calcext:value-type="currency">
            <text:p>0,47 €</text:p>
          </table:table-cell>
          <table:table-cell office:value-type="currency" office:currency="EUR" office:value="288.71" calcext:value-type="currency">
            <text:p>288,71 €</text:p>
          </table:table-cell>
          <table:table-cell office:value-type="currency" office:currency="EUR" office:value="-7.18" calcext:value-type="currency">
            <text:p>-7,18 €</text:p>
          </table:table-cell>
        </table:table-row>
        <table:table-row table:style-name="ro1">
          <table:table-cell office:value-type="string" calcext:value-type="string">
            <text:p>2017 12 21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211.5" calcext:value-type="currency">
            <text:p>211,50 €</text:p>
          </table:table-cell>
          <table:table-cell office:value-type="currency" office:currency="EUR" office:value="0.53" calcext:value-type="currency">
            <text:p>0,53 €</text:p>
          </table:table-cell>
          <table:table-cell office:value-type="currency" office:currency="EUR" office:value="210.05" calcext:value-type="currency">
            <text:p>210,05 €</text:p>
          </table:table-cell>
          <table:table-cell office:value-type="currency" office:currency="EUR" office:value="0.92" calcext:value-type="currency">
            <text:p>0,92 €</text:p>
          </table:table-cell>
        </table:table-row>
        <table:table-row table:style-name="ro1">
          <table:table-cell office:value-type="string" calcext:value-type="string">
            <text:p>2017 12 21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05" calcext:value-type="currency">
            <text:p>705,0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704.45" calcext:value-type="currency">
            <text:p>704,45 €</text:p>
          </table:table-cell>
          <table:table-cell office:value-type="currency" office:currency="EUR" office:value="-1.21" calcext:value-type="currency">
            <text:p>-1,21 €</text:p>
          </table:table-cell>
        </table:table-row>
        <table:table-row table:style-name="ro1">
          <table:table-cell office:value-type="string" calcext:value-type="string">
            <text:p>2017 12 27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05" calcext:value-type="currency">
            <text:p>705,0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711.19" calcext:value-type="currency">
            <text:p>711,19 €</text:p>
          </table:table-cell>
          <table:table-cell office:value-type="currency" office:currency="EUR" office:value="-7.95" calcext:value-type="currency">
            <text:p>-7,95 €</text:p>
          </table:table-cell>
        </table:table-row>
        <table:table-row table:style-name="ro1">
          <table:table-cell office:value-type="string" calcext:value-type="string">
            <text:p>2017 12 27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705" calcext:value-type="currency">
            <text:p>705,0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721.1" calcext:value-type="currency">
            <text:p>721,10 €</text:p>
          </table:table-cell>
          <table:table-cell office:value-type="currency" office:currency="EUR" office:value="-17.86" calcext:value-type="currency">
            <text:p>-17,86 €</text:p>
          </table:table-cell>
        </table:table-row>
        <table:table-row table:style-name="ro1">
          <table:table-cell office:value-type="string" calcext:value-type="string">
            <text:p>2017 12 28</text:p>
          </table:table-cell>
          <table:table-cell office:value-type="string" calcext:value-type="string">
            <text:p>AB "Amber Grid" PVA (ISIN LT0000128696)</text:p>
          </table:table-cell>
          <table:table-cell office:value-type="float" office:value="138" calcext:value-type="float">
            <text:p>138</text:p>
          </table:table-cell>
          <table:table-cell office:value-type="currency" office:currency="EUR" office:value="195.96" calcext:value-type="currency">
            <text:p>195,96 €</text:p>
          </table:table-cell>
          <table:table-cell office:value-type="currency" office:currency="EUR" office:value="0.49" calcext:value-type="currency">
            <text:p>0,49 €</text:p>
          </table:table-cell>
          <table:table-cell office:value-type="currency" office:currency="EUR" office:value="198.8" calcext:value-type="currency">
            <text:p>198,80 €</text:p>
          </table:table-cell>
          <table:table-cell office:value-type="currency" office:currency="EUR" office:value="-3.33" calcext:value-type="currency">
            <text:p>-3,33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710" calcext:value-type="float">
            <text:p>710</text:p>
          </table:table-cell>
          <table:table-cell office:value-type="currency" office:currency="EUR" office:value="421.03" calcext:value-type="currency">
            <text:p>421,03 €</text:p>
          </table:table-cell>
          <table:table-cell office:value-type="currency" office:currency="EUR" office:value="0.97" calcext:value-type="currency">
            <text:p>0,97 €</text:p>
          </table:table-cell>
          <table:table-cell office:value-type="currency" office:currency="EUR" office:value="418.52" calcext:value-type="currency">
            <text:p>418,52 €</text:p>
          </table:table-cell>
          <table:table-cell office:value-type="currency" office:currency="EUR" office:value="1.54" calcext:value-type="currency">
            <text:p>1,54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290" calcext:value-type="float">
            <text:p>290</text:p>
          </table:table-cell>
          <table:table-cell office:value-type="currency" office:currency="EUR" office:value="171.97" calcext:value-type="currency">
            <text:p>171,97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70.95" calcext:value-type="currency">
            <text:p>170,95 €</text:p>
          </table:table-cell>
          <table:table-cell office:value-type="currency" office:currency="EUR" office:value="1.02" calcext:value-type="currency">
            <text:p>1,02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93" calcext:value-type="currency">
            <text:p>593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89.47" calcext:value-type="currency">
            <text:p>589,47 €</text:p>
          </table:table-cell>
          <table:table-cell office:value-type="currency" office:currency="EUR" office:value="1.53" calcext:value-type="currency">
            <text:p>1,53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93" calcext:value-type="currency">
            <text:p>593,00 €</text:p>
          </table:table-cell>
          <table:table-cell office:value-type="currency" office:currency="EUR" office:value="1.48" calcext:value-type="currency">
            <text:p>1,48 €</text:p>
          </table:table-cell>
          <table:table-cell office:value-type="currency" office:currency="EUR" office:value="589.47" calcext:value-type="currency">
            <text:p>589,47 €</text:p>
          </table:table-cell>
          <table:table-cell office:value-type="currency" office:currency="EUR" office:value="2.05" calcext:value-type="currency">
            <text:p>2,05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292" calcext:value-type="float">
            <text:p>292</text:p>
          </table:table-cell>
          <table:table-cell office:value-type="currency" office:currency="EUR" office:value="173.16" calcext:value-type="currency">
            <text:p>173,16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currency" office:currency="EUR" office:value="172.13" calcext:value-type="currency">
            <text:p>172,13 €</text:p>
          </table:table-cell>
          <table:table-cell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93" calcext:value-type="currency">
            <text:p>593,00 €</text:p>
          </table:table-cell>
          <table:table-cell office:value-type="currency" office:currency="EUR" office:value="1.48" calcext:value-type="currency">
            <text:p>1,48 €</text:p>
          </table:table-cell>
          <table:table-cell office:value-type="currency" office:currency="EUR" office:value="595.46" calcext:value-type="currency">
            <text:p>595,46 €</text:p>
          </table:table-cell>
          <table:table-cell office:value-type="currency" office:currency="EUR" office:value="-3.94" calcext:value-type="currency">
            <text:p>-3,94 €</text:p>
          </table:table-cell>
        </table:table-row>
        <table:table-row table:style-name="ro1">
          <table:table-cell office:value-type="string" calcext:value-type="string">
            <text:p>2017 08 16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6708" calcext:value-type="float">
            <text:p>6708</text:p>
          </table:table-cell>
          <table:table-cell office:value-type="currency" office:currency="EUR" office:value="3977.84" calcext:value-type="currency">
            <text:p>3.977,84 €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currency" office:currency="EUR" office:value="3972.23" calcext:value-type="currency">
            <text:p>3.972,23 €</text:p>
          </table:table-cell>
          <table:table-cell office:value-type="currency" office:currency="EUR" office:value="-4.34" calcext:value-type="currency">
            <text:p>-4,34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9.15" calcext:value-type="currency">
            <text:p>29,1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0.29" calcext:value-type="currency">
            <text:p>30,29 €</text:p>
          </table:table-cell>
          <table:table-cell office:value-type="currency" office:currency="EUR" office:value="-3.14" calcext:value-type="currency">
            <text:p>-3,14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204.05" calcext:value-type="currency">
            <text:p>204,0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7.85" calcext:value-type="currency">
            <text:p>207,85 €</text:p>
          </table:table-cell>
          <table:table-cell office:value-type="currency" office:currency="EUR" office:value="-3.8" calcext:value-type="currency">
            <text:p>-3,80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204.05" calcext:value-type="currency">
            <text:p>204,0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6.68" calcext:value-type="currency">
            <text:p>206,68 €</text:p>
          </table:table-cell>
          <table:table-cell office:value-type="currency" office:currency="EUR" office:value="-2.63" calcext:value-type="currency">
            <text:p>-2,63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250" calcext:value-type="float">
            <text:p>1250</text:p>
          </table:table-cell>
          <table:table-cell office:value-type="currency" office:currency="EUR" office:value="728.75" calcext:value-type="currency">
            <text:p>728,75 €</text:p>
          </table:table-cell>
          <table:table-cell office:value-type="currency" office:currency="EUR" office:value="0.92" calcext:value-type="currency">
            <text:p>0,92 €</text:p>
          </table:table-cell>
          <table:table-cell office:value-type="currency" office:currency="EUR" office:value="738.13" calcext:value-type="currency">
            <text:p>738,13 €</text:p>
          </table:table-cell>
          <table:table-cell office:value-type="currency" office:currency="EUR" office:value="-10.3" calcext:value-type="currency">
            <text:p>-10,30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82" calcext:value-type="currency">
            <text:p>58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83.46" calcext:value-type="currency">
            <text:p>583,46 €</text:p>
          </table:table-cell>
          <table:table-cell office:value-type="currency" office:currency="EUR" office:value="-3.46" calcext:value-type="currency">
            <text:p>-3,46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900" calcext:value-type="float">
            <text:p>900</text:p>
          </table:table-cell>
          <table:table-cell office:value-type="currency" office:currency="EUR" office:value="523.8" calcext:value-type="currency">
            <text:p>523,80 €</text:p>
          </table:table-cell>
          <table:table-cell office:value-type="currency" office:currency="EUR" office:value="0.76" calcext:value-type="currency">
            <text:p>0,76 €</text:p>
          </table:table-cell>
          <table:table-cell office:value-type="currency" office:currency="EUR" office:value="525.11" calcext:value-type="currency">
            <text:p>525,11 €</text:p>
          </table:table-cell>
          <table:table-cell office:value-type="currency" office:currency="EUR" office:value="-2.07" calcext:value-type="currency">
            <text:p>-2,07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82" calcext:value-type="currency">
            <text:p>582,00 €</text:p>
          </table:table-cell>
          <table:table-cell office:value-type="currency" office:currency="EUR" office:value="1.46" calcext:value-type="currency">
            <text:p>1,46 €</text:p>
          </table:table-cell>
          <table:table-cell office:value-type="currency" office:currency="EUR" office:value="583.46" calcext:value-type="currency">
            <text:p>583,46 €</text:p>
          </table:table-cell>
          <table:table-cell office:value-type="currency" office:currency="EUR" office:value="-2.92" calcext:value-type="currency">
            <text:p>-2,92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582" calcext:value-type="currency">
            <text:p>582,00 €</text:p>
          </table:table-cell>
          <table:table-cell office:value-type="currency" office:currency="EUR" office:value="1.45" calcext:value-type="currency">
            <text:p>1,45 €</text:p>
          </table:table-cell>
          <table:table-cell office:value-type="currency" office:currency="EUR" office:value="583.46" calcext:value-type="currency">
            <text:p>583,46 €</text:p>
          </table:table-cell>
          <table:table-cell office:value-type="currency" office:currency="EUR" office:value="-2.91" calcext:value-type="currency">
            <text:p>-2,91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8.2" calcext:value-type="currency">
            <text:p>58,20 €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currency" office:currency="EUR" office:value="58.35" calcext:value-type="currency">
            <text:p>58,35 €</text:p>
          </table:table-cell>
          <table:table-cell office:value-type="currency" office:currency="EUR" office:value="-0.3" calcext:value-type="currency">
            <text:p>-0,30 €</text:p>
          </table:table-cell>
        </table:table-row>
        <table:table-row table:style-name="ro1">
          <table:table-cell table:style-name="ce1" office:value-type="string" calcext:value-type="string">
            <text:p>2017 10 23</text:p>
          </table:table-cell>
          <table:table-cell table:style-name="ce1" office:value-type="string" calcext:value-type="string">
            <text:p>AB Šiaulių bankas PVA (ISIN LT0000102253)</text:p>
          </table:table-cell>
          <table:table-cell table:style-name="ce3" office:value-type="float" office:value="1000" calcext:value-type="float">
            <text:p>1000</text:p>
          </table:table-cell>
          <table:table-cell table:style-name="ce5" table:formula="of:=981.96/1670*[.C399]" office:value-type="currency" office:currency="EUR" office:value="588" calcext:value-type="currency">
            <text:p>588,00 €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style-name="ce5" office:value-type="currency" office:currency="EUR" office:value="582" calcext:value-type="currency">
            <text:p>582,00 €</text:p>
          </table:table-cell>
          <table:table-cell table:style-name="ce5" table:formula="of:=[.D399]-[.F399]" office:value-type="currency" office:currency="EUR" office:value="6" calcext:value-type="currency">
            <text:p>6,00 €</text:p>
          </table:table-cell>
        </table:table-row>
        <table:table-row table:style-name="ro1">
          <table:table-cell table:style-name="ce1" office:value-type="string" calcext:value-type="string">
            <text:p>2017 10 23</text:p>
          </table:table-cell>
          <table:table-cell table:style-name="ce1" office:value-type="string" calcext:value-type="string">
            <text:p>AB Šiaulių bankas PVA (ISIN LT0000102253)</text:p>
          </table:table-cell>
          <table:table-cell table:style-name="ce3" office:value-type="float" office:value="670" calcext:value-type="float">
            <text:p>670</text:p>
          </table:table-cell>
          <table:table-cell table:style-name="ce5" table:formula="of:=981.96/1670*[.C400]" office:value-type="currency" office:currency="EUR" office:value="393.96" calcext:value-type="currency">
            <text:p>393,96 €</text:p>
          </table:table-cell>
          <table:table-cell table:style-name="ce5" office:value-type="currency" office:currency="EUR" office:value="2.45" calcext:value-type="currency">
            <text:p>2,45 €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295" calcext:value-type="currency">
            <text:p>295,00 €</text:p>
          </table:table-cell>
          <table:table-cell office:value-type="currency" office:currency="EUR" office:value="0.49" calcext:value-type="currency">
            <text:p>0,4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AB Šiaulių bankas PVA (ISIN LT0000102253)</text:p>
          </table:table-cell>
          <table:table-cell office:value-type="float" office:value="1190" calcext:value-type="float">
            <text:p>1190</text:p>
          </table:table-cell>
          <table:table-cell office:value-type="currency" office:currency="EUR" office:value="702.1" calcext:value-type="currency">
            <text:p>702,10 €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29" calcext:value-type="float">
            <text:p>29</text:p>
          </table:table-cell>
          <table:table-cell office:value-type="currency" office:currency="EUR" office:value="268.54" calcext:value-type="currency">
            <text:p>268,54 €</text:p>
          </table:table-cell>
          <table:table-cell office:value-type="currency" office:currency="EUR" office:value="0.68" calcext:value-type="currency">
            <text:p>0,68 €</text:p>
          </table:table-cell>
          <table:table-cell office:value-type="currency" office:currency="EUR" office:value="276.13" calcext:value-type="currency">
            <text:p>276,13 €</text:p>
          </table:table-cell>
          <table:table-cell office:value-type="currency" office:currency="EUR" office:value="-8.27" calcext:value-type="currency">
            <text:p>-8,27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71" calcext:value-type="float">
            <text:p>71</text:p>
          </table:table-cell>
          <table:table-cell office:value-type="currency" office:currency="EUR" office:value="657.46" calcext:value-type="currency">
            <text:p>657,46 €</text:p>
          </table:table-cell>
          <table:table-cell office:value-type="currency" office:currency="EUR" office:value="1.64" calcext:value-type="currency">
            <text:p>1,64 €</text:p>
          </table:table-cell>
          <table:table-cell office:value-type="currency" office:currency="EUR" office:value="671.2" calcext:value-type="currency">
            <text:p>671,20 €</text:p>
          </table:table-cell>
          <table:table-cell office:value-type="currency" office:currency="EUR" office:value="-15.38" calcext:value-type="currency">
            <text:p>-15,38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54" calcext:value-type="float">
            <text:p>54</text:p>
          </table:table-cell>
          <table:table-cell office:value-type="currency" office:currency="EUR" office:value="500.04" calcext:value-type="currency">
            <text:p>500,0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38.64" calcext:value-type="currency">
            <text:p>538,64 €</text:p>
          </table:table-cell>
          <table:table-cell office:value-type="currency" office:currency="EUR" office:value="-40.6" calcext:value-type="currency">
            <text:p>-40,60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26" calcext:value-type="float">
            <text:p>26</text:p>
          </table:table-cell>
          <table:table-cell office:value-type="currency" office:currency="EUR" office:value="240.76" calcext:value-type="currency">
            <text:p>240,76 €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currency" office:currency="EUR" office:value="250.49" calcext:value-type="currency">
            <text:p>250,49 €</text:p>
          </table:table-cell>
          <table:table-cell office:value-type="currency" office:currency="EUR" office:value="-10.33" calcext:value-type="currency">
            <text:p>-10,33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74" calcext:value-type="float">
            <text:p>74</text:p>
          </table:table-cell>
          <table:table-cell office:value-type="currency" office:currency="EUR" office:value="685.24" calcext:value-type="currency">
            <text:p>685,24 €</text:p>
          </table:table-cell>
          <table:table-cell office:value-type="currency" office:currency="EUR" office:value="1.71" calcext:value-type="currency">
            <text:p>1,71 €</text:p>
          </table:table-cell>
          <table:table-cell office:value-type="currency" office:currency="EUR" office:value="712.92" calcext:value-type="currency">
            <text:p>712,92 €</text:p>
          </table:table-cell>
          <table:table-cell office:value-type="currency" office:currency="EUR" office:value="-29.39" calcext:value-type="currency">
            <text:p>-29,39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2.6" calcext:value-type="currency">
            <text:p>92,60 €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currency" office:currency="EUR" office:value="96.34" calcext:value-type="currency">
            <text:p>96,34 €</text:p>
          </table:table-cell>
          <table:table-cell office:value-type="currency" office:currency="EUR" office:value="-3.97" calcext:value-type="currency">
            <text:p>-3,97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68" calcext:value-type="float">
            <text:p>68</text:p>
          </table:table-cell>
          <table:table-cell office:value-type="currency" office:currency="EUR" office:value="629.68" calcext:value-type="currency">
            <text:p>629,68 €</text:p>
          </table:table-cell>
          <table:table-cell office:value-type="currency" office:currency="EUR" office:value="1.58" calcext:value-type="currency">
            <text:p>1,58 €</text:p>
          </table:table-cell>
          <table:table-cell office:value-type="currency" office:currency="EUR" office:value="658.44" calcext:value-type="currency">
            <text:p>658,44 €</text:p>
          </table:table-cell>
          <table:table-cell office:value-type="currency" office:currency="EUR" office:value="-30.34" calcext:value-type="currency">
            <text:p>-30,34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48" calcext:value-type="float">
            <text:p>48</text:p>
          </table:table-cell>
          <table:table-cell office:value-type="currency" office:currency="EUR" office:value="443.52" calcext:value-type="currency">
            <text:p>443,5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3.8" calcext:value-type="currency">
            <text:p>463,80 €</text:p>
          </table:table-cell>
          <table:table-cell office:value-type="currency" office:currency="EUR" office:value="-22.28" calcext:value-type="currency">
            <text:p>-22,28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52" calcext:value-type="float">
            <text:p>52</text:p>
          </table:table-cell>
          <table:table-cell office:value-type="currency" office:currency="EUR" office:value="480.48" calcext:value-type="currency">
            <text:p>480,48 €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currency" office:currency="EUR" office:value="500.97" calcext:value-type="currency">
            <text:p>500,97 €</text:p>
          </table:table-cell>
          <table:table-cell office:value-type="currency" office:currency="EUR" office:value="-20.8" calcext:value-type="currency">
            <text:p>-20,80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13" calcext:value-type="float">
            <text:p>13</text:p>
          </table:table-cell>
          <table:table-cell office:value-type="currency" office:currency="EUR" office:value="120.38" calcext:value-type="currency">
            <text:p>120,38 €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currency" office:currency="EUR" office:value="125.24" calcext:value-type="currency">
            <text:p>125,24 €</text:p>
          </table:table-cell>
          <table:table-cell office:value-type="currency" office:currency="EUR" office:value="-5.16" calcext:value-type="currency">
            <text:p>-5,16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39" calcext:value-type="float">
            <text:p>39</text:p>
          </table:table-cell>
          <table:table-cell office:value-type="currency" office:currency="EUR" office:value="361.14" calcext:value-type="currency">
            <text:p>361,14 €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currency" office:currency="EUR" office:value="389.02" calcext:value-type="currency">
            <text:p>389,02 €</text:p>
          </table:table-cell>
          <table:table-cell office:value-type="currency" office:currency="EUR" office:value="-28.03" calcext:value-type="currency">
            <text:p>-28,03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AS LHV Group (ISIN EE3100073644)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55.56" calcext:value-type="currency">
            <text:p>55,56 €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currency" office:currency="EUR" office:value="56.72" calcext:value-type="currency">
            <text:p>56,72 €</text:p>
          </table:table-cell>
          <table:table-cell office:value-type="currency" office:currency="EUR" office:value="-1.3" calcext:value-type="currency">
            <text:p>-1,30 €</text:p>
          </table:table-cell>
        </table:table-row>
        <table:table-row table:style-name="ro1">
          <table:table-cell office:value-type="string" calcext:value-type="string">
            <text:p>2017 02 03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8" calcext:value-type="float">
            <text:p>28</text:p>
          </table:table-cell>
          <table:table-cell office:value-type="currency" office:currency="EUR" office:value="131.32" calcext:value-type="currency">
            <text:p>131,3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31.65" calcext:value-type="currency">
            <text:p>131,65 €</text:p>
          </table:table-cell>
          <table:table-cell office:value-type="currency" office:currency="EUR" office:value="-2.33" calcext:value-type="currency">
            <text:p>-2,33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3.45" calcext:value-type="currency">
            <text:p>23,45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22.86" calcext:value-type="currency">
            <text:p>22,86 €</text:p>
          </table:table-cell>
          <table:table-cell office:value-type="currency" office:currency="EUR" office:value="0.53" calcext:value-type="currency">
            <text:p>0,53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47" calcext:value-type="float">
            <text:p>247</text:p>
          </table:table-cell>
          <table:table-cell office:value-type="currency" office:currency="EUR" office:value="1158.43" calcext:value-type="currency">
            <text:p>1.158,43 €</text:p>
          </table:table-cell>
          <table:table-cell office:value-type="currency" office:currency="EUR" office:value="2.89" calcext:value-type="currency">
            <text:p>2,89 €</text:p>
          </table:table-cell>
          <table:table-cell office:value-type="currency" office:currency="EUR" office:value="1127.09" calcext:value-type="currency">
            <text:p>1.127,09 €</text:p>
          </table:table-cell>
          <table:table-cell office:value-type="currency" office:currency="EUR" office:value="28.45" calcext:value-type="currency">
            <text:p>28,45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90" calcext:value-type="float">
            <text:p>190</text:p>
          </table:table-cell>
          <table:table-cell office:value-type="currency" office:currency="EUR" office:value="891.1" calcext:value-type="currency">
            <text:p>891,10 €</text:p>
          </table:table-cell>
          <table:table-cell office:value-type="currency" office:currency="EUR" office:value="2.23" calcext:value-type="currency">
            <text:p>2,23 €</text:p>
          </table:table-cell>
          <table:table-cell office:value-type="currency" office:currency="EUR" office:value="873.99" calcext:value-type="currency">
            <text:p>873,99 €</text:p>
          </table:table-cell>
          <table:table-cell office:value-type="currency" office:currency="EUR" office:value="14.88" calcext:value-type="currency">
            <text:p>14,88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35" calcext:value-type="float">
            <text:p>135</text:p>
          </table:table-cell>
          <table:table-cell office:value-type="currency" office:currency="EUR" office:value="633.15" calcext:value-type="currency">
            <text:p>633,15 €</text:p>
          </table:table-cell>
          <table:table-cell office:value-type="currency" office:currency="EUR" office:value="1.59" calcext:value-type="currency">
            <text:p>1,59 €</text:p>
          </table:table-cell>
          <table:table-cell office:value-type="currency" office:currency="EUR" office:value="627.24" calcext:value-type="currency">
            <text:p>627,24 €</text:p>
          </table:table-cell>
          <table:table-cell office:value-type="currency" office:currency="EUR" office:value="4.32" calcext:value-type="currency">
            <text:p>4,32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211.05" calcext:value-type="currency">
            <text:p>211,05 €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currency" office:currency="EUR" office:value="209.09" calcext:value-type="currency">
            <text:p>209,09 €</text:p>
          </table:table-cell>
          <table:table-cell office:value-type="currency" office:currency="EUR" office:value="1.44" calcext:value-type="currency">
            <text:p>1,44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703" calcext:value-type="currency">
            <text:p>703,00 €</text:p>
          </table:table-cell>
          <table:table-cell office:value-type="currency" office:currency="EUR" office:value="-1.26" calcext:value-type="currency">
            <text:p>-1,26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95" calcext:value-type="float">
            <text:p>195</text:p>
          </table:table-cell>
          <table:table-cell office:value-type="currency" office:currency="EUR" office:value="914.55" calcext:value-type="currency">
            <text:p>914,55 €</text:p>
          </table:table-cell>
          <table:table-cell office:value-type="currency" office:currency="EUR" office:value="2.29" calcext:value-type="currency">
            <text:p>2,29 €</text:p>
          </table:table-cell>
          <table:table-cell office:value-type="currency" office:currency="EUR" office:value="917.28" calcext:value-type="currency">
            <text:p>917,28 €</text:p>
          </table:table-cell>
          <table:table-cell office:value-type="currency" office:currency="EUR" office:value="-5.02" calcext:value-type="currency">
            <text:p>-5,02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05" calcext:value-type="float">
            <text:p>205</text:p>
          </table:table-cell>
          <table:table-cell office:value-type="currency" office:currency="EUR" office:value="961.45" calcext:value-type="currency">
            <text:p>961,45 €</text:p>
          </table:table-cell>
          <table:table-cell office:value-type="currency" office:currency="EUR" office:value="0.73" calcext:value-type="currency">
            <text:p>0,73 €</text:p>
          </table:table-cell>
          <table:table-cell office:value-type="currency" office:currency="EUR" office:value="963.86" calcext:value-type="currency">
            <text:p>963,86 €</text:p>
          </table:table-cell>
          <table:table-cell office:value-type="currency" office:currency="EUR" office:value="-3.14" calcext:value-type="currency">
            <text:p>-3,14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450" calcext:value-type="float">
            <text:p>450</text:p>
          </table:table-cell>
          <table:table-cell office:value-type="currency" office:currency="EUR" office:value="2097" calcext:value-type="currency">
            <text:p>2.097,00 €</text:p>
          </table:table-cell>
          <table:table-cell office:value-type="currency" office:currency="EUR" office:value="5.24" calcext:value-type="currency">
            <text:p>5,24 €</text:p>
          </table:table-cell>
          <table:table-cell office:value-type="currency" office:currency="EUR" office:value="2008.72" calcext:value-type="currency">
            <text:p>2.008,72 €</text:p>
          </table:table-cell>
          <table:table-cell office:value-type="currency" office:currency="EUR" office:value="83.04" calcext:value-type="currency">
            <text:p>83,04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33" calcext:value-type="currency">
            <text:p>233,00 €</text:p>
          </table:table-cell>
          <table:table-cell office:value-type="currency" office:currency="EUR" office:value="0.59" calcext:value-type="currency">
            <text:p>0,59 €</text:p>
          </table:table-cell>
          <table:table-cell office:value-type="currency" office:currency="EUR" office:value="221.55" calcext:value-type="currency">
            <text:p>221,55 €</text:p>
          </table:table-cell>
          <table:table-cell office:value-type="currency" office:currency="EUR" office:value="10.86" calcext:value-type="currency">
            <text:p>10,86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669" calcext:value-type="float">
            <text:p>669</text:p>
          </table:table-cell>
          <table:table-cell office:value-type="currency" office:currency="EUR" office:value="3137.61" calcext:value-type="currency">
            <text:p>3.137,61 €</text:p>
          </table:table-cell>
          <table:table-cell office:value-type="currency" office:currency="EUR" office:value="7.84" calcext:value-type="currency">
            <text:p>7,84 €</text:p>
          </table:table-cell>
          <table:table-cell office:value-type="currency" office:currency="EUR" office:value="2958.47" calcext:value-type="currency">
            <text:p>2.958,47 €</text:p>
          </table:table-cell>
          <table:table-cell office:value-type="currency" office:currency="EUR" office:value="171.3" calcext:value-type="currency">
            <text:p>171,30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661.65" calcext:value-type="currency">
            <text:p>661,65 €</text:p>
          </table:table-cell>
          <table:table-cell office:value-type="currency" office:currency="EUR" office:value="40.09" calcext:value-type="currency">
            <text:p>40,09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661.65" calcext:value-type="currency">
            <text:p>661,65 €</text:p>
          </table:table-cell>
          <table:table-cell office:value-type="currency" office:currency="EUR" office:value="40.09" calcext:value-type="currency">
            <text:p>40,09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93.8" calcext:value-type="currency">
            <text:p>93,80 €</text:p>
          </table:table-cell>
          <table:table-cell office:value-type="currency" office:currency="EUR" office:value="0.24" calcext:value-type="currency">
            <text:p>0,24 €</text:p>
          </table:table-cell>
          <table:table-cell office:value-type="currency" office:currency="EUR" office:value="88.22" calcext:value-type="currency">
            <text:p>88,22 €</text:p>
          </table:table-cell>
          <table:table-cell office:value-type="currency" office:currency="EUR" office:value="5.34" calcext:value-type="currency">
            <text:p>5,34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32" calcext:value-type="currency">
            <text:p>53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41.8" calcext:value-type="currency">
            <text:p>441,80 €</text:p>
          </table:table-cell>
          <table:table-cell office:value-type="currency" office:currency="EUR" office:value="88.2" calcext:value-type="currency">
            <text:p>88,20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320" calcext:value-type="currency">
            <text:p>1.320,00 €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105.6" calcext:value-type="currency">
            <text:p>1.105,60 €</text:p>
          </table:table-cell>
          <table:table-cell office:value-type="currency" office:currency="EUR" office:value="211.1" calcext:value-type="currency">
            <text:p>211,10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4" calcext:value-type="currency">
            <text:p>264,00 €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currency" office:currency="EUR" office:value="220.9" calcext:value-type="currency">
            <text:p>220,90 €</text:p>
          </table:table-cell>
          <table:table-cell office:value-type="currency" office:currency="EUR" office:value="42.44" calcext:value-type="currency">
            <text:p>42,44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6" calcext:value-type="currency">
            <text:p>266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21.65" calcext:value-type="currency">
            <text:p>221,65 €</text:p>
          </table:table-cell>
          <table:table-cell office:value-type="currency" office:currency="EUR" office:value="44.35" calcext:value-type="currency">
            <text:p>44,35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6" calcext:value-type="currency">
            <text:p>266,00 €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currency" office:currency="EUR" office:value="220.69" calcext:value-type="currency">
            <text:p>220,69 €</text:p>
          </table:table-cell>
          <table:table-cell office:value-type="currency" office:currency="EUR" office:value="44.65" calcext:value-type="currency">
            <text:p>44,65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75" calcext:value-type="float">
            <text:p>75</text:p>
          </table:table-cell>
          <table:table-cell office:value-type="currency" office:currency="EUR" office:value="399" calcext:value-type="currency">
            <text:p>399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327.54" calcext:value-type="currency">
            <text:p>327,54 €</text:p>
          </table:table-cell>
          <table:table-cell office:value-type="currency" office:currency="EUR" office:value="70.46" calcext:value-type="currency">
            <text:p>70,46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98" calcext:value-type="currency">
            <text:p>798,00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657.41" calcext:value-type="currency">
            <text:p>657,41 €</text:p>
          </table:table-cell>
          <table:table-cell office:value-type="currency" office:currency="EUR" office:value="138.6" calcext:value-type="currency">
            <text:p>138,60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98" calcext:value-type="currency">
            <text:p>79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59.81" calcext:value-type="currency">
            <text:p>659,81 €</text:p>
          </table:table-cell>
          <table:table-cell office:value-type="currency" office:currency="EUR" office:value="136.19" calcext:value-type="currency">
            <text:p>136,19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97" calcext:value-type="float">
            <text:p>97</text:p>
          </table:table-cell>
          <table:table-cell office:value-type="currency" office:currency="EUR" office:value="516.04" calcext:value-type="currency">
            <text:p>516,04 €</text:p>
          </table:table-cell>
          <table:table-cell office:value-type="currency" office:currency="EUR" office:value="1.29" calcext:value-type="currency">
            <text:p>1,29 €</text:p>
          </table:table-cell>
          <table:table-cell office:value-type="currency" office:currency="EUR" office:value="426.45" calcext:value-type="currency">
            <text:p>426,45 €</text:p>
          </table:table-cell>
          <table:table-cell office:value-type="currency" office:currency="EUR" office:value="88.3" calcext:value-type="currency">
            <text:p>88,3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5" calcext:value-type="currency">
            <text:p>265,00 €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currency" office:currency="EUR" office:value="229.07" calcext:value-type="currency">
            <text:p>229,07 €</text:p>
          </table:table-cell>
          <table:table-cell office:value-type="currency" office:currency="EUR" office:value="35.26" calcext:value-type="currency">
            <text:p>35,26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42" calcext:value-type="float">
            <text:p>142</text:p>
          </table:table-cell>
          <table:table-cell office:value-type="currency" office:currency="EUR" office:value="752.6" calcext:value-type="currency">
            <text:p>752,60 €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currency" office:currency="EUR" office:value="650.56" calcext:value-type="currency">
            <text:p>650,56 €</text:p>
          </table:table-cell>
          <table:table-cell office:value-type="currency" office:currency="EUR" office:value="100.16" calcext:value-type="currency">
            <text:p>100,16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060" calcext:value-type="currency">
            <text:p>1.060,00 €</text:p>
          </table:table-cell>
          <table:table-cell office:value-type="currency" office:currency="EUR" office:value="2.08" calcext:value-type="currency">
            <text:p>2,08 €</text:p>
          </table:table-cell>
          <table:table-cell office:value-type="currency" office:currency="EUR" office:value="895.17" calcext:value-type="currency">
            <text:p>895,17 €</text:p>
          </table:table-cell>
          <table:table-cell office:value-type="currency" office:currency="EUR" office:value="162.75" calcext:value-type="currency">
            <text:p>162,75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5" calcext:value-type="currency">
            <text:p>265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18.36" calcext:value-type="currency">
            <text:p>218,36 €</text:p>
          </table:table-cell>
          <table:table-cell office:value-type="currency" office:currency="EUR" office:value="46.64" calcext:value-type="currency">
            <text:p>46,64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8" calcext:value-type="float">
            <text:p>58</text:p>
          </table:table-cell>
          <table:table-cell office:value-type="currency" office:currency="EUR" office:value="307.4" calcext:value-type="currency">
            <text:p>307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3.3" calcext:value-type="currency">
            <text:p>253,30 €</text:p>
          </table:table-cell>
          <table:table-cell office:value-type="currency" office:currency="EUR" office:value="52.1" calcext:value-type="currency">
            <text:p>52,1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48" calcext:value-type="float">
            <text:p>48</text:p>
          </table:table-cell>
          <table:table-cell office:value-type="currency" office:currency="EUR" office:value="255.36" calcext:value-type="currency">
            <text:p>255,36 €</text:p>
          </table:table-cell>
          <table:table-cell office:value-type="currency" office:currency="EUR" office:value="0.64" calcext:value-type="currency">
            <text:p>0,64 €</text:p>
          </table:table-cell>
          <table:table-cell office:value-type="currency" office:currency="EUR" office:value="209.62" calcext:value-type="currency">
            <text:p>209,62 €</text:p>
          </table:table-cell>
          <table:table-cell office:value-type="currency" office:currency="EUR" office:value="45.1" calcext:value-type="currency">
            <text:p>45,1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98" calcext:value-type="currency">
            <text:p>798,00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655.08" calcext:value-type="currency">
            <text:p>655,08 €</text:p>
          </table:table-cell>
          <table:table-cell office:value-type="currency" office:currency="EUR" office:value="140.93" calcext:value-type="currency">
            <text:p>140,93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81.5" calcext:value-type="currency">
            <text:p>781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90.23" calcext:value-type="currency">
            <text:p>690,23 €</text:p>
          </table:table-cell>
          <table:table-cell office:value-type="currency" office:currency="EUR" office:value="89.27" calcext:value-type="currency">
            <text:p>89,27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04.2" calcext:value-type="currency">
            <text:p>104,20 €</text:p>
          </table:table-cell>
          <table:table-cell office:value-type="currency" office:currency="EUR" office:value="0.21" calcext:value-type="currency">
            <text:p>0,21 €</text:p>
          </table:table-cell>
          <table:table-cell office:value-type="currency" office:currency="EUR" office:value="92.82" calcext:value-type="currency">
            <text:p>92,82 €</text:p>
          </table:table-cell>
          <table:table-cell office:value-type="currency" office:currency="EUR" office:value="11.17" calcext:value-type="currency">
            <text:p>11,17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70" calcext:value-type="float">
            <text:p>170</text:p>
          </table:table-cell>
          <table:table-cell office:value-type="currency" office:currency="EUR" office:value="885.7" calcext:value-type="currency">
            <text:p>885,70 €</text:p>
          </table:table-cell>
          <table:table-cell office:value-type="currency" office:currency="EUR" office:value="2.22" calcext:value-type="currency">
            <text:p>2,22 €</text:p>
          </table:table-cell>
          <table:table-cell office:value-type="currency" office:currency="EUR" office:value="787.33" calcext:value-type="currency">
            <text:p>787,33 €</text:p>
          </table:table-cell>
          <table:table-cell office:value-type="currency" office:currency="EUR" office:value="96.15" calcext:value-type="currency">
            <text:p>96,15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677.3" calcext:value-type="currency">
            <text:p>677,30 €</text:p>
          </table:table-cell>
          <table:table-cell office:value-type="currency" office:currency="EUR" office:value="1.69" calcext:value-type="currency">
            <text:p>1,69 €</text:p>
          </table:table-cell>
          <table:table-cell office:value-type="currency" office:currency="EUR" office:value="601.84" calcext:value-type="currency">
            <text:p>601,84 €</text:p>
          </table:table-cell>
          <table:table-cell office:value-type="currency" office:currency="EUR" office:value="73.77" calcext:value-type="currency">
            <text:p>73,77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677.3" calcext:value-type="currency">
            <text:p>677,30 €</text:p>
          </table:table-cell>
          <table:table-cell office:value-type="currency" office:currency="EUR" office:value="1.7" calcext:value-type="currency">
            <text:p>1,70 €</text:p>
          </table:table-cell>
          <table:table-cell office:value-type="currency" office:currency="EUR" office:value="601.84" calcext:value-type="currency">
            <text:p>601,84 €</text:p>
          </table:table-cell>
          <table:table-cell office:value-type="currency" office:currency="EUR" office:value="73.76" calcext:value-type="currency">
            <text:p>73,76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691.6" calcext:value-type="currency">
            <text:p>691,60 €</text:p>
          </table:table-cell>
          <table:table-cell office:value-type="currency" office:currency="EUR" office:value="1.73" calcext:value-type="currency">
            <text:p>1,73 €</text:p>
          </table:table-cell>
          <table:table-cell office:value-type="currency" office:currency="EUR" office:value="600.42" calcext:value-type="currency">
            <text:p>600,42 €</text:p>
          </table:table-cell>
          <table:table-cell office:value-type="currency" office:currency="EUR" office:value="89.45" calcext:value-type="currency">
            <text:p>89,45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39" calcext:value-type="currency">
            <text:p>53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1.15" calcext:value-type="currency">
            <text:p>461,15 €</text:p>
          </table:table-cell>
          <table:table-cell office:value-type="currency" office:currency="EUR" office:value="75.85" calcext:value-type="currency">
            <text:p>75,85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800" calcext:value-type="float">
            <text:p>800</text:p>
          </table:table-cell>
          <table:table-cell office:value-type="currency" office:currency="EUR" office:value="4312" calcext:value-type="currency">
            <text:p>4.312,00 €</text:p>
          </table:table-cell>
          <table:table-cell office:value-type="currency" office:currency="EUR" office:value="10.13" calcext:value-type="currency">
            <text:p>10,13 €</text:p>
          </table:table-cell>
          <table:table-cell office:value-type="currency" office:currency="EUR" office:value="3686.19" calcext:value-type="currency">
            <text:p>3.686,19 €</text:p>
          </table:table-cell>
          <table:table-cell office:value-type="currency" office:currency="EUR" office:value="615.68" calcext:value-type="currency">
            <text:p>615,68 €</text:p>
          </table:table-cell>
        </table:table-row>
        <table:table-row table:style-name="ro1">
          <table:table-cell office:value-type="string" calcext:value-type="string">
            <text:p>2017 04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9.5" calcext:value-type="currency">
            <text:p>5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7.44" calcext:value-type="currency">
            <text:p>57,44 €</text:p>
          </table:table-cell>
          <table:table-cell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string" calcext:value-type="string">
            <text:p>2017 04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238" calcext:value-type="currency">
            <text:p>238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29.77" calcext:value-type="currency">
            <text:p>229,77 €</text:p>
          </table:table-cell>
          <table:table-cell office:value-type="currency" office:currency="EUR" office:value="8.23" calcext:value-type="currency">
            <text:p>8,23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95" calcext:value-type="currency">
            <text:p>595,00 €</text:p>
          </table:table-cell>
          <table:table-cell office:value-type="currency" office:currency="EUR" office:value="1.49" calcext:value-type="currency">
            <text:p>1,49 €</text:p>
          </table:table-cell>
          <table:table-cell office:value-type="currency" office:currency="EUR" office:value="568.42" calcext:value-type="currency">
            <text:p>568,42 €</text:p>
          </table:table-cell>
          <table:table-cell office:value-type="currency" office:currency="EUR" office:value="25.09" calcext:value-type="currency">
            <text:p>25,09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97.5" calcext:value-type="currency">
            <text:p>297,50 €</text:p>
          </table:table-cell>
          <table:table-cell office:value-type="currency" office:currency="EUR" office:value="0.74" calcext:value-type="currency">
            <text:p>0,74 €</text:p>
          </table:table-cell>
          <table:table-cell office:value-type="currency" office:currency="EUR" office:value="284.21" calcext:value-type="currency">
            <text:p>284,21 €</text:p>
          </table:table-cell>
          <table:table-cell office:value-type="currency" office:currency="EUR" office:value="12.55" calcext:value-type="currency">
            <text:p>12,55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95" calcext:value-type="currency">
            <text:p>595,00 €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currency" office:currency="EUR" office:value="574.43" calcext:value-type="currency">
            <text:p>574,43 €</text:p>
          </table:table-cell>
          <table:table-cell office:value-type="currency" office:currency="EUR" office:value="20.34" calcext:value-type="currency">
            <text:p>20,34 €</text:p>
          </table:table-cell>
        </table:table-row>
        <table:table-row table:style-name="ro1">
          <table:table-cell office:value-type="string" calcext:value-type="string">
            <text:p>2017 05 3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898.5" calcext:value-type="currency">
            <text:p>898,50 €</text:p>
          </table:table-cell>
          <table:table-cell office:value-type="currency" office:currency="EUR" office:value="2.25" calcext:value-type="currency">
            <text:p>2,25 €</text:p>
          </table:table-cell>
          <table:table-cell office:value-type="currency" office:currency="EUR" office:value="884.89" calcext:value-type="currency">
            <text:p>884,89 €</text:p>
          </table:table-cell>
          <table:table-cell office:value-type="currency" office:currency="EUR" office:value="11.36" calcext:value-type="currency">
            <text:p>11,36 €</text:p>
          </table:table-cell>
        </table:table-row>
        <table:table-row table:style-name="ro1">
          <table:table-cell office:value-type="string" calcext:value-type="string">
            <text:p>2017 05 3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850" calcext:value-type="float">
            <text:p>850</text:p>
          </table:table-cell>
          <table:table-cell office:value-type="currency" office:currency="EUR" office:value="5091.5" calcext:value-type="currency">
            <text:p>5.091,50 €</text:p>
          </table:table-cell>
          <table:table-cell office:value-type="currency" office:currency="EUR" office:value="12.73" calcext:value-type="currency">
            <text:p>12,73 €</text:p>
          </table:table-cell>
          <table:table-cell office:value-type="currency" office:currency="EUR" office:value="4992.45" calcext:value-type="currency">
            <text:p>4.992,45 €</text:p>
          </table:table-cell>
          <table:table-cell office:value-type="currency" office:currency="EUR" office:value="86.32" calcext:value-type="currency">
            <text:p>86,32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375" calcext:value-type="currency">
            <text:p>3.375,00 €</text:p>
          </table:table-cell>
          <table:table-cell office:value-type="currency" office:currency="EUR" office:value="8.44" calcext:value-type="currency">
            <text:p>8,44 €</text:p>
          </table:table-cell>
          <table:table-cell office:value-type="currency" office:currency="EUR" office:value="2855.32" calcext:value-type="currency">
            <text:p>2.855,32 €</text:p>
          </table:table-cell>
          <table:table-cell office:value-type="currency" office:currency="EUR" office:value="511.24" calcext:value-type="currency">
            <text:p>511,24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30" calcext:value-type="currency">
            <text:p>330,00 €</text:p>
          </table:table-cell>
          <table:table-cell office:value-type="currency" office:currency="EUR" office:value="0.82" calcext:value-type="currency">
            <text:p>0,82 €</text:p>
          </table:table-cell>
          <table:table-cell office:value-type="currency" office:currency="EUR" office:value="292.62" calcext:value-type="currency">
            <text:p>292,62 €</text:p>
          </table:table-cell>
          <table:table-cell office:value-type="currency" office:currency="EUR" office:value="36.56" calcext:value-type="currency">
            <text:p>36,56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37.5" calcext:value-type="currency">
            <text:p>337,50 €</text:p>
          </table:table-cell>
          <table:table-cell office:value-type="currency" office:currency="EUR" office:value="0.84" calcext:value-type="currency">
            <text:p>0,84 €</text:p>
          </table:table-cell>
          <table:table-cell office:value-type="currency" office:currency="EUR" office:value="283.71" calcext:value-type="currency">
            <text:p>283,71 €</text:p>
          </table:table-cell>
          <table:table-cell office:value-type="currency" office:currency="EUR" office:value="52.95" calcext:value-type="currency">
            <text:p>52,95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650" calcext:value-type="currency">
            <text:p>1.650,00 €</text:p>
          </table:table-cell>
          <table:table-cell office:value-type="currency" office:currency="EUR" office:value="4.13" calcext:value-type="currency">
            <text:p>4,13 €</text:p>
          </table:table-cell>
          <table:table-cell office:value-type="currency" office:currency="EUR" office:value="1466.15" calcext:value-type="currency">
            <text:p>1.466,15 €</text:p>
          </table:table-cell>
          <table:table-cell office:value-type="currency" office:currency="EUR" office:value="179.72" calcext:value-type="currency">
            <text:p>179,72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45" calcext:value-type="float">
            <text:p>245</text:p>
          </table:table-cell>
          <table:table-cell office:value-type="currency" office:currency="EUR" office:value="1617" calcext:value-type="currency">
            <text:p>1.617,00 €</text:p>
          </table:table-cell>
          <table:table-cell office:value-type="currency" office:currency="EUR" office:value="4.04" calcext:value-type="currency">
            <text:p>4,04 €</text:p>
          </table:table-cell>
          <table:table-cell office:value-type="currency" office:currency="EUR" office:value="1390.17" calcext:value-type="currency">
            <text:p>1.390,17 €</text:p>
          </table:table-cell>
          <table:table-cell office:value-type="currency" office:currency="EUR" office:value="222.79" calcext:value-type="currency">
            <text:p>222,79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977" calcext:value-type="currency">
            <text:p>1.977,00 €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currency" office:currency="EUR" office:value="1709.42" calcext:value-type="currency">
            <text:p>1.709,42 €</text:p>
          </table:table-cell>
          <table:table-cell office:value-type="currency" office:currency="EUR" office:value="262.63" calcext:value-type="currency">
            <text:p>262,63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29.5" calcext:value-type="currency">
            <text:p>329,50 €</text:p>
          </table:table-cell>
          <table:table-cell office:value-type="currency" office:currency="EUR" office:value="0.82" calcext:value-type="currency">
            <text:p>0,82 €</text:p>
          </table:table-cell>
          <table:table-cell office:value-type="currency" office:currency="EUR" office:value="290.23" calcext:value-type="currency">
            <text:p>290,23 €</text:p>
          </table:table-cell>
          <table:table-cell office:value-type="currency" office:currency="EUR" office:value="38.45" calcext:value-type="currency">
            <text:p>38,45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6" calcext:value-type="float">
            <text:p>26</text:p>
          </table:table-cell>
          <table:table-cell office:value-type="currency" office:currency="EUR" office:value="171.34" calcext:value-type="currency">
            <text:p>171,34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currency" office:currency="EUR" office:value="150.92" calcext:value-type="currency">
            <text:p>150,92 €</text:p>
          </table:table-cell>
          <table:table-cell office:value-type="currency" office:currency="EUR" office:value="19.99" calcext:value-type="currency">
            <text:p>19,99 €</text:p>
          </table:table-cell>
        </table:table-row>
        <table:table-row table:style-name="ro1">
          <table:table-cell office:value-type="string" calcext:value-type="string">
            <text:p>2017 06 27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645" calcext:value-type="currency">
            <text:p>1.645,00 €</text:p>
          </table:table-cell>
          <table:table-cell office:value-type="currency" office:currency="EUR" office:value="4.11" calcext:value-type="currency">
            <text:p>4,11 €</text:p>
          </table:table-cell>
          <table:table-cell office:value-type="currency" office:currency="EUR" office:value="1458.38" calcext:value-type="currency">
            <text:p>1.458,38 €</text:p>
          </table:table-cell>
          <table:table-cell office:value-type="currency" office:currency="EUR" office:value="182.51" calcext:value-type="currency">
            <text:p>182,51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89" calcext:value-type="currency">
            <text:p>68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29.57" calcext:value-type="currency">
            <text:p>629,57 €</text:p>
          </table:table-cell>
          <table:table-cell office:value-type="currency" office:currency="EUR" office:value="57.43" calcext:value-type="currency">
            <text:p>57,43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62" calcext:value-type="float">
            <text:p>62</text:p>
          </table:table-cell>
          <table:table-cell office:value-type="currency" office:currency="EUR" office:value="427.18" calcext:value-type="currency">
            <text:p>427,18 €</text:p>
          </table:table-cell>
          <table:table-cell office:value-type="currency" office:currency="EUR" office:value="0.79" calcext:value-type="currency">
            <text:p>0,79 €</text:p>
          </table:table-cell>
          <table:table-cell office:value-type="currency" office:currency="EUR" office:value="390.33" calcext:value-type="currency">
            <text:p>390,33 €</text:p>
          </table:table-cell>
          <table:table-cell office:value-type="currency" office:currency="EUR" office:value="36.06" calcext:value-type="currency">
            <text:p>36,06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7.95" calcext:value-type="currency">
            <text:p>47,9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4.07" calcext:value-type="currency">
            <text:p>44,07 €</text:p>
          </table:table-cell>
          <table:table-cell office:value-type="currency" office:currency="EUR" office:value="1.88" calcext:value-type="currency">
            <text:p>1,88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850" calcext:value-type="float">
            <text:p>850</text:p>
          </table:table-cell>
          <table:table-cell office:value-type="currency" office:currency="EUR" office:value="5805.5" calcext:value-type="currency">
            <text:p>5.805,50 €</text:p>
          </table:table-cell>
          <table:table-cell office:value-type="currency" office:currency="EUR" office:value="14.51" calcext:value-type="currency">
            <text:p>14,51 €</text:p>
          </table:table-cell>
          <table:table-cell office:value-type="currency" office:currency="EUR" office:value="5323.37" calcext:value-type="currency">
            <text:p>5.323,37 €</text:p>
          </table:table-cell>
          <table:table-cell office:value-type="currency" office:currency="EUR" office:value="467.62" calcext:value-type="currency">
            <text:p>467,62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41.5" calcext:value-type="currency">
            <text:p>341,50 €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currency" office:currency="EUR" office:value="314.78" calcext:value-type="currency">
            <text:p>314,78 €</text:p>
          </table:table-cell>
          <table:table-cell office:value-type="currency" office:currency="EUR" office:value="25.87" calcext:value-type="currency">
            <text:p>25,87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62" calcext:value-type="currency">
            <text:p>66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84.45" calcext:value-type="currency">
            <text:p>584,45 €</text:p>
          </table:table-cell>
          <table:table-cell office:value-type="currency" office:currency="EUR" office:value="75.55" calcext:value-type="currency">
            <text:p>75,55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024.5" calcext:value-type="currency">
            <text:p>1.024,50 €</text:p>
          </table:table-cell>
          <table:table-cell office:value-type="currency" office:currency="EUR" office:value="2.57" calcext:value-type="currency">
            <text:p>2,57 €</text:p>
          </table:table-cell>
          <table:table-cell office:value-type="currency" office:currency="EUR" office:value="944.36" calcext:value-type="currency">
            <text:p>944,36 €</text:p>
          </table:table-cell>
          <table:table-cell office:value-type="currency" office:currency="EUR" office:value="77.57" calcext:value-type="currency">
            <text:p>77,57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986" calcext:value-type="currency">
            <text:p>1.986,00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1753.86" calcext:value-type="currency">
            <text:p>1.753,86 €</text:p>
          </table:table-cell>
          <table:table-cell office:value-type="currency" office:currency="EUR" office:value="227.52" calcext:value-type="currency">
            <text:p>227,52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26" calcext:value-type="float">
            <text:p>226</text:p>
          </table:table-cell>
          <table:table-cell office:value-type="currency" office:currency="EUR" office:value="1548.1" calcext:value-type="currency">
            <text:p>1.548,10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1426.56" calcext:value-type="currency">
            <text:p>1.426,56 €</text:p>
          </table:table-cell>
          <table:table-cell office:value-type="currency" office:currency="EUR" office:value="119.55" calcext:value-type="currency">
            <text:p>119,55 €</text:p>
          </table:table-cell>
        </table:table-row>
        <table:table-row table:style-name="ro1">
          <table:table-cell office:value-type="string" calcext:value-type="string">
            <text:p>2017 06 2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2840" calcext:value-type="currency">
            <text:p>2.840,00 €</text:p>
          </table:table-cell>
          <table:table-cell office:value-type="currency" office:currency="EUR" office:value="7.1" calcext:value-type="currency">
            <text:p>7,10 €</text:p>
          </table:table-cell>
          <table:table-cell office:value-type="currency" office:currency="EUR" office:value="2790.96" calcext:value-type="currency">
            <text:p>2.790,96 €</text:p>
          </table:table-cell>
          <table:table-cell office:value-type="currency" office:currency="EUR" office:value="41.94" calcext:value-type="currency">
            <text:p>41,94 €</text:p>
          </table:table-cell>
        </table:table-row>
        <table:table-row table:style-name="ro1">
          <table:table-cell office:value-type="string" calcext:value-type="string">
            <text:p>2017 06 2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994" calcext:value-type="currency">
            <text:p>994,00 €</text:p>
          </table:table-cell>
          <table:table-cell office:value-type="currency" office:currency="EUR" office:value="2.49" calcext:value-type="currency">
            <text:p>2,49 €</text:p>
          </table:table-cell>
          <table:table-cell office:value-type="currency" office:currency="EUR" office:value="968.42" calcext:value-type="currency">
            <text:p>968,42 €</text:p>
          </table:table-cell>
          <table:table-cell office:value-type="currency" office:currency="EUR" office:value="23.09" calcext:value-type="currency">
            <text:p>23,09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39" calcext:value-type="currency">
            <text:p>839,00 €</text:p>
          </table:table-cell>
          <table:table-cell office:value-type="currency" office:currency="EUR" office:value="2.1" calcext:value-type="currency">
            <text:p>2,10 €</text:p>
          </table:table-cell>
          <table:table-cell office:value-type="currency" office:currency="EUR" office:value="811.02" calcext:value-type="currency">
            <text:p>811,02 €</text:p>
          </table:table-cell>
          <table:table-cell office:value-type="currency" office:currency="EUR" office:value="25.88" calcext:value-type="currency">
            <text:p>25,88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98" calcext:value-type="float">
            <text:p>298</text:p>
          </table:table-cell>
          <table:table-cell office:value-type="currency" office:currency="EUR" office:value="2470.42" calcext:value-type="currency">
            <text:p>2.470,42 €</text:p>
          </table:table-cell>
          <table:table-cell office:value-type="currency" office:currency="EUR" office:value="6.18" calcext:value-type="currency">
            <text:p>6,18 €</text:p>
          </table:table-cell>
          <table:table-cell office:value-type="currency" office:currency="EUR" office:value="2455.69" calcext:value-type="currency">
            <text:p>2.455,69 €</text:p>
          </table:table-cell>
          <table:table-cell office:value-type="currency" office:currency="EUR" office:value="8.55" calcext:value-type="currency">
            <text:p>8,55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2" calcext:value-type="float">
            <text:p>52</text:p>
          </table:table-cell>
          <table:table-cell office:value-type="currency" office:currency="EUR" office:value="431.08" calcext:value-type="currency">
            <text:p>431,08 €</text:p>
          </table:table-cell>
          <table:table-cell office:value-type="currency" office:currency="EUR" office:value="1.07" calcext:value-type="currency">
            <text:p>1,07 €</text:p>
          </table:table-cell>
          <table:table-cell office:value-type="currency" office:currency="EUR" office:value="441.04" calcext:value-type="currency">
            <text:p>441,04 €</text:p>
          </table:table-cell>
          <table:table-cell office:value-type="currency" office:currency="EUR" office:value="-11.03" calcext:value-type="currency">
            <text:p>-11,03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90" calcext:value-type="float">
            <text:p>190</text:p>
          </table:table-cell>
          <table:table-cell office:value-type="currency" office:currency="EUR" office:value="1575.1" calcext:value-type="currency">
            <text:p>1.575,10 €</text:p>
          </table:table-cell>
          <table:table-cell office:value-type="currency" office:currency="EUR" office:value="3.94" calcext:value-type="currency">
            <text:p>3,94 €</text:p>
          </table:table-cell>
          <table:table-cell office:value-type="currency" office:currency="EUR" office:value="1613.32" calcext:value-type="currency">
            <text:p>1.613,32 €</text:p>
          </table:table-cell>
          <table:table-cell office:value-type="currency" office:currency="EUR" office:value="-42.16" calcext:value-type="currency">
            <text:p>-42,16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2" calcext:value-type="float">
            <text:p>52</text:p>
          </table:table-cell>
          <table:table-cell office:value-type="currency" office:currency="EUR" office:value="431.08" calcext:value-type="currency">
            <text:p>431,08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41.54" calcext:value-type="currency">
            <text:p>441,54 €</text:p>
          </table:table-cell>
          <table:table-cell office:value-type="currency" office:currency="EUR" office:value="-11.54" calcext:value-type="currency">
            <text:p>-11,54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72.5" calcext:value-type="currency">
            <text:p>472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5.05" calcext:value-type="currency">
            <text:p>465,05 €</text:p>
          </table:table-cell>
          <table:table-cell office:value-type="currency" office:currency="EUR" office:value="5.45" calcext:value-type="currency">
            <text:p>5,45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45" calcext:value-type="currency">
            <text:p>945,00 €</text:p>
          </table:table-cell>
          <table:table-cell office:value-type="currency" office:currency="EUR" office:value="2.37" calcext:value-type="currency">
            <text:p>2,37 €</text:p>
          </table:table-cell>
          <table:table-cell office:value-type="currency" office:currency="EUR" office:value="926.38" calcext:value-type="currency">
            <text:p>926,38 €</text:p>
          </table:table-cell>
          <table:table-cell office:value-type="currency" office:currency="EUR" office:value="16.25" calcext:value-type="currency">
            <text:p>16,25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72.5" calcext:value-type="currency">
            <text:p>472,50 €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currency" office:currency="EUR" office:value="463.19" calcext:value-type="currency">
            <text:p>463,19 €</text:p>
          </table:table-cell>
          <table:table-cell office:value-type="currency" office:currency="EUR" office:value="8.95" calcext:value-type="currency">
            <text:p>8,95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69.5" calcext:value-type="currency">
            <text:p>469,50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currency" office:currency="EUR" office:value="461.44" calcext:value-type="currency">
            <text:p>461,44 €</text:p>
          </table:table-cell>
          <table:table-cell office:value-type="currency" office:currency="EUR" office:value="6.89" calcext:value-type="currency">
            <text:p>6,89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1" calcext:value-type="float">
            <text:p>21</text:p>
          </table:table-cell>
          <table:table-cell office:value-type="currency" office:currency="EUR" office:value="197.19" calcext:value-type="currency">
            <text:p>197,19 €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currency" office:currency="EUR" office:value="193.8" calcext:value-type="currency">
            <text:p>193,80 €</text:p>
          </table:table-cell>
          <table:table-cell office:value-type="currency" office:currency="EUR" office:value="3.04" calcext:value-type="currency">
            <text:p>3,04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29" calcext:value-type="float">
            <text:p>29</text:p>
          </table:table-cell>
          <table:table-cell office:value-type="currency" office:currency="EUR" office:value="272.31" calcext:value-type="currency">
            <text:p>272,31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67.64" calcext:value-type="currency">
            <text:p>267,64 €</text:p>
          </table:table-cell>
          <table:table-cell office:value-type="currency" office:currency="EUR" office:value="4.67" calcext:value-type="currency">
            <text:p>4,67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69.5" calcext:value-type="currency">
            <text:p>46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2.5" calcext:value-type="currency">
            <text:p>462,50 €</text:p>
          </table:table-cell>
          <table:table-cell office:value-type="currency" office:currency="EUR" office:value="5" calcext:value-type="currency">
            <text:p>5,00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39" calcext:value-type="currency">
            <text:p>939,00 €</text:p>
          </table:table-cell>
          <table:table-cell office:value-type="currency" office:currency="EUR" office:value="2.35" calcext:value-type="currency">
            <text:p>2,35 €</text:p>
          </table:table-cell>
          <table:table-cell office:value-type="currency" office:currency="EUR" office:value="922.88" calcext:value-type="currency">
            <text:p>922,88 €</text:p>
          </table:table-cell>
          <table:table-cell office:value-type="currency" office:currency="EUR" office:value="13.77" calcext:value-type="currency">
            <text:p>13,77 €</text:p>
          </table:table-cell>
        </table:table-row>
        <table:table-row table:style-name="ro1">
          <table:table-cell office:value-type="string" calcext:value-type="string">
            <text:p>2017 09 1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266" calcext:value-type="currency">
            <text:p>1.266,00 €</text:p>
          </table:table-cell>
          <table:table-cell office:value-type="currency" office:currency="EUR" office:value="3.17" calcext:value-type="currency">
            <text:p>3,17 €</text:p>
          </table:table-cell>
          <table:table-cell office:value-type="currency" office:currency="EUR" office:value="1239.09" calcext:value-type="currency">
            <text:p>1.239,09 €</text:p>
          </table:table-cell>
          <table:table-cell office:value-type="currency" office:currency="EUR" office:value="23.74" calcext:value-type="currency">
            <text:p>23,74 €</text:p>
          </table:table-cell>
        </table:table-row>
        <table:table-row table:style-name="ro1">
          <table:table-cell office:value-type="string" calcext:value-type="string">
            <text:p>2017 09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3.03" calcext:value-type="currency">
            <text:p>413,03 €</text:p>
          </table:table-cell>
          <table:table-cell office:value-type="currency" office:currency="EUR" office:value="-1.03" calcext:value-type="currency">
            <text:p>-1,03 €</text:p>
          </table:table-cell>
        </table:table-row>
        <table:table-row table:style-name="ro1">
          <table:table-cell office:value-type="string" calcext:value-type="string">
            <text:p>2017 09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.5" calcext:value-type="currency">
            <text:p>414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3.03" calcext:value-type="currency">
            <text:p>413,03 €</text:p>
          </table:table-cell>
          <table:table-cell office:value-type="currency" office:currency="EUR" office:value="-0.53" calcext:value-type="currency">
            <text:p>-0,53 €</text:p>
          </table:table-cell>
        </table:table-row>
        <table:table-row table:style-name="ro1">
          <table:table-cell office:value-type="string" calcext:value-type="string">
            <text:p>2017 09 19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35" calcext:value-type="float">
            <text:p>35</text:p>
          </table:table-cell>
          <table:table-cell office:value-type="currency" office:currency="EUR" office:value="289.8" calcext:value-type="currency">
            <text:p>289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2.25" calcext:value-type="currency">
            <text:p>292,25 €</text:p>
          </table:table-cell>
          <table:table-cell office:value-type="currency" office:currency="EUR" office:value="-2.45" calcext:value-type="currency">
            <text:p>-2,45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.5" calcext:value-type="currency">
            <text:p>414,50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410.78" calcext:value-type="currency">
            <text:p>410,78 €</text:p>
          </table:table-cell>
          <table:table-cell office:value-type="currency" office:currency="EUR" office:value="3.65" calcext:value-type="currency">
            <text:p>3,65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2" calcext:value-type="currency">
            <text:p>412,00 €</text:p>
          </table:table-cell>
          <table:table-cell office:value-type="currency" office:currency="EUR" office:value="0.96" calcext:value-type="currency">
            <text:p>0,96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.5" calcext:value-type="currency">
            <text:p>414,5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0.78" calcext:value-type="currency">
            <text:p>410,78 €</text:p>
          </table:table-cell>
          <table:table-cell office:value-type="currency" office:currency="EUR" office:value="2.68" calcext:value-type="currency">
            <text:p>2,68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124.2" calcext:value-type="currency">
            <text:p>124,20 €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currency" office:currency="EUR" office:value="124.82" calcext:value-type="currency">
            <text:p>124,82 €</text:p>
          </table:table-cell>
          <table:table-cell office:value-type="currency" office:currency="EUR" office:value="-0.93" calcext:value-type="currency">
            <text:p>-0,93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6.06" calcext:value-type="currency">
            <text:p>416,06 €</text:p>
          </table:table-cell>
          <table:table-cell office:value-type="currency" office:currency="EUR" office:value="-3.1" calcext:value-type="currency">
            <text:p>-3,10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0.79" calcext:value-type="currency">
            <text:p>0,79 €</text:p>
          </table:table-cell>
          <table:table-cell office:value-type="currency" office:currency="EUR" office:value="416.49" calcext:value-type="currency">
            <text:p>416,49 €</text:p>
          </table:table-cell>
          <table:table-cell office:value-type="currency" office:currency="EUR" office:value="-3.28" calcext:value-type="currency">
            <text:p>-3,28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03" calcext:value-type="currency">
            <text:p>403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0.78" calcext:value-type="currency">
            <text:p>410,78 €</text:p>
          </table:table-cell>
          <table:table-cell office:value-type="currency" office:currency="EUR" office:value="-9.78" calcext:value-type="currency">
            <text:p>-9,78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209" calcext:value-type="currency">
            <text:p>1.209,00 €</text:p>
          </table:table-cell>
          <table:table-cell office:value-type="currency" office:currency="EUR" office:value="2.03" calcext:value-type="currency">
            <text:p>2,03 €</text:p>
          </table:table-cell>
          <table:table-cell office:value-type="currency" office:currency="EUR" office:value="1242.86" calcext:value-type="currency">
            <text:p>1.242,86 €</text:p>
          </table:table-cell>
          <table:table-cell office:value-type="currency" office:currency="EUR" office:value="-35.89" calcext:value-type="currency">
            <text:p>-35,89 €</text:p>
          </table:table-cell>
        </table:table-row>
        <table:table-row table:style-name="ro1">
          <table:table-cell office:value-type="string" calcext:value-type="string">
            <text:p>2017 10 30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726.3" calcext:value-type="currency">
            <text:p>726,3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13.9" calcext:value-type="currency">
            <text:p>713,90 €</text:p>
          </table:table-cell>
          <table:table-cell office:value-type="currency" office:currency="EUR" office:value="10.4" calcext:value-type="currency">
            <text:p>10,40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729" calcext:value-type="currency">
            <text:p>729,00 €</text:p>
          </table:table-cell>
          <table:table-cell office:value-type="currency" office:currency="EUR" office:value="1.64" calcext:value-type="currency">
            <text:p>1,64 €</text:p>
          </table:table-cell>
          <table:table-cell office:value-type="currency" office:currency="EUR" office:value="713.57" calcext:value-type="currency">
            <text:p>713,57 €</text:p>
          </table:table-cell>
          <table:table-cell office:value-type="currency" office:currency="EUR" office:value="13.79" calcext:value-type="currency">
            <text:p>13,79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729" calcext:value-type="currency">
            <text:p>729,00 €</text:p>
          </table:table-cell>
          <table:table-cell office:value-type="currency" office:currency="EUR" office:value="1.82" calcext:value-type="currency">
            <text:p>1,82 €</text:p>
          </table:table-cell>
          <table:table-cell office:value-type="currency" office:currency="EUR" office:value="713.57" calcext:value-type="currency">
            <text:p>713,57 €</text:p>
          </table:table-cell>
          <table:table-cell office:value-type="currency" office:currency="EUR" office:value="13.61" calcext:value-type="currency">
            <text:p>13,61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724" calcext:value-type="currency">
            <text:p>72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22.8" calcext:value-type="currency">
            <text:p>722,80 €</text:p>
          </table:table-cell>
          <table:table-cell office:value-type="currency" office:currency="EUR" office:value="-0.8" calcext:value-type="currency">
            <text:p>-0,80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172" calcext:value-type="currency">
            <text:p>2.172,00 €</text:p>
          </table:table-cell>
          <table:table-cell office:value-type="currency" office:currency="EUR" office:value="5.24" calcext:value-type="currency">
            <text:p>5,24 €</text:p>
          </table:table-cell>
          <table:table-cell office:value-type="currency" office:currency="EUR" office:value="2168.41" calcext:value-type="currency">
            <text:p>2.168,41 €</text:p>
          </table:table-cell>
          <table:table-cell office:value-type="currency" office:currency="EUR" office:value="-1.65" calcext:value-type="currency">
            <text:p>-1,65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5" calcext:value-type="float">
            <text:p>105</text:p>
          </table:table-cell>
          <table:table-cell office:value-type="currency" office:currency="EUR" office:value="740.25" calcext:value-type="currency">
            <text:p>740,25 €</text:p>
          </table:table-cell>
          <table:table-cell office:value-type="currency" office:currency="EUR" office:value="1.85" calcext:value-type="currency">
            <text:p>1,85 €</text:p>
          </table:table-cell>
          <table:table-cell office:value-type="currency" office:currency="EUR" office:value="736.5" calcext:value-type="currency">
            <text:p>736,50 €</text:p>
          </table:table-cell>
          <table:table-cell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719" calcext:value-type="currency">
            <text:p>71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22.8" calcext:value-type="currency">
            <text:p>722,80 €</text:p>
          </table:table-cell>
          <table:table-cell office:value-type="currency" office:currency="EUR" office:value="-5.8" calcext:value-type="currency">
            <text:p>-5,80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530" calcext:value-type="currency">
            <text:p>3.530,00 €</text:p>
          </table:table-cell>
          <table:table-cell office:value-type="currency" office:currency="EUR" office:value="8.83" calcext:value-type="currency">
            <text:p>8,83 €</text:p>
          </table:table-cell>
          <table:table-cell office:value-type="currency" office:currency="EUR" office:value="3509.09" calcext:value-type="currency">
            <text:p>3.509,09 €</text:p>
          </table:table-cell>
          <table:table-cell office:value-type="currency" office:currency="EUR" office:value="12.08" calcext:value-type="currency">
            <text:p>12,08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552" calcext:value-type="currency">
            <text:p>552,00 €</text:p>
          </table:table-cell>
          <table:table-cell office:value-type="currency" office:currency="EUR" office:value="1.38" calcext:value-type="currency">
            <text:p>1,38 €</text:p>
          </table:table-cell>
          <table:table-cell office:value-type="currency" office:currency="EUR" office:value="549.37" calcext:value-type="currency">
            <text:p>549,37 €</text:p>
          </table:table-cell>
          <table:table-cell office:value-type="currency" office:currency="EUR" office:value="1.25" calcext:value-type="currency">
            <text:p>1,25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90" calcext:value-type="currency">
            <text:p>69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03.76" calcext:value-type="currency">
            <text:p>703,76 €</text:p>
          </table:table-cell>
          <table:table-cell office:value-type="currency" office:currency="EUR" office:value="-15.76" calcext:value-type="currency">
            <text:p>-15,76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20" calcext:value-type="float">
            <text:p>120</text:p>
          </table:table-cell>
          <table:table-cell office:value-type="currency" office:currency="EUR" office:value="828" calcext:value-type="currency">
            <text:p>828,00 €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currency" office:currency="EUR" office:value="844.51" calcext:value-type="currency">
            <text:p>844,51 €</text:p>
          </table:table-cell>
          <table:table-cell office:value-type="currency" office:currency="EUR" office:value="-18.31" calcext:value-type="currency">
            <text:p>-18,31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Grindeks (ISIN LV000010065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90" calcext:value-type="currency">
            <text:p>690,00 €</text:p>
          </table:table-cell>
          <table:table-cell office:value-type="currency" office:currency="EUR" office:value="1.72" calcext:value-type="currency">
            <text:p>1,72 €</text:p>
          </table:table-cell>
          <table:table-cell office:value-type="currency" office:currency="EUR" office:value="691.83" calcext:value-type="currency">
            <text:p>691,83 €</text:p>
          </table:table-cell>
          <table:table-cell office:value-type="currency" office:currency="EUR" office:value="-3.55" calcext:value-type="currency">
            <text:p>-3,55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60" calcext:value-type="currency">
            <text:p>460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44.18" calcext:value-type="currency">
            <text:p>444,18 €</text:p>
          </table:table-cell>
          <table:table-cell office:value-type="currency" office:currency="EUR" office:value="14.67" calcext:value-type="currency">
            <text:p>14,67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3220" calcext:value-type="currency">
            <text:p>3.220,00 €</text:p>
          </table:table-cell>
          <table:table-cell office:value-type="currency" office:currency="EUR" office:value="8.05" calcext:value-type="currency">
            <text:p>8,05 €</text:p>
          </table:table-cell>
          <table:table-cell office:value-type="currency" office:currency="EUR" office:value="3108.98" calcext:value-type="currency">
            <text:p>3.108,98 €</text:p>
          </table:table-cell>
          <table:table-cell office:value-type="currency" office:currency="EUR" office:value="102.97" calcext:value-type="currency">
            <text:p>102,97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3800" calcext:value-type="currency">
            <text:p>3.800,00 €</text:p>
          </table:table-cell>
          <table:table-cell office:value-type="currency" office:currency="EUR" office:value="9.5" calcext:value-type="currency">
            <text:p>9,50 €</text:p>
          </table:table-cell>
          <table:table-cell office:value-type="currency" office:currency="EUR" office:value="3550.38" calcext:value-type="currency">
            <text:p>3.550,38 €</text:p>
          </table:table-cell>
          <table:table-cell office:value-type="currency" office:currency="EUR" office:value="240.12" calcext:value-type="currency">
            <text:p>240,12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427.05" calcext:value-type="currency">
            <text:p>427,0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00.35" calcext:value-type="currency">
            <text:p>400,35 €</text:p>
          </table:table-cell>
          <table:table-cell office:value-type="currency" office:currency="EUR" office:value="24.7" calcext:value-type="currency">
            <text:p>24,70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55" calcext:value-type="float">
            <text:p>155</text:p>
          </table:table-cell>
          <table:table-cell office:value-type="currency" office:currency="EUR" office:value="1470.95" calcext:value-type="currency">
            <text:p>1.470,95 €</text:p>
          </table:table-cell>
          <table:table-cell office:value-type="currency" office:currency="EUR" office:value="3.67" calcext:value-type="currency">
            <text:p>3,67 €</text:p>
          </table:table-cell>
          <table:table-cell office:value-type="currency" office:currency="EUR" office:value="1378.05" calcext:value-type="currency">
            <text:p>1.378,05 €</text:p>
          </table:table-cell>
          <table:table-cell office:value-type="currency" office:currency="EUR" office:value="89.23" calcext:value-type="currency">
            <text:p>89,23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427.05" calcext:value-type="currency">
            <text:p>427,05 €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currency" office:currency="EUR" office:value="400.17" calcext:value-type="currency">
            <text:p>400,17 €</text:p>
          </table:table-cell>
          <table:table-cell office:value-type="currency" office:currency="EUR" office:value="26.74" calcext:value-type="currency">
            <text:p>26,74 €</text:p>
          </table:table-cell>
        </table:table-row>
        <table:table-row table:style-name="ro1">
          <table:table-cell office:value-type="string" calcext:value-type="string">
            <text:p>2017 06 21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700" calcext:value-type="float">
            <text:p>700</text:p>
          </table:table-cell>
          <table:table-cell office:value-type="currency" office:currency="EUR" office:value="6685" calcext:value-type="currency">
            <text:p>6.685,00 €</text:p>
          </table:table-cell>
          <table:table-cell office:value-type="currency" office:currency="EUR" office:value="16.71" calcext:value-type="currency">
            <text:p>16,71 €</text:p>
          </table:table-cell>
          <table:table-cell office:value-type="currency" office:currency="EUR" office:value="6296.71" calcext:value-type="currency">
            <text:p>6.296,71 €</text:p>
          </table:table-cell>
          <table:table-cell office:value-type="currency" office:currency="EUR" office:value="371.58" calcext:value-type="currency">
            <text:p>371,58 €</text:p>
          </table:table-cell>
        </table:table-row>
        <table:table-row table:style-name="ro1">
          <table:table-cell office:value-type="string" calcext:value-type="string">
            <text:p>2017 08 25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33" calcext:value-type="currency">
            <text:p>9,33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9.82" calcext:value-type="currency">
            <text:p>9,82 €</text:p>
          </table:table-cell>
          <table:table-cell office:value-type="currency" office:currency="EUR" office:value="-2.49" calcext:value-type="currency">
            <text:p>-2,49 €</text:p>
          </table:table-cell>
        </table:table-row>
        <table:table-row table:style-name="ro1">
          <table:table-cell office:value-type="string" calcext:value-type="string">
            <text:p>2017 08 25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1.96" calcext:value-type="currency">
            <text:p>111,96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7.89" calcext:value-type="currency">
            <text:p>117,89 €</text:p>
          </table:table-cell>
          <table:table-cell office:value-type="currency" office:currency="EUR" office:value="-5.93" calcext:value-type="currency">
            <text:p>-5,93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7.99" calcext:value-type="currency">
            <text:p>27,9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.47" calcext:value-type="currency">
            <text:p>29,47 €</text:p>
          </table:table-cell>
          <table:table-cell office:value-type="currency" office:currency="EUR" office:value="-1.48" calcext:value-type="currency">
            <text:p>-1,48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7.99" calcext:value-type="currency">
            <text:p>27,9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.47" calcext:value-type="currency">
            <text:p>29,47 €</text:p>
          </table:table-cell>
          <table:table-cell office:value-type="currency" office:currency="EUR" office:value="-1.48" calcext:value-type="currency">
            <text:p>-1,48 €</text:p>
          </table:table-cell>
        </table:table-row>
        <table:table-row table:style-name="ro1">
          <table:table-cell office:value-type="string" calcext:value-type="string">
            <text:p>2017 08 29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79.9" calcext:value-type="currency">
            <text:p>279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4.74" calcext:value-type="currency">
            <text:p>294,74 €</text:p>
          </table:table-cell>
          <table:table-cell office:value-type="currency" office:currency="EUR" office:value="-14.84" calcext:value-type="currency">
            <text:p>-14,84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33" calcext:value-type="currency">
            <text:p>9,3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.82" calcext:value-type="currency">
            <text:p>9,82 €</text:p>
          </table:table-cell>
          <table:table-cell office:value-type="currency" office:currency="EUR" office:value="-0.49" calcext:value-type="currency">
            <text:p>-0,49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79.9" calcext:value-type="currency">
            <text:p>279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4.74" calcext:value-type="currency">
            <text:p>294,74 €</text:p>
          </table:table-cell>
          <table:table-cell office:value-type="currency" office:currency="EUR" office:value="-14.84" calcext:value-type="currency">
            <text:p>-14,84 €</text:p>
          </table:table-cell>
        </table:table-row>
        <table:table-row table:style-name="ro1">
          <table:table-cell office:value-type="string" calcext:value-type="string">
            <text:p>2017 09 12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79.9" calcext:value-type="currency">
            <text:p>279,90 €</text:p>
          </table:table-cell>
          <table:table-cell office:value-type="currency" office:currency="EUR" office:value="0.57" calcext:value-type="currency">
            <text:p>0,57 €</text:p>
          </table:table-cell>
          <table:table-cell office:value-type="currency" office:currency="EUR" office:value="294.47" calcext:value-type="currency">
            <text:p>294,47 €</text:p>
          </table:table-cell>
          <table:table-cell office:value-type="currency" office:currency="EUR" office:value="-15.14" calcext:value-type="currency">
            <text:p>-15,14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909.15" calcext:value-type="currency">
            <text:p>909,15 €</text:p>
          </table:table-cell>
          <table:table-cell office:value-type="currency" office:currency="EUR" office:value="2.28" calcext:value-type="currency">
            <text:p>2,28 €</text:p>
          </table:table-cell>
          <table:table-cell office:value-type="currency" office:currency="EUR" office:value="866.52" calcext:value-type="currency">
            <text:p>866,52 €</text:p>
          </table:table-cell>
          <table:table-cell office:value-type="currency" office:currency="EUR" office:value="40.35" calcext:value-type="currency">
            <text:p>40,35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205" calcext:value-type="float">
            <text:p>205</text:p>
          </table:table-cell>
          <table:table-cell office:value-type="currency" office:currency="EUR" office:value="1961.85" calcext:value-type="currency">
            <text:p>1.961,85 €</text:p>
          </table:table-cell>
          <table:table-cell office:value-type="currency" office:currency="EUR" office:value="4.9" calcext:value-type="currency">
            <text:p>4,90 €</text:p>
          </table:table-cell>
          <table:table-cell office:value-type="currency" office:currency="EUR" office:value="1954.94" calcext:value-type="currency">
            <text:p>1.954,94 €</text:p>
          </table:table-cell>
          <table:table-cell office:value-type="currency" office:currency="EUR" office:value="2.01" calcext:value-type="currency">
            <text:p>2,01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31" calcext:value-type="float">
            <text:p>131</text:p>
          </table:table-cell>
          <table:table-cell office:value-type="currency" office:currency="EUR" office:value="1298.21" calcext:value-type="currency">
            <text:p>1.298,21 €</text:p>
          </table:table-cell>
          <table:table-cell office:value-type="currency" office:currency="EUR" office:value="2.71" calcext:value-type="currency">
            <text:p>2,71 €</text:p>
          </table:table-cell>
          <table:table-cell office:value-type="currency" office:currency="EUR" office:value="1205.72" calcext:value-type="currency">
            <text:p>1.205,72 €</text:p>
          </table:table-cell>
          <table:table-cell office:value-type="currency" office:currency="EUR" office:value="89.78" calcext:value-type="currency">
            <text:p>89,78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59" calcext:value-type="float">
            <text:p>59</text:p>
          </table:table-cell>
          <table:table-cell office:value-type="currency" office:currency="EUR" office:value="584.69" calcext:value-type="currency">
            <text:p>584,69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41.65" calcext:value-type="currency">
            <text:p>541,65 €</text:p>
          </table:table-cell>
          <table:table-cell office:value-type="currency" office:currency="EUR" office:value="41.04" calcext:value-type="currency">
            <text:p>41,04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59" calcext:value-type="float">
            <text:p>59</text:p>
          </table:table-cell>
          <table:table-cell office:value-type="currency" office:currency="EUR" office:value="584.69" calcext:value-type="currency">
            <text:p>584,69 €</text:p>
          </table:table-cell>
          <table:table-cell office:value-type="currency" office:currency="EUR" office:value="1.46" calcext:value-type="currency">
            <text:p>1,46 €</text:p>
          </table:table-cell>
          <table:table-cell office:value-type="currency" office:currency="EUR" office:value="544.84" calcext:value-type="currency">
            <text:p>544,84 €</text:p>
          </table:table-cell>
          <table:table-cell office:value-type="currency" office:currency="EUR" office:value="38.39" calcext:value-type="currency">
            <text:p>38,39 €</text:p>
          </table:table-cell>
        </table:table-row>
        <table:table-row table:style-name="ro1">
          <table:table-cell office:value-type="string" calcext:value-type="string">
            <text:p>2017 10 19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9.2" calcext:value-type="currency">
            <text:p>99,20 €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currency" office:currency="EUR" office:value="92.36" calcext:value-type="currency">
            <text:p>92,36 €</text:p>
          </table:table-cell>
          <table:table-cell office:value-type="currency" office:currency="EUR" office:value="6.59" calcext:value-type="currency">
            <text:p>6,59 €</text:p>
          </table:table-cell>
        </table:table-row>
        <table:table-row table:style-name="ro1">
          <table:table-cell office:value-type="string" calcext:value-type="string">
            <text:p>2017 12 12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47" calcext:value-type="float">
            <text:p>47</text:p>
          </table:table-cell>
          <table:table-cell office:value-type="currency" office:currency="EUR" office:value="465.77" calcext:value-type="currency">
            <text:p>465,77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04.16" calcext:value-type="currency">
            <text:p>504,16 €</text:p>
          </table:table-cell>
          <table:table-cell office:value-type="currency" office:currency="EUR" office:value="-40.39" calcext:value-type="currency">
            <text:p>-40,39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14" calcext:value-type="float">
            <text:p>14</text:p>
          </table:table-cell>
          <table:table-cell office:value-type="currency" office:currency="EUR" office:value="139.3" calcext:value-type="currency">
            <text:p>139,30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150.18" calcext:value-type="currency">
            <text:p>150,18 €</text:p>
          </table:table-cell>
          <table:table-cell office:value-type="currency" office:currency="EUR" office:value="-10.99" calcext:value-type="currency">
            <text:p>-10,99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Latvijas Gaze (ISIN LV0000100899)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238.8" calcext:value-type="currency">
            <text:p>238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57.44" calcext:value-type="currency">
            <text:p>257,44 €</text:p>
          </table:table-cell>
          <table:table-cell office:value-type="currency" office:currency="EUR" office:value="-18.64" calcext:value-type="currency">
            <text:p>-18,64 €</text:p>
          </table:table-cell>
        </table:table-row>
        <table:table-row table:style-name="ro1">
          <table:table-cell office:value-type="string" calcext:value-type="string">
            <text:p>2017 01 16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2.95" calcext:value-type="currency">
            <text:p>42,9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.65" calcext:value-type="currency">
            <text:p>41,65 €</text:p>
          </table:table-cell>
          <table:table-cell office:value-type="currency" office:currency="EUR" office:value="-0.7" calcext:value-type="currency">
            <text:p>-0,70 €</text:p>
          </table:table-cell>
        </table:table-row>
        <table:table-row table:style-name="ro1">
          <table:table-cell office:value-type="string" calcext:value-type="string">
            <text:p>2017 01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29.5" calcext:value-type="currency">
            <text:p>429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16.54" calcext:value-type="currency">
            <text:p>416,54 €</text:p>
          </table:table-cell>
          <table:table-cell office:value-type="currency" office:currency="EUR" office:value="12.96" calcext:value-type="currency">
            <text:p>12,96 €</text:p>
          </table:table-cell>
        </table:table-row>
        <table:table-row table:style-name="ro1">
          <table:table-cell office:value-type="string" calcext:value-type="string">
            <text:p>2017 01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2.95" calcext:value-type="currency">
            <text:p>42,9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1.65" calcext:value-type="currency">
            <text:p>41,65 €</text:p>
          </table:table-cell>
          <table:table-cell office:value-type="currency" office:currency="EUR" office:value="1.3" calcext:value-type="currency">
            <text:p>1,30 €</text:p>
          </table:table-cell>
        </table:table-row>
        <table:table-row table:style-name="ro1">
          <table:table-cell office:value-type="string" calcext:value-type="string">
            <text:p>2017 01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71.8" calcext:value-type="currency">
            <text:p>171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66.62" calcext:value-type="currency">
            <text:p>166,62 €</text:p>
          </table:table-cell>
          <table:table-cell office:value-type="currency" office:currency="EUR" office:value="5.18" calcext:value-type="currency">
            <text:p>5,18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1427.25" calcext:value-type="currency">
            <text:p>1.427,25 €</text:p>
          </table:table-cell>
          <table:table-cell office:value-type="currency" office:currency="EUR" office:value="3.29" calcext:value-type="currency">
            <text:p>3,29 €</text:p>
          </table:table-cell>
          <table:table-cell office:value-type="currency" office:currency="EUR" office:value="1379.09" calcext:value-type="currency">
            <text:p>1.379,09 €</text:p>
          </table:table-cell>
          <table:table-cell office:value-type="currency" office:currency="EUR" office:value="44.87" calcext:value-type="currency">
            <text:p>44,87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32.5" calcext:value-type="currency">
            <text:p>432,50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21.05" calcext:value-type="currency">
            <text:p>421,05 €</text:p>
          </table:table-cell>
          <table:table-cell office:value-type="currency" office:currency="EUR" office:value="10.37" calcext:value-type="currency">
            <text:p>10,37 €</text:p>
          </table:table-cell>
        </table:table-row>
        <table:table-row table:style-name="ro1">
          <table:table-cell office:value-type="string" calcext:value-type="string">
            <text:p>2017 01 19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3.25" calcext:value-type="currency">
            <text:p>43,25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42.11" calcext:value-type="currency">
            <text:p>42,11 €</text:p>
          </table:table-cell>
          <table:table-cell office:value-type="currency" office:currency="EUR" office:value="1.03" calcext:value-type="currency">
            <text:p>1,03 €</text:p>
          </table:table-cell>
        </table:table-row>
        <table:table-row table:style-name="ro1">
          <table:table-cell office:value-type="string" calcext:value-type="string">
            <text:p>2017 02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640.5" calcext:value-type="currency">
            <text:p>640,50 €</text:p>
          </table:table-cell>
          <table:table-cell office:value-type="currency" office:currency="EUR" office:value="1.6" calcext:value-type="currency">
            <text:p>1,60 €</text:p>
          </table:table-cell>
          <table:table-cell office:value-type="currency" office:currency="EUR" office:value="610.3" calcext:value-type="currency">
            <text:p>610,30 €</text:p>
          </table:table-cell>
          <table:table-cell office:value-type="currency" office:currency="EUR" office:value="28.6" calcext:value-type="currency">
            <text:p>28,60 €</text:p>
          </table:table-cell>
        </table:table-row>
        <table:table-row table:style-name="ro1">
          <table:table-cell office:value-type="string" calcext:value-type="string">
            <text:p>2017 02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60" calcext:value-type="float">
            <text:p>160</text:p>
          </table:table-cell>
          <table:table-cell office:value-type="currency" office:currency="EUR" office:value="1465.6" calcext:value-type="currency">
            <text:p>1.465,60 €</text:p>
          </table:table-cell>
          <table:table-cell office:value-type="currency" office:currency="EUR" office:value="3.66" calcext:value-type="currency">
            <text:p>3,66 €</text:p>
          </table:table-cell>
          <table:table-cell office:value-type="currency" office:currency="EUR" office:value="1396.23" calcext:value-type="currency">
            <text:p>1.396,23 €</text:p>
          </table:table-cell>
          <table:table-cell office:value-type="currency" office:currency="EUR" office:value="65.71" calcext:value-type="currency">
            <text:p>65,71 €</text:p>
          </table:table-cell>
        </table:table-row>
        <table:table-row table:style-name="ro1">
          <table:table-cell office:value-type="string" calcext:value-type="string">
            <text:p>2017 02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2" calcext:value-type="float">
            <text:p>22</text:p>
          </table:table-cell>
          <table:table-cell office:value-type="currency" office:currency="EUR" office:value="201.3" calcext:value-type="currency">
            <text:p>201,30 €</text:p>
          </table:table-cell>
          <table:table-cell office:value-type="currency" office:currency="EUR" office:value="0.51" calcext:value-type="currency">
            <text:p>0,51 €</text:p>
          </table:table-cell>
          <table:table-cell office:value-type="currency" office:currency="EUR" office:value="191.81" calcext:value-type="currency">
            <text:p>191,81 €</text:p>
          </table:table-cell>
          <table:table-cell office:value-type="currency" office:currency="EUR" office:value="8.98" calcext:value-type="currency">
            <text:p>8,98 €</text:p>
          </table:table-cell>
        </table:table-row>
        <table:table-row table:style-name="ro1">
          <table:table-cell office:value-type="string" calcext:value-type="string">
            <text:p>2017 02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57.5" calcext:value-type="currency">
            <text:p>457,5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35.93" calcext:value-type="currency">
            <text:p>435,93 €</text:p>
          </table:table-cell>
          <table:table-cell office:value-type="currency" office:currency="EUR" office:value="20.42" calcext:value-type="currency">
            <text:p>20,42 €</text:p>
          </table:table-cell>
        </table:table-row>
        <table:table-row table:style-name="ro1">
          <table:table-cell office:value-type="string" calcext:value-type="string">
            <text:p>2017 02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57.5" calcext:value-type="currency">
            <text:p>457,50 €</text:p>
          </table:table-cell>
          <table:table-cell office:value-type="currency" office:currency="EUR" office:value="1.14" calcext:value-type="currency">
            <text:p>1,14 €</text:p>
          </table:table-cell>
          <table:table-cell office:value-type="currency" office:currency="EUR" office:value="435.93" calcext:value-type="currency">
            <text:p>435,93 €</text:p>
          </table:table-cell>
          <table:table-cell office:value-type="currency" office:currency="EUR" office:value="20.43" calcext:value-type="currency">
            <text:p>20,43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10" calcext:value-type="float">
            <text:p>110</text:p>
          </table:table-cell>
          <table:table-cell office:value-type="currency" office:currency="EUR" office:value="995.5" calcext:value-type="currency">
            <text:p>995,50 €</text:p>
          </table:table-cell>
          <table:table-cell office:value-type="currency" office:currency="EUR" office:value="2.49" calcext:value-type="currency">
            <text:p>2,49 €</text:p>
          </table:table-cell>
          <table:table-cell office:value-type="currency" office:currency="EUR" office:value="959.26" calcext:value-type="currency">
            <text:p>959,26 €</text:p>
          </table:table-cell>
          <table:table-cell office:value-type="currency" office:currency="EUR" office:value="33.75" calcext:value-type="currency">
            <text:p>33,75 €</text:p>
          </table:table-cell>
        </table:table-row>
        <table:table-row table:style-name="ro1">
          <table:table-cell office:value-type="string" calcext:value-type="string">
            <text:p>2017 0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49" calcext:value-type="float">
            <text:p>49</text:p>
          </table:table-cell>
          <table:table-cell office:value-type="currency" office:currency="EUR" office:value="444.92" calcext:value-type="currency">
            <text:p>444,92 €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currency" office:currency="EUR" office:value="428.48" calcext:value-type="currency">
            <text:p>428,48 €</text:p>
          </table:table-cell>
          <table:table-cell office:value-type="currency" office:currency="EUR" office:value="16.19" calcext:value-type="currency">
            <text:p>16,19 €</text:p>
          </table:table-cell>
        </table:table-row>
        <table:table-row table:style-name="ro1">
          <table:table-cell office:value-type="string" calcext:value-type="string">
            <text:p>2017 0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08" calcext:value-type="currency">
            <text:p>9,08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8.79" calcext:value-type="currency">
            <text:p>8,79 €</text:p>
          </table:table-cell>
          <table:table-cell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2017 0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49" calcext:value-type="float">
            <text:p>49</text:p>
          </table:table-cell>
          <table:table-cell office:value-type="currency" office:currency="EUR" office:value="444.92" calcext:value-type="currency">
            <text:p>444,9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28.08" calcext:value-type="currency">
            <text:p>428,08 €</text:p>
          </table:table-cell>
          <table:table-cell office:value-type="currency" office:currency="EUR" office:value="14.84" calcext:value-type="currency">
            <text:p>14,84 €</text:p>
          </table:table-cell>
        </table:table-row>
        <table:table-row table:style-name="ro1">
          <table:table-cell office:value-type="string" calcext:value-type="string">
            <text:p>2017 03 0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863.55" calcext:value-type="currency">
            <text:p>863,55 €</text:p>
          </table:table-cell>
          <table:table-cell office:value-type="currency" office:currency="EUR" office:value="2.16" calcext:value-type="currency">
            <text:p>2,16 €</text:p>
          </table:table-cell>
          <table:table-cell office:value-type="currency" office:currency="EUR" office:value="856.67" calcext:value-type="currency">
            <text:p>856,67 €</text:p>
          </table:table-cell>
          <table:table-cell office:value-type="currency" office:currency="EUR" office:value="4.72" calcext:value-type="currency">
            <text:p>4,72 €</text:p>
          </table:table-cell>
        </table:table-row>
        <table:table-row table:style-name="ro1">
          <table:table-cell office:value-type="string" calcext:value-type="string">
            <text:p>2017 03 0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05" calcext:value-type="float">
            <text:p>305</text:p>
          </table:table-cell>
          <table:table-cell office:value-type="currency" office:currency="EUR" office:value="2772.45" calcext:value-type="currency">
            <text:p>2.772,45 €</text:p>
          </table:table-cell>
          <table:table-cell office:value-type="currency" office:currency="EUR" office:value="6.93" calcext:value-type="currency">
            <text:p>6,93 €</text:p>
          </table:table-cell>
          <table:table-cell office:value-type="currency" office:currency="EUR" office:value="2693.27" calcext:value-type="currency">
            <text:p>2.693,27 €</text:p>
          </table:table-cell>
          <table:table-cell office:value-type="currency" office:currency="EUR" office:value="72.25" calcext:value-type="currency">
            <text:p>72,25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1508.1" calcext:value-type="currency">
            <text:p>1.508,10 €</text:p>
          </table:table-cell>
          <table:table-cell office:value-type="currency" office:currency="EUR" office:value="3.77" calcext:value-type="currency">
            <text:p>3,77 €</text:p>
          </table:table-cell>
          <table:table-cell office:value-type="currency" office:currency="EUR" office:value="1485.86" calcext:value-type="currency">
            <text:p>1.485,86 €</text:p>
          </table:table-cell>
          <table:table-cell office:value-type="currency" office:currency="EUR" office:value="18.47" calcext:value-type="currency">
            <text:p>18,47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868.3" calcext:value-type="currency">
            <text:p>868,30 €</text:p>
          </table:table-cell>
          <table:table-cell office:value-type="currency" office:currency="EUR" office:value="2.17" calcext:value-type="currency">
            <text:p>2,17 €</text:p>
          </table:table-cell>
          <table:table-cell office:value-type="currency" office:currency="EUR" office:value="852.38" calcext:value-type="currency">
            <text:p>852,38 €</text:p>
          </table:table-cell>
          <table:table-cell office:value-type="currency" office:currency="EUR" office:value="13.75" calcext:value-type="currency">
            <text:p>13,75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868.3" calcext:value-type="currency">
            <text:p>868,30 €</text:p>
          </table:table-cell>
          <table:table-cell office:value-type="currency" office:currency="EUR" office:value="2.17" calcext:value-type="currency">
            <text:p>2,17 €</text:p>
          </table:table-cell>
          <table:table-cell office:value-type="currency" office:currency="EUR" office:value="848.68" calcext:value-type="currency">
            <text:p>848,68 €</text:p>
          </table:table-cell>
          <table:table-cell office:value-type="currency" office:currency="EUR" office:value="17.45" calcext:value-type="currency">
            <text:p>17,45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228.5" calcext:value-type="currency">
            <text:p>228,50 €</text:p>
          </table:table-cell>
          <table:table-cell office:value-type="currency" office:currency="EUR" office:value="0.57" calcext:value-type="currency">
            <text:p>0,57 €</text:p>
          </table:table-cell>
          <table:table-cell office:value-type="currency" office:currency="EUR" office:value="223.31" calcext:value-type="currency">
            <text:p>223,31 €</text:p>
          </table:table-cell>
          <table:table-cell office:value-type="currency" office:currency="EUR" office:value="4.62" calcext:value-type="currency">
            <text:p>4,62 €</text:p>
          </table:table-cell>
        </table:table-row>
        <table:table-row table:style-name="ro1">
          <table:table-cell office:value-type="string" calcext:value-type="string">
            <text:p>2017 03 17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50.74" calcext:value-type="currency">
            <text:p>350,7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39.43" calcext:value-type="currency">
            <text:p>339,43 €</text:p>
          </table:table-cell>
          <table:table-cell office:value-type="currency" office:currency="EUR" office:value="9.31" calcext:value-type="currency">
            <text:p>9,31 €</text:p>
          </table:table-cell>
        </table:table-row>
        <table:table-row table:style-name="ro1">
          <table:table-cell office:value-type="string" calcext:value-type="string">
            <text:p>2017 03 17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85" calcext:value-type="float">
            <text:p>85</text:p>
          </table:table-cell>
          <table:table-cell office:value-type="currency" office:currency="EUR" office:value="784.55" calcext:value-type="currency">
            <text:p>784,5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62.15" calcext:value-type="currency">
            <text:p>762,15 €</text:p>
          </table:table-cell>
          <table:table-cell office:value-type="currency" office:currency="EUR" office:value="20.4" calcext:value-type="currency">
            <text:p>20,40 €</text:p>
          </table:table-cell>
        </table:table-row>
        <table:table-row table:style-name="ro1">
          <table:table-cell office:value-type="string" calcext:value-type="string">
            <text:p>2017 03 17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12" calcext:value-type="float">
            <text:p>112</text:p>
          </table:table-cell>
          <table:table-cell office:value-type="currency" office:currency="EUR" office:value="1033.76" calcext:value-type="currency">
            <text:p>1.033,76 €</text:p>
          </table:table-cell>
          <table:table-cell office:value-type="currency" office:currency="EUR" office:value="1.46" calcext:value-type="currency">
            <text:p>1,46 €</text:p>
          </table:table-cell>
          <table:table-cell office:value-type="currency" office:currency="EUR" office:value="1000.41" calcext:value-type="currency">
            <text:p>1.000,41 €</text:p>
          </table:table-cell>
          <table:table-cell office:value-type="currency" office:currency="EUR" office:value="31.89" calcext:value-type="currency">
            <text:p>31,89 €</text:p>
          </table:table-cell>
        </table:table-row>
        <table:table-row table:style-name="ro1">
          <table:table-cell office:value-type="string" calcext:value-type="string">
            <text:p>2017 03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2.3" calcext:value-type="currency">
            <text:p>92,30 €</text:p>
          </table:table-cell>
          <table:table-cell office:value-type="currency" office:currency="EUR" office:value="0.19" calcext:value-type="currency">
            <text:p>0,19 €</text:p>
          </table:table-cell>
          <table:table-cell office:value-type="currency" office:currency="EUR" office:value="89.6" calcext:value-type="currency">
            <text:p>89,60 €</text:p>
          </table:table-cell>
          <table:table-cell office:value-type="currency" office:currency="EUR" office:value="2.51" calcext:value-type="currency">
            <text:p>2,51 €</text:p>
          </table:table-cell>
        </table:table-row>
        <table:table-row table:style-name="ro1">
          <table:table-cell office:value-type="string" calcext:value-type="string">
            <text:p>2017 03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4" calcext:value-type="float">
            <text:p>54</text:p>
          </table:table-cell>
          <table:table-cell office:value-type="currency" office:currency="EUR" office:value="498.42" calcext:value-type="currency">
            <text:p>498,42 €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currency" office:currency="EUR" office:value="482.45" calcext:value-type="currency">
            <text:p>482,45 €</text:p>
          </table:table-cell>
          <table:table-cell office:value-type="currency" office:currency="EUR" office:value="14.72" calcext:value-type="currency">
            <text:p>14,72 €</text:p>
          </table:table-cell>
        </table:table-row>
        <table:table-row table:style-name="ro1">
          <table:table-cell office:value-type="string" calcext:value-type="string">
            <text:p>2017 03 2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5" calcext:value-type="float">
            <text:p>35</text:p>
          </table:table-cell>
          <table:table-cell office:value-type="currency" office:currency="EUR" office:value="323.05" calcext:value-type="currency">
            <text:p>323,05 €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currency" office:currency="EUR" office:value="312.28" calcext:value-type="currency">
            <text:p>312,28 €</text:p>
          </table:table-cell>
          <table:table-cell office:value-type="currency" office:currency="EUR" office:value="9.96" calcext:value-type="currency">
            <text:p>9,96 €</text:p>
          </table:table-cell>
        </table:table-row>
        <table:table-row table:style-name="ro1">
          <table:table-cell office:value-type="string" calcext:value-type="string">
            <text:p>2017 03 2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9" calcext:value-type="float">
            <text:p>39</text:p>
          </table:table-cell>
          <table:table-cell office:value-type="currency" office:currency="EUR" office:value="359.97" calcext:value-type="currency">
            <text:p>359,97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currency" office:currency="EUR" office:value="347.97" calcext:value-type="currency">
            <text:p>347,97 €</text:p>
          </table:table-cell>
          <table:table-cell office:value-type="currency" office:currency="EUR" office:value="11.1" calcext:value-type="currency">
            <text:p>11,10 €</text:p>
          </table:table-cell>
        </table:table-row>
        <table:table-row table:style-name="ro1">
          <table:table-cell office:value-type="string" calcext:value-type="string">
            <text:p>2017 03 2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6" calcext:value-type="float">
            <text:p>56</text:p>
          </table:table-cell>
          <table:table-cell office:value-type="currency" office:currency="EUR" office:value="516.88" calcext:value-type="currency">
            <text:p>516,88 €</text:p>
          </table:table-cell>
          <table:table-cell office:value-type="currency" office:currency="EUR" office:value="1.29" calcext:value-type="currency">
            <text:p>1,29 €</text:p>
          </table:table-cell>
          <table:table-cell office:value-type="currency" office:currency="EUR" office:value="499.65" calcext:value-type="currency">
            <text:p>499,65 €</text:p>
          </table:table-cell>
          <table:table-cell office:value-type="currency" office:currency="EUR" office:value="15.94" calcext:value-type="currency">
            <text:p>15,94 €</text:p>
          </table:table-cell>
        </table:table-row>
        <table:table-row table:style-name="ro1">
          <table:table-cell office:value-type="string" calcext:value-type="string">
            <text:p>2017 03 2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1" calcext:value-type="float">
            <text:p>21</text:p>
          </table:table-cell>
          <table:table-cell office:value-type="currency" office:currency="EUR" office:value="193.83" calcext:value-type="currency">
            <text:p>193,83 €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currency" office:currency="EUR" office:value="187.37" calcext:value-type="currency">
            <text:p>187,37 €</text:p>
          </table:table-cell>
          <table:table-cell office:value-type="currency" office:currency="EUR" office:value="5.98" calcext:value-type="currency">
            <text:p>5,98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63" calcext:value-type="float">
            <text:p>263</text:p>
          </table:table-cell>
          <table:table-cell office:value-type="currency" office:currency="EUR" office:value="2564.25" calcext:value-type="currency">
            <text:p>2.564,25 €</text:p>
          </table:table-cell>
          <table:table-cell office:value-type="currency" office:currency="EUR" office:value="6.41" calcext:value-type="currency">
            <text:p>6,41 €</text:p>
          </table:table-cell>
          <table:table-cell office:value-type="currency" office:currency="EUR" office:value="2346.55" calcext:value-type="currency">
            <text:p>2.346,55 €</text:p>
          </table:table-cell>
          <table:table-cell office:value-type="currency" office:currency="EUR" office:value="211.29" calcext:value-type="currency">
            <text:p>211,29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5" calcext:value-type="currency">
            <text:p>975,00 €</text:p>
          </table:table-cell>
          <table:table-cell office:value-type="currency" office:currency="EUR" office:value="2.44" calcext:value-type="currency">
            <text:p>2,44 €</text:p>
          </table:table-cell>
          <table:table-cell office:value-type="currency" office:currency="EUR" office:value="892.23" calcext:value-type="currency">
            <text:p>892,23 €</text:p>
          </table:table-cell>
          <table:table-cell office:value-type="currency" office:currency="EUR" office:value="80.33" calcext:value-type="currency">
            <text:p>80,33 €</text:p>
          </table:table-cell>
        </table:table-row>
        <table:table-row table:style-name="ro1">
          <table:table-cell office:value-type="string" calcext:value-type="string">
            <text:p>2017 05 2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05" calcext:value-type="currency">
            <text:p>50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01.25" calcext:value-type="currency">
            <text:p>501,25 €</text:p>
          </table:table-cell>
          <table:table-cell office:value-type="currency" office:currency="EUR" office:value="1.75" calcext:value-type="currency">
            <text:p>1,75 €</text:p>
          </table:table-cell>
        </table:table-row>
        <table:table-row table:style-name="ro1">
          <table:table-cell office:value-type="string" calcext:value-type="string">
            <text:p>2017 05 25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3535" calcext:value-type="currency">
            <text:p>3.535,00 €</text:p>
          </table:table-cell>
          <table:table-cell office:value-type="currency" office:currency="EUR" office:value="8.83" calcext:value-type="currency">
            <text:p>8,83 €</text:p>
          </table:table-cell>
          <table:table-cell office:value-type="currency" office:currency="EUR" office:value="3508.75" calcext:value-type="currency">
            <text:p>3.508,75 €</text:p>
          </table:table-cell>
          <table:table-cell office:value-type="currency" office:currency="EUR" office:value="17.42" calcext:value-type="currency">
            <text:p>17,42 €</text:p>
          </table:table-cell>
        </table:table-row>
        <table:table-row table:style-name="ro1">
          <table:table-cell office:value-type="string" calcext:value-type="string">
            <text:p>2017 05 25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05" calcext:value-type="currency">
            <text:p>505,00 €</text:p>
          </table:table-cell>
          <table:table-cell office:value-type="currency" office:currency="EUR" office:value="0.53" calcext:value-type="currency">
            <text:p>0,53 €</text:p>
          </table:table-cell>
          <table:table-cell office:value-type="currency" office:currency="EUR" office:value="501.25" calcext:value-type="currency">
            <text:p>501,25 €</text:p>
          </table:table-cell>
          <table:table-cell office:value-type="currency" office:currency="EUR" office:value="3.22" calcext:value-type="currency">
            <text:p>3,22 €</text:p>
          </table:table-cell>
        </table:table-row>
        <table:table-row table:style-name="ro1">
          <table:table-cell office:value-type="string" calcext:value-type="string">
            <text:p>2017 07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00" calcext:value-type="currency">
            <text:p>1.100,00 €</text:p>
          </table:table-cell>
          <table:table-cell office:value-type="currency" office:currency="EUR" office:value="2.75" calcext:value-type="currency">
            <text:p>2,75 €</text:p>
          </table:table-cell>
          <table:table-cell office:value-type="currency" office:currency="EUR" office:value="1072.68" calcext:value-type="currency">
            <text:p>1.072,68 €</text:p>
          </table:table-cell>
          <table:table-cell office:value-type="currency" office:currency="EUR" office:value="24.57" calcext:value-type="currency">
            <text:p>24,57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1035" calcext:value-type="currency">
            <text:p>1.035,00 €</text:p>
          </table:table-cell>
          <table:table-cell office:value-type="currency" office:currency="EUR" office:value="2.59" calcext:value-type="currency">
            <text:p>2,59 €</text:p>
          </table:table-cell>
          <table:table-cell office:value-type="currency" office:currency="EUR" office:value="1019.55" calcext:value-type="currency">
            <text:p>1.019,55 €</text:p>
          </table:table-cell>
          <table:table-cell office:value-type="currency" office:currency="EUR" office:value="12.86" calcext:value-type="currency">
            <text:p>12,86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805" calcext:value-type="currency">
            <text:p>805,00 €</text:p>
          </table:table-cell>
          <table:table-cell office:value-type="currency" office:currency="EUR" office:value="2.01" calcext:value-type="currency">
            <text:p>2,01 €</text:p>
          </table:table-cell>
          <table:table-cell office:value-type="currency" office:currency="EUR" office:value="792.97" calcext:value-type="currency">
            <text:p>792,97 €</text:p>
          </table:table-cell>
          <table:table-cell office:value-type="currency" office:currency="EUR" office:value="10.02" calcext:value-type="currency">
            <text:p>10,02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230" calcext:value-type="currency">
            <text:p>230,00 €</text:p>
          </table:table-cell>
          <table:table-cell office:value-type="currency" office:currency="EUR" office:value="0.58" calcext:value-type="currency">
            <text:p>0,58 €</text:p>
          </table:table-cell>
          <table:table-cell office:value-type="currency" office:currency="EUR" office:value="226.56" calcext:value-type="currency">
            <text:p>226,56 €</text:p>
          </table:table-cell>
          <table:table-cell office:value-type="currency" office:currency="EUR" office:value="2.86" calcext:value-type="currency">
            <text:p>2,86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220" calcext:value-type="currency">
            <text:p>22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26.56" calcext:value-type="currency">
            <text:p>226,56 €</text:p>
          </table:table-cell>
          <table:table-cell office:value-type="currency" office:currency="EUR" office:value="-8.56" calcext:value-type="currency">
            <text:p>-8,56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3.28" calcext:value-type="currency">
            <text:p>113,28 €</text:p>
          </table:table-cell>
          <table:table-cell office:value-type="currency" office:currency="EUR" office:value="-3.28" calcext:value-type="currency">
            <text:p>-3,28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220" calcext:value-type="currency">
            <text:p>220,00 €</text:p>
          </table:table-cell>
          <table:table-cell office:value-type="currency" office:currency="EUR" office:value="0.55" calcext:value-type="currency">
            <text:p>0,55 €</text:p>
          </table:table-cell>
          <table:table-cell office:value-type="currency" office:currency="EUR" office:value="226.56" calcext:value-type="currency">
            <text:p>226,56 €</text:p>
          </table:table-cell>
          <table:table-cell office:value-type="currency" office:currency="EUR" office:value="-7.11" calcext:value-type="currency">
            <text:p>-7,11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770" calcext:value-type="currency">
            <text:p>770,00 €</text:p>
          </table:table-cell>
          <table:table-cell office:value-type="currency" office:currency="EUR" office:value="1.93" calcext:value-type="currency">
            <text:p>1,93 €</text:p>
          </table:table-cell>
          <table:table-cell office:value-type="currency" office:currency="EUR" office:value="792.98" calcext:value-type="currency">
            <text:p>792,98 €</text:p>
          </table:table-cell>
          <table:table-cell office:value-type="currency" office:currency="EUR" office:value="-24.91" calcext:value-type="currency">
            <text:p>-24,91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2530" calcext:value-type="currency">
            <text:p>2.530,00 €</text:p>
          </table:table-cell>
          <table:table-cell office:value-type="currency" office:currency="EUR" office:value="5.15" calcext:value-type="currency">
            <text:p>5,15 €</text:p>
          </table:table-cell>
          <table:table-cell office:value-type="currency" office:currency="EUR" office:value="2605.51" calcext:value-type="currency">
            <text:p>2.605,51 €</text:p>
          </table:table-cell>
          <table:table-cell office:value-type="currency" office:currency="EUR" office:value="-80.66" calcext:value-type="currency">
            <text:p>-80,66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620" calcext:value-type="currency">
            <text:p>1.620,00 €</text:p>
          </table:table-cell>
          <table:table-cell office:value-type="currency" office:currency="EUR" office:value="4.05" calcext:value-type="currency">
            <text:p>4,05 €</text:p>
          </table:table-cell>
          <table:table-cell office:value-type="currency" office:currency="EUR" office:value="1687.48" calcext:value-type="currency">
            <text:p>1.687,48 €</text:p>
          </table:table-cell>
          <table:table-cell office:value-type="currency" office:currency="EUR" office:value="-71.53" calcext:value-type="currency">
            <text:p>-71,53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486" calcext:value-type="currency">
            <text:p>486,00 €</text:p>
          </table:table-cell>
          <table:table-cell office:value-type="currency" office:currency="EUR" office:value="1.22" calcext:value-type="currency">
            <text:p>1,22 €</text:p>
          </table:table-cell>
          <table:table-cell office:value-type="currency" office:currency="EUR" office:value="505.57" calcext:value-type="currency">
            <text:p>505,57 €</text:p>
          </table:table-cell>
          <table:table-cell office:value-type="currency" office:currency="EUR" office:value="-20.79" calcext:value-type="currency">
            <text:p>-20,79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324" calcext:value-type="currency">
            <text:p>324,00 €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currency" office:currency="EUR" office:value="337.29" calcext:value-type="currency">
            <text:p>337,29 €</text:p>
          </table:table-cell>
          <table:table-cell office:value-type="currency" office:currency="EUR" office:value="-14.1" calcext:value-type="currency">
            <text:p>-14,10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216" calcext:value-type="currency">
            <text:p>216,00 €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currency" office:currency="EUR" office:value="224.32" calcext:value-type="currency">
            <text:p>224,32 €</text:p>
          </table:table-cell>
          <table:table-cell office:value-type="currency" office:currency="EUR" office:value="-8.86" calcext:value-type="currency">
            <text:p>-8,86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080" calcext:value-type="currency">
            <text:p>1.080,00 €</text:p>
          </table:table-cell>
          <table:table-cell office:value-type="currency" office:currency="EUR" office:value="2.7" calcext:value-type="currency">
            <text:p>2,70 €</text:p>
          </table:table-cell>
          <table:table-cell office:value-type="currency" office:currency="EUR" office:value="1126.62" calcext:value-type="currency">
            <text:p>1.126,62 €</text:p>
          </table:table-cell>
          <table:table-cell office:value-type="currency" office:currency="EUR" office:value="-49.32" calcext:value-type="currency">
            <text:p>-49,32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86" calcext:value-type="float">
            <text:p>286</text:p>
          </table:table-cell>
          <table:table-cell office:value-type="currency" office:currency="EUR" office:value="3088.8" calcext:value-type="currency">
            <text:p>3.088,80 €</text:p>
          </table:table-cell>
          <table:table-cell office:value-type="currency" office:currency="EUR" office:value="7.72" calcext:value-type="currency">
            <text:p>7,72 €</text:p>
          </table:table-cell>
          <table:table-cell office:value-type="currency" office:currency="EUR" office:value="3239.89" calcext:value-type="currency">
            <text:p>3.239,89 €</text:p>
          </table:table-cell>
          <table:table-cell office:value-type="currency" office:currency="EUR" office:value="-158.81" calcext:value-type="currency">
            <text:p>-158,81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620" calcext:value-type="currency">
            <text:p>1.620,00 €</text:p>
          </table:table-cell>
          <table:table-cell office:value-type="currency" office:currency="EUR" office:value="4.05" calcext:value-type="currency">
            <text:p>4,05 €</text:p>
          </table:table-cell>
          <table:table-cell office:value-type="currency" office:currency="EUR" office:value="1699.23" calcext:value-type="currency">
            <text:p>1.699,23 €</text:p>
          </table:table-cell>
          <table:table-cell office:value-type="currency" office:currency="EUR" office:value="-83.28" calcext:value-type="currency">
            <text:p>-83,28 €</text:p>
          </table:table-cell>
        </table:table-row>
        <table:table-row table:style-name="ro1">
          <table:table-cell office:value-type="string" calcext:value-type="string">
            <text:p>2017 12 1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830.7" calcext:value-type="currency">
            <text:p>830,70 €</text:p>
          </table:table-cell>
          <table:table-cell office:value-type="currency" office:currency="EUR" office:value="2.08" calcext:value-type="currency">
            <text:p>2,08 €</text:p>
          </table:table-cell>
          <table:table-cell office:value-type="currency" office:currency="EUR" office:value="1028.57" calcext:value-type="currency">
            <text:p>1.028,57 €</text:p>
          </table:table-cell>
          <table:table-cell office:value-type="currency" office:currency="EUR" office:value="-199.95" calcext:value-type="currency">
            <text:p>-199,95 €</text:p>
          </table:table-cell>
        </table:table-row>
        <table:table-row table:style-name="ro1">
          <table:table-cell office:value-type="string" calcext:value-type="string">
            <text:p>2017 12 11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30" calcext:value-type="float">
            <text:p>330</text:p>
          </table:table-cell>
          <table:table-cell office:value-type="currency" office:currency="EUR" office:value="3045.9" calcext:value-type="currency">
            <text:p>3.045,90 €</text:p>
          </table:table-cell>
          <table:table-cell office:value-type="currency" office:currency="EUR" office:value="7.61" calcext:value-type="currency">
            <text:p>7,61 €</text:p>
          </table:table-cell>
          <table:table-cell office:value-type="currency" office:currency="EUR" office:value="3628.4" calcext:value-type="currency">
            <text:p>3.628,40 €</text:p>
          </table:table-cell>
          <table:table-cell office:value-type="currency" office:currency="EUR" office:value="-590.11" calcext:value-type="currency">
            <text:p>-590,11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92" calcext:value-type="currency">
            <text:p>892,00 €</text:p>
          </table:table-cell>
          <table:table-cell office:value-type="currency" office:currency="EUR" office:value="2.23" calcext:value-type="currency">
            <text:p>2,23 €</text:p>
          </table:table-cell>
          <table:table-cell office:value-type="currency" office:currency="EUR" office:value="1031.81" calcext:value-type="currency">
            <text:p>1.031,81 €</text:p>
          </table:table-cell>
          <table:table-cell office:value-type="currency" office:currency="EUR" office:value="-142.04" calcext:value-type="currency">
            <text:p>-142,04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92" calcext:value-type="currency">
            <text:p>892,00 €</text:p>
          </table:table-cell>
          <table:table-cell office:value-type="currency" office:currency="EUR" office:value="2.23" calcext:value-type="currency">
            <text:p>2,23 €</text:p>
          </table:table-cell>
          <table:table-cell office:value-type="currency" office:currency="EUR" office:value="1032.35" calcext:value-type="currency">
            <text:p>1.032,35 €</text:p>
          </table:table-cell>
          <table:table-cell office:value-type="currency" office:currency="EUR" office:value="-142.58" calcext:value-type="currency">
            <text:p>-142,58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784" calcext:value-type="currency">
            <text:p>1.784,00 €</text:p>
          </table:table-cell>
          <table:table-cell office:value-type="currency" office:currency="EUR" office:value="4.46" calcext:value-type="currency">
            <text:p>4,46 €</text:p>
          </table:table-cell>
          <table:table-cell office:value-type="currency" office:currency="EUR" office:value="2073.1" calcext:value-type="currency">
            <text:p>2.073,10 €</text:p>
          </table:table-cell>
          <table:table-cell office:value-type="currency" office:currency="EUR" office:value="-293.56" calcext:value-type="currency">
            <text:p>-293,56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2497.6" calcext:value-type="currency">
            <text:p>2.497,60 €</text:p>
          </table:table-cell>
          <table:table-cell office:value-type="currency" office:currency="EUR" office:value="6.24" calcext:value-type="currency">
            <text:p>6,24 €</text:p>
          </table:table-cell>
          <table:table-cell office:value-type="currency" office:currency="EUR" office:value="2918.98" calcext:value-type="currency">
            <text:p>2.918,98 €</text:p>
          </table:table-cell>
          <table:table-cell office:value-type="currency" office:currency="EUR" office:value="-427.62" calcext:value-type="currency">
            <text:p>-427,62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784" calcext:value-type="currency">
            <text:p>1.784,00 €</text:p>
          </table:table-cell>
          <table:table-cell office:value-type="currency" office:currency="EUR" office:value="4.46" calcext:value-type="currency">
            <text:p>4,46 €</text:p>
          </table:table-cell>
          <table:table-cell office:value-type="currency" office:currency="EUR" office:value="2073.37" calcext:value-type="currency">
            <text:p>2.073,37 €</text:p>
          </table:table-cell>
          <table:table-cell office:value-type="currency" office:currency="EUR" office:value="-293.83" calcext:value-type="currency">
            <text:p>-293,83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20" calcext:value-type="float">
            <text:p>320</text:p>
          </table:table-cell>
          <table:table-cell office:value-type="currency" office:currency="EUR" office:value="2854.4" calcext:value-type="currency">
            <text:p>2.854,40 €</text:p>
          </table:table-cell>
          <table:table-cell office:value-type="currency" office:currency="EUR" office:value="7.14" calcext:value-type="currency">
            <text:p>7,14 €</text:p>
          </table:table-cell>
          <table:table-cell office:value-type="currency" office:currency="EUR" office:value="3264.62" calcext:value-type="currency">
            <text:p>3.264,62 €</text:p>
          </table:table-cell>
          <table:table-cell office:value-type="currency" office:currency="EUR" office:value="-417.36" calcext:value-type="currency">
            <text:p>-417,36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2975" calcext:value-type="currency">
            <text:p>2.975,00 €</text:p>
          </table:table-cell>
          <table:table-cell office:value-type="currency" office:currency="EUR" office:value="7.44" calcext:value-type="currency">
            <text:p>7,44 €</text:p>
          </table:table-cell>
          <table:table-cell office:value-type="currency" office:currency="EUR" office:value="3550.59" calcext:value-type="currency">
            <text:p>3.550,59 €</text:p>
          </table:table-cell>
          <table:table-cell office:value-type="currency" office:currency="EUR" office:value="-583.03" calcext:value-type="currency">
            <text:p>-583,03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80" calcext:value-type="currency">
            <text:p>88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1002.51" calcext:value-type="currency">
            <text:p>1.002,51 €</text:p>
          </table:table-cell>
          <table:table-cell office:value-type="currency" office:currency="EUR" office:value="-124.71" calcext:value-type="currency">
            <text:p>-124,71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752" calcext:value-type="currency">
            <text:p>1.752,00 €</text:p>
          </table:table-cell>
          <table:table-cell office:value-type="currency" office:currency="EUR" office:value="4.38" calcext:value-type="currency">
            <text:p>4,38 €</text:p>
          </table:table-cell>
          <table:table-cell office:value-type="currency" office:currency="EUR" office:value="1996.57" calcext:value-type="currency">
            <text:p>1.996,57 €</text:p>
          </table:table-cell>
          <table:table-cell office:value-type="currency" office:currency="EUR" office:value="-248.95" calcext:value-type="currency">
            <text:p>-248,95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3" calcext:value-type="float">
            <text:p>53</text:p>
          </table:table-cell>
          <table:table-cell office:value-type="currency" office:currency="EUR" office:value="467.46" calcext:value-type="currency">
            <text:p>467,46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15.92" calcext:value-type="currency">
            <text:p>515,92 €</text:p>
          </table:table-cell>
          <table:table-cell office:value-type="currency" office:currency="EUR" office:value="-50.46" calcext:value-type="currency">
            <text:p>-50,46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47" calcext:value-type="float">
            <text:p>47</text:p>
          </table:table-cell>
          <table:table-cell office:value-type="currency" office:currency="EUR" office:value="414.54" calcext:value-type="currency">
            <text:p>414,54 €</text:p>
          </table:table-cell>
          <table:table-cell office:value-type="currency" office:currency="EUR" office:value="0.21" calcext:value-type="currency">
            <text:p>0,21 €</text:p>
          </table:table-cell>
          <table:table-cell office:value-type="currency" office:currency="EUR" office:value="457.51" calcext:value-type="currency">
            <text:p>457,51 €</text:p>
          </table:table-cell>
          <table:table-cell office:value-type="currency" office:currency="EUR" office:value="-43.18" calcext:value-type="currency">
            <text:p>-43,18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96" calcext:value-type="currency">
            <text:p>896,00 €</text:p>
          </table:table-cell>
          <table:table-cell office:value-type="currency" office:currency="EUR" office:value="2.24" calcext:value-type="currency">
            <text:p>2,24 €</text:p>
          </table:table-cell>
          <table:table-cell office:value-type="currency" office:currency="EUR" office:value="973.43" calcext:value-type="currency">
            <text:p>973,43 €</text:p>
          </table:table-cell>
          <table:table-cell office:value-type="currency" office:currency="EUR" office:value="-79.67" calcext:value-type="currency">
            <text:p>-79,67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77" calcext:value-type="float">
            <text:p>177</text:p>
          </table:table-cell>
          <table:table-cell office:value-type="currency" office:currency="EUR" office:value="1585.92" calcext:value-type="currency">
            <text:p>1.585,92 €</text:p>
          </table:table-cell>
          <table:table-cell office:value-type="currency" office:currency="EUR" office:value="3.96" calcext:value-type="currency">
            <text:p>3,96 €</text:p>
          </table:table-cell>
          <table:table-cell office:value-type="currency" office:currency="EUR" office:value="1715.52" calcext:value-type="currency">
            <text:p>1.715,52 €</text:p>
          </table:table-cell>
          <table:table-cell office:value-type="currency" office:currency="EUR" office:value="-133.56" calcext:value-type="currency">
            <text:p>-133,56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41" calcext:value-type="float">
            <text:p>341</text:p>
          </table:table-cell>
          <table:table-cell office:value-type="currency" office:currency="EUR" office:value="3007.62" calcext:value-type="currency">
            <text:p>3.007,62 €</text:p>
          </table:table-cell>
          <table:table-cell office:value-type="currency" office:currency="EUR" office:value="7.52" calcext:value-type="currency">
            <text:p>7,52 €</text:p>
          </table:table-cell>
          <table:table-cell office:value-type="currency" office:currency="EUR" office:value="3099.61" calcext:value-type="currency">
            <text:p>3.099,61 €</text:p>
          </table:table-cell>
          <table:table-cell office:value-type="currency" office:currency="EUR" office:value="-99.51" calcext:value-type="currency">
            <text:p>-99,51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60" calcext:value-type="float">
            <text:p>60</text:p>
          </table:table-cell>
          <table:table-cell office:value-type="currency" office:currency="EUR" office:value="529.2" calcext:value-type="currency">
            <text:p>529,20 €</text:p>
          </table:table-cell>
          <table:table-cell office:value-type="currency" office:currency="EUR" office:value="1.32" calcext:value-type="currency">
            <text:p>1,32 €</text:p>
          </table:table-cell>
          <table:table-cell office:value-type="currency" office:currency="EUR" office:value="496.24" calcext:value-type="currency">
            <text:p>496,24 €</text:p>
          </table:table-cell>
          <table:table-cell office:value-type="currency" office:currency="EUR" office:value="31.64" calcext:value-type="currency">
            <text:p>31,64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46" calcext:value-type="float">
            <text:p>346</text:p>
          </table:table-cell>
          <table:table-cell office:value-type="currency" office:currency="EUR" office:value="3006.74" calcext:value-type="currency">
            <text:p>3.006,74 €</text:p>
          </table:table-cell>
          <table:table-cell office:value-type="currency" office:currency="EUR" office:value="7.52" calcext:value-type="currency">
            <text:p>7,52 €</text:p>
          </table:table-cell>
          <table:table-cell office:value-type="currency" office:currency="EUR" office:value="2927.51" calcext:value-type="currency">
            <text:p>2.927,51 €</text:p>
          </table:table-cell>
          <table:table-cell office:value-type="currency" office:currency="EUR" office:value="71.71" calcext:value-type="currency">
            <text:p>71,71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4" calcext:value-type="float">
            <text:p>54</text:p>
          </table:table-cell>
          <table:table-cell office:value-type="currency" office:currency="EUR" office:value="469.26" calcext:value-type="currency">
            <text:p>469,26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currency" office:currency="EUR" office:value="477.52" calcext:value-type="currency">
            <text:p>477,52 €</text:p>
          </table:table-cell>
          <table:table-cell office:value-type="currency" office:currency="EUR" office:value="-9.43" calcext:value-type="currency">
            <text:p>-9,43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48" calcext:value-type="float">
            <text:p>348</text:p>
          </table:table-cell>
          <table:table-cell office:value-type="currency" office:currency="EUR" office:value="3062.4" calcext:value-type="currency">
            <text:p>3.062,40 €</text:p>
          </table:table-cell>
          <table:table-cell office:value-type="currency" office:currency="EUR" office:value="5.7" calcext:value-type="currency">
            <text:p>5,70 €</text:p>
          </table:table-cell>
          <table:table-cell office:value-type="currency" office:currency="EUR" office:value="3081.48" calcext:value-type="currency">
            <text:p>3.081,48 €</text:p>
          </table:table-cell>
          <table:table-cell office:value-type="currency" office:currency="EUR" office:value="-24.78" calcext:value-type="currency">
            <text:p>-24,78 €</text:p>
          </table:table-cell>
        </table:table-row>
        <table:table-row table:style-name="ro1">
          <table:table-cell office:value-type="string" calcext:value-type="string">
            <text:p>2017 12 19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7.6" calcext:value-type="currency">
            <text:p>17,6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7.65" calcext:value-type="currency">
            <text:p>17,65 €</text:p>
          </table:table-cell>
          <table:table-cell office:value-type="currency" office:currency="EUR" office:value="-2.05" calcext:value-type="currency">
            <text:p>-2,05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234.8" calcext:value-type="currency">
            <text:p>1.234,80 €</text:p>
          </table:table-cell>
          <table:table-cell office:value-type="currency" office:currency="EUR" office:value="3.09" calcext:value-type="currency">
            <text:p>3,09 €</text:p>
          </table:table-cell>
          <table:table-cell office:value-type="currency" office:currency="EUR" office:value="1263.15" calcext:value-type="currency">
            <text:p>1.263,15 €</text:p>
          </table:table-cell>
          <table:table-cell office:value-type="currency" office:currency="EUR" office:value="-31.44" calcext:value-type="currency">
            <text:p>-31,44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41" calcext:value-type="currency">
            <text:p>441,00 €</text:p>
          </table:table-cell>
          <table:table-cell office:value-type="currency" office:currency="EUR" office:value="1.1" calcext:value-type="currency">
            <text:p>1,10 €</text:p>
          </table:table-cell>
          <table:table-cell office:value-type="currency" office:currency="EUR" office:value="451.13" calcext:value-type="currency">
            <text:p>451,13 €</text:p>
          </table:table-cell>
          <table:table-cell office:value-type="currency" office:currency="EUR" office:value="-11.23" calcext:value-type="currency">
            <text:p>-11,23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05.84" calcext:value-type="currency">
            <text:p>105,84 €</text:p>
          </table:table-cell>
          <table:table-cell office:value-type="currency" office:currency="EUR" office:value="0.26" calcext:value-type="currency">
            <text:p>0,26 €</text:p>
          </table:table-cell>
          <table:table-cell office:value-type="currency" office:currency="EUR" office:value="108.27" calcext:value-type="currency">
            <text:p>108,27 €</text:p>
          </table:table-cell>
          <table:table-cell office:value-type="currency" office:currency="EUR" office:value="-2.69" calcext:value-type="currency">
            <text:p>-2,69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616" calcext:value-type="currency">
            <text:p>616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31.58" calcext:value-type="currency">
            <text:p>631,58 €</text:p>
          </table:table-cell>
          <table:table-cell office:value-type="currency" office:currency="EUR" office:value="-17.58" calcext:value-type="currency">
            <text:p>-17,58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42" calcext:value-type="float">
            <text:p>142</text:p>
          </table:table-cell>
          <table:table-cell office:value-type="currency" office:currency="EUR" office:value="1249.6" calcext:value-type="currency">
            <text:p>1.249,60 €</text:p>
          </table:table-cell>
          <table:table-cell office:value-type="currency" office:currency="EUR" office:value="2.66" calcext:value-type="currency">
            <text:p>2,66 €</text:p>
          </table:table-cell>
          <table:table-cell office:value-type="currency" office:currency="EUR" office:value="1278.36" calcext:value-type="currency">
            <text:p>1.278,36 €</text:p>
          </table:table-cell>
          <table:table-cell office:value-type="currency" office:currency="EUR" office:value="-31.42" calcext:value-type="currency">
            <text:p>-31,42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7" calcext:value-type="float">
            <text:p>57</text:p>
          </table:table-cell>
          <table:table-cell office:value-type="currency" office:currency="EUR" office:value="502.74" calcext:value-type="currency">
            <text:p>502,74 €</text:p>
          </table:table-cell>
          <table:table-cell office:value-type="currency" office:currency="EUR" office:value="1.26" calcext:value-type="currency">
            <text:p>1,26 €</text:p>
          </table:table-cell>
          <table:table-cell office:value-type="currency" office:currency="EUR" office:value="513.14" calcext:value-type="currency">
            <text:p>513,14 €</text:p>
          </table:table-cell>
          <table:table-cell office:value-type="currency" office:currency="EUR" office:value="-11.66" calcext:value-type="currency">
            <text:p>-11,66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6.4" calcext:value-type="currency">
            <text:p>26,40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27.01" calcext:value-type="currency">
            <text:p>27,01 €</text:p>
          </table:table-cell>
          <table:table-cell office:value-type="currency" office:currency="EUR" office:value="-0.68" calcext:value-type="currency">
            <text:p>-0,68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39.5" calcext:value-type="currency">
            <text:p>43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50.13" calcext:value-type="currency">
            <text:p>450,13 €</text:p>
          </table:table-cell>
          <table:table-cell office:value-type="currency" office:currency="EUR" office:value="-12.63" calcext:value-type="currency">
            <text:p>-12,63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39.5" calcext:value-type="currency">
            <text:p>439,50 €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currency" office:currency="EUR" office:value="450.63" calcext:value-type="currency">
            <text:p>450,63 €</text:p>
          </table:table-cell>
          <table:table-cell office:value-type="currency" office:currency="EUR" office:value="-11.33" calcext:value-type="currency">
            <text:p>-11,33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79" calcext:value-type="currency">
            <text:p>879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901.47" calcext:value-type="currency">
            <text:p>901,47 €</text:p>
          </table:table-cell>
          <table:table-cell office:value-type="currency" office:currency="EUR" office:value="-24.67" calcext:value-type="currency">
            <text:p>-24,67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78" calcext:value-type="currency">
            <text:p>878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902.25" calcext:value-type="currency">
            <text:p>902,25 €</text:p>
          </table:table-cell>
          <table:table-cell office:value-type="currency" office:currency="EUR" office:value="-26.45" calcext:value-type="currency">
            <text:p>-26,45 €</text:p>
          </table:table-cell>
        </table:table-row>
        <table:table-row table:style-name="ro1">
          <table:table-cell office:value-type="string" calcext:value-type="string">
            <text:p>2017 12 22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67.8" calcext:value-type="currency">
            <text:p>167,80 €</text:p>
          </table:table-cell>
          <table:table-cell office:value-type="currency" office:currency="EUR" office:value="0.42" calcext:value-type="currency">
            <text:p>0,42 €</text:p>
          </table:table-cell>
          <table:table-cell office:value-type="currency" office:currency="EUR" office:value="170.83" calcext:value-type="currency">
            <text:p>170,83 €</text:p>
          </table:table-cell>
          <table:table-cell office:value-type="currency" office:currency="EUR" office:value="-3.45" calcext:value-type="currency">
            <text:p>-3,45 €</text:p>
          </table:table-cell>
        </table:table-row>
        <table:table-row table:style-name="ro1">
          <table:table-cell office:value-type="string" calcext:value-type="string">
            <text:p>2017 12 22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39" calcext:value-type="currency">
            <text:p>839,00 €</text:p>
          </table:table-cell>
          <table:table-cell office:value-type="currency" office:currency="EUR" office:value="2.1" calcext:value-type="currency">
            <text:p>2,10 €</text:p>
          </table:table-cell>
          <table:table-cell office:value-type="currency" office:currency="EUR" office:value="863.72" calcext:value-type="currency">
            <text:p>863,72 €</text:p>
          </table:table-cell>
          <table:table-cell office:value-type="currency" office:currency="EUR" office:value="-26.82" calcext:value-type="currency">
            <text:p>-26,82 €</text:p>
          </table:table-cell>
        </table:table-row>
        <table:table-row table:style-name="ro1">
          <table:table-cell office:value-type="string" calcext:value-type="string">
            <text:p>2017 12 22</text:p>
          </table:table-cell>
          <table:table-cell office:value-type="string" calcext:value-type="string">
            <text:p>JSC Olainfarm (ISIN LV0000100501)</text:p>
          </table:table-cell>
          <table:table-cell office:value-type="float" office:value="380" calcext:value-type="float">
            <text:p>380</text:p>
          </table:table-cell>
          <table:table-cell office:value-type="currency" office:currency="EUR" office:value="3192" calcext:value-type="currency">
            <text:p>3.192,00 €</text:p>
          </table:table-cell>
          <table:table-cell office:value-type="currency" office:currency="EUR" office:value="7.98" calcext:value-type="currency">
            <text:p>7,98 €</text:p>
          </table:table-cell>
          <table:table-cell office:value-type="currency" office:currency="EUR" office:value="3402.65" calcext:value-type="currency">
            <text:p>3.402,65 €</text:p>
          </table:table-cell>
          <table:table-cell office:value-type="currency" office:currency="EUR" office:value="-218.63" calcext:value-type="currency">
            <text:p>-218,63 €</text:p>
          </table:table-cell>
        </table:table-row>
        <table:table-row table:style-name="ro1">
          <table:table-cell office:value-type="string" calcext:value-type="string">
            <text:p>2017 03 3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334" calcext:value-type="currency">
            <text:p>334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09.5" calcext:value-type="currency">
            <text:p>409,50 €</text:p>
          </table:table-cell>
          <table:table-cell office:value-type="currency" office:currency="EUR" office:value="-75.5" calcext:value-type="currency">
            <text:p>-75,50 €</text:p>
          </table:table-cell>
        </table:table-row>
        <table:table-row table:style-name="ro1">
          <table:table-cell office:value-type="string" calcext:value-type="string">
            <text:p>2017 03 3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400" calcext:value-type="float">
            <text:p>1400</text:p>
          </table:table-cell>
          <table:table-cell office:value-type="currency" office:currency="EUR" office:value="467.6" calcext:value-type="currency">
            <text:p>467,6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74.6" calcext:value-type="currency">
            <text:p>574,60 €</text:p>
          </table:table-cell>
          <table:table-cell office:value-type="currency" office:currency="EUR" office:value="-109" calcext:value-type="currency">
            <text:p>-109,00 €</text:p>
          </table:table-cell>
        </table:table-row>
        <table:table-row table:style-name="ro1">
          <table:table-cell office:value-type="string" calcext:value-type="string">
            <text:p>2017 07 25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626" calcext:value-type="currency">
            <text:p>626,00 €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currency" office:currency="EUR" office:value="820.05" calcext:value-type="currency">
            <text:p>820,05 €</text:p>
          </table:table-cell>
          <table:table-cell office:value-type="currency" office:currency="EUR" office:value="-194.4" calcext:value-type="currency">
            <text:p>-194,40 €</text:p>
          </table:table-cell>
        </table:table-row>
        <table:table-row table:style-name="ro1">
          <table:table-cell office:value-type="string" calcext:value-type="string">
            <text:p>2017 07 25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313" calcext:value-type="currency">
            <text:p>313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09.97" calcext:value-type="currency">
            <text:p>409,97 €</text:p>
          </table:table-cell>
          <table:table-cell office:value-type="currency" office:currency="EUR" office:value="-98.97" calcext:value-type="currency">
            <text:p>-98,97 €</text:p>
          </table:table-cell>
        </table:table-row>
        <table:table-row table:style-name="ro1">
          <table:table-cell office:value-type="string" calcext:value-type="string">
            <text:p>2017 08 14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800" calcext:value-type="float">
            <text:p>800</text:p>
          </table:table-cell>
          <table:table-cell office:value-type="currency" office:currency="EUR" office:value="272.8" calcext:value-type="currency">
            <text:p>272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28.02" calcext:value-type="currency">
            <text:p>328,02 €</text:p>
          </table:table-cell>
          <table:table-cell office:value-type="currency" office:currency="EUR" office:value="-57.22" calcext:value-type="currency">
            <text:p>-57,22 €</text:p>
          </table:table-cell>
        </table:table-row>
        <table:table-row table:style-name="ro1">
          <table:table-cell office:value-type="string" calcext:value-type="string">
            <text:p>2017 08 2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2370" calcext:value-type="float">
            <text:p>2370</text:p>
          </table:table-cell>
          <table:table-cell office:value-type="currency" office:currency="EUR" office:value="808.17" calcext:value-type="currency">
            <text:p>808,17 €</text:p>
          </table:table-cell>
          <table:table-cell office:value-type="currency" office:currency="EUR" office:value="2.02" calcext:value-type="currency">
            <text:p>2,02 €</text:p>
          </table:table-cell>
          <table:table-cell office:value-type="currency" office:currency="EUR" office:value="939.58" calcext:value-type="currency">
            <text:p>939,58 €</text:p>
          </table:table-cell>
          <table:table-cell office:value-type="currency" office:currency="EUR" office:value="-133.43" calcext:value-type="currency">
            <text:p>-133,43 €</text:p>
          </table:table-cell>
        </table:table-row>
        <table:table-row table:style-name="ro1">
          <table:table-cell office:value-type="string" calcext:value-type="string">
            <text:p>2017 08 2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28" calcext:value-type="float">
            <text:p>28</text:p>
          </table:table-cell>
          <table:table-cell office:value-type="currency" office:currency="EUR" office:value="10.02" calcext:value-type="currency">
            <text:p>10,0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1.34" calcext:value-type="currency">
            <text:p>11,34 €</text:p>
          </table:table-cell>
          <table:table-cell office:value-type="currency" office:currency="EUR" office:value="-3.32" calcext:value-type="currency">
            <text:p>-3,32 €</text:p>
          </table:table-cell>
        </table:table-row>
        <table:table-row table:style-name="ro1">
          <table:table-cell office:value-type="string" calcext:value-type="string">
            <text:p>2017 08 2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402" calcext:value-type="float">
            <text:p>402</text:p>
          </table:table-cell>
          <table:table-cell office:value-type="currency" office:currency="EUR" office:value="137.08" calcext:value-type="currency">
            <text:p>137,08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64.83" calcext:value-type="currency">
            <text:p>164,83 €</text:p>
          </table:table-cell>
          <table:table-cell office:value-type="currency" office:currency="EUR" office:value="-27.75" calcext:value-type="currency">
            <text:p>-27,75 €</text:p>
          </table:table-cell>
        </table:table-row>
        <table:table-row table:style-name="ro1">
          <table:table-cell office:value-type="string" calcext:value-type="string">
            <text:p>2017 08 2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3200" calcext:value-type="float">
            <text:p>3200</text:p>
          </table:table-cell>
          <table:table-cell office:value-type="currency" office:currency="EUR" office:value="1091.2" calcext:value-type="currency">
            <text:p>1.091,20 €</text:p>
          </table:table-cell>
          <table:table-cell office:value-type="currency" office:currency="EUR" office:value="1.75" calcext:value-type="currency">
            <text:p>1,75 €</text:p>
          </table:table-cell>
          <table:table-cell office:value-type="currency" office:currency="EUR" office:value="1303.88" calcext:value-type="currency">
            <text:p>1.303,88 €</text:p>
          </table:table-cell>
          <table:table-cell office:value-type="currency" office:currency="EUR" office:value="-214.43" calcext:value-type="currency">
            <text:p>-214,43 €</text:p>
          </table:table-cell>
        </table:table-row>
        <table:table-row table:style-name="ro1">
          <table:table-cell office:value-type="string" calcext:value-type="string">
            <text:p>2017 08 21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598" calcext:value-type="float">
            <text:p>598</text:p>
          </table:table-cell>
          <table:table-cell office:value-type="currency" office:currency="EUR" office:value="203.92" calcext:value-type="currency">
            <text:p>203,92 €</text:p>
          </table:table-cell>
          <table:table-cell office:value-type="currency" office:currency="EUR" office:value="0.51" calcext:value-type="currency">
            <text:p>0,51 €</text:p>
          </table:table-cell>
          <table:table-cell office:value-type="currency" office:currency="EUR" office:value="242.39" calcext:value-type="currency">
            <text:p>242,39 €</text:p>
          </table:table-cell>
          <table:table-cell office:value-type="currency" office:currency="EUR" office:value="-38.98" calcext:value-type="currency">
            <text:p>-38,98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343" calcext:value-type="currency">
            <text:p>343,00 €</text:p>
          </table:table-cell>
          <table:table-cell office:value-type="currency" office:currency="EUR" office:value="0.73" calcext:value-type="currency">
            <text:p>0,73 €</text:p>
          </table:table-cell>
          <table:table-cell office:value-type="currency" office:currency="EUR" office:value="371" calcext:value-type="currency">
            <text:p>371,00 €</text:p>
          </table:table-cell>
          <table:table-cell office:value-type="currency" office:currency="EUR" office:value="-28.73" calcext:value-type="currency">
            <text:p>-28,73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687" calcext:value-type="float">
            <text:p>1687</text:p>
          </table:table-cell>
          <table:table-cell office:value-type="currency" office:currency="EUR" office:value="578.64" calcext:value-type="currency">
            <text:p>578,64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642.7" calcext:value-type="currency">
            <text:p>642,70 €</text:p>
          </table:table-cell>
          <table:table-cell office:value-type="currency" office:currency="EUR" office:value="-64.06" calcext:value-type="currency">
            <text:p>-64,06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172" calcext:value-type="currency">
            <text:p>17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96.23" calcext:value-type="currency">
            <text:p>196,23 €</text:p>
          </table:table-cell>
          <table:table-cell office:value-type="currency" office:currency="EUR" office:value="-26.23" calcext:value-type="currency">
            <text:p>-26,23 €</text:p>
          </table:table-cell>
        </table:table-row>
        <table:table-row table:style-name="ro1">
          <table:table-cell office:value-type="string" calcext:value-type="string">
            <text:p>2017 09 28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63.8" calcext:value-type="currency">
            <text:p>63,8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4.18" calcext:value-type="currency">
            <text:p>74,18 €</text:p>
          </table:table-cell>
          <table:table-cell office:value-type="currency" office:currency="EUR" office:value="-12.38" calcext:value-type="currency">
            <text:p>-12,38 €</text:p>
          </table:table-cell>
        </table:table-row>
        <table:table-row table:style-name="ro1">
          <table:table-cell office:value-type="string" calcext:value-type="string">
            <text:p>2017 10 19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3694" calcext:value-type="float">
            <text:p>3694</text:p>
          </table:table-cell>
          <table:table-cell office:value-type="currency" office:currency="EUR" office:value="1137.75" calcext:value-type="currency">
            <text:p>1.137,75 €</text:p>
          </table:table-cell>
          <table:table-cell office:value-type="currency" office:currency="EUR" office:value="1.61" calcext:value-type="currency">
            <text:p>1,61 €</text:p>
          </table:table-cell>
          <table:table-cell office:value-type="currency" office:currency="EUR" office:value="1327.51" calcext:value-type="currency">
            <text:p>1.327,51 €</text:p>
          </table:table-cell>
          <table:table-cell office:value-type="currency" office:currency="EUR" office:value="-191.37" calcext:value-type="currency">
            <text:p>-191,37 €</text:p>
          </table:table-cell>
        </table:table-row>
        <table:table-row table:style-name="ro1">
          <table:table-cell office:value-type="string" calcext:value-type="string">
            <text:p>2017 10 19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308" calcext:value-type="currency">
            <text:p>30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68.86" calcext:value-type="currency">
            <text:p>368,86 €</text:p>
          </table:table-cell>
          <table:table-cell office:value-type="currency" office:currency="EUR" office:value="-62.86" calcext:value-type="currency">
            <text:p>-62,86 €</text:p>
          </table:table-cell>
        </table:table-row>
        <table:table-row table:style-name="ro1">
          <table:table-cell office:value-type="string" calcext:value-type="string">
            <text:p>2017 10 20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750" calcext:value-type="float">
            <text:p>750</text:p>
          </table:table-cell>
          <table:table-cell office:value-type="currency" office:currency="EUR" office:value="229.5" calcext:value-type="currency">
            <text:p>22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84.21" calcext:value-type="currency">
            <text:p>284,21 €</text:p>
          </table:table-cell>
          <table:table-cell office:value-type="currency" office:currency="EUR" office:value="-56.71" calcext:value-type="currency">
            <text:p>-56,71 €</text:p>
          </table:table-cell>
        </table:table-row>
        <table:table-row table:style-name="ro1">
          <table:table-cell office:value-type="string" calcext:value-type="string">
            <text:p>2017 11 16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316" calcext:value-type="float">
            <text:p>316</text:p>
          </table:table-cell>
          <table:table-cell office:value-type="currency" office:currency="EUR" office:value="96.7" calcext:value-type="currency">
            <text:p>96,7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6.08" calcext:value-type="currency">
            <text:p>116,08 €</text:p>
          </table:table-cell>
          <table:table-cell office:value-type="currency" office:currency="EUR" office:value="-19.38" calcext:value-type="currency">
            <text:p>-19,38 €</text:p>
          </table:table-cell>
        </table:table-row>
        <table:table-row table:style-name="ro1">
          <table:table-cell office:value-type="string" calcext:value-type="string">
            <text:p>2017 11 16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306" calcext:value-type="currency">
            <text:p>306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74.72" calcext:value-type="currency">
            <text:p>374,72 €</text:p>
          </table:table-cell>
          <table:table-cell office:value-type="currency" office:currency="EUR" office:value="-68.72" calcext:value-type="currency">
            <text:p>-68,72 €</text:p>
          </table:table-cell>
        </table:table-row>
        <table:table-row table:style-name="ro1">
          <table:table-cell office:value-type="string" calcext:value-type="string">
            <text:p>2017 12 12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3500" calcext:value-type="float">
            <text:p>3500</text:p>
          </table:table-cell>
          <table:table-cell office:value-type="currency" office:currency="EUR" office:value="980" calcext:value-type="currency">
            <text:p>980,0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1247.66" calcext:value-type="currency">
            <text:p>1.247,66 €</text:p>
          </table:table-cell>
          <table:table-cell office:value-type="currency" office:currency="EUR" office:value="-269.16" calcext:value-type="currency">
            <text:p>-269,16 €</text:p>
          </table:table-cell>
        </table:table-row>
        <table:table-row table:style-name="ro1">
          <table:table-cell office:value-type="string" calcext:value-type="string">
            <text:p>2017 12 12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EUR" office:value="420" calcext:value-type="currency">
            <text:p>42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50.1" calcext:value-type="currency">
            <text:p>550,10 €</text:p>
          </table:table-cell>
          <table:table-cell office:value-type="currency" office:currency="EUR" office:value="-132.1" calcext:value-type="currency">
            <text:p>-132,10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42.75" calcext:value-type="currency">
            <text:p>42,7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1.03" calcext:value-type="currency">
            <text:p>51,03 €</text:p>
          </table:table-cell>
          <table:table-cell office:value-type="currency" office:currency="EUR" office:value="-8.28" calcext:value-type="currency">
            <text:p>-8,28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285" calcext:value-type="currency">
            <text:p>28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40.22" calcext:value-type="currency">
            <text:p>340,22 €</text:p>
          </table:table-cell>
          <table:table-cell office:value-type="currency" office:currency="EUR" office:value="-57.22" calcext:value-type="currency">
            <text:p>-57,22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28.5" calcext:value-type="currency">
            <text:p>28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4.02" calcext:value-type="currency">
            <text:p>34,02 €</text:p>
          </table:table-cell>
          <table:table-cell office:value-type="currency" office:currency="EUR" office:value="-5.52" calcext:value-type="currency">
            <text:p>-5,52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57" calcext:value-type="currency">
            <text:p>57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68.04" calcext:value-type="currency">
            <text:p>68,04 €</text:p>
          </table:table-cell>
          <table:table-cell office:value-type="currency" office:currency="EUR" office:value="-11.04" calcext:value-type="currency">
            <text:p>-11,04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42.75" calcext:value-type="currency">
            <text:p>42,7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1.03" calcext:value-type="currency">
            <text:p>51,03 €</text:p>
          </table:table-cell>
          <table:table-cell office:value-type="currency" office:currency="EUR" office:value="-8.28" calcext:value-type="currency">
            <text:p>-8,28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285" calcext:value-type="currency">
            <text:p>285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26.01" calcext:value-type="currency">
            <text:p>326,01 €</text:p>
          </table:table-cell>
          <table:table-cell office:value-type="currency" office:currency="EUR" office:value="-41.01" calcext:value-type="currency">
            <text:p>-41,01 €</text:p>
          </table:table-cell>
        </table:table-row>
        <table:table-row table:style-name="ro1">
          <table:table-cell office:value-type="string" calcext:value-type="string">
            <text:p>2017 12 27</text:p>
          </table:table-cell>
          <table:table-cell office:value-type="string" calcext:value-type="string">
            <text:p>JSC Rigas kugu buvetava (ISIN LV0000100378)</text:p>
          </table:table-cell>
          <table:table-cell office:value-type="float" office:value="4000" calcext:value-type="float">
            <text:p>4000</text:p>
          </table:table-cell>
          <table:table-cell office:value-type="currency" office:currency="EUR" office:value="960" calcext:value-type="currency">
            <text:p>96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1259.9" calcext:value-type="currency">
            <text:p>1.259,90 €</text:p>
          </table:table-cell>
          <table:table-cell office:value-type="currency" office:currency="EUR" office:value="-302.3" calcext:value-type="currency">
            <text:p>-302,3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607.5" calcext:value-type="currency">
            <text:p>607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51.29" calcext:value-type="currency">
            <text:p>551,29 €</text:p>
          </table:table-cell>
          <table:table-cell office:value-type="currency" office:currency="EUR" office:value="54.21" calcext:value-type="currency">
            <text:p>54,21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607.5" calcext:value-type="currency">
            <text:p>607,5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551.88" calcext:value-type="currency">
            <text:p>551,88 €</text:p>
          </table:table-cell>
          <table:table-cell office:value-type="currency" office:currency="EUR" office:value="54.58" calcext:value-type="currency">
            <text:p>54,58 €</text:p>
          </table:table-cell>
        </table:table-row>
        <table:table-row table:style-name="ro1">
          <table:table-cell office:value-type="string" calcext:value-type="string">
            <text:p>2017 04 13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609" calcext:value-type="currency">
            <text:p>609,00 €</text:p>
          </table:table-cell>
          <table:table-cell office:value-type="currency" office:currency="EUR" office:value="1.52" calcext:value-type="currency">
            <text:p>1,52 €</text:p>
          </table:table-cell>
          <table:table-cell office:value-type="currency" office:currency="EUR" office:value="573.33" calcext:value-type="currency">
            <text:p>573,33 €</text:p>
          </table:table-cell>
          <table:table-cell office:value-type="currency" office:currency="EUR" office:value="34.15" calcext:value-type="currency">
            <text:p>34,15 €</text:p>
          </table:table-cell>
        </table:table-row>
        <table:table-row table:style-name="ro1">
          <table:table-cell office:value-type="string" calcext:value-type="string">
            <text:p>2017 04 13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89" calcext:value-type="float">
            <text:p>89</text:p>
          </table:table-cell>
          <table:table-cell office:value-type="currency" office:currency="EUR" office:value="361.34" calcext:value-type="currency">
            <text:p>361,34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currency" office:currency="EUR" office:value="339.05" calcext:value-type="currency">
            <text:p>339,05 €</text:p>
          </table:table-cell>
          <table:table-cell office:value-type="currency" office:currency="EUR" office:value="21.39" calcext:value-type="currency">
            <text:p>21,39 €</text:p>
          </table:table-cell>
        </table:table-row>
        <table:table-row table:style-name="ro1">
          <table:table-cell office:value-type="string" calcext:value-type="string">
            <text:p>2017 04 13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850" calcext:value-type="float">
            <text:p>850</text:p>
          </table:table-cell>
          <table:table-cell office:value-type="currency" office:currency="EUR" office:value="3451" calcext:value-type="currency">
            <text:p>3.451,00 €</text:p>
          </table:table-cell>
          <table:table-cell office:value-type="currency" office:currency="EUR" office:value="8.63" calcext:value-type="currency">
            <text:p>8,63 €</text:p>
          </table:table-cell>
          <table:table-cell office:value-type="currency" office:currency="EUR" office:value="3139.16" calcext:value-type="currency">
            <text:p>3.139,16 €</text:p>
          </table:table-cell>
          <table:table-cell office:value-type="currency" office:currency="EUR" office:value="303.21" calcext:value-type="currency">
            <text:p>303,21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480" calcext:value-type="float">
            <text:p>480</text:p>
          </table:table-cell>
          <table:table-cell office:value-type="currency" office:currency="EUR" office:value="1948.8" calcext:value-type="currency">
            <text:p>1.948,80 €</text:p>
          </table:table-cell>
          <table:table-cell office:value-type="currency" office:currency="EUR" office:value="4.87" calcext:value-type="currency">
            <text:p>4,87 €</text:p>
          </table:table-cell>
          <table:table-cell office:value-type="currency" office:currency="EUR" office:value="1820.74" calcext:value-type="currency">
            <text:p>1.820,74 €</text:p>
          </table:table-cell>
          <table:table-cell office:value-type="currency" office:currency="EUR" office:value="123.19" calcext:value-type="currency">
            <text:p>123,19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06" calcext:value-type="currency">
            <text:p>4,06 €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currency" office:currency="EUR" office:value="3.76" calcext:value-type="currency">
            <text:p>3,76 €</text:p>
          </table:table-cell>
          <table:table-cell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96" calcext:value-type="float">
            <text:p>596</text:p>
          </table:table-cell>
          <table:table-cell office:value-type="currency" office:currency="EUR" office:value="2413.8" calcext:value-type="currency">
            <text:p>2.413,80 €</text:p>
          </table:table-cell>
          <table:table-cell office:value-type="currency" office:currency="EUR" office:value="6.03" calcext:value-type="currency">
            <text:p>6,03 €</text:p>
          </table:table-cell>
          <table:table-cell office:value-type="currency" office:currency="EUR" office:value="2249.23" calcext:value-type="currency">
            <text:p>2.249,23 €</text:p>
          </table:table-cell>
          <table:table-cell office:value-type="currency" office:currency="EUR" office:value="158.54" calcext:value-type="currency">
            <text:p>158,54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4050" calcext:value-type="currency">
            <text:p>4.050,00 €</text:p>
          </table:table-cell>
          <table:table-cell office:value-type="currency" office:currency="EUR" office:value="10.13" calcext:value-type="currency">
            <text:p>10,13 €</text:p>
          </table:table-cell>
          <table:table-cell office:value-type="currency" office:currency="EUR" office:value="3852.38" calcext:value-type="currency">
            <text:p>3.852,38 €</text:p>
          </table:table-cell>
          <table:table-cell office:value-type="currency" office:currency="EUR" office:value="187.49" calcext:value-type="currency">
            <text:p>187,49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75" calcext:value-type="float">
            <text:p>175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75.23" calcext:value-type="currency">
            <text:p>675,23 €</text:p>
          </table:table-cell>
          <table:table-cell office:value-type="currency" office:currency="EUR" office:value="26.27" calcext:value-type="currency">
            <text:p>26,27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748" calcext:value-type="float">
            <text:p>748</text:p>
          </table:table-cell>
          <table:table-cell office:value-type="currency" office:currency="EUR" office:value="3006.96" calcext:value-type="currency">
            <text:p>3.006,96 €</text:p>
          </table:table-cell>
          <table:table-cell office:value-type="currency" office:currency="EUR" office:value="7.28" calcext:value-type="currency">
            <text:p>7,28 €</text:p>
          </table:table-cell>
          <table:table-cell office:value-type="currency" office:currency="EUR" office:value="2873.39" calcext:value-type="currency">
            <text:p>2.873,39 €</text:p>
          </table:table-cell>
          <table:table-cell office:value-type="currency" office:currency="EUR" office:value="126.29" calcext:value-type="currency">
            <text:p>126,29 €</text:p>
          </table:table-cell>
        </table:table-row>
        <table:table-row table:style-name="ro1">
          <table:table-cell office:value-type="string" calcext:value-type="string">
            <text:p>2017 04 27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800" calcext:value-type="float">
            <text:p>800</text:p>
          </table:table-cell>
          <table:table-cell office:value-type="currency" office:currency="EUR" office:value="3216" calcext:value-type="currency">
            <text:p>3.216,00 €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3143.48" calcext:value-type="currency">
            <text:p>3.143,48 €</text:p>
          </table:table-cell>
          <table:table-cell office:value-type="currency" office:currency="EUR" office:value="64.97" calcext:value-type="currency">
            <text:p>64,97 €</text:p>
          </table:table-cell>
        </table:table-row>
        <table:table-row table:style-name="ro1">
          <table:table-cell office:value-type="string" calcext:value-type="string">
            <text:p>2017 04 27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01" calcext:value-type="currency">
            <text:p>201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96.67" calcext:value-type="currency">
            <text:p>196,67 €</text:p>
          </table:table-cell>
          <table:table-cell office:value-type="currency" office:currency="EUR" office:value="4.33" calcext:value-type="currency">
            <text:p>4,33 €</text:p>
          </table:table-cell>
        </table:table-row>
        <table:table-row table:style-name="ro1">
          <table:table-cell office:value-type="string" calcext:value-type="string">
            <text:p>2017 04 27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01" calcext:value-type="currency">
            <text:p>201,00 €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currency" office:currency="EUR" office:value="196.49" calcext:value-type="currency">
            <text:p>196,49 €</text:p>
          </table:table-cell>
          <table:table-cell office:value-type="currency" office:currency="EUR" office:value="4.01" calcext:value-type="currency">
            <text:p>4,01 €</text:p>
          </table:table-cell>
        </table:table-row>
        <table:table-row table:style-name="ro1">
          <table:table-cell office:value-type="string" calcext:value-type="string">
            <text:p>2017 04 27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402" calcext:value-type="currency">
            <text:p>40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88.15" calcext:value-type="currency">
            <text:p>388,15 €</text:p>
          </table:table-cell>
          <table:table-cell office:value-type="currency" office:currency="EUR" office:value="11.85" calcext:value-type="currency">
            <text:p>11,85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28" calcext:value-type="currency">
            <text:p>528,00 €</text:p>
          </table:table-cell>
          <table:table-cell office:value-type="currency" office:currency="EUR" office:value="0.64" calcext:value-type="currency">
            <text:p>0,64 €</text:p>
          </table:table-cell>
          <table:table-cell office:value-type="currency" office:currency="EUR" office:value="481.37" calcext:value-type="currency">
            <text:p>481,37 €</text:p>
          </table:table-cell>
          <table:table-cell office:value-type="currency" office:currency="EUR" office:value="45.99" calcext:value-type="currency">
            <text:p>45,99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28" calcext:value-type="currency">
            <text:p>52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83.03" calcext:value-type="currency">
            <text:p>483,03 €</text:p>
          </table:table-cell>
          <table:table-cell office:value-type="currency" office:currency="EUR" office:value="42.97" calcext:value-type="currency">
            <text:p>42,97 €</text:p>
          </table:table-cell>
        </table:table-row>
        <table:table-row table:style-name="ro1">
          <table:table-cell office:value-type="string" calcext:value-type="string">
            <text:p>2017 07 20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42" calcext:value-type="float">
            <text:p>42</text:p>
          </table:table-cell>
          <table:table-cell office:value-type="currency" office:currency="EUR" office:value="221.76" calcext:value-type="currency">
            <text:p>221,76 €</text:p>
          </table:table-cell>
          <table:table-cell office:value-type="currency" office:currency="EUR" office:value="0.55" calcext:value-type="currency">
            <text:p>0,55 €</text:p>
          </table:table-cell>
          <table:table-cell office:value-type="currency" office:currency="EUR" office:value="202.53" calcext:value-type="currency">
            <text:p>202,53 €</text:p>
          </table:table-cell>
          <table:table-cell office:value-type="currency" office:currency="EUR" office:value="18.68" calcext:value-type="currency">
            <text:p>18,68 €</text:p>
          </table:table-cell>
        </table:table-row>
        <table:table-row table:style-name="ro1">
          <table:table-cell office:value-type="string" calcext:value-type="string">
            <text:p>2017 07 20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8" calcext:value-type="float">
            <text:p>58</text:p>
          </table:table-cell>
          <table:table-cell office:value-type="currency" office:currency="EUR" office:value="306.24" calcext:value-type="currency">
            <text:p>306,24 €</text:p>
          </table:table-cell>
          <table:table-cell office:value-type="currency" office:currency="EUR" office:value="0.77" calcext:value-type="currency">
            <text:p>0,77 €</text:p>
          </table:table-cell>
          <table:table-cell office:value-type="currency" office:currency="EUR" office:value="279.68" calcext:value-type="currency">
            <text:p>279,68 €</text:p>
          </table:table-cell>
          <table:table-cell office:value-type="currency" office:currency="EUR" office:value="25.79" calcext:value-type="currency">
            <text:p>25,79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44.5" calcext:value-type="currency">
            <text:p>344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28.03" calcext:value-type="currency">
            <text:p>328,03 €</text:p>
          </table:table-cell>
          <table:table-cell office:value-type="currency" office:currency="EUR" office:value="16.47" calcext:value-type="currency">
            <text:p>16,47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44.5" calcext:value-type="currency">
            <text:p>344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30" calcext:value-type="currency">
            <text:p>330,00 €</text:p>
          </table:table-cell>
          <table:table-cell office:value-type="currency" office:currency="EUR" office:value="12.5" calcext:value-type="currency">
            <text:p>12,50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26" calcext:value-type="currency">
            <text:p>326,00 €</text:p>
          </table:table-cell>
          <table:table-cell office:value-type="currency" office:currency="EUR" office:value="0.82" calcext:value-type="currency">
            <text:p>0,82 €</text:p>
          </table:table-cell>
          <table:table-cell office:value-type="currency" office:currency="EUR" office:value="348" calcext:value-type="currency">
            <text:p>348,00 €</text:p>
          </table:table-cell>
          <table:table-cell office:value-type="currency" office:currency="EUR" office:value="-22.82" calcext:value-type="currency">
            <text:p>-22,82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52" calcext:value-type="currency">
            <text:p>652,00 €</text:p>
          </table:table-cell>
          <table:table-cell office:value-type="currency" office:currency="EUR" office:value="1.26" calcext:value-type="currency">
            <text:p>1,26 €</text:p>
          </table:table-cell>
          <table:table-cell office:value-type="currency" office:currency="EUR" office:value="656.34" calcext:value-type="currency">
            <text:p>656,34 €</text:p>
          </table:table-cell>
          <table:table-cell office:value-type="currency" office:currency="EUR" office:value="-5.6" calcext:value-type="currency">
            <text:p>-5,60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52" calcext:value-type="currency">
            <text:p>65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57.25" calcext:value-type="currency">
            <text:p>657,25 €</text:p>
          </table:table-cell>
          <table:table-cell office:value-type="currency" office:currency="EUR" office:value="-7.25" calcext:value-type="currency">
            <text:p>-7,25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60" calcext:value-type="float">
            <text:p>60</text:p>
          </table:table-cell>
          <table:table-cell office:value-type="currency" office:currency="EUR" office:value="391.2" calcext:value-type="currency">
            <text:p>391,20 €</text:p>
          </table:table-cell>
          <table:table-cell office:value-type="currency" office:currency="EUR" office:value="0.98" calcext:value-type="currency">
            <text:p>0,98 €</text:p>
          </table:table-cell>
          <table:table-cell office:value-type="currency" office:currency="EUR" office:value="416" calcext:value-type="currency">
            <text:p>416,00 €</text:p>
          </table:table-cell>
          <table:table-cell office:value-type="currency" office:currency="EUR" office:value="-25.78" calcext:value-type="currency">
            <text:p>-25,78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26" calcext:value-type="currency">
            <text:p>326,00 €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currency" office:currency="EUR" office:value="346.66" calcext:value-type="currency">
            <text:p>346,66 €</text:p>
          </table:table-cell>
          <table:table-cell office:value-type="currency" office:currency="EUR" office:value="-21.47" calcext:value-type="currency">
            <text:p>-21,47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260.8" calcext:value-type="currency">
            <text:p>260,80 €</text:p>
          </table:table-cell>
          <table:table-cell office:value-type="currency" office:currency="EUR" office:value="0.65" calcext:value-type="currency">
            <text:p>0,65 €</text:p>
          </table:table-cell>
          <table:table-cell office:value-type="currency" office:currency="EUR" office:value="277.33" calcext:value-type="currency">
            <text:p>277,33 €</text:p>
          </table:table-cell>
          <table:table-cell office:value-type="currency" office:currency="EUR" office:value="-17.18" calcext:value-type="currency">
            <text:p>-17,18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60" calcext:value-type="float">
            <text:p>60</text:p>
          </table:table-cell>
          <table:table-cell office:value-type="currency" office:currency="EUR" office:value="391.2" calcext:value-type="currency">
            <text:p>391,20 €</text:p>
          </table:table-cell>
          <table:table-cell office:value-type="currency" office:currency="EUR" office:value="0.98" calcext:value-type="currency">
            <text:p>0,98 €</text:p>
          </table:table-cell>
          <table:table-cell office:value-type="currency" office:currency="EUR" office:value="416" calcext:value-type="currency">
            <text:p>416,00 €</text:p>
          </table:table-cell>
          <table:table-cell office:value-type="currency" office:currency="EUR" office:value="-25.78" calcext:value-type="currency">
            <text:p>-25,78 €</text:p>
          </table:table-cell>
        </table:table-row>
        <table:table-row table:style-name="ro1">
          <table:table-cell office:value-type="string" calcext:value-type="string">
            <text:p>2017 09 0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260.8" calcext:value-type="currency">
            <text:p>260,80 €</text:p>
          </table:table-cell>
          <table:table-cell office:value-type="currency" office:currency="EUR" office:value="0.65" calcext:value-type="currency">
            <text:p>0,65 €</text:p>
          </table:table-cell>
          <table:table-cell office:value-type="currency" office:currency="EUR" office:value="277.2" calcext:value-type="currency">
            <text:p>277,20 €</text:p>
          </table:table-cell>
          <table:table-cell office:value-type="currency" office:currency="EUR" office:value="-17.05" calcext:value-type="currency">
            <text:p>-17,05 €</text:p>
          </table:table-cell>
        </table:table-row>
        <table:table-row table:style-name="ro1">
          <table:table-cell office:value-type="string" calcext:value-type="string">
            <text:p>2017 09 2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65" calcext:value-type="float">
            <text:p>65</text:p>
          </table:table-cell>
          <table:table-cell office:value-type="currency" office:currency="EUR" office:value="416" calcext:value-type="currency">
            <text:p>416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28.58" calcext:value-type="currency">
            <text:p>428,58 €</text:p>
          </table:table-cell>
          <table:table-cell office:value-type="currency" office:currency="EUR" office:value="-14.58" calcext:value-type="currency">
            <text:p>-14,58 €</text:p>
          </table:table-cell>
        </table:table-row>
        <table:table-row table:style-name="ro1">
          <table:table-cell office:value-type="string" calcext:value-type="string">
            <text:p>2017 09 2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60" calcext:value-type="currency">
            <text:p>16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64.29" calcext:value-type="currency">
            <text:p>164,29 €</text:p>
          </table:table-cell>
          <table:table-cell office:value-type="currency" office:currency="EUR" office:value="-4.29" calcext:value-type="currency">
            <text:p>-4,29 €</text:p>
          </table:table-cell>
        </table:table-row>
        <table:table-row table:style-name="ro1">
          <table:table-cell office:value-type="string" calcext:value-type="string">
            <text:p>2017 09 2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35" calcext:value-type="float">
            <text:p>35</text:p>
          </table:table-cell>
          <table:table-cell office:value-type="currency" office:currency="EUR" office:value="224" calcext:value-type="currency">
            <text:p>224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30.01" calcext:value-type="currency">
            <text:p>230,01 €</text:p>
          </table:table-cell>
          <table:table-cell office:value-type="currency" office:currency="EUR" office:value="-6.01" calcext:value-type="currency">
            <text:p>-6,01 €</text:p>
          </table:table-cell>
        </table:table-row>
        <table:table-row table:style-name="ro1">
          <table:table-cell office:value-type="string" calcext:value-type="string">
            <text:p>2017 09 22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978" calcext:value-type="currency">
            <text:p>978,00 €</text:p>
          </table:table-cell>
          <table:table-cell office:value-type="currency" office:currency="EUR" office:value="2.45" calcext:value-type="currency">
            <text:p>2,45 €</text:p>
          </table:table-cell>
          <table:table-cell office:value-type="currency" office:currency="EUR" office:value="985.75" calcext:value-type="currency">
            <text:p>985,75 €</text:p>
          </table:table-cell>
          <table:table-cell office:value-type="currency" office:currency="EUR" office:value="-10.2" calcext:value-type="currency">
            <text:p>-10,20 €</text:p>
          </table:table-cell>
        </table:table-row>
        <table:table-row table:style-name="ro1">
          <table:table-cell office:value-type="string" calcext:value-type="string">
            <text:p>2017 09 26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2" calcext:value-type="float">
            <text:p>102</text:p>
          </table:table-cell>
          <table:table-cell office:value-type="currency" office:currency="EUR" office:value="665.04" calcext:value-type="currency">
            <text:p>665,04 €</text:p>
          </table:table-cell>
          <table:table-cell office:value-type="currency" office:currency="EUR" office:value="1.66" calcext:value-type="currency">
            <text:p>1,66 €</text:p>
          </table:table-cell>
          <table:table-cell office:value-type="currency" office:currency="EUR" office:value="670.67" calcext:value-type="currency">
            <text:p>670,67 €</text:p>
          </table:table-cell>
          <table:table-cell office:value-type="currency" office:currency="EUR" office:value="-7.29" calcext:value-type="currency">
            <text:p>-7,29 €</text:p>
          </table:table-cell>
        </table:table-row>
        <table:table-row table:style-name="ro1">
          <table:table-cell office:value-type="string" calcext:value-type="string">
            <text:p>2017 09 26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32" calcext:value-type="float">
            <text:p>32</text:p>
          </table:table-cell>
          <table:table-cell office:value-type="currency" office:currency="EUR" office:value="208.64" calcext:value-type="currency">
            <text:p>208,64 €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currency" office:currency="EUR" office:value="210.44" calcext:value-type="currency">
            <text:p>210,44 €</text:p>
          </table:table-cell>
          <table:table-cell office:value-type="currency" office:currency="EUR" office:value="-2.32" calcext:value-type="currency">
            <text:p>-2,32 €</text:p>
          </table:table-cell>
        </table:table-row>
        <table:table-row table:style-name="ro1">
          <table:table-cell office:value-type="string" calcext:value-type="string">
            <text:p>2017 09 26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52" calcext:value-type="currency">
            <text:p>6,52 €</text:p>
          </table:table-cell>
          <table:table-cell office:value-type="currency" office:currency="EUR" office:value="0.02" calcext:value-type="currency">
            <text:p>0,02 €</text:p>
          </table:table-cell>
          <table:table-cell office:value-type="currency" office:currency="EUR" office:value="6.58" calcext:value-type="currency">
            <text:p>6,58 €</text:p>
          </table:table-cell>
          <table:table-cell office:value-type="currency" office:currency="EUR" office:value="-0.08" calcext:value-type="currency">
            <text:p>-0,08 €</text:p>
          </table:table-cell>
        </table:table-row>
        <table:table-row table:style-name="ro1">
          <table:table-cell office:value-type="string" calcext:value-type="string">
            <text:p>2017 09 26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04.32" calcext:value-type="currency">
            <text:p>104,32 €</text:p>
          </table:table-cell>
          <table:table-cell office:value-type="currency" office:currency="EUR" office:value="0.26" calcext:value-type="currency">
            <text:p>0,26 €</text:p>
          </table:table-cell>
          <table:table-cell office:value-type="currency" office:currency="EUR" office:value="105.22" calcext:value-type="currency">
            <text:p>105,22 €</text:p>
          </table:table-cell>
          <table:table-cell office:value-type="currency" office:currency="EUR" office:value="-1.16" calcext:value-type="currency">
            <text:p>-1,16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74" calcext:value-type="float">
            <text:p>74</text:p>
          </table:table-cell>
          <table:table-cell office:value-type="currency" office:currency="EUR" office:value="482.48" calcext:value-type="currency">
            <text:p>482,48 €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currency" office:currency="EUR" office:value="486.65" calcext:value-type="currency">
            <text:p>486,65 €</text:p>
          </table:table-cell>
          <table:table-cell office:value-type="currency" office:currency="EUR" office:value="-5.37" calcext:value-type="currency">
            <text:p>-5,37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44" calcext:value-type="float">
            <text:p>44</text:p>
          </table:table-cell>
          <table:table-cell office:value-type="currency" office:currency="EUR" office:value="294.36" calcext:value-type="currency">
            <text:p>294,36 €</text:p>
          </table:table-cell>
          <table:table-cell office:value-type="currency" office:currency="EUR" office:value="0.51" calcext:value-type="currency">
            <text:p>0,51 €</text:p>
          </table:table-cell>
          <table:table-cell office:value-type="currency" office:currency="EUR" office:value="291.43" calcext:value-type="currency">
            <text:p>291,43 €</text:p>
          </table:table-cell>
          <table:table-cell office:value-type="currency" office:currency="EUR" office:value="2.42" calcext:value-type="currency">
            <text:p>2,42 €</text:p>
          </table:table-cell>
        </table:table-row>
        <table:table-row table:style-name="ro1">
          <table:table-cell office:value-type="string" calcext:value-type="string">
            <text:p>2017 10 23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6" calcext:value-type="float">
            <text:p>106</text:p>
          </table:table-cell>
          <table:table-cell office:value-type="currency" office:currency="EUR" office:value="709.14" calcext:value-type="currency">
            <text:p>709,1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02.74" calcext:value-type="currency">
            <text:p>702,74 €</text:p>
          </table:table-cell>
          <table:table-cell office:value-type="currency" office:currency="EUR" office:value="4.4" calcext:value-type="currency">
            <text:p>4,40 €</text:p>
          </table:table-cell>
        </table:table-row>
        <table:table-row table:style-name="ro1">
          <table:table-cell office:value-type="string" calcext:value-type="string">
            <text:p>2017 10 2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53.52" calcext:value-type="currency">
            <text:p>53,52 €</text:p>
          </table:table-cell>
          <table:table-cell office:value-type="currency" office:currency="EUR" office:value="0.13" calcext:value-type="currency">
            <text:p>0,13 €</text:p>
          </table:table-cell>
          <table:table-cell office:value-type="currency" office:currency="EUR" office:value="52.99" calcext:value-type="currency">
            <text:p>52,99 €</text:p>
          </table:table-cell>
          <table:table-cell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2017 10 24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54" calcext:value-type="float">
            <text:p>54</text:p>
          </table:table-cell>
          <table:table-cell office:value-type="currency" office:currency="EUR" office:value="361.26" calcext:value-type="currency">
            <text:p>361,26 €</text:p>
          </table:table-cell>
          <table:table-cell office:value-type="currency" office:currency="EUR" office:value="0.91" calcext:value-type="currency">
            <text:p>0,91 €</text:p>
          </table:table-cell>
          <table:table-cell office:value-type="currency" office:currency="EUR" office:value="357.66" calcext:value-type="currency">
            <text:p>357,66 €</text:p>
          </table:table-cell>
          <table:table-cell office:value-type="currency" office:currency="EUR" office:value="2.69" calcext:value-type="currency">
            <text:p>2,69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60" calcext:value-type="float">
            <text:p>60</text:p>
          </table:table-cell>
          <table:table-cell office:value-type="currency" office:currency="EUR" office:value="407.4" calcext:value-type="currency">
            <text:p>407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1.74" calcext:value-type="currency">
            <text:p>461,74 €</text:p>
          </table:table-cell>
          <table:table-cell office:value-type="currency" office:currency="EUR" office:value="-56.34" calcext:value-type="currency">
            <text:p>-56,34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429" calcext:value-type="float">
            <text:p>429</text:p>
          </table:table-cell>
          <table:table-cell office:value-type="currency" office:currency="EUR" office:value="2809.95" calcext:value-type="currency">
            <text:p>2.809,95 €</text:p>
          </table:table-cell>
          <table:table-cell office:value-type="currency" office:currency="EUR" office:value="7.02" calcext:value-type="currency">
            <text:p>7,02 €</text:p>
          </table:table-cell>
          <table:table-cell office:value-type="currency" office:currency="EUR" office:value="3293.77" calcext:value-type="currency">
            <text:p>3.293,77 €</text:p>
          </table:table-cell>
          <table:table-cell office:value-type="currency" office:currency="EUR" office:value="-490.84" calcext:value-type="currency">
            <text:p>-490,84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59" calcext:value-type="currency">
            <text:p>65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67.52" calcext:value-type="currency">
            <text:p>767,52 €</text:p>
          </table:table-cell>
          <table:table-cell office:value-type="currency" office:currency="EUR" office:value="-110.52" calcext:value-type="currency">
            <text:p>-110,52 €</text:p>
          </table:table-cell>
        </table:table-row>
        <table:table-row table:style-name="ro1">
          <table:table-cell office:value-type="string" calcext:value-type="string">
            <text:p>2017 12 2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92" calcext:value-type="float">
            <text:p>92</text:p>
          </table:table-cell>
          <table:table-cell office:value-type="currency" office:currency="EUR" office:value="598" calcext:value-type="currency">
            <text:p>598,00 €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currency" office:currency="EUR" office:value="646.79" calcext:value-type="currency">
            <text:p>646,79 €</text:p>
          </table:table-cell>
          <table:table-cell office:value-type="currency" office:currency="EUR" office:value="-50.04" calcext:value-type="currency">
            <text:p>-50,04 €</text:p>
          </table:table-cell>
        </table:table-row>
        <table:table-row table:style-name="ro1">
          <table:table-cell office:value-type="string" calcext:value-type="string">
            <text:p>2017 12 2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92" calcext:value-type="float">
            <text:p>92</text:p>
          </table:table-cell>
          <table:table-cell office:value-type="currency" office:currency="EUR" office:value="598" calcext:value-type="currency">
            <text:p>598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645.61" calcext:value-type="currency">
            <text:p>645,61 €</text:p>
          </table:table-cell>
          <table:table-cell office:value-type="currency" office:currency="EUR" office:value="-47.61" calcext:value-type="currency">
            <text:p>-47,61 €</text:p>
          </table:table-cell>
        </table:table-row>
        <table:table-row table:style-name="ro1">
          <table:table-cell office:value-type="string" calcext:value-type="string">
            <text:p>2017 12 21</text:p>
          </table:table-cell>
          <table:table-cell office:value-type="string" calcext:value-type="string">
            <text:p>JSC SAF Tehnika (ISIN LV0000101129)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04" calcext:value-type="currency">
            <text:p>10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19.56" calcext:value-type="currency">
            <text:p>119,56 €</text:p>
          </table:table-cell>
          <table:table-cell office:value-type="currency" office:currency="EUR" office:value="-17.56" calcext:value-type="currency">
            <text:p>-17,56 €</text:p>
          </table:table-cell>
        </table:table-row>
        <table:table-row table:style-name="ro1">
          <table:table-cell office:value-type="string" calcext:value-type="string">
            <text:p>2017 03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296.4" calcext:value-type="currency">
            <text:p>296,4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85.71" calcext:value-type="currency">
            <text:p>285,71 €</text:p>
          </table:table-cell>
          <table:table-cell office:value-type="currency" office:currency="EUR" office:value="10.69" calcext:value-type="currency">
            <text:p>10,69 €</text:p>
          </table:table-cell>
        </table:table-row>
        <table:table-row table:style-name="ro1">
          <table:table-cell office:value-type="string" calcext:value-type="string">
            <text:p>2017 03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12" calcext:value-type="currency">
            <text:p>31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01" calcext:value-type="currency">
            <text:p>301,00 €</text:p>
          </table:table-cell>
          <table:table-cell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2017 03 10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12" calcext:value-type="currency">
            <text:p>312,00 €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currency" office:currency="EUR" office:value="300.75" calcext:value-type="currency">
            <text:p>300,75 €</text:p>
          </table:table-cell>
          <table:table-cell office:value-type="currency" office:currency="EUR" office:value="10.95" calcext:value-type="currency">
            <text:p>10,95 €</text:p>
          </table:table-cell>
        </table:table-row>
        <table:table-row table:style-name="ro1">
          <table:table-cell office:value-type="string" calcext:value-type="string">
            <text:p>2017 03 13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297.35" calcext:value-type="currency">
            <text:p>297,3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85.71" calcext:value-type="currency">
            <text:p>285,71 €</text:p>
          </table:table-cell>
          <table:table-cell office:value-type="currency" office:currency="EUR" office:value="9.64" calcext:value-type="currency">
            <text:p>9,64 €</text:p>
          </table:table-cell>
        </table:table-row>
        <table:table-row table:style-name="ro1">
          <table:table-cell office:value-type="string" calcext:value-type="string">
            <text:p>2017 03 13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297.35" calcext:value-type="currency">
            <text:p>297,35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85.71" calcext:value-type="currency">
            <text:p>285,71 €</text:p>
          </table:table-cell>
          <table:table-cell office:value-type="currency" office:currency="EUR" office:value="11.64" calcext:value-type="currency">
            <text:p>11,64 €</text:p>
          </table:table-cell>
        </table:table-row>
        <table:table-row table:style-name="ro1">
          <table:table-cell office:value-type="string" calcext:value-type="string">
            <text:p>2017 03 13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1.3" calcext:value-type="currency">
            <text:p>31,3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.08" calcext:value-type="currency">
            <text:p>30,08 €</text:p>
          </table:table-cell>
          <table:table-cell office:value-type="currency" office:currency="EUR" office:value="1.22" calcext:value-type="currency">
            <text:p>1,22 €</text:p>
          </table:table-cell>
        </table:table-row>
        <table:table-row table:style-name="ro1">
          <table:table-cell office:value-type="string" calcext:value-type="string">
            <text:p>2017 03 1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297.35" calcext:value-type="currency">
            <text:p>297,35 €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currency" office:currency="EUR" office:value="285.71" calcext:value-type="currency">
            <text:p>285,71 €</text:p>
          </table:table-cell>
          <table:table-cell office:value-type="currency" office:currency="EUR" office:value="11.33" calcext:value-type="currency">
            <text:p>11,33 €</text:p>
          </table:table-cell>
        </table:table-row>
        <table:table-row table:style-name="ro1">
          <table:table-cell office:value-type="string" calcext:value-type="string">
            <text:p>2017 03 1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5.65" calcext:value-type="currency">
            <text:p>15,65 €</text:p>
          </table:table-cell>
          <table:table-cell office:value-type="currency" office:currency="EUR" office:value="0.04" calcext:value-type="currency">
            <text:p>0,04 €</text:p>
          </table:table-cell>
          <table:table-cell office:value-type="currency" office:currency="EUR" office:value="15.04" calcext:value-type="currency">
            <text:p>15,04 €</text:p>
          </table:table-cell>
          <table:table-cell office:value-type="currency" office:currency="EUR" office:value="0.57" calcext:value-type="currency">
            <text:p>0,57 €</text:p>
          </table:table-cell>
        </table:table-row>
        <table:table-row table:style-name="ro1">
          <table:table-cell office:value-type="string" calcext:value-type="string">
            <text:p>2017 03 22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299.25" calcext:value-type="currency">
            <text:p>299,25 €</text:p>
          </table:table-cell>
          <table:table-cell office:value-type="currency" office:currency="EUR" office:value="0.74" calcext:value-type="currency">
            <text:p>0,74 €</text:p>
          </table:table-cell>
          <table:table-cell office:value-type="currency" office:currency="EUR" office:value="290.83" calcext:value-type="currency">
            <text:p>290,83 €</text:p>
          </table:table-cell>
          <table:table-cell office:value-type="currency" office:currency="EUR" office:value="7.68" calcext:value-type="currency">
            <text:p>7,68 €</text:p>
          </table:table-cell>
        </table:table-row>
        <table:table-row table:style-name="ro1">
          <table:table-cell office:value-type="string" calcext:value-type="string">
            <text:p>2017 03 22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15" calcext:value-type="currency">
            <text:p>3,15 €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currency" office:currency="EUR" office:value="3.06" calcext:value-type="currency">
            <text:p>3,06 €</text:p>
          </table:table-cell>
          <table:table-cell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string" calcext:value-type="string">
            <text:p>2017 03 22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604" calcext:value-type="float">
            <text:p>604</text:p>
          </table:table-cell>
          <table:table-cell office:value-type="currency" office:currency="EUR" office:value="1902.6" calcext:value-type="currency">
            <text:p>1.902,60 €</text:p>
          </table:table-cell>
          <table:table-cell office:value-type="currency" office:currency="EUR" office:value="4.76" calcext:value-type="currency">
            <text:p>4,76 €</text:p>
          </table:table-cell>
          <table:table-cell office:value-type="currency" office:currency="EUR" office:value="1828.96" calcext:value-type="currency">
            <text:p>1.828,96 €</text:p>
          </table:table-cell>
          <table:table-cell office:value-type="currency" office:currency="EUR" office:value="68.88" calcext:value-type="currency">
            <text:p>68,88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281" calcext:value-type="float">
            <text:p>281</text:p>
          </table:table-cell>
          <table:table-cell office:value-type="currency" office:currency="EUR" office:value="902.01" calcext:value-type="currency">
            <text:p>902,01 €</text:p>
          </table:table-cell>
          <table:table-cell office:value-type="currency" office:currency="EUR" office:value="2.26" calcext:value-type="currency">
            <text:p>2,26 €</text:p>
          </table:table-cell>
          <table:table-cell office:value-type="currency" office:currency="EUR" office:value="877.74" calcext:value-type="currency">
            <text:p>877,74 €</text:p>
          </table:table-cell>
          <table:table-cell office:value-type="currency" office:currency="EUR" office:value="22.01" calcext:value-type="currency">
            <text:p>22,01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481.5" calcext:value-type="currency">
            <text:p>481,50 €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currency" office:currency="EUR" office:value="471.64" calcext:value-type="currency">
            <text:p>471,64 €</text:p>
          </table:table-cell>
          <table:table-cell office:value-type="currency" office:currency="EUR" office:value="8.66" calcext:value-type="currency">
            <text:p>8,66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1123.5" calcext:value-type="currency">
            <text:p>1.123,50 €</text:p>
          </table:table-cell>
          <table:table-cell office:value-type="currency" office:currency="EUR" office:value="2.81" calcext:value-type="currency">
            <text:p>2,81 €</text:p>
          </table:table-cell>
          <table:table-cell office:value-type="currency" office:currency="EUR" office:value="1097.69" calcext:value-type="currency">
            <text:p>1.097,69 €</text:p>
          </table:table-cell>
          <table:table-cell office:value-type="currency" office:currency="EUR" office:value="23" calcext:value-type="currency">
            <text:p>23,00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144.45" calcext:value-type="currency">
            <text:p>144,45 €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currency" office:currency="EUR" office:value="141.2" calcext:value-type="currency">
            <text:p>141,20 €</text:p>
          </table:table-cell>
          <table:table-cell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68.5" calcext:value-type="currency">
            <text:p>168,50 €</text:p>
          </table:table-cell>
          <table:table-cell office:value-type="currency" office:currency="EUR" office:value="0.42" calcext:value-type="currency">
            <text:p>0,42 €</text:p>
          </table:table-cell>
          <table:table-cell office:value-type="currency" office:currency="EUR" office:value="155.39" calcext:value-type="currency">
            <text:p>155,39 €</text:p>
          </table:table-cell>
          <table:table-cell office:value-type="currency" office:currency="EUR" office:value="12.69" calcext:value-type="currency">
            <text:p>12,69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1685" calcext:value-type="currency">
            <text:p>1.685,00 €</text:p>
          </table:table-cell>
          <table:table-cell office:value-type="currency" office:currency="EUR" office:value="4.21" calcext:value-type="currency">
            <text:p>4,21 €</text:p>
          </table:table-cell>
          <table:table-cell office:value-type="currency" office:currency="EUR" office:value="1553.87" calcext:value-type="currency">
            <text:p>1.553,87 €</text:p>
          </table:table-cell>
          <table:table-cell office:value-type="currency" office:currency="EUR" office:value="126.92" calcext:value-type="currency">
            <text:p>126,92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837.5" calcext:value-type="currency">
            <text:p>837,50 €</text:p>
          </table:table-cell>
          <table:table-cell office:value-type="currency" office:currency="EUR" office:value="2.09" calcext:value-type="currency">
            <text:p>2,09 €</text:p>
          </table:table-cell>
          <table:table-cell office:value-type="currency" office:currency="EUR" office:value="779.07" calcext:value-type="currency">
            <text:p>779,07 €</text:p>
          </table:table-cell>
          <table:table-cell office:value-type="currency" office:currency="EUR" office:value="56.34" calcext:value-type="currency">
            <text:p>56,34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327" calcext:value-type="float">
            <text:p>327</text:p>
          </table:table-cell>
          <table:table-cell office:value-type="currency" office:currency="EUR" office:value="1111.8" calcext:value-type="currency">
            <text:p>1.111,80 €</text:p>
          </table:table-cell>
          <table:table-cell office:value-type="currency" office:currency="EUR" office:value="2.78" calcext:value-type="currency">
            <text:p>2,78 €</text:p>
          </table:table-cell>
          <table:table-cell office:value-type="currency" office:currency="EUR" office:value="1020.22" calcext:value-type="currency">
            <text:p>1.020,22 €</text:p>
          </table:table-cell>
          <table:table-cell office:value-type="currency" office:currency="EUR" office:value="88.8" calcext:value-type="currency">
            <text:p>88,80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02.5" calcext:value-type="currency">
            <text:p>502,50 €</text:p>
          </table:table-cell>
          <table:table-cell office:value-type="currency" office:currency="EUR" office:value="1.26" calcext:value-type="currency">
            <text:p>1,26 €</text:p>
          </table:table-cell>
          <table:table-cell office:value-type="currency" office:currency="EUR" office:value="470.31" calcext:value-type="currency">
            <text:p>470,31 €</text:p>
          </table:table-cell>
          <table:table-cell office:value-type="currency" office:currency="EUR" office:value="30.93" calcext:value-type="currency">
            <text:p>30,93 €</text:p>
          </table:table-cell>
        </table:table-row>
        <table:table-row table:style-name="ro1">
          <table:table-cell office:value-type="string" calcext:value-type="string">
            <text:p>2017 04 2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750" calcext:value-type="float">
            <text:p>750</text:p>
          </table:table-cell>
          <table:table-cell office:value-type="currency" office:currency="EUR" office:value="2512.5" calcext:value-type="currency">
            <text:p>2.512,50 €</text:p>
          </table:table-cell>
          <table:table-cell office:value-type="currency" office:currency="EUR" office:value="6.28" calcext:value-type="currency">
            <text:p>6,28 €</text:p>
          </table:table-cell>
          <table:table-cell office:value-type="currency" office:currency="EUR" office:value="2353.83" calcext:value-type="currency">
            <text:p>2.353,83 €</text:p>
          </table:table-cell>
          <table:table-cell office:value-type="currency" office:currency="EUR" office:value="152.39" calcext:value-type="currency">
            <text:p>152,39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10" calcext:value-type="float">
            <text:p>110</text:p>
          </table:table-cell>
          <table:table-cell office:value-type="currency" office:currency="EUR" office:value="368.5" calcext:value-type="currency">
            <text:p>368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41.85" calcext:value-type="currency">
            <text:p>341,85 €</text:p>
          </table:table-cell>
          <table:table-cell office:value-type="currency" office:currency="EUR" office:value="24.65" calcext:value-type="currency">
            <text:p>24,65 €</text:p>
          </table:table-cell>
        </table:table-row>
        <table:table-row table:style-name="ro1">
          <table:table-cell office:value-type="string" calcext:value-type="string">
            <text:p>2017 05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10" calcext:value-type="float">
            <text:p>110</text:p>
          </table:table-cell>
          <table:table-cell office:value-type="currency" office:currency="EUR" office:value="368.5" calcext:value-type="currency">
            <text:p>368,50 €</text:p>
          </table:table-cell>
          <table:table-cell office:value-type="currency" office:currency="EUR" office:value="0.92" calcext:value-type="currency">
            <text:p>0,92 €</text:p>
          </table:table-cell>
          <table:table-cell office:value-type="currency" office:currency="EUR" office:value="337.44" calcext:value-type="currency">
            <text:p>337,44 €</text:p>
          </table:table-cell>
          <table:table-cell office:value-type="currency" office:currency="EUR" office:value="30.14" calcext:value-type="currency">
            <text:p>30,14 €</text:p>
          </table:table-cell>
        </table:table-row>
        <table:table-row table:style-name="ro1">
          <table:table-cell office:value-type="string" calcext:value-type="string">
            <text:p>2017 05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623" calcext:value-type="float">
            <text:p>623</text:p>
          </table:table-cell>
          <table:table-cell office:value-type="currency" office:currency="EUR" office:value="2055.9" calcext:value-type="currency">
            <text:p>2.055,90 €</text:p>
          </table:table-cell>
          <table:table-cell office:value-type="currency" office:currency="EUR" office:value="5.14" calcext:value-type="currency">
            <text:p>5,14 €</text:p>
          </table:table-cell>
          <table:table-cell office:value-type="currency" office:currency="EUR" office:value="1941.94" calcext:value-type="currency">
            <text:p>1.941,94 €</text:p>
          </table:table-cell>
          <table:table-cell office:value-type="currency" office:currency="EUR" office:value="108.82" calcext:value-type="currency">
            <text:p>108,82 €</text:p>
          </table:table-cell>
        </table:table-row>
        <table:table-row table:style-name="ro1">
          <table:table-cell office:value-type="string" calcext:value-type="string">
            <text:p>2017 05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495" calcext:value-type="currency">
            <text:p>495,00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466.17" calcext:value-type="currency">
            <text:p>466,17 €</text:p>
          </table:table-cell>
          <table:table-cell office:value-type="currency" office:currency="EUR" office:value="28.77" calcext:value-type="currency">
            <text:p>28,77 €</text:p>
          </table:table-cell>
        </table:table-row>
        <table:table-row table:style-name="ro1">
          <table:table-cell office:value-type="string" calcext:value-type="string">
            <text:p>2017 05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30" calcext:value-type="currency">
            <text:p>33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10.78" calcext:value-type="currency">
            <text:p>310,78 €</text:p>
          </table:table-cell>
          <table:table-cell office:value-type="currency" office:currency="EUR" office:value="17.22" calcext:value-type="currency">
            <text:p>17,22 €</text:p>
          </table:table-cell>
        </table:table-row>
        <table:table-row table:style-name="ro1">
          <table:table-cell office:value-type="string" calcext:value-type="string">
            <text:p>2017 05 0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880" calcext:value-type="float">
            <text:p>880</text:p>
          </table:table-cell>
          <table:table-cell office:value-type="currency" office:currency="EUR" office:value="2948" calcext:value-type="currency">
            <text:p>2.948,00 €</text:p>
          </table:table-cell>
          <table:table-cell office:value-type="currency" office:currency="EUR" office:value="6.29" calcext:value-type="currency">
            <text:p>6,29 €</text:p>
          </table:table-cell>
          <table:table-cell office:value-type="currency" office:currency="EUR" office:value="2715.41" calcext:value-type="currency">
            <text:p>2.715,41 €</text:p>
          </table:table-cell>
          <table:table-cell office:value-type="currency" office:currency="EUR" office:value="226.3" calcext:value-type="currency">
            <text:p>226,30 €</text:p>
          </table:table-cell>
        </table:table-row>
        <table:table-row table:style-name="ro1">
          <table:table-cell office:value-type="string" calcext:value-type="string">
            <text:p>2017 06 30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86" calcext:value-type="float">
            <text:p>86</text:p>
          </table:table-cell>
          <table:table-cell office:value-type="currency" office:currency="EUR" office:value="288.1" calcext:value-type="currency">
            <text:p>288,1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87.43" calcext:value-type="currency">
            <text:p>287,43 €</text:p>
          </table:table-cell>
          <table:table-cell office:value-type="currency" office:currency="EUR" office:value="-1.33" calcext:value-type="currency">
            <text:p>-1,33 €</text:p>
          </table:table-cell>
        </table:table-row>
        <table:table-row table:style-name="ro1">
          <table:table-cell office:value-type="string" calcext:value-type="string">
            <text:p>2017 07 03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3.5" calcext:value-type="currency">
            <text:p>33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3.47" calcext:value-type="currency">
            <text:p>33,47 €</text:p>
          </table:table-cell>
          <table:table-cell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2017 07 0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380" calcext:value-type="float">
            <text:p>380</text:p>
          </table:table-cell>
          <table:table-cell office:value-type="currency" office:currency="EUR" office:value="1284.4" calcext:value-type="currency">
            <text:p>1.284,40 €</text:p>
          </table:table-cell>
          <table:table-cell office:value-type="currency" office:currency="EUR" office:value="3.21" calcext:value-type="currency">
            <text:p>3,21 €</text:p>
          </table:table-cell>
          <table:table-cell office:value-type="currency" office:currency="EUR" office:value="1264.5" calcext:value-type="currency">
            <text:p>1.264,50 €</text:p>
          </table:table-cell>
          <table:table-cell office:value-type="currency" office:currency="EUR" office:value="16.69" calcext:value-type="currency">
            <text:p>16,69 €</text:p>
          </table:table-cell>
        </table:table-row>
        <table:table-row table:style-name="ro1">
          <table:table-cell office:value-type="string" calcext:value-type="string">
            <text:p>2017 07 0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35" calcext:value-type="currency">
            <text:p>335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33.82" calcext:value-type="currency">
            <text:p>333,82 €</text:p>
          </table:table-cell>
          <table:table-cell office:value-type="currency" office:currency="EUR" office:value="1.18" calcext:value-type="currency">
            <text:p>1,18 €</text:p>
          </table:table-cell>
        </table:table-row>
        <table:table-row table:style-name="ro1">
          <table:table-cell office:value-type="string" calcext:value-type="string">
            <text:p>2017 07 0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70" calcext:value-type="float">
            <text:p>570</text:p>
          </table:table-cell>
          <table:table-cell office:value-type="currency" office:currency="EUR" office:value="1926.6" calcext:value-type="currency">
            <text:p>1.926,60 €</text:p>
          </table:table-cell>
          <table:table-cell office:value-type="currency" office:currency="EUR" office:value="4.82" calcext:value-type="currency">
            <text:p>4,82 €</text:p>
          </table:table-cell>
          <table:table-cell office:value-type="currency" office:currency="EUR" office:value="1897.13" calcext:value-type="currency">
            <text:p>1.897,13 €</text:p>
          </table:table-cell>
          <table:table-cell office:value-type="currency" office:currency="EUR" office:value="24.65" calcext:value-type="currency">
            <text:p>24,65 €</text:p>
          </table:table-cell>
        </table:table-row>
        <table:table-row table:style-name="ro1">
          <table:table-cell office:value-type="string" calcext:value-type="string">
            <text:p>2017 07 0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4" calcext:value-type="float">
            <text:p>104</text:p>
          </table:table-cell>
          <table:table-cell office:value-type="currency" office:currency="EUR" office:value="348.4" calcext:value-type="currency">
            <text:p>348,40 €</text:p>
          </table:table-cell>
          <table:table-cell office:value-type="currency" office:currency="EUR" office:value="0.51" calcext:value-type="currency">
            <text:p>0,51 €</text:p>
          </table:table-cell>
          <table:table-cell office:value-type="currency" office:currency="EUR" office:value="345.28" calcext:value-type="currency">
            <text:p>345,28 €</text:p>
          </table:table-cell>
          <table:table-cell office:value-type="currency" office:currency="EUR" office:value="2.61" calcext:value-type="currency">
            <text:p>2,61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860" calcext:value-type="currency">
            <text:p>860,00 €</text:p>
          </table:table-cell>
          <table:table-cell office:value-type="currency" office:currency="EUR" office:value="0.95" calcext:value-type="currency">
            <text:p>0,95 €</text:p>
          </table:table-cell>
          <table:table-cell office:value-type="currency" office:currency="EUR" office:value="814" calcext:value-type="currency">
            <text:p>814,00 €</text:p>
          </table:table-cell>
          <table:table-cell office:value-type="currency" office:currency="EUR" office:value="45.05" calcext:value-type="currency">
            <text:p>45,05 €</text:p>
          </table:table-cell>
        </table:table-row>
        <table:table-row table:style-name="ro1">
          <table:table-cell office:value-type="string" calcext:value-type="string">
            <text:p>2017 07 19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93" calcext:value-type="float">
            <text:p>93</text:p>
          </table:table-cell>
          <table:table-cell office:value-type="currency" office:currency="EUR" office:value="319.92" calcext:value-type="currency">
            <text:p>319,9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06.44" calcext:value-type="currency">
            <text:p>306,44 €</text:p>
          </table:table-cell>
          <table:table-cell office:value-type="currency" office:currency="EUR" office:value="11.48" calcext:value-type="currency">
            <text:p>11,48 €</text:p>
          </table:table-cell>
        </table:table-row>
        <table:table-row table:style-name="ro1">
          <table:table-cell office:value-type="string" calcext:value-type="string">
            <text:p>2017 07 28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077" calcext:value-type="currency">
            <text:p>1.077,00 €</text:p>
          </table:table-cell>
          <table:table-cell office:value-type="currency" office:currency="EUR" office:value="2.69" calcext:value-type="currency">
            <text:p>2,69 €</text:p>
          </table:table-cell>
          <table:table-cell office:value-type="currency" office:currency="EUR" office:value="1014.3" calcext:value-type="currency">
            <text:p>1.014,30 €</text:p>
          </table:table-cell>
          <table:table-cell office:value-type="currency" office:currency="EUR" office:value="60.01" calcext:value-type="currency">
            <text:p>60,01 €</text:p>
          </table:table-cell>
        </table:table-row>
        <table:table-row table:style-name="ro1">
          <table:table-cell office:value-type="string" calcext:value-type="string">
            <text:p>2017 08 01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85" calcext:value-type="currency">
            <text:p>185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78.17" calcext:value-type="currency">
            <text:p>178,17 €</text:p>
          </table:table-cell>
          <table:table-cell office:value-type="currency" office:currency="EUR" office:value="4.83" calcext:value-type="currency">
            <text:p>4,83 €</text:p>
          </table:table-cell>
        </table:table-row>
        <table:table-row table:style-name="ro1">
          <table:table-cell office:value-type="string" calcext:value-type="string">
            <text:p>2017 08 01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215" calcext:value-type="float">
            <text:p>215</text:p>
          </table:table-cell>
          <table:table-cell office:value-type="currency" office:currency="EUR" office:value="795.5" calcext:value-type="currency">
            <text:p>795,50 €</text:p>
          </table:table-cell>
          <table:table-cell office:value-type="currency" office:currency="EUR" office:value="0.45" calcext:value-type="currency">
            <text:p>0,45 €</text:p>
          </table:table-cell>
          <table:table-cell office:value-type="currency" office:currency="EUR" office:value="764.56" calcext:value-type="currency">
            <text:p>764,56 €</text:p>
          </table:table-cell>
          <table:table-cell office:value-type="currency" office:currency="EUR" office:value="30.49" calcext:value-type="currency">
            <text:p>30,49 €</text:p>
          </table:table-cell>
        </table:table-row>
        <table:table-row table:style-name="ro1">
          <table:table-cell office:value-type="string" calcext:value-type="string">
            <text:p>2017 08 01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35" calcext:value-type="float">
            <text:p>135</text:p>
          </table:table-cell>
          <table:table-cell office:value-type="currency" office:currency="EUR" office:value="499.5" calcext:value-type="currency">
            <text:p>499,50 €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currency" office:currency="EUR" office:value="480.38" calcext:value-type="currency">
            <text:p>480,38 €</text:p>
          </table:table-cell>
          <table:table-cell office:value-type="currency" office:currency="EUR" office:value="17.87" calcext:value-type="currency">
            <text:p>17,87 €</text:p>
          </table:table-cell>
        </table:table-row>
        <table:table-row table:style-name="ro1">
          <table:table-cell office:value-type="string" calcext:value-type="string">
            <text:p>2017 08 0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738" calcext:value-type="currency">
            <text:p>73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53.88" calcext:value-type="currency">
            <text:p>753,88 €</text:p>
          </table:table-cell>
          <table:table-cell office:value-type="currency" office:currency="EUR" office:value="-17.88" calcext:value-type="currency">
            <text:p>-17,88 €</text:p>
          </table:table-cell>
        </table:table-row>
        <table:table-row table:style-name="ro1">
          <table:table-cell office:value-type="string" calcext:value-type="string">
            <text:p>2017 08 04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3690" calcext:value-type="currency">
            <text:p>3.690,00 €</text:p>
          </table:table-cell>
          <table:table-cell office:value-type="currency" office:currency="EUR" office:value="9.07" calcext:value-type="currency">
            <text:p>9,07 €</text:p>
          </table:table-cell>
          <table:table-cell office:value-type="currency" office:currency="EUR" office:value="3771.52" calcext:value-type="currency">
            <text:p>3.771,52 €</text:p>
          </table:table-cell>
          <table:table-cell office:value-type="currency" office:currency="EUR" office:value="-90.59" calcext:value-type="currency">
            <text:p>-90,59 €</text:p>
          </table:table-cell>
        </table:table-row>
        <table:table-row table:style-name="ro1">
          <table:table-cell office:value-type="string" calcext:value-type="string">
            <text:p>2017 08 1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374" calcext:value-type="currency">
            <text:p>37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373" calcext:value-type="currency">
            <text:p>373,00 €</text:p>
          </table:table-cell>
          <table:table-cell office:value-type="currency" office:currency="EUR" office:value="-1" calcext:value-type="currency">
            <text:p>-1,00 €</text:p>
          </table:table-cell>
        </table:table-row>
        <table:table-row table:style-name="ro1">
          <table:table-cell office:value-type="string" calcext:value-type="string">
            <text:p>2017 08 1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87" calcext:value-type="currency">
            <text:p>187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5.5" calcext:value-type="currency">
            <text:p>185,50 €</text:p>
          </table:table-cell>
          <table:table-cell office:value-type="currency" office:currency="EUR" office:value="1.5" calcext:value-type="currency">
            <text:p>1,50 €</text:p>
          </table:table-cell>
        </table:table-row>
        <table:table-row table:style-name="ro1">
          <table:table-cell office:value-type="string" calcext:value-type="string">
            <text:p>2017 08 17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84" calcext:value-type="currency">
            <text:p>184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5.76" calcext:value-type="currency">
            <text:p>185,76 €</text:p>
          </table:table-cell>
          <table:table-cell office:value-type="currency" office:currency="EUR" office:value="-1.76" calcext:value-type="currency">
            <text:p>-1,76 €</text:p>
          </table:table-cell>
        </table:table-row>
        <table:table-row table:style-name="ro1">
          <table:table-cell office:value-type="string" calcext:value-type="string">
            <text:p>2017 08 17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84" calcext:value-type="currency">
            <text:p>18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85.76" calcext:value-type="currency">
            <text:p>185,76 €</text:p>
          </table:table-cell>
          <table:table-cell office:value-type="currency" office:currency="EUR" office:value="-3.76" calcext:value-type="currency">
            <text:p>-3,76 €</text:p>
          </table:table-cell>
        </table:table-row>
        <table:table-row table:style-name="ro1">
          <table:table-cell office:value-type="string" calcext:value-type="string">
            <text:p>2017 08 21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84" calcext:value-type="currency">
            <text:p>184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5.76" calcext:value-type="currency">
            <text:p>185,76 €</text:p>
          </table:table-cell>
          <table:table-cell office:value-type="currency" office:currency="EUR" office:value="-1.76" calcext:value-type="currency">
            <text:p>-1,76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167.85" calcext:value-type="currency">
            <text:p>167,8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70.53" calcext:value-type="currency">
            <text:p>170,53 €</text:p>
          </table:table-cell>
          <table:table-cell office:value-type="currency" office:currency="EUR" office:value="-4.68" calcext:value-type="currency">
            <text:p>-4,68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59.5" calcext:value-type="currency">
            <text:p>559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68.42" calcext:value-type="currency">
            <text:p>568,42 €</text:p>
          </table:table-cell>
          <table:table-cell office:value-type="currency" office:currency="EUR" office:value="-8.92" calcext:value-type="currency">
            <text:p>-8,92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10" calcext:value-type="float">
            <text:p>510</text:p>
          </table:table-cell>
          <table:table-cell office:value-type="currency" office:currency="EUR" office:value="1902.3" calcext:value-type="currency">
            <text:p>1.902,30 €</text:p>
          </table:table-cell>
          <table:table-cell office:value-type="currency" office:currency="EUR" office:value="4.57" calcext:value-type="currency">
            <text:p>4,57 €</text:p>
          </table:table-cell>
          <table:table-cell office:value-type="currency" office:currency="EUR" office:value="1929.09" calcext:value-type="currency">
            <text:p>1.929,09 €</text:p>
          </table:table-cell>
          <table:table-cell office:value-type="currency" office:currency="EUR" office:value="-31.36" calcext:value-type="currency">
            <text:p>-31,36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59.5" calcext:value-type="currency">
            <text:p>559,50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currency" office:currency="EUR" office:value="566.31" calcext:value-type="currency">
            <text:p>566,31 €</text:p>
          </table:table-cell>
          <table:table-cell office:value-type="currency" office:currency="EUR" office:value="-8.21" calcext:value-type="currency">
            <text:p>-8,21 €</text:p>
          </table:table-cell>
        </table:table-row>
        <table:table-row table:style-name="ro1">
          <table:table-cell office:value-type="string" calcext:value-type="string">
            <text:p>2017 10 0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266" calcext:value-type="float">
            <text:p>266</text:p>
          </table:table-cell>
          <table:table-cell office:value-type="currency" office:currency="EUR" office:value="992.18" calcext:value-type="currency">
            <text:p>992,18 €</text:p>
          </table:table-cell>
          <table:table-cell office:value-type="currency" office:currency="EUR" office:value="2.48" calcext:value-type="currency">
            <text:p>2,48 €</text:p>
          </table:table-cell>
          <table:table-cell office:value-type="currency" office:currency="EUR" office:value="977.03" calcext:value-type="currency">
            <text:p>977,03 €</text:p>
          </table:table-cell>
          <table:table-cell office:value-type="currency" office:currency="EUR" office:value="12.67" calcext:value-type="currency">
            <text:p>12,67 €</text:p>
          </table:table-cell>
        </table:table-row>
        <table:table-row table:style-name="ro1">
          <table:table-cell office:value-type="string" calcext:value-type="string">
            <text:p>2017 10 05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59.5" calcext:value-type="currency">
            <text:p>559,50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currency" office:currency="EUR" office:value="564.3" calcext:value-type="currency">
            <text:p>564,30 €</text:p>
          </table:table-cell>
          <table:table-cell office:value-type="currency" office:currency="EUR" office:value="-6.2" calcext:value-type="currency">
            <text:p>-6,20 €</text:p>
          </table:table-cell>
        </table:table-row>
        <table:table-row table:style-name="ro1">
          <table:table-cell office:value-type="string" calcext:value-type="string">
            <text:p>2017 10 0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186.5" calcext:value-type="currency">
            <text:p>186,5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83.46" calcext:value-type="currency">
            <text:p>183,46 €</text:p>
          </table:table-cell>
          <table:table-cell office:value-type="currency" office:currency="EUR" office:value="3.04" calcext:value-type="currency">
            <text:p>3,04 €</text:p>
          </table:table-cell>
        </table:table-row>
        <table:table-row table:style-name="ro1">
          <table:table-cell office:value-type="string" calcext:value-type="string">
            <text:p>2017 10 06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261.1" calcext:value-type="currency">
            <text:p>261,1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6.84" calcext:value-type="currency">
            <text:p>256,84 €</text:p>
          </table:table-cell>
          <table:table-cell office:value-type="currency" office:currency="EUR" office:value="2.26" calcext:value-type="currency">
            <text:p>2,26 €</text:p>
          </table:table-cell>
        </table:table-row>
        <table:table-row table:style-name="ro1">
          <table:table-cell office:value-type="string" calcext:value-type="string">
            <text:p>2017 10 10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559.5" calcext:value-type="currency">
            <text:p>559,50 €</text:p>
          </table:table-cell>
          <table:table-cell office:value-type="currency" office:currency="EUR" office:value="1.39" calcext:value-type="currency">
            <text:p>1,39 €</text:p>
          </table:table-cell>
          <table:table-cell office:value-type="currency" office:currency="EUR" office:value="550.37" calcext:value-type="currency">
            <text:p>550,37 €</text:p>
          </table:table-cell>
          <table:table-cell office:value-type="currency" office:currency="EUR" office:value="7.74" calcext:value-type="currency">
            <text:p>7,74 €</text:p>
          </table:table-cell>
        </table:table-row>
        <table:table-row table:style-name="ro1">
          <table:table-cell office:value-type="string" calcext:value-type="string">
            <text:p>2017 10 10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702" calcext:value-type="float">
            <text:p>702</text:p>
          </table:table-cell>
          <table:table-cell office:value-type="currency" office:currency="EUR" office:value="2618.46" calcext:value-type="currency">
            <text:p>2.618,46 €</text:p>
          </table:table-cell>
          <table:table-cell office:value-type="currency" office:currency="EUR" office:value="5.67" calcext:value-type="currency">
            <text:p>5,67 €</text:p>
          </table:table-cell>
          <table:table-cell office:value-type="currency" office:currency="EUR" office:value="2575.74" calcext:value-type="currency">
            <text:p>2.575,74 €</text:p>
          </table:table-cell>
          <table:table-cell office:value-type="currency" office:currency="EUR" office:value="37.05" calcext:value-type="currency">
            <text:p>37,05 €</text:p>
          </table:table-cell>
        </table:table-row>
        <table:table-row table:style-name="ro1">
          <table:table-cell office:value-type="string" calcext:value-type="string">
            <text:p>2017 10 13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88" calcext:value-type="float">
            <text:p>88</text:p>
          </table:table-cell>
          <table:table-cell office:value-type="currency" office:currency="EUR" office:value="330" calcext:value-type="currency">
            <text:p>330,00 €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currency" office:currency="EUR" office:value="322.89" calcext:value-type="currency">
            <text:p>322,89 €</text:p>
          </table:table-cell>
          <table:table-cell office:value-type="currency" office:currency="EUR" office:value="6.28" calcext:value-type="currency">
            <text:p>6,28 €</text:p>
          </table:table-cell>
        </table:table-row>
        <table:table-row table:style-name="ro1">
          <table:table-cell office:value-type="string" calcext:value-type="string">
            <text:p>2017 12 20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44.4" calcext:value-type="currency">
            <text:p>44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7.28" calcext:value-type="currency">
            <text:p>47,28 €</text:p>
          </table:table-cell>
          <table:table-cell office:value-type="currency" office:currency="EUR" office:value="-4.88" calcext:value-type="currency">
            <text:p>-4,88 €</text:p>
          </table:table-cell>
        </table:table-row>
        <table:table-row table:style-name="ro1">
          <table:table-cell office:value-type="string" calcext:value-type="string">
            <text:p>2017 12 29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34" calcext:value-type="float">
            <text:p>134</text:p>
          </table:table-cell>
          <table:table-cell office:value-type="currency" office:currency="EUR" office:value="495.8" calcext:value-type="currency">
            <text:p>495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27.94" calcext:value-type="currency">
            <text:p>527,94 €</text:p>
          </table:table-cell>
          <table:table-cell office:value-type="currency" office:currency="EUR" office:value="-32.14" calcext:value-type="currency">
            <text:p>-32,14 €</text:p>
          </table:table-cell>
        </table:table-row>
        <table:table-row table:style-name="ro1">
          <table:table-cell office:value-type="string" calcext:value-type="string">
            <text:p>2017 12 29</text:p>
          </table:table-cell>
          <table:table-cell office:value-type="string" calcext:value-type="string">
            <text:p>JSC Valmieras stikla skiedra (ISIN LV0000100485)</text:p>
          </table:table-cell>
          <table:table-cell office:value-type="float" office:value="166" calcext:value-type="float">
            <text:p>166</text:p>
          </table:table-cell>
          <table:table-cell office:value-type="currency" office:currency="EUR" office:value="614.2" calcext:value-type="currency">
            <text:p>614,20 €</text:p>
          </table:table-cell>
          <table:table-cell office:value-type="currency" office:currency="EUR" office:value="0.89" calcext:value-type="currency">
            <text:p>0,89 €</text:p>
          </table:table-cell>
          <table:table-cell office:value-type="currency" office:currency="EUR" office:value="653.17" calcext:value-type="currency">
            <text:p>653,17 €</text:p>
          </table:table-cell>
          <table:table-cell office:value-type="currency" office:currency="EUR" office:value="-39.86" calcext:value-type="currency">
            <text:p>-39,86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40" calcext:value-type="currency">
            <text:p>54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44.36" calcext:value-type="currency">
            <text:p>544,36 €</text:p>
          </table:table-cell>
          <table:table-cell office:value-type="currency" office:currency="EUR" office:value="-6.36" calcext:value-type="currency">
            <text:p>-6,36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1424" calcext:value-type="float">
            <text:p>1424</text:p>
          </table:table-cell>
          <table:table-cell office:value-type="currency" office:currency="EUR" office:value="2563.2" calcext:value-type="currency">
            <text:p>2.563,20 €</text:p>
          </table:table-cell>
          <table:table-cell office:value-type="currency" office:currency="EUR" office:value="5.76" calcext:value-type="currency">
            <text:p>5,76 €</text:p>
          </table:table-cell>
          <table:table-cell office:value-type="currency" office:currency="EUR" office:value="2583.89" calcext:value-type="currency">
            <text:p>2.583,89 €</text:p>
          </table:table-cell>
          <table:table-cell office:value-type="currency" office:currency="EUR" office:value="-26.45" calcext:value-type="currency">
            <text:p>-26,45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45.36" calcext:value-type="currency">
            <text:p>45,36 €</text:p>
          </table:table-cell>
          <table:table-cell office:value-type="currency" office:currency="EUR" office:value="-0.47" calcext:value-type="currency">
            <text:p>-0,47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29" calcext:value-type="float">
            <text:p>29</text:p>
          </table:table-cell>
          <table:table-cell office:value-type="currency" office:currency="EUR" office:value="52.2" calcext:value-type="currency">
            <text:p>52,20 €</text:p>
          </table:table-cell>
          <table:table-cell office:value-type="currency" office:currency="EUR" office:value="0.13" calcext:value-type="currency">
            <text:p>0,13 €</text:p>
          </table:table-cell>
          <table:table-cell office:value-type="currency" office:currency="EUR" office:value="52.62" calcext:value-type="currency">
            <text:p>52,62 €</text:p>
          </table:table-cell>
          <table:table-cell office:value-type="currency" office:currency="EUR" office:value="-0.55" calcext:value-type="currency">
            <text:p>-0,55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900" calcext:value-type="currency">
            <text:p>900,00 €</text:p>
          </table:table-cell>
          <table:table-cell office:value-type="currency" office:currency="EUR" office:value="2.25" calcext:value-type="currency">
            <text:p>2,25 €</text:p>
          </table:table-cell>
          <table:table-cell office:value-type="currency" office:currency="EUR" office:value="907.26" calcext:value-type="currency">
            <text:p>907,26 €</text:p>
          </table:table-cell>
          <table:table-cell office:value-type="currency" office:currency="EUR" office:value="-9.51" calcext:value-type="currency">
            <text:p>-9,51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540" calcext:value-type="currency">
            <text:p>540,00 €</text:p>
          </table:table-cell>
          <table:table-cell office:value-type="currency" office:currency="EUR" office:value="1.35" calcext:value-type="currency">
            <text:p>1,35 €</text:p>
          </table:table-cell>
          <table:table-cell office:value-type="currency" office:currency="EUR" office:value="544.36" calcext:value-type="currency">
            <text:p>544,36 €</text:p>
          </table:table-cell>
          <table:table-cell office:value-type="currency" office:currency="EUR" office:value="-5.71" calcext:value-type="currency">
            <text:p>-5,71 €</text:p>
          </table:table-cell>
        </table:table-row>
        <table:table-row table:style-name="ro1">
          <table:table-cell office:value-type="string" calcext:value-type="string">
            <text:p>2017 01 05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16.2" calcext:value-type="currency">
            <text:p>16,20 €</text:p>
          </table:table-cell>
          <table:table-cell office:value-type="currency" office:currency="EUR" office:value="0.04" calcext:value-type="currency">
            <text:p>0,04 €</text:p>
          </table:table-cell>
          <table:table-cell office:value-type="currency" office:currency="EUR" office:value="16.33" calcext:value-type="currency">
            <text:p>16,33 €</text:p>
          </table:table-cell>
          <table:table-cell office:value-type="currency" office:currency="EUR" office:value="-0.17" calcext:value-type="currency">
            <text:p>-0,17 €</text:p>
          </table:table-cell>
        </table:table-row>
        <table:table-row table:style-name="ro1">
          <table:table-cell office:value-type="string" calcext:value-type="string">
            <text:p>2017 01 12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10.74" calcext:value-type="currency">
            <text:p>10,74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0.89" calcext:value-type="currency">
            <text:p>10,89 €</text:p>
          </table:table-cell>
          <table:table-cell office:value-type="currency" office:currency="EUR" office:value="-2.15" calcext:value-type="currency">
            <text:p>-2,15 €</text:p>
          </table:table-cell>
        </table:table-row>
        <table:table-row table:style-name="ro1">
          <table:table-cell office:value-type="string" calcext:value-type="string">
            <text:p>2017 01 12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250.6" calcext:value-type="currency">
            <text:p>250,6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54.03" calcext:value-type="currency">
            <text:p>254,03 €</text:p>
          </table:table-cell>
          <table:table-cell office:value-type="currency" office:currency="EUR" office:value="-3.43" calcext:value-type="currency">
            <text:p>-3,43 €</text:p>
          </table:table-cell>
        </table:table-row>
        <table:table-row table:style-name="ro1">
          <table:table-cell office:value-type="string" calcext:value-type="string">
            <text:p>2017 01 12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129" calcext:value-type="float">
            <text:p>129</text:p>
          </table:table-cell>
          <table:table-cell office:value-type="currency" office:currency="EUR" office:value="230.91" calcext:value-type="currency">
            <text:p>230,91 €</text:p>
          </table:table-cell>
          <table:table-cell office:value-type="currency" office:currency="EUR" office:value="0.58" calcext:value-type="currency">
            <text:p>0,58 €</text:p>
          </table:table-cell>
          <table:table-cell office:value-type="currency" office:currency="EUR" office:value="232.78" calcext:value-type="currency">
            <text:p>232,78 €</text:p>
          </table:table-cell>
          <table:table-cell office:value-type="currency" office:currency="EUR" office:value="-2.45" calcext:value-type="currency">
            <text:p>-2,45 €</text:p>
          </table:table-cell>
        </table:table-row>
        <table:table-row table:style-name="ro1">
          <table:table-cell office:value-type="string" calcext:value-type="string">
            <text:p>2017 01 12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725" calcext:value-type="float">
            <text:p>725</text:p>
          </table:table-cell>
          <table:table-cell office:value-type="currency" office:currency="EUR" office:value="1297.75" calcext:value-type="currency">
            <text:p>1.297,75 €</text:p>
          </table:table-cell>
          <table:table-cell office:value-type="currency" office:currency="EUR" office:value="1.9" calcext:value-type="currency">
            <text:p>1,90 €</text:p>
          </table:table-cell>
          <table:table-cell office:value-type="currency" office:currency="EUR" office:value="1310.94" calcext:value-type="currency">
            <text:p>1.310,94 €</text:p>
          </table:table-cell>
          <table:table-cell office:value-type="currency" office:currency="EUR" office:value="-15.09" calcext:value-type="currency">
            <text:p>-15,09 €</text:p>
          </table:table-cell>
        </table:table-row>
        <table:table-row table:style-name="ro1">
          <table:table-cell office:value-type="string" calcext:value-type="string">
            <text:p>2017 08 01</text:p>
          </table:table-cell>
          <table:table-cell office:value-type="string" calcext:value-type="string">
            <text:p>Olympic Entertainment Group (ISIN EE3100084021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3740" calcext:value-type="currency">
            <text:p>3.740,00 €</text:p>
          </table:table-cell>
          <table:table-cell office:value-type="currency" office:currency="EUR" office:value="9.35" calcext:value-type="currency">
            <text:p>9,35 €</text:p>
          </table:table-cell>
          <table:table-cell office:value-type="currency" office:currency="EUR" office:value="3628.05" calcext:value-type="currency">
            <text:p>3.628,05 €</text:p>
          </table:table-cell>
          <table:table-cell office:value-type="currency" office:currency="EUR" office:value="102.6" calcext:value-type="currency">
            <text:p>102,60 €</text:p>
          </table:table-cell>
        </table:table-row>
        <table:table-row table:style-name="ro1">
          <table:table-cell table:style-name="ce1" office:value-type="string" calcext:value-type="string">
            <text:p>2017 01 20</text:p>
          </table:table-cell>
          <table:table-cell table:style-name="ce1" office:value-type="string" calcext:value-type="string">
            <text:p>Silvano Fashion Group (ISIN EE3100001751)</text:p>
          </table:table-cell>
          <table:table-cell table:style-name="ce3" office:value-type="float" office:value="95" calcext:value-type="float">
            <text:p>95</text:p>
          </table:table-cell>
          <table:table-cell table:style-name="ce5" office:value-type="currency" office:currency="EUR" office:value="283.1" calcext:value-type="currency">
            <text:p>283,10 €</text:p>
          </table:table-cell>
          <table:table-cell table:style-name="ce5" office:value-type="currency" office:currency="EUR" office:value="0.7" calcext:value-type="currency">
            <text:p>0,70 €</text:p>
          </table:table-cell>
          <table:table-cell table:style-name="ce5" table:formula="of:=2.74*[.C777]" office:value-type="currency" office:currency="EUR" office:value="260.3" calcext:value-type="currency">
            <text:p>260,30 €</text:p>
          </table:table-cell>
          <table:table-cell table:style-name="ce5" office:value-type="currency" office:currency="EUR" office:value="-0.32" calcext:value-type="currency">
            <text:p>-0,32 €</text:p>
          </table:table-cell>
        </table:table-row>
        <table:table-row table:style-name="ro1">
          <table:table-cell table:style-name="ce1" office:value-type="string" calcext:value-type="string">
            <text:p>2017 01 20</text:p>
          </table:table-cell>
          <table:table-cell table:style-name="ce1" office:value-type="string" calcext:value-type="string">
            <text:p>Silvano Fashion Group (ISIN EE3100001751)</text:p>
          </table:table-cell>
          <table:table-cell table:style-name="ce3" office:value-type="float" office:value="370" calcext:value-type="float">
            <text:p>370</text:p>
          </table:table-cell>
          <table:table-cell table:style-name="ce5" office:value-type="currency" office:currency="EUR" office:value="1102.6" calcext:value-type="currency">
            <text:p>1.102,60 €</text:p>
          </table:table-cell>
          <table:table-cell table:style-name="ce5" office:value-type="currency" office:currency="EUR" office:value="2.76" calcext:value-type="currency">
            <text:p>2,76 €</text:p>
          </table:table-cell>
          <table:table-cell table:style-name="ce5" table:formula="of:=2.74*[.C778]" office:value-type="currency" office:currency="EUR" office:value="1013.8" calcext:value-type="currency">
            <text:p>1.013,80 €</text:p>
          </table:table-cell>
          <table:table-cell table:style-name="ce5" office:value-type="currency" office:currency="EUR" office:value="0.68" calcext:value-type="currency">
            <text:p>0,68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string" calcext:value-type="string">
            <text:p>Silvano Fashion Group (ISIN EE3100001751)</text:p>
          </table:table-cell>
          <table:table-cell office:value-type="float" office:value="87" calcext:value-type="float">
            <text:p>87</text:p>
          </table:table-cell>
          <table:table-cell office:value-type="currency" office:currency="EUR" office:value="249.69" calcext:value-type="currency">
            <text:p>249,69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2.06" calcext:value-type="currency">
            <text:p>252,06 €</text:p>
          </table:table-cell>
          <table:table-cell office:value-type="currency" office:currency="EUR" office:value="-4.37" calcext:value-type="currency">
            <text:p>-4,37 €</text:p>
          </table:table-cell>
        </table:table-row>
        <table:table-row table:style-name="ro1">
          <table:table-cell office:value-type="string" calcext:value-type="string">
            <text:p>2017 04 13</text:p>
          </table:table-cell>
          <table:table-cell office:value-type="string" calcext:value-type="string">
            <text:p>Silvano Fashion Group (ISIN EE3100001751)</text:p>
          </table:table-cell>
          <table:table-cell office:value-type="float" office:value="573" calcext:value-type="float">
            <text:p>573</text:p>
          </table:table-cell>
          <table:table-cell office:value-type="currency" office:currency="EUR" office:value="1644.51" calcext:value-type="currency">
            <text:p>1.644,51 €</text:p>
          </table:table-cell>
          <table:table-cell office:value-type="currency" office:currency="EUR" office:value="2.74" calcext:value-type="currency">
            <text:p>2,74 €</text:p>
          </table:table-cell>
          <table:table-cell office:value-type="currency" office:currency="EUR" office:value="1666.05" calcext:value-type="currency">
            <text:p>1.666,05 €</text:p>
          </table:table-cell>
          <table:table-cell office:value-type="currency" office:currency="EUR" office:value="-24.28" calcext:value-type="currency">
            <text:p>-24,28 €</text:p>
          </table:table-cell>
        </table:table-row>
        <table:table-row table:style-name="ro1">
          <table:table-cell office:value-type="string" calcext:value-type="string">
            <text:p>2017 04 13</text:p>
          </table:table-cell>
          <table:table-cell office:value-type="string" calcext:value-type="string">
            <text:p>Silvano Fashion Group (ISIN EE3100001751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430.5" calcext:value-type="currency">
            <text:p>430,50 €</text:p>
          </table:table-cell>
          <table:table-cell office:value-type="currency" office:currency="EUR" office:value="1.07" calcext:value-type="currency">
            <text:p>1,07 €</text:p>
          </table:table-cell>
          <table:table-cell office:value-type="currency" office:currency="EUR" office:value="435.85" calcext:value-type="currency">
            <text:p>435,85 €</text:p>
          </table:table-cell>
          <table:table-cell office:value-type="currency" office:currency="EUR" office:value="-6.42" calcext:value-type="currency">
            <text:p>-6,42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string" calcext:value-type="string">
            <text:p>Silvano Fashion Group (ISIN EE3100001751)</text:p>
          </table:table-cell>
          <table:table-cell office:value-type="float" office:value="450" calcext:value-type="float">
            <text:p>450</text:p>
          </table:table-cell>
          <table:table-cell office:value-type="currency" office:currency="EUR" office:value="1291.5" calcext:value-type="currency">
            <text:p>1.291,50 €</text:p>
          </table:table-cell>
          <table:table-cell office:value-type="currency" office:currency="EUR" office:value="2.31" calcext:value-type="currency">
            <text:p>2,31 €</text:p>
          </table:table-cell>
          <table:table-cell office:value-type="currency" office:currency="EUR" office:value="1046.07" calcext:value-type="currency">
            <text:p>1.046,07 €</text:p>
          </table:table-cell>
          <table:table-cell office:value-type="currency" office:currency="EUR" office:value="243.12" calcext:value-type="currency">
            <text:p>243,12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string" calcext:value-type="string">
            <text:p>Silvano Fashion Group (ISIN EE3100001751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430.5" calcext:value-type="currency">
            <text:p>430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35.85" calcext:value-type="currency">
            <text:p>435,85 €</text:p>
          </table:table-cell>
          <table:table-cell office:value-type="currency" office:currency="EUR" office:value="-7.35" calcext:value-type="currency">
            <text:p>-7,35 €</text:p>
          </table:table-cell>
        </table:table-row>
        <table:table-row table:style-name="ro1">
          <table:table-cell table:style-name="ce1" office:value-type="string" calcext:value-type="string">
            <text:p>2017 04 25</text:p>
          </table:table-cell>
          <table:table-cell table:style-name="ce1" office:value-type="string" calcext:value-type="string">
            <text:p>Silvano Fashion Group (ISIN EE3100001751)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currency" office:currency="EUR" office:value="285" calcext:value-type="currency">
            <text:p>285,00 €</text:p>
          </table:table-cell>
          <table:table-cell table:style-name="ce5" office:value-type="currency" office:currency="EUR" office:value="0.71" calcext:value-type="currency">
            <text:p>0,71 €</text:p>
          </table:table-cell>
          <table:table-cell table:style-name="ce5" table:formula="of:=2.74*[.C784]" office:value-type="currency" office:currency="EUR" office:value="274" calcext:value-type="currency">
            <text:p>274,00 €</text:p>
          </table:table-cell>
          <table:table-cell table:style-name="ce5" table:formula="of:=[.D784]-[.F784]-[.E784]" office:value-type="currency" office:currency="EUR" office:value="10.29" calcext:value-type="currency">
            <text:p>10,29 €</text:p>
          </table:table-cell>
        </table:table-row>
        <table:table-row table:style-name="ro1">
          <table:table-cell table:style-name="ce1" office:value-type="string" calcext:value-type="string">
            <text:p>2017 04 25</text:p>
          </table:table-cell>
          <table:table-cell table:style-name="ce1" office:value-type="string" calcext:value-type="string">
            <text:p>Silvano Fashion Group (ISIN EE3100001751)</text:p>
          </table:table-cell>
          <table:table-cell table:style-name="ce3" office:value-type="float" office:value="150" calcext:value-type="float">
            <text:p>150</text:p>
          </table:table-cell>
          <table:table-cell table:style-name="ce5" office:value-type="currency" office:currency="EUR" office:value="427.5" calcext:value-type="currency">
            <text:p>427,50 €</text:p>
          </table:table-cell>
          <table:table-cell table:style-name="ce5" office:value-type="currency" office:currency="EUR" office:value="2" calcext:value-type="currency">
            <text:p>2,00 €</text:p>
          </table:table-cell>
          <table:table-cell table:style-name="ce5" table:formula="of:=2.74*[.C785]" office:value-type="currency" office:currency="EUR" office:value="411" calcext:value-type="currency">
            <text:p>411,00 €</text:p>
          </table:table-cell>
          <table:table-cell table:style-name="ce5" table:formula="of:=[.D785]-[.F785]-[.E785]" office:value-type="currency" office:currency="EUR" office:value="14.4999999999999" calcext:value-type="currency">
            <text:p>14,50 €</text:p>
          </table:table-cell>
        </table:table-row>
        <table:table-row table:style-name="ro1">
          <table:table-cell table:style-name="ce1" office:value-type="string" calcext:value-type="string">
            <text:p>2017 04 25</text:p>
          </table:table-cell>
          <table:table-cell table:style-name="ce1" office:value-type="string" calcext:value-type="string">
            <text:p>Silvano Fashion Group (ISIN EE3100001751)</text:p>
          </table:table-cell>
          <table:table-cell table:style-name="ce3" office:value-type="float" office:value="150" calcext:value-type="float">
            <text:p>150</text:p>
          </table:table-cell>
          <table:table-cell table:style-name="ce5" office:value-type="currency" office:currency="EUR" office:value="427.5" calcext:value-type="currency">
            <text:p>427,50 €</text:p>
          </table:table-cell>
          <table:table-cell table:style-name="ce5" office:value-type="currency" office:currency="EUR" office:value="0.14" calcext:value-type="currency">
            <text:p>0,14 €</text:p>
          </table:table-cell>
          <table:table-cell table:style-name="ce5" table:formula="of:=2.74*[.C786]" office:value-type="currency" office:currency="EUR" office:value="411" calcext:value-type="currency">
            <text:p>411,00 €</text:p>
          </table:table-cell>
          <table:table-cell table:style-name="ce5" table:formula="of:=[.D786]-[.F786]-[.E786]" office:value-type="currency" office:currency="EUR" office:value="16.3599999999999" calcext:value-type="currency">
            <text:p>16,36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Silvano Fashion Group (ISIN EE3100001751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2780" calcext:value-type="currency">
            <text:p>2.780,00 €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currency" office:currency="EUR" office:value="1400.89" calcext:value-type="currency">
            <text:p>1.400,89 €</text:p>
          </table:table-cell>
          <table:table-cell office:value-type="currency" office:currency="EUR" office:value="1372.16" calcext:value-type="currency">
            <text:p>1.372,16 €</text:p>
          </table:table-cell>
        </table:table-row>
        <table:table-row table:style-name="ro1">
          <table:table-cell office:value-type="string" calcext:value-type="string">
            <text:p>2017 12 26</text:p>
          </table:table-cell>
          <table:table-cell office:value-type="string" calcext:value-type="string">
            <text:p>SPDR S&amp;P 500 ETF Trust (ISIN US78462F1030)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3387.37" calcext:value-type="currency">
            <text:p>3.387,37 €</text:p>
          </table:table-cell>
          <table:table-cell office:value-type="currency" office:currency="EUR" office:value="8.47" calcext:value-type="currency">
            <text:p>8,47 €</text:p>
          </table:table-cell>
          <table:table-cell office:value-type="currency" office:currency="EUR" office:value="3222.49" calcext:value-type="currency">
            <text:p>3.222,49 €</text:p>
          </table:table-cell>
          <table:table-cell office:value-type="currency" office:currency="EUR" office:value="156.41" calcext:value-type="currency">
            <text:p>156,41 €</text:p>
          </table:table-cell>
        </table:table-row>
        <table:table-row table:style-name="ro1">
          <table:table-cell office:value-type="string" calcext:value-type="string">
            <text:p>2017 01 02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1205" calcext:value-type="float">
            <text:p>1205</text:p>
          </table:table-cell>
          <table:table-cell office:value-type="currency" office:currency="EUR" office:value="1094.14" calcext:value-type="currency">
            <text:p>1.094,14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1060.63" calcext:value-type="currency">
            <text:p>1.060,63 €</text:p>
          </table:table-cell>
          <table:table-cell office:value-type="currency" office:currency="EUR" office:value="32.43" calcext:value-type="currency">
            <text:p>32,43 €</text:p>
          </table:table-cell>
        </table:table-row>
        <table:table-row table:style-name="ro1">
          <table:table-cell office:value-type="string" calcext:value-type="string">
            <text:p>2017 01 02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36.2" calcext:value-type="currency">
            <text:p>136,2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32.03" calcext:value-type="currency">
            <text:p>132,03 €</text:p>
          </table:table-cell>
          <table:table-cell office:value-type="currency" office:currency="EUR" office:value="2.17" calcext:value-type="currency">
            <text:p>2,17 €</text:p>
          </table:table-cell>
        </table:table-row>
        <table:table-row table:style-name="ro1">
          <table:table-cell office:value-type="string" calcext:value-type="string">
            <text:p>2017 08 15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EUR" office:value="1110" calcext:value-type="currency">
            <text:p>1.110,00 €</text:p>
          </table:table-cell>
          <table:table-cell office:value-type="currency" office:currency="EUR" office:value="2.78" calcext:value-type="currency">
            <text:p>2,78 €</text:p>
          </table:table-cell>
          <table:table-cell office:value-type="currency" office:currency="EUR" office:value="1112.78" calcext:value-type="currency">
            <text:p>1.112,78 €</text:p>
          </table:table-cell>
          <table:table-cell office:value-type="currency" office:currency="EUR" office:value="-5.56" calcext:value-type="currency">
            <text:p>-5,56 €</text:p>
          </table:table-cell>
        </table:table-row>
        <table:table-row table:style-name="ro1">
          <table:table-cell office:value-type="string" calcext:value-type="string">
            <text:p>2017 08 31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EUR" office:value="1710" calcext:value-type="currency">
            <text:p>1.710,00 €</text:p>
          </table:table-cell>
          <table:table-cell office:value-type="currency" office:currency="EUR" office:value="4.28" calcext:value-type="currency">
            <text:p>4,28 €</text:p>
          </table:table-cell>
          <table:table-cell office:value-type="currency" office:currency="EUR" office:value="1684.2" calcext:value-type="currency">
            <text:p>1.684,20 €</text:p>
          </table:table-cell>
          <table:table-cell office:value-type="currency" office:currency="EUR" office:value="21.52" calcext:value-type="currency">
            <text:p>21,52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491" calcext:value-type="float">
            <text:p>491</text:p>
          </table:table-cell>
          <table:table-cell office:value-type="currency" office:currency="EUR" office:value="545.01" calcext:value-type="currency">
            <text:p>545,01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32.66" calcext:value-type="currency">
            <text:p>532,66 €</text:p>
          </table:table-cell>
          <table:table-cell office:value-type="currency" office:currency="EUR" office:value="10.35" calcext:value-type="currency">
            <text:p>10,35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2220" calcext:value-type="currency">
            <text:p>2.220,00 €</text:p>
          </table:table-cell>
          <table:table-cell office:value-type="currency" office:currency="EUR" office:value="4.91" calcext:value-type="currency">
            <text:p>4,91 €</text:p>
          </table:table-cell>
          <table:table-cell office:value-type="currency" office:currency="EUR" office:value="2179.11" calcext:value-type="currency">
            <text:p>2.179,11 €</text:p>
          </table:table-cell>
          <table:table-cell office:value-type="currency" office:currency="EUR" office:value="35.98" calcext:value-type="currency">
            <text:p>35,98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string" calcext:value-type="string">
            <text:p>Tallink Grupp (ISIN EE3100004466)</text:p>
          </table:table-cell>
          <table:table-cell office:value-type="float" office:value="509" calcext:value-type="float">
            <text:p>509</text:p>
          </table:table-cell>
          <table:table-cell office:value-type="currency" office:currency="EUR" office:value="564.99" calcext:value-type="currency">
            <text:p>564,99 €</text:p>
          </table:table-cell>
          <table:table-cell office:value-type="currency" office:currency="EUR" office:value="1.42" calcext:value-type="currency">
            <text:p>1,42 €</text:p>
          </table:table-cell>
          <table:table-cell office:value-type="currency" office:currency="EUR" office:value="566.41" calcext:value-type="currency">
            <text:p>566,41 €</text:p>
          </table:table-cell>
          <table:table-cell office:value-type="currency" office:currency="EUR" office:value="-2.84" calcext:value-type="currency">
            <text:p>-2,84 €</text:p>
          </table:table-cell>
        </table:table-row>
        <table:table-row table:style-name="ro1">
          <table:table-cell table:style-name="ce1" office:value-type="string" calcext:value-type="string">
            <text:p>2017 08 31</text:p>
          </table:table-cell>
          <table:table-cell table:style-name="ce1" office:value-type="string" calcext:value-type="string">
            <text:p>Tallinna Kaubamaja Grupp (ISIN EE0000001105)</text:p>
          </table:table-cell>
          <table:table-cell table:style-name="ce3" office:value-type="float" office:value="55" calcext:value-type="float">
            <text:p>55</text:p>
          </table:table-cell>
          <table:table-cell table:style-name="ce5" office:value-type="currency" office:currency="EUR" office:value="537.35" calcext:value-type="currency">
            <text:p>537,35 €</text:p>
          </table:table-cell>
          <table:table-cell table:style-name="ce5" office:value-type="currency" office:currency="EUR" office:value="2" calcext:value-type="currency">
            <text:p>2,00 €</text:p>
          </table:table-cell>
          <table:table-cell table:style-name="ce5" table:formula="of:=[.C796]*9.6+2" office:value-type="currency" office:currency="EUR" office:value="530" calcext:value-type="currency">
            <text:p>530,00 €</text:p>
          </table:table-cell>
          <table:table-cell table:style-name="ce5" table:formula="of:=[.D796]-[.F796]-[.E796]" office:value-type="currency" office:currency="EUR" office:value="5.35000000000002" calcext:value-type="currency">
            <text:p>5,35 €</text:p>
          </table:table-cell>
        </table:table-row>
        <table:table-row table:style-name="ro1">
          <table:table-cell table:style-name="ce1" office:value-type="string" calcext:value-type="string">
            <text:p>2017 08 31</text:p>
          </table:table-cell>
          <table:table-cell table:style-name="ce1" office:value-type="string" calcext:value-type="string">
            <text:p>Tallinna Kaubamaja Grupp (ISIN EE0000001105)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currency" office:currency="EUR" office:value="439.65" calcext:value-type="currency">
            <text:p>439,65 €</text:p>
          </table:table-cell>
          <table:table-cell table:style-name="ce5" office:value-type="currency" office:currency="EUR" office:value="0.44" calcext:value-type="currency">
            <text:p>0,44 €</text:p>
          </table:table-cell>
          <table:table-cell table:style-name="ce5" table:formula="of:=[.C797]*9.6+0.4" office:value-type="currency" office:currency="EUR" office:value="432.4" calcext:value-type="currency">
            <text:p>432,40 €</text:p>
          </table:table-cell>
          <table:table-cell table:style-name="ce5" table:formula="of:=[.D797]-[.F797]-[.E797]" office:value-type="currency" office:currency="EUR" office:value="6.81" calcext:value-type="currency">
            <text:p>6,81 €</text:p>
          </table:table-cell>
        </table:table-row>
        <table:table-row table:style-name="ro1">
          <table:table-cell office:value-type="string" calcext:value-type="string">
            <text:p>2017 12 06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34" calcext:value-type="float">
            <text:p>34</text:p>
          </table:table-cell>
          <table:table-cell office:value-type="currency" office:currency="EUR" office:value="411.4" calcext:value-type="currency">
            <text:p>411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75.29" calcext:value-type="currency">
            <text:p>475,29 €</text:p>
          </table:table-cell>
          <table:table-cell office:value-type="currency" office:currency="EUR" office:value="-65.89" calcext:value-type="currency">
            <text:p>-65,89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130.9" calcext:value-type="currency">
            <text:p>130,9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53.18" calcext:value-type="currency">
            <text:p>153,18 €</text:p>
          </table:table-cell>
          <table:table-cell office:value-type="currency" office:currency="EUR" office:value="-24.28" calcext:value-type="currency">
            <text:p>-24,28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90" calcext:value-type="currency">
            <text:p>1.190,00 €</text:p>
          </table:table-cell>
          <table:table-cell office:value-type="currency" office:currency="EUR" office:value="1.3" calcext:value-type="currency">
            <text:p>1,30 €</text:p>
          </table:table-cell>
          <table:table-cell office:value-type="currency" office:currency="EUR" office:value="1392.54" calcext:value-type="currency">
            <text:p>1.392,54 €</text:p>
          </table:table-cell>
          <table:table-cell office:value-type="currency" office:currency="EUR" office:value="-203.84" calcext:value-type="currency">
            <text:p>-203,84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75" calcext:value-type="float">
            <text:p>75</text:p>
          </table:table-cell>
          <table:table-cell office:value-type="currency" office:currency="EUR" office:value="892.5" calcext:value-type="currency">
            <text:p>892,50 €</text:p>
          </table:table-cell>
          <table:table-cell office:value-type="currency" office:currency="EUR" office:value="2.23" calcext:value-type="currency">
            <text:p>2,23 €</text:p>
          </table:table-cell>
          <table:table-cell office:value-type="currency" office:currency="EUR" office:value="1044.64" calcext:value-type="currency">
            <text:p>1.044,64 €</text:p>
          </table:table-cell>
          <table:table-cell office:value-type="currency" office:currency="EUR" office:value="-154.37" calcext:value-type="currency">
            <text:p>-154,37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2380" calcext:value-type="currency">
            <text:p>2.380,00 €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currency" office:currency="EUR" office:value="2783.95" calcext:value-type="currency">
            <text:p>2.783,95 €</text:p>
          </table:table-cell>
          <table:table-cell office:value-type="currency" office:currency="EUR" office:value="-409.9" calcext:value-type="currency">
            <text:p>-409,90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1190" calcext:value-type="currency">
            <text:p>1.190,00 €</text:p>
          </table:table-cell>
          <table:table-cell office:value-type="currency" office:currency="EUR" office:value="2.98" calcext:value-type="currency">
            <text:p>2,98 €</text:p>
          </table:table-cell>
          <table:table-cell office:value-type="currency" office:currency="EUR" office:value="1383.45" calcext:value-type="currency">
            <text:p>1.383,45 €</text:p>
          </table:table-cell>
          <table:table-cell office:value-type="currency" office:currency="EUR" office:value="-196.43" calcext:value-type="currency">
            <text:p>-196,43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86" calcext:value-type="float">
            <text:p>86</text:p>
          </table:table-cell>
          <table:table-cell office:value-type="currency" office:currency="EUR" office:value="1023.4" calcext:value-type="currency">
            <text:p>1.023,40 €</text:p>
          </table:table-cell>
          <table:table-cell office:value-type="currency" office:currency="EUR" office:value="2.56" calcext:value-type="currency">
            <text:p>2,56 €</text:p>
          </table:table-cell>
          <table:table-cell office:value-type="currency" office:currency="EUR" office:value="1172.52" calcext:value-type="currency">
            <text:p>1.172,52 €</text:p>
          </table:table-cell>
          <table:table-cell office:value-type="currency" office:currency="EUR" office:value="-151.68" calcext:value-type="currency">
            <text:p>-151,68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290" calcext:value-type="float">
            <text:p>290</text:p>
          </table:table-cell>
          <table:table-cell office:value-type="currency" office:currency="EUR" office:value="3451" calcext:value-type="currency">
            <text:p>3.451,00 €</text:p>
          </table:table-cell>
          <table:table-cell office:value-type="currency" office:currency="EUR" office:value="8.63" calcext:value-type="currency">
            <text:p>8,63 €</text:p>
          </table:table-cell>
          <table:table-cell office:value-type="currency" office:currency="EUR" office:value="4012.01" calcext:value-type="currency">
            <text:p>4.012,01 €</text:p>
          </table:table-cell>
          <table:table-cell office:value-type="currency" office:currency="EUR" office:value="-569.64" calcext:value-type="currency">
            <text:p>-569,64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25" calcext:value-type="float">
            <text:p>125</text:p>
          </table:table-cell>
          <table:table-cell office:value-type="currency" office:currency="EUR" office:value="1487.5" calcext:value-type="currency">
            <text:p>1.487,50 €</text:p>
          </table:table-cell>
          <table:table-cell office:value-type="currency" office:currency="EUR" office:value="3.72" calcext:value-type="currency">
            <text:p>3,72 €</text:p>
          </table:table-cell>
          <table:table-cell office:value-type="currency" office:currency="EUR" office:value="1724.31" calcext:value-type="currency">
            <text:p>1.724,31 €</text:p>
          </table:table-cell>
          <table:table-cell office:value-type="currency" office:currency="EUR" office:value="-240.53" calcext:value-type="currency">
            <text:p>-240,53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785" calcext:value-type="currency">
            <text:p>1.785,00 €</text:p>
          </table:table-cell>
          <table:table-cell office:value-type="currency" office:currency="EUR" office:value="4.46" calcext:value-type="currency">
            <text:p>4,46 €</text:p>
          </table:table-cell>
          <table:table-cell office:value-type="currency" office:currency="EUR" office:value="2046.1" calcext:value-type="currency">
            <text:p>2.046,10 €</text:p>
          </table:table-cell>
          <table:table-cell office:value-type="currency" office:currency="EUR" office:value="-265.56" calcext:value-type="currency">
            <text:p>-265,56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56" calcext:value-type="float">
            <text:p>56</text:p>
          </table:table-cell>
          <table:table-cell office:value-type="currency" office:currency="EUR" office:value="666.4" calcext:value-type="currency">
            <text:p>666,40 €</text:p>
          </table:table-cell>
          <table:table-cell office:value-type="currency" office:currency="EUR" office:value="1.67" calcext:value-type="currency">
            <text:p>1,67 €</text:p>
          </table:table-cell>
          <table:table-cell office:value-type="currency" office:currency="EUR" office:value="763.5" calcext:value-type="currency">
            <text:p>763,50 €</text:p>
          </table:table-cell>
          <table:table-cell office:value-type="currency" office:currency="EUR" office:value="-98.77" calcext:value-type="currency">
            <text:p>-98,77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95.2" calcext:value-type="currency">
            <text:p>95,20 €</text:p>
          </table:table-cell>
          <table:table-cell office:value-type="currency" office:currency="EUR" office:value="0.24" calcext:value-type="currency">
            <text:p>0,24 €</text:p>
          </table:table-cell>
          <table:table-cell office:value-type="currency" office:currency="EUR" office:value="109.07" calcext:value-type="currency">
            <text:p>109,07 €</text:p>
          </table:table-cell>
          <table:table-cell office:value-type="currency" office:currency="EUR" office:value="-14.11" calcext:value-type="currency">
            <text:p>-14,11 €</text:p>
          </table:table-cell>
        </table:table-row>
        <table:table-row table:style-name="ro1">
          <table:table-cell office:value-type="string" calcext:value-type="string">
            <text:p>2017 12 08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90" calcext:value-type="float">
            <text:p>190</text:p>
          </table:table-cell>
          <table:table-cell office:value-type="currency" office:currency="EUR" office:value="2261" calcext:value-type="currency">
            <text:p>2.261,00 €</text:p>
          </table:table-cell>
          <table:table-cell office:value-type="currency" office:currency="EUR" office:value="5.65" calcext:value-type="currency">
            <text:p>5,65 €</text:p>
          </table:table-cell>
          <table:table-cell office:value-type="currency" office:currency="EUR" office:value="2628.55" calcext:value-type="currency">
            <text:p>2.628,55 €</text:p>
          </table:table-cell>
          <table:table-cell office:value-type="currency" office:currency="EUR" office:value="-373.2" calcext:value-type="currency">
            <text:p>-373,20 €</text:p>
          </table:table-cell>
        </table:table-row>
        <table:table-row table:style-name="ro1">
          <table:table-cell office:value-type="string" calcext:value-type="string">
            <text:p>2017 12 11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785" calcext:value-type="currency">
            <text:p>1.785,00 €</text:p>
          </table:table-cell>
          <table:table-cell office:value-type="currency" office:currency="EUR" office:value="4.46" calcext:value-type="currency">
            <text:p>4,46 €</text:p>
          </table:table-cell>
          <table:table-cell office:value-type="currency" office:currency="EUR" office:value="1909.76" calcext:value-type="currency">
            <text:p>1.909,76 €</text:p>
          </table:table-cell>
          <table:table-cell office:value-type="currency" office:currency="EUR" office:value="-129.22" calcext:value-type="currency">
            <text:p>-129,22 €</text:p>
          </table:table-cell>
        </table:table-row>
        <table:table-row table:style-name="ro1">
          <table:table-cell office:value-type="string" calcext:value-type="string">
            <text:p>2017 12 11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316" calcext:value-type="float">
            <text:p>316</text:p>
          </table:table-cell>
          <table:table-cell office:value-type="currency" office:currency="EUR" office:value="3760.4" calcext:value-type="currency">
            <text:p>3.760,40 €</text:p>
          </table:table-cell>
          <table:table-cell office:value-type="currency" office:currency="EUR" office:value="9.4" calcext:value-type="currency">
            <text:p>9,40 €</text:p>
          </table:table-cell>
          <table:table-cell office:value-type="currency" office:currency="EUR" office:value="4271.85" calcext:value-type="currency">
            <text:p>4.271,85 €</text:p>
          </table:table-cell>
          <table:table-cell office:value-type="currency" office:currency="EUR" office:value="-520.85" calcext:value-type="currency">
            <text:p>-520,85 €</text:p>
          </table:table-cell>
        </table:table-row>
        <table:table-row table:style-name="ro1">
          <table:table-cell office:value-type="string" calcext:value-type="string">
            <text:p>2017 12 11</text:p>
          </table:table-cell>
          <table:table-cell office:value-type="string" calcext:value-type="string">
            <text:p>Tallinna Vesi (ISIN EE3100026436)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785" calcext:value-type="currency">
            <text:p>1.785,00 €</text:p>
          </table:table-cell>
          <table:table-cell office:value-type="currency" office:currency="EUR" office:value="4.46" calcext:value-type="currency">
            <text:p>4,46 €</text:p>
          </table:table-cell>
          <table:table-cell office:value-type="currency" office:currency="EUR" office:value="2036.08" calcext:value-type="currency">
            <text:p>2.036,08 €</text:p>
          </table:table-cell>
          <table:table-cell office:value-type="currency" office:currency="EUR" office:value="-255.54" calcext:value-type="currency">
            <text:p>-255,54 €</text:p>
          </table:table-cell>
        </table:table-row>
      </table:table>
      <table:table table:name="GRD1R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office:value-type="string" calcext:value-type="string">
            <text:p>2017 02 03</text:p>
          </table:table-cell>
          <table:table-cell office:value-type="float" office:value="28" calcext:value-type="float">
            <text:p>28</text:p>
          </table:table-cell>
          <table:table-cell office:value-type="currency" office:currency="EUR" office:value="131.32" calcext:value-type="currency">
            <text:p>131,32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131.65" calcext:value-type="currency">
            <text:p>131,65 €</text:p>
          </table:table-cell>
          <table:table-cell office:value-type="currency" office:currency="EUR" office:value="-2.33" calcext:value-type="currency">
            <text:p>-2,33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3.45" calcext:value-type="currency">
            <text:p>23,45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22.86" calcext:value-type="currency">
            <text:p>22,86 €</text:p>
          </table:table-cell>
          <table:table-cell office:value-type="currency" office:currency="EUR" office:value="0.53" calcext:value-type="currency">
            <text:p>0,53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247" calcext:value-type="float">
            <text:p>247</text:p>
          </table:table-cell>
          <table:table-cell office:value-type="currency" office:currency="EUR" office:value="1158.43" calcext:value-type="currency">
            <text:p>1.158,43 €</text:p>
          </table:table-cell>
          <table:table-cell office:value-type="currency" office:currency="EUR" office:value="2.89" calcext:value-type="currency">
            <text:p>2,89 €</text:p>
          </table:table-cell>
          <table:table-cell office:value-type="currency" office:currency="EUR" office:value="1127.09" calcext:value-type="currency">
            <text:p>1.127,09 €</text:p>
          </table:table-cell>
          <table:table-cell office:value-type="currency" office:currency="EUR" office:value="28.45" calcext:value-type="currency">
            <text:p>28,45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190" calcext:value-type="float">
            <text:p>190</text:p>
          </table:table-cell>
          <table:table-cell office:value-type="currency" office:currency="EUR" office:value="891.1" calcext:value-type="currency">
            <text:p>891,10 €</text:p>
          </table:table-cell>
          <table:table-cell office:value-type="currency" office:currency="EUR" office:value="2.23" calcext:value-type="currency">
            <text:p>2,23 €</text:p>
          </table:table-cell>
          <table:table-cell office:value-type="currency" office:currency="EUR" office:value="873.99" calcext:value-type="currency">
            <text:p>873,99 €</text:p>
          </table:table-cell>
          <table:table-cell office:value-type="currency" office:currency="EUR" office:value="14.88" calcext:value-type="currency">
            <text:p>14,88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135" calcext:value-type="float">
            <text:p>135</text:p>
          </table:table-cell>
          <table:table-cell office:value-type="currency" office:currency="EUR" office:value="633.15" calcext:value-type="currency">
            <text:p>633,15 €</text:p>
          </table:table-cell>
          <table:table-cell office:value-type="currency" office:currency="EUR" office:value="1.59" calcext:value-type="currency">
            <text:p>1,59 €</text:p>
          </table:table-cell>
          <table:table-cell office:value-type="currency" office:currency="EUR" office:value="627.24" calcext:value-type="currency">
            <text:p>627,24 €</text:p>
          </table:table-cell>
          <table:table-cell office:value-type="currency" office:currency="EUR" office:value="4.32" calcext:value-type="currency">
            <text:p>4,32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211.05" calcext:value-type="currency">
            <text:p>211,05 €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currency" office:currency="EUR" office:value="209.09" calcext:value-type="currency">
            <text:p>209,09 €</text:p>
          </table:table-cell>
          <table:table-cell office:value-type="currency" office:currency="EUR" office:value="1.44" calcext:value-type="currency">
            <text:p>1,44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703" calcext:value-type="currency">
            <text:p>703,00 €</text:p>
          </table:table-cell>
          <table:table-cell office:value-type="currency" office:currency="EUR" office:value="-1.26" calcext:value-type="currency">
            <text:p>-1,26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195" calcext:value-type="float">
            <text:p>195</text:p>
          </table:table-cell>
          <table:table-cell office:value-type="currency" office:currency="EUR" office:value="914.55" calcext:value-type="currency">
            <text:p>914,55 €</text:p>
          </table:table-cell>
          <table:table-cell office:value-type="currency" office:currency="EUR" office:value="2.29" calcext:value-type="currency">
            <text:p>2,29 €</text:p>
          </table:table-cell>
          <table:table-cell office:value-type="currency" office:currency="EUR" office:value="917.28" calcext:value-type="currency">
            <text:p>917,28 €</text:p>
          </table:table-cell>
          <table:table-cell office:value-type="currency" office:currency="EUR" office:value="-5.02" calcext:value-type="currency">
            <text:p>-5,02 €</text:p>
          </table:table-cell>
        </table:table-row>
        <table:table-row table:style-name="ro1">
          <table:table-cell office:value-type="string" calcext:value-type="string">
            <text:p>2017 02 06</text:p>
          </table:table-cell>
          <table:table-cell office:value-type="float" office:value="205" calcext:value-type="float">
            <text:p>205</text:p>
          </table:table-cell>
          <table:table-cell office:value-type="currency" office:currency="EUR" office:value="961.45" calcext:value-type="currency">
            <text:p>961,45 €</text:p>
          </table:table-cell>
          <table:table-cell office:value-type="currency" office:currency="EUR" office:value="0.73" calcext:value-type="currency">
            <text:p>0,73 €</text:p>
          </table:table-cell>
          <table:table-cell office:value-type="currency" office:currency="EUR" office:value="963.86" calcext:value-type="currency">
            <text:p>963,86 €</text:p>
          </table:table-cell>
          <table:table-cell office:value-type="currency" office:currency="EUR" office:value="-3.14" calcext:value-type="currency">
            <text:p>-3,14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float" office:value="450" calcext:value-type="float">
            <text:p>450</text:p>
          </table:table-cell>
          <table:table-cell office:value-type="currency" office:currency="EUR" office:value="2097" calcext:value-type="currency">
            <text:p>2.097,00 €</text:p>
          </table:table-cell>
          <table:table-cell office:value-type="currency" office:currency="EUR" office:value="5.24" calcext:value-type="currency">
            <text:p>5,24 €</text:p>
          </table:table-cell>
          <table:table-cell office:value-type="currency" office:currency="EUR" office:value="2008.72" calcext:value-type="currency">
            <text:p>2.008,72 €</text:p>
          </table:table-cell>
          <table:table-cell office:value-type="currency" office:currency="EUR" office:value="83.04" calcext:value-type="currency">
            <text:p>83,04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33" calcext:value-type="currency">
            <text:p>233,00 €</text:p>
          </table:table-cell>
          <table:table-cell office:value-type="currency" office:currency="EUR" office:value="0.59" calcext:value-type="currency">
            <text:p>0,59 €</text:p>
          </table:table-cell>
          <table:table-cell office:value-type="currency" office:currency="EUR" office:value="221.55" calcext:value-type="currency">
            <text:p>221,55 €</text:p>
          </table:table-cell>
          <table:table-cell office:value-type="currency" office:currency="EUR" office:value="10.86" calcext:value-type="currency">
            <text:p>10,86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float" office:value="669" calcext:value-type="float">
            <text:p>669</text:p>
          </table:table-cell>
          <table:table-cell office:value-type="currency" office:currency="EUR" office:value="3137.61" calcext:value-type="currency">
            <text:p>3.137,61 €</text:p>
          </table:table-cell>
          <table:table-cell office:value-type="currency" office:currency="EUR" office:value="7.84" calcext:value-type="currency">
            <text:p>7,84 €</text:p>
          </table:table-cell>
          <table:table-cell office:value-type="currency" office:currency="EUR" office:value="2958.47" calcext:value-type="currency">
            <text:p>2.958,47 €</text:p>
          </table:table-cell>
          <table:table-cell office:value-type="currency" office:currency="EUR" office:value="171.3" calcext:value-type="currency">
            <text:p>171,30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661.65" calcext:value-type="currency">
            <text:p>661,65 €</text:p>
          </table:table-cell>
          <table:table-cell office:value-type="currency" office:currency="EUR" office:value="40.09" calcext:value-type="currency">
            <text:p>40,09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03.5" calcext:value-type="currency">
            <text:p>703,50 €</text:p>
          </table:table-cell>
          <table:table-cell office:value-type="currency" office:currency="EUR" office:value="1.76" calcext:value-type="currency">
            <text:p>1,76 €</text:p>
          </table:table-cell>
          <table:table-cell office:value-type="currency" office:currency="EUR" office:value="661.65" calcext:value-type="currency">
            <text:p>661,65 €</text:p>
          </table:table-cell>
          <table:table-cell office:value-type="currency" office:currency="EUR" office:value="40.09" calcext:value-type="currency">
            <text:p>40,09 €</text:p>
          </table:table-cell>
        </table:table-row>
        <table:table-row table:style-name="ro1">
          <table:table-cell office:value-type="string" calcext:value-type="string">
            <text:p>2017 02 24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93.8" calcext:value-type="currency">
            <text:p>93,80 €</text:p>
          </table:table-cell>
          <table:table-cell office:value-type="currency" office:currency="EUR" office:value="0.24" calcext:value-type="currency">
            <text:p>0,24 €</text:p>
          </table:table-cell>
          <table:table-cell office:value-type="currency" office:currency="EUR" office:value="88.22" calcext:value-type="currency">
            <text:p>88,22 €</text:p>
          </table:table-cell>
          <table:table-cell office:value-type="currency" office:currency="EUR" office:value="5.34" calcext:value-type="currency">
            <text:p>5,34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32" calcext:value-type="currency">
            <text:p>53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41.8" calcext:value-type="currency">
            <text:p>441,80 €</text:p>
          </table:table-cell>
          <table:table-cell office:value-type="currency" office:currency="EUR" office:value="88.2" calcext:value-type="currency">
            <text:p>88,20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320" calcext:value-type="currency">
            <text:p>1.320,00 €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105.6" calcext:value-type="currency">
            <text:p>1.105,60 €</text:p>
          </table:table-cell>
          <table:table-cell office:value-type="currency" office:currency="EUR" office:value="211.1" calcext:value-type="currency">
            <text:p>211,10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4" calcext:value-type="currency">
            <text:p>264,00 €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currency" office:currency="EUR" office:value="220.9" calcext:value-type="currency">
            <text:p>220,90 €</text:p>
          </table:table-cell>
          <table:table-cell office:value-type="currency" office:currency="EUR" office:value="42.44" calcext:value-type="currency">
            <text:p>42,44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6" calcext:value-type="currency">
            <text:p>266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21.65" calcext:value-type="currency">
            <text:p>221,65 €</text:p>
          </table:table-cell>
          <table:table-cell office:value-type="currency" office:currency="EUR" office:value="44.35" calcext:value-type="currency">
            <text:p>44,35 €</text:p>
          </table:table-cell>
        </table:table-row>
        <table:table-row table:style-name="ro1">
          <table:table-cell office:value-type="string" calcext:value-type="string">
            <text:p>2017 04 1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6" calcext:value-type="currency">
            <text:p>266,00 €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currency" office:currency="EUR" office:value="220.69" calcext:value-type="currency">
            <text:p>220,69 €</text:p>
          </table:table-cell>
          <table:table-cell office:value-type="currency" office:currency="EUR" office:value="44.65" calcext:value-type="currency">
            <text:p>44,65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float" office:value="75" calcext:value-type="float">
            <text:p>75</text:p>
          </table:table-cell>
          <table:table-cell office:value-type="currency" office:currency="EUR" office:value="399" calcext:value-type="currency">
            <text:p>399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327.54" calcext:value-type="currency">
            <text:p>327,54 €</text:p>
          </table:table-cell>
          <table:table-cell office:value-type="currency" office:currency="EUR" office:value="70.46" calcext:value-type="currency">
            <text:p>70,46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98" calcext:value-type="currency">
            <text:p>798,00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657.41" calcext:value-type="currency">
            <text:p>657,41 €</text:p>
          </table:table-cell>
          <table:table-cell office:value-type="currency" office:currency="EUR" office:value="138.6" calcext:value-type="currency">
            <text:p>138,60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98" calcext:value-type="currency">
            <text:p>798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59.81" calcext:value-type="currency">
            <text:p>659,81 €</text:p>
          </table:table-cell>
          <table:table-cell office:value-type="currency" office:currency="EUR" office:value="136.19" calcext:value-type="currency">
            <text:p>136,19 €</text:p>
          </table:table-cell>
        </table:table-row>
        <table:table-row table:style-name="ro1">
          <table:table-cell office:value-type="string" calcext:value-type="string">
            <text:p>2017 04 11</text:p>
          </table:table-cell>
          <table:table-cell office:value-type="float" office:value="97" calcext:value-type="float">
            <text:p>97</text:p>
          </table:table-cell>
          <table:table-cell office:value-type="currency" office:currency="EUR" office:value="516.04" calcext:value-type="currency">
            <text:p>516,04 €</text:p>
          </table:table-cell>
          <table:table-cell office:value-type="currency" office:currency="EUR" office:value="1.29" calcext:value-type="currency">
            <text:p>1,29 €</text:p>
          </table:table-cell>
          <table:table-cell office:value-type="currency" office:currency="EUR" office:value="426.45" calcext:value-type="currency">
            <text:p>426,45 €</text:p>
          </table:table-cell>
          <table:table-cell office:value-type="currency" office:currency="EUR" office:value="88.3" calcext:value-type="currency">
            <text:p>88,3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5" calcext:value-type="currency">
            <text:p>265,00 €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currency" office:currency="EUR" office:value="229.07" calcext:value-type="currency">
            <text:p>229,07 €</text:p>
          </table:table-cell>
          <table:table-cell office:value-type="currency" office:currency="EUR" office:value="35.26" calcext:value-type="currency">
            <text:p>35,26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142" calcext:value-type="float">
            <text:p>142</text:p>
          </table:table-cell>
          <table:table-cell office:value-type="currency" office:currency="EUR" office:value="752.6" calcext:value-type="currency">
            <text:p>752,60 €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currency" office:currency="EUR" office:value="650.56" calcext:value-type="currency">
            <text:p>650,56 €</text:p>
          </table:table-cell>
          <table:table-cell office:value-type="currency" office:currency="EUR" office:value="100.16" calcext:value-type="currency">
            <text:p>100,16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060" calcext:value-type="currency">
            <text:p>1.060,00 €</text:p>
          </table:table-cell>
          <table:table-cell office:value-type="currency" office:currency="EUR" office:value="2.08" calcext:value-type="currency">
            <text:p>2,08 €</text:p>
          </table:table-cell>
          <table:table-cell office:value-type="currency" office:currency="EUR" office:value="895.17" calcext:value-type="currency">
            <text:p>895,17 €</text:p>
          </table:table-cell>
          <table:table-cell office:value-type="currency" office:currency="EUR" office:value="162.75" calcext:value-type="currency">
            <text:p>162,75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65" calcext:value-type="currency">
            <text:p>265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18.36" calcext:value-type="currency">
            <text:p>218,36 €</text:p>
          </table:table-cell>
          <table:table-cell office:value-type="currency" office:currency="EUR" office:value="46.64" calcext:value-type="currency">
            <text:p>46,64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58" calcext:value-type="float">
            <text:p>58</text:p>
          </table:table-cell>
          <table:table-cell office:value-type="currency" office:currency="EUR" office:value="307.4" calcext:value-type="currency">
            <text:p>307,4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253.3" calcext:value-type="currency">
            <text:p>253,30 €</text:p>
          </table:table-cell>
          <table:table-cell office:value-type="currency" office:currency="EUR" office:value="52.1" calcext:value-type="currency">
            <text:p>52,1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48" calcext:value-type="float">
            <text:p>48</text:p>
          </table:table-cell>
          <table:table-cell office:value-type="currency" office:currency="EUR" office:value="255.36" calcext:value-type="currency">
            <text:p>255,36 €</text:p>
          </table:table-cell>
          <table:table-cell office:value-type="currency" office:currency="EUR" office:value="0.64" calcext:value-type="currency">
            <text:p>0,64 €</text:p>
          </table:table-cell>
          <table:table-cell office:value-type="currency" office:currency="EUR" office:value="209.62" calcext:value-type="currency">
            <text:p>209,62 €</text:p>
          </table:table-cell>
          <table:table-cell office:value-type="currency" office:currency="EUR" office:value="45.1" calcext:value-type="currency">
            <text:p>45,10 €</text:p>
          </table:table-cell>
        </table:table-row>
        <table:table-row table:style-name="ro1">
          <table:table-cell office:value-type="string" calcext:value-type="string">
            <text:p>2017 04 12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98" calcext:value-type="currency">
            <text:p>798,00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655.08" calcext:value-type="currency">
            <text:p>655,08 €</text:p>
          </table:table-cell>
          <table:table-cell office:value-type="currency" office:currency="EUR" office:value="140.93" calcext:value-type="currency">
            <text:p>140,93 €</text:p>
          </table:table-cell>
        </table:table-row>
        <table:table-row table:style-name="ro1">
          <table:table-cell office:value-type="string" calcext:value-type="string">
            <text:p>2017 04 18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781.5" calcext:value-type="currency">
            <text:p>781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90.23" calcext:value-type="currency">
            <text:p>690,23 €</text:p>
          </table:table-cell>
          <table:table-cell office:value-type="currency" office:currency="EUR" office:value="89.27" calcext:value-type="currency">
            <text:p>89,27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04.2" calcext:value-type="currency">
            <text:p>104,20 €</text:p>
          </table:table-cell>
          <table:table-cell office:value-type="currency" office:currency="EUR" office:value="0.21" calcext:value-type="currency">
            <text:p>0,21 €</text:p>
          </table:table-cell>
          <table:table-cell office:value-type="currency" office:currency="EUR" office:value="92.82" calcext:value-type="currency">
            <text:p>92,82 €</text:p>
          </table:table-cell>
          <table:table-cell office:value-type="currency" office:currency="EUR" office:value="11.17" calcext:value-type="currency">
            <text:p>11,17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float" office:value="170" calcext:value-type="float">
            <text:p>170</text:p>
          </table:table-cell>
          <table:table-cell office:value-type="currency" office:currency="EUR" office:value="885.7" calcext:value-type="currency">
            <text:p>885,70 €</text:p>
          </table:table-cell>
          <table:table-cell office:value-type="currency" office:currency="EUR" office:value="2.22" calcext:value-type="currency">
            <text:p>2,22 €</text:p>
          </table:table-cell>
          <table:table-cell office:value-type="currency" office:currency="EUR" office:value="787.33" calcext:value-type="currency">
            <text:p>787,33 €</text:p>
          </table:table-cell>
          <table:table-cell office:value-type="currency" office:currency="EUR" office:value="96.15" calcext:value-type="currency">
            <text:p>96,15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677.3" calcext:value-type="currency">
            <text:p>677,30 €</text:p>
          </table:table-cell>
          <table:table-cell office:value-type="currency" office:currency="EUR" office:value="1.69" calcext:value-type="currency">
            <text:p>1,69 €</text:p>
          </table:table-cell>
          <table:table-cell office:value-type="currency" office:currency="EUR" office:value="601.84" calcext:value-type="currency">
            <text:p>601,84 €</text:p>
          </table:table-cell>
          <table:table-cell office:value-type="currency" office:currency="EUR" office:value="73.77" calcext:value-type="currency">
            <text:p>73,77 €</text:p>
          </table:table-cell>
        </table:table-row>
        <table:table-row table:style-name="ro1">
          <table:table-cell office:value-type="string" calcext:value-type="string">
            <text:p>2017 04 19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677.3" calcext:value-type="currency">
            <text:p>677,30 €</text:p>
          </table:table-cell>
          <table:table-cell office:value-type="currency" office:currency="EUR" office:value="1.7" calcext:value-type="currency">
            <text:p>1,70 €</text:p>
          </table:table-cell>
          <table:table-cell office:value-type="currency" office:currency="EUR" office:value="601.84" calcext:value-type="currency">
            <text:p>601,84 €</text:p>
          </table:table-cell>
          <table:table-cell office:value-type="currency" office:currency="EUR" office:value="73.76" calcext:value-type="currency">
            <text:p>73,76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691.6" calcext:value-type="currency">
            <text:p>691,60 €</text:p>
          </table:table-cell>
          <table:table-cell office:value-type="currency" office:currency="EUR" office:value="1.73" calcext:value-type="currency">
            <text:p>1,73 €</text:p>
          </table:table-cell>
          <table:table-cell office:value-type="currency" office:currency="EUR" office:value="600.42" calcext:value-type="currency">
            <text:p>600,42 €</text:p>
          </table:table-cell>
          <table:table-cell office:value-type="currency" office:currency="EUR" office:value="89.45" calcext:value-type="currency">
            <text:p>89,45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39" calcext:value-type="currency">
            <text:p>53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1.15" calcext:value-type="currency">
            <text:p>461,15 €</text:p>
          </table:table-cell>
          <table:table-cell office:value-type="currency" office:currency="EUR" office:value="75.85" calcext:value-type="currency">
            <text:p>75,85 €</text:p>
          </table:table-cell>
        </table:table-row>
        <table:table-row table:style-name="ro1">
          <table:table-cell office:value-type="string" calcext:value-type="string">
            <text:p>2017 04 24</text:p>
          </table:table-cell>
          <table:table-cell office:value-type="float" office:value="800" calcext:value-type="float">
            <text:p>800</text:p>
          </table:table-cell>
          <table:table-cell office:value-type="currency" office:currency="EUR" office:value="4312" calcext:value-type="currency">
            <text:p>4.312,00 €</text:p>
          </table:table-cell>
          <table:table-cell office:value-type="currency" office:currency="EUR" office:value="10.13" calcext:value-type="currency">
            <text:p>10,13 €</text:p>
          </table:table-cell>
          <table:table-cell office:value-type="currency" office:currency="EUR" office:value="3686.19" calcext:value-type="currency">
            <text:p>3.686,19 €</text:p>
          </table:table-cell>
          <table:table-cell office:value-type="currency" office:currency="EUR" office:value="615.68" calcext:value-type="currency">
            <text:p>615,68 €</text:p>
          </table:table-cell>
        </table:table-row>
        <table:table-row table:style-name="ro1">
          <table:table-cell office:value-type="string" calcext:value-type="string">
            <text:p>2017 04 28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59.5" calcext:value-type="currency">
            <text:p>5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7.44" calcext:value-type="currency">
            <text:p>57,44 €</text:p>
          </table:table-cell>
          <table:table-cell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string" calcext:value-type="string">
            <text:p>2017 04 28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238" calcext:value-type="currency">
            <text:p>238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29.77" calcext:value-type="currency">
            <text:p>229,77 €</text:p>
          </table:table-cell>
          <table:table-cell office:value-type="currency" office:currency="EUR" office:value="8.23" calcext:value-type="currency">
            <text:p>8,23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95" calcext:value-type="currency">
            <text:p>595,00 €</text:p>
          </table:table-cell>
          <table:table-cell office:value-type="currency" office:currency="EUR" office:value="1.49" calcext:value-type="currency">
            <text:p>1,49 €</text:p>
          </table:table-cell>
          <table:table-cell office:value-type="currency" office:currency="EUR" office:value="568.42" calcext:value-type="currency">
            <text:p>568,42 €</text:p>
          </table:table-cell>
          <table:table-cell office:value-type="currency" office:currency="EUR" office:value="25.09" calcext:value-type="currency">
            <text:p>25,09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297.5" calcext:value-type="currency">
            <text:p>297,50 €</text:p>
          </table:table-cell>
          <table:table-cell office:value-type="currency" office:currency="EUR" office:value="0.74" calcext:value-type="currency">
            <text:p>0,74 €</text:p>
          </table:table-cell>
          <table:table-cell office:value-type="currency" office:currency="EUR" office:value="284.21" calcext:value-type="currency">
            <text:p>284,21 €</text:p>
          </table:table-cell>
          <table:table-cell office:value-type="currency" office:currency="EUR" office:value="12.55" calcext:value-type="currency">
            <text:p>12,55 €</text:p>
          </table:table-cell>
        </table:table-row>
        <table:table-row table:style-name="ro1">
          <table:table-cell office:value-type="string" calcext:value-type="string">
            <text:p>2017 05 0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595" calcext:value-type="currency">
            <text:p>595,00 €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currency" office:currency="EUR" office:value="574.43" calcext:value-type="currency">
            <text:p>574,43 €</text:p>
          </table:table-cell>
          <table:table-cell office:value-type="currency" office:currency="EUR" office:value="20.34" calcext:value-type="currency">
            <text:p>20,34 €</text:p>
          </table:table-cell>
        </table:table-row>
        <table:table-row table:style-name="ro1">
          <table:table-cell office:value-type="string" calcext:value-type="string">
            <text:p>2017 05 31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898.5" calcext:value-type="currency">
            <text:p>898,50 €</text:p>
          </table:table-cell>
          <table:table-cell office:value-type="currency" office:currency="EUR" office:value="2.25" calcext:value-type="currency">
            <text:p>2,25 €</text:p>
          </table:table-cell>
          <table:table-cell office:value-type="currency" office:currency="EUR" office:value="884.89" calcext:value-type="currency">
            <text:p>884,89 €</text:p>
          </table:table-cell>
          <table:table-cell office:value-type="currency" office:currency="EUR" office:value="11.36" calcext:value-type="currency">
            <text:p>11,36 €</text:p>
          </table:table-cell>
        </table:table-row>
        <table:table-row table:style-name="ro1">
          <table:table-cell office:value-type="string" calcext:value-type="string">
            <text:p>2017 05 31</text:p>
          </table:table-cell>
          <table:table-cell office:value-type="float" office:value="850" calcext:value-type="float">
            <text:p>850</text:p>
          </table:table-cell>
          <table:table-cell office:value-type="currency" office:currency="EUR" office:value="5091.5" calcext:value-type="currency">
            <text:p>5.091,50 €</text:p>
          </table:table-cell>
          <table:table-cell office:value-type="currency" office:currency="EUR" office:value="12.73" calcext:value-type="currency">
            <text:p>12,73 €</text:p>
          </table:table-cell>
          <table:table-cell office:value-type="currency" office:currency="EUR" office:value="4992.45" calcext:value-type="currency">
            <text:p>4.992,45 €</text:p>
          </table:table-cell>
          <table:table-cell office:value-type="currency" office:currency="EUR" office:value="86.32" calcext:value-type="currency">
            <text:p>86,32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375" calcext:value-type="currency">
            <text:p>3.375,00 €</text:p>
          </table:table-cell>
          <table:table-cell office:value-type="currency" office:currency="EUR" office:value="8.44" calcext:value-type="currency">
            <text:p>8,44 €</text:p>
          </table:table-cell>
          <table:table-cell office:value-type="currency" office:currency="EUR" office:value="2855.32" calcext:value-type="currency">
            <text:p>2.855,32 €</text:p>
          </table:table-cell>
          <table:table-cell office:value-type="currency" office:currency="EUR" office:value="511.24" calcext:value-type="currency">
            <text:p>511,24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30" calcext:value-type="currency">
            <text:p>330,00 €</text:p>
          </table:table-cell>
          <table:table-cell office:value-type="currency" office:currency="EUR" office:value="0.82" calcext:value-type="currency">
            <text:p>0,82 €</text:p>
          </table:table-cell>
          <table:table-cell office:value-type="currency" office:currency="EUR" office:value="292.62" calcext:value-type="currency">
            <text:p>292,62 €</text:p>
          </table:table-cell>
          <table:table-cell office:value-type="currency" office:currency="EUR" office:value="36.56" calcext:value-type="currency">
            <text:p>36,56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37.5" calcext:value-type="currency">
            <text:p>337,50 €</text:p>
          </table:table-cell>
          <table:table-cell office:value-type="currency" office:currency="EUR" office:value="0.84" calcext:value-type="currency">
            <text:p>0,84 €</text:p>
          </table:table-cell>
          <table:table-cell office:value-type="currency" office:currency="EUR" office:value="283.71" calcext:value-type="currency">
            <text:p>283,71 €</text:p>
          </table:table-cell>
          <table:table-cell office:value-type="currency" office:currency="EUR" office:value="52.95" calcext:value-type="currency">
            <text:p>52,95 €</text:p>
          </table:table-cell>
        </table:table-row>
        <table:table-row table:style-name="ro1">
          <table:table-cell office:value-type="string" calcext:value-type="string">
            <text:p>2017 06 01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650" calcext:value-type="currency">
            <text:p>1.650,00 €</text:p>
          </table:table-cell>
          <table:table-cell office:value-type="currency" office:currency="EUR" office:value="4.13" calcext:value-type="currency">
            <text:p>4,13 €</text:p>
          </table:table-cell>
          <table:table-cell office:value-type="currency" office:currency="EUR" office:value="1466.15" calcext:value-type="currency">
            <text:p>1.466,15 €</text:p>
          </table:table-cell>
          <table:table-cell office:value-type="currency" office:currency="EUR" office:value="179.72" calcext:value-type="currency">
            <text:p>179,72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float" office:value="245" calcext:value-type="float">
            <text:p>245</text:p>
          </table:table-cell>
          <table:table-cell office:value-type="currency" office:currency="EUR" office:value="1617" calcext:value-type="currency">
            <text:p>1.617,00 €</text:p>
          </table:table-cell>
          <table:table-cell office:value-type="currency" office:currency="EUR" office:value="4.04" calcext:value-type="currency">
            <text:p>4,04 €</text:p>
          </table:table-cell>
          <table:table-cell office:value-type="currency" office:currency="EUR" office:value="1390.17" calcext:value-type="currency">
            <text:p>1.390,17 €</text:p>
          </table:table-cell>
          <table:table-cell office:value-type="currency" office:currency="EUR" office:value="222.79" calcext:value-type="currency">
            <text:p>222,79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977" calcext:value-type="currency">
            <text:p>1.977,00 €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currency" office:currency="EUR" office:value="1709.42" calcext:value-type="currency">
            <text:p>1.709,42 €</text:p>
          </table:table-cell>
          <table:table-cell office:value-type="currency" office:currency="EUR" office:value="262.63" calcext:value-type="currency">
            <text:p>262,63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29.5" calcext:value-type="currency">
            <text:p>329,50 €</text:p>
          </table:table-cell>
          <table:table-cell office:value-type="currency" office:currency="EUR" office:value="0.82" calcext:value-type="currency">
            <text:p>0,82 €</text:p>
          </table:table-cell>
          <table:table-cell office:value-type="currency" office:currency="EUR" office:value="290.23" calcext:value-type="currency">
            <text:p>290,23 €</text:p>
          </table:table-cell>
          <table:table-cell office:value-type="currency" office:currency="EUR" office:value="38.45" calcext:value-type="currency">
            <text:p>38,45 €</text:p>
          </table:table-cell>
        </table:table-row>
        <table:table-row table:style-name="ro1">
          <table:table-cell office:value-type="string" calcext:value-type="string">
            <text:p>2017 06 02</text:p>
          </table:table-cell>
          <table:table-cell office:value-type="float" office:value="26" calcext:value-type="float">
            <text:p>26</text:p>
          </table:table-cell>
          <table:table-cell office:value-type="currency" office:currency="EUR" office:value="171.34" calcext:value-type="currency">
            <text:p>171,34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currency" office:currency="EUR" office:value="150.92" calcext:value-type="currency">
            <text:p>150,92 €</text:p>
          </table:table-cell>
          <table:table-cell office:value-type="currency" office:currency="EUR" office:value="19.99" calcext:value-type="currency">
            <text:p>19,99 €</text:p>
          </table:table-cell>
        </table:table-row>
        <table:table-row table:style-name="ro1">
          <table:table-cell office:value-type="string" calcext:value-type="string">
            <text:p>2017 06 27</text:p>
          </table:table-cell>
          <table:table-cell office:value-type="float" office:value="250" calcext:value-type="float">
            <text:p>250</text:p>
          </table:table-cell>
          <table:table-cell office:value-type="currency" office:currency="EUR" office:value="1645" calcext:value-type="currency">
            <text:p>1.645,00 €</text:p>
          </table:table-cell>
          <table:table-cell office:value-type="currency" office:currency="EUR" office:value="4.11" calcext:value-type="currency">
            <text:p>4,11 €</text:p>
          </table:table-cell>
          <table:table-cell office:value-type="currency" office:currency="EUR" office:value="1458.38" calcext:value-type="currency">
            <text:p>1.458,38 €</text:p>
          </table:table-cell>
          <table:table-cell office:value-type="currency" office:currency="EUR" office:value="182.51" calcext:value-type="currency">
            <text:p>182,51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89" calcext:value-type="currency">
            <text:p>68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629.57" calcext:value-type="currency">
            <text:p>629,57 €</text:p>
          </table:table-cell>
          <table:table-cell office:value-type="currency" office:currency="EUR" office:value="57.43" calcext:value-type="currency">
            <text:p>57,43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62" calcext:value-type="float">
            <text:p>62</text:p>
          </table:table-cell>
          <table:table-cell office:value-type="currency" office:currency="EUR" office:value="427.18" calcext:value-type="currency">
            <text:p>427,18 €</text:p>
          </table:table-cell>
          <table:table-cell office:value-type="currency" office:currency="EUR" office:value="0.79" calcext:value-type="currency">
            <text:p>0,79 €</text:p>
          </table:table-cell>
          <table:table-cell office:value-type="currency" office:currency="EUR" office:value="390.33" calcext:value-type="currency">
            <text:p>390,33 €</text:p>
          </table:table-cell>
          <table:table-cell office:value-type="currency" office:currency="EUR" office:value="36.06" calcext:value-type="currency">
            <text:p>36,06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7.95" calcext:value-type="currency">
            <text:p>47,9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4.07" calcext:value-type="currency">
            <text:p>44,07 €</text:p>
          </table:table-cell>
          <table:table-cell office:value-type="currency" office:currency="EUR" office:value="1.88" calcext:value-type="currency">
            <text:p>1,88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850" calcext:value-type="float">
            <text:p>850</text:p>
          </table:table-cell>
          <table:table-cell office:value-type="currency" office:currency="EUR" office:value="5805.5" calcext:value-type="currency">
            <text:p>5.805,50 €</text:p>
          </table:table-cell>
          <table:table-cell office:value-type="currency" office:currency="EUR" office:value="14.51" calcext:value-type="currency">
            <text:p>14,51 €</text:p>
          </table:table-cell>
          <table:table-cell office:value-type="currency" office:currency="EUR" office:value="5323.37" calcext:value-type="currency">
            <text:p>5.323,37 €</text:p>
          </table:table-cell>
          <table:table-cell office:value-type="currency" office:currency="EUR" office:value="467.62" calcext:value-type="currency">
            <text:p>467,62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341.5" calcext:value-type="currency">
            <text:p>341,50 €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currency" office:currency="EUR" office:value="314.78" calcext:value-type="currency">
            <text:p>314,78 €</text:p>
          </table:table-cell>
          <table:table-cell office:value-type="currency" office:currency="EUR" office:value="25.87" calcext:value-type="currency">
            <text:p>25,87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62" calcext:value-type="currency">
            <text:p>662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84.45" calcext:value-type="currency">
            <text:p>584,45 €</text:p>
          </table:table-cell>
          <table:table-cell office:value-type="currency" office:currency="EUR" office:value="75.55" calcext:value-type="currency">
            <text:p>75,55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024.5" calcext:value-type="currency">
            <text:p>1.024,50 €</text:p>
          </table:table-cell>
          <table:table-cell office:value-type="currency" office:currency="EUR" office:value="2.57" calcext:value-type="currency">
            <text:p>2,57 €</text:p>
          </table:table-cell>
          <table:table-cell office:value-type="currency" office:currency="EUR" office:value="944.36" calcext:value-type="currency">
            <text:p>944,36 €</text:p>
          </table:table-cell>
          <table:table-cell office:value-type="currency" office:currency="EUR" office:value="77.57" calcext:value-type="currency">
            <text:p>77,57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1986" calcext:value-type="currency">
            <text:p>1.986,00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1753.86" calcext:value-type="currency">
            <text:p>1.753,86 €</text:p>
          </table:table-cell>
          <table:table-cell office:value-type="currency" office:currency="EUR" office:value="227.52" calcext:value-type="currency">
            <text:p>227,52 €</text:p>
          </table:table-cell>
        </table:table-row>
        <table:table-row table:style-name="ro1">
          <table:table-cell office:value-type="string" calcext:value-type="string">
            <text:p>2017 06 28</text:p>
          </table:table-cell>
          <table:table-cell office:value-type="float" office:value="226" calcext:value-type="float">
            <text:p>226</text:p>
          </table:table-cell>
          <table:table-cell office:value-type="currency" office:currency="EUR" office:value="1548.1" calcext:value-type="currency">
            <text:p>1.548,10 €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currency" office:currency="EUR" office:value="1426.56" calcext:value-type="currency">
            <text:p>1.426,56 €</text:p>
          </table:table-cell>
          <table:table-cell office:value-type="currency" office:currency="EUR" office:value="119.55" calcext:value-type="currency">
            <text:p>119,55 €</text:p>
          </table:table-cell>
        </table:table-row>
        <table:table-row table:style-name="ro1">
          <table:table-cell office:value-type="string" calcext:value-type="string">
            <text:p>2017 06 29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2840" calcext:value-type="currency">
            <text:p>2.840,00 €</text:p>
          </table:table-cell>
          <table:table-cell office:value-type="currency" office:currency="EUR" office:value="7.1" calcext:value-type="currency">
            <text:p>7,10 €</text:p>
          </table:table-cell>
          <table:table-cell office:value-type="currency" office:currency="EUR" office:value="2790.96" calcext:value-type="currency">
            <text:p>2.790,96 €</text:p>
          </table:table-cell>
          <table:table-cell office:value-type="currency" office:currency="EUR" office:value="41.94" calcext:value-type="currency">
            <text:p>41,94 €</text:p>
          </table:table-cell>
        </table:table-row>
        <table:table-row table:style-name="ro1">
          <table:table-cell office:value-type="string" calcext:value-type="string">
            <text:p>2017 06 29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994" calcext:value-type="currency">
            <text:p>994,00 €</text:p>
          </table:table-cell>
          <table:table-cell office:value-type="currency" office:currency="EUR" office:value="2.49" calcext:value-type="currency">
            <text:p>2,49 €</text:p>
          </table:table-cell>
          <table:table-cell office:value-type="currency" office:currency="EUR" office:value="968.42" calcext:value-type="currency">
            <text:p>968,42 €</text:p>
          </table:table-cell>
          <table:table-cell office:value-type="currency" office:currency="EUR" office:value="23.09" calcext:value-type="currency">
            <text:p>23,09 €</text:p>
          </table:table-cell>
        </table:table-row>
        <table:table-row table:style-name="ro1">
          <table:table-cell office:value-type="string" calcext:value-type="string">
            <text:p>2017 07 24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839" calcext:value-type="currency">
            <text:p>839,00 €</text:p>
          </table:table-cell>
          <table:table-cell office:value-type="currency" office:currency="EUR" office:value="2.1" calcext:value-type="currency">
            <text:p>2,10 €</text:p>
          </table:table-cell>
          <table:table-cell office:value-type="currency" office:currency="EUR" office:value="811.02" calcext:value-type="currency">
            <text:p>811,02 €</text:p>
          </table:table-cell>
          <table:table-cell office:value-type="currency" office:currency="EUR" office:value="25.88" calcext:value-type="currency">
            <text:p>25,88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float" office:value="298" calcext:value-type="float">
            <text:p>298</text:p>
          </table:table-cell>
          <table:table-cell office:value-type="currency" office:currency="EUR" office:value="2470.42" calcext:value-type="currency">
            <text:p>2.470,42 €</text:p>
          </table:table-cell>
          <table:table-cell office:value-type="currency" office:currency="EUR" office:value="6.18" calcext:value-type="currency">
            <text:p>6,18 €</text:p>
          </table:table-cell>
          <table:table-cell office:value-type="currency" office:currency="EUR" office:value="2455.69" calcext:value-type="currency">
            <text:p>2.455,69 €</text:p>
          </table:table-cell>
          <table:table-cell office:value-type="currency" office:currency="EUR" office:value="8.55" calcext:value-type="currency">
            <text:p>8,55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float" office:value="52" calcext:value-type="float">
            <text:p>52</text:p>
          </table:table-cell>
          <table:table-cell office:value-type="currency" office:currency="EUR" office:value="431.08" calcext:value-type="currency">
            <text:p>431,08 €</text:p>
          </table:table-cell>
          <table:table-cell office:value-type="currency" office:currency="EUR" office:value="1.07" calcext:value-type="currency">
            <text:p>1,07 €</text:p>
          </table:table-cell>
          <table:table-cell office:value-type="currency" office:currency="EUR" office:value="441.04" calcext:value-type="currency">
            <text:p>441,04 €</text:p>
          </table:table-cell>
          <table:table-cell office:value-type="currency" office:currency="EUR" office:value="-11.03" calcext:value-type="currency">
            <text:p>-11,03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float" office:value="190" calcext:value-type="float">
            <text:p>190</text:p>
          </table:table-cell>
          <table:table-cell office:value-type="currency" office:currency="EUR" office:value="1575.1" calcext:value-type="currency">
            <text:p>1.575,10 €</text:p>
          </table:table-cell>
          <table:table-cell office:value-type="currency" office:currency="EUR" office:value="3.94" calcext:value-type="currency">
            <text:p>3,94 €</text:p>
          </table:table-cell>
          <table:table-cell office:value-type="currency" office:currency="EUR" office:value="1613.32" calcext:value-type="currency">
            <text:p>1.613,32 €</text:p>
          </table:table-cell>
          <table:table-cell office:value-type="currency" office:currency="EUR" office:value="-42.16" calcext:value-type="currency">
            <text:p>-42,16 €</text:p>
          </table:table-cell>
        </table:table-row>
        <table:table-row table:style-name="ro1">
          <table:table-cell office:value-type="string" calcext:value-type="string">
            <text:p>2017 08 08</text:p>
          </table:table-cell>
          <table:table-cell office:value-type="float" office:value="52" calcext:value-type="float">
            <text:p>52</text:p>
          </table:table-cell>
          <table:table-cell office:value-type="currency" office:currency="EUR" office:value="431.08" calcext:value-type="currency">
            <text:p>431,08 €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41.54" calcext:value-type="currency">
            <text:p>441,54 €</text:p>
          </table:table-cell>
          <table:table-cell office:value-type="currency" office:currency="EUR" office:value="-11.54" calcext:value-type="currency">
            <text:p>-11,54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72.5" calcext:value-type="currency">
            <text:p>472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5.05" calcext:value-type="currency">
            <text:p>465,05 €</text:p>
          </table:table-cell>
          <table:table-cell office:value-type="currency" office:currency="EUR" office:value="5.45" calcext:value-type="currency">
            <text:p>5,45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45" calcext:value-type="currency">
            <text:p>945,00 €</text:p>
          </table:table-cell>
          <table:table-cell office:value-type="currency" office:currency="EUR" office:value="2.37" calcext:value-type="currency">
            <text:p>2,37 €</text:p>
          </table:table-cell>
          <table:table-cell office:value-type="currency" office:currency="EUR" office:value="926.38" calcext:value-type="currency">
            <text:p>926,38 €</text:p>
          </table:table-cell>
          <table:table-cell office:value-type="currency" office:currency="EUR" office:value="16.25" calcext:value-type="currency">
            <text:p>16,25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72.5" calcext:value-type="currency">
            <text:p>472,50 €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currency" office:currency="EUR" office:value="463.19" calcext:value-type="currency">
            <text:p>463,19 €</text:p>
          </table:table-cell>
          <table:table-cell office:value-type="currency" office:currency="EUR" office:value="8.95" calcext:value-type="currency">
            <text:p>8,95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69.5" calcext:value-type="currency">
            <text:p>469,50 €</text:p>
          </table:table-cell>
          <table:table-cell office:value-type="currency" office:currency="EUR" office:value="1.17" calcext:value-type="currency">
            <text:p>1,17 €</text:p>
          </table:table-cell>
          <table:table-cell office:value-type="currency" office:currency="EUR" office:value="461.44" calcext:value-type="currency">
            <text:p>461,44 €</text:p>
          </table:table-cell>
          <table:table-cell office:value-type="currency" office:currency="EUR" office:value="6.89" calcext:value-type="currency">
            <text:p>6,89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float" office:value="21" calcext:value-type="float">
            <text:p>21</text:p>
          </table:table-cell>
          <table:table-cell office:value-type="currency" office:currency="EUR" office:value="197.19" calcext:value-type="currency">
            <text:p>197,19 €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currency" office:currency="EUR" office:value="193.8" calcext:value-type="currency">
            <text:p>193,80 €</text:p>
          </table:table-cell>
          <table:table-cell office:value-type="currency" office:currency="EUR" office:value="3.04" calcext:value-type="currency">
            <text:p>3,04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float" office:value="29" calcext:value-type="float">
            <text:p>29</text:p>
          </table:table-cell>
          <table:table-cell office:value-type="currency" office:currency="EUR" office:value="272.31" calcext:value-type="currency">
            <text:p>272,31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67.64" calcext:value-type="currency">
            <text:p>267,64 €</text:p>
          </table:table-cell>
          <table:table-cell office:value-type="currency" office:currency="EUR" office:value="4.67" calcext:value-type="currency">
            <text:p>4,67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69.5" calcext:value-type="currency">
            <text:p>469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62.5" calcext:value-type="currency">
            <text:p>462,50 €</text:p>
          </table:table-cell>
          <table:table-cell office:value-type="currency" office:currency="EUR" office:value="5" calcext:value-type="currency">
            <text:p>5,00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39" calcext:value-type="currency">
            <text:p>939,00 €</text:p>
          </table:table-cell>
          <table:table-cell office:value-type="currency" office:currency="EUR" office:value="2.35" calcext:value-type="currency">
            <text:p>2,35 €</text:p>
          </table:table-cell>
          <table:table-cell office:value-type="currency" office:currency="EUR" office:value="922.88" calcext:value-type="currency">
            <text:p>922,88 €</text:p>
          </table:table-cell>
          <table:table-cell office:value-type="currency" office:currency="EUR" office:value="13.77" calcext:value-type="currency">
            <text:p>13,77 €</text:p>
          </table:table-cell>
        </table:table-row>
        <table:table-row table:style-name="ro1">
          <table:table-cell office:value-type="string" calcext:value-type="string">
            <text:p>2017 09 14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266" calcext:value-type="currency">
            <text:p>1.266,00 €</text:p>
          </table:table-cell>
          <table:table-cell office:value-type="currency" office:currency="EUR" office:value="3.17" calcext:value-type="currency">
            <text:p>3,17 €</text:p>
          </table:table-cell>
          <table:table-cell office:value-type="currency" office:currency="EUR" office:value="1239.09" calcext:value-type="currency">
            <text:p>1.239,09 €</text:p>
          </table:table-cell>
          <table:table-cell office:value-type="currency" office:currency="EUR" office:value="23.74" calcext:value-type="currency">
            <text:p>23,74 €</text:p>
          </table:table-cell>
        </table:table-row>
        <table:table-row table:style-name="ro1">
          <table:table-cell office:value-type="string" calcext:value-type="string">
            <text:p>2017 09 19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3.03" calcext:value-type="currency">
            <text:p>413,03 €</text:p>
          </table:table-cell>
          <table:table-cell office:value-type="currency" office:currency="EUR" office:value="-1.03" calcext:value-type="currency">
            <text:p>-1,03 €</text:p>
          </table:table-cell>
        </table:table-row>
        <table:table-row table:style-name="ro1">
          <table:table-cell office:value-type="string" calcext:value-type="string">
            <text:p>2017 09 19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.5" calcext:value-type="currency">
            <text:p>414,5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3.03" calcext:value-type="currency">
            <text:p>413,03 €</text:p>
          </table:table-cell>
          <table:table-cell office:value-type="currency" office:currency="EUR" office:value="-0.53" calcext:value-type="currency">
            <text:p>-0,53 €</text:p>
          </table:table-cell>
        </table:table-row>
        <table:table-row table:style-name="ro1">
          <table:table-cell office:value-type="string" calcext:value-type="string">
            <text:p>2017 09 19</text:p>
          </table:table-cell>
          <table:table-cell office:value-type="float" office:value="35" calcext:value-type="float">
            <text:p>35</text:p>
          </table:table-cell>
          <table:table-cell office:value-type="currency" office:currency="EUR" office:value="289.8" calcext:value-type="currency">
            <text:p>289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2.25" calcext:value-type="currency">
            <text:p>292,25 €</text:p>
          </table:table-cell>
          <table:table-cell office:value-type="currency" office:currency="EUR" office:value="-2.45" calcext:value-type="currency">
            <text:p>-2,45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.5" calcext:value-type="currency">
            <text:p>414,50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410.78" calcext:value-type="currency">
            <text:p>410,78 €</text:p>
          </table:table-cell>
          <table:table-cell office:value-type="currency" office:currency="EUR" office:value="3.65" calcext:value-type="currency">
            <text:p>3,65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2" calcext:value-type="currency">
            <text:p>412,00 €</text:p>
          </table:table-cell>
          <table:table-cell office:value-type="currency" office:currency="EUR" office:value="0.96" calcext:value-type="currency">
            <text:p>0,96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.5" calcext:value-type="currency">
            <text:p>414,5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0.78" calcext:value-type="currency">
            <text:p>410,78 €</text:p>
          </table:table-cell>
          <table:table-cell office:value-type="currency" office:currency="EUR" office:value="2.68" calcext:value-type="currency">
            <text:p>2,68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124.2" calcext:value-type="currency">
            <text:p>124,20 €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currency" office:currency="EUR" office:value="124.82" calcext:value-type="currency">
            <text:p>124,82 €</text:p>
          </table:table-cell>
          <table:table-cell office:value-type="currency" office:currency="EUR" office:value="-0.93" calcext:value-type="currency">
            <text:p>-0,93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currency" office:currency="EUR" office:value="416.06" calcext:value-type="currency">
            <text:p>416,06 €</text:p>
          </table:table-cell>
          <table:table-cell office:value-type="currency" office:currency="EUR" office:value="-3.1" calcext:value-type="currency">
            <text:p>-3,10 €</text:p>
          </table:table-cell>
        </table:table-row>
        <table:table-row table:style-name="ro1">
          <table:table-cell office:value-type="string" calcext:value-type="string">
            <text:p>2017 09 20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14" calcext:value-type="currency">
            <text:p>414,00 €</text:p>
          </table:table-cell>
          <table:table-cell office:value-type="currency" office:currency="EUR" office:value="0.79" calcext:value-type="currency">
            <text:p>0,79 €</text:p>
          </table:table-cell>
          <table:table-cell office:value-type="currency" office:currency="EUR" office:value="416.49" calcext:value-type="currency">
            <text:p>416,49 €</text:p>
          </table:table-cell>
          <table:table-cell office:value-type="currency" office:currency="EUR" office:value="-3.28" calcext:value-type="currency">
            <text:p>-3,28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03" calcext:value-type="currency">
            <text:p>403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10.78" calcext:value-type="currency">
            <text:p>410,78 €</text:p>
          </table:table-cell>
          <table:table-cell office:value-type="currency" office:currency="EUR" office:value="-9.78" calcext:value-type="currency">
            <text:p>-9,78 €</text:p>
          </table:table-cell>
        </table:table-row>
        <table:table-row table:style-name="ro1">
          <table:table-cell office:value-type="string" calcext:value-type="string">
            <text:p>2017 09 27</text:p>
          </table:table-cell>
          <table:table-cell office:value-type="float" office:value="150" calcext:value-type="float">
            <text:p>150</text:p>
          </table:table-cell>
          <table:table-cell office:value-type="currency" office:currency="EUR" office:value="1209" calcext:value-type="currency">
            <text:p>1.209,00 €</text:p>
          </table:table-cell>
          <table:table-cell office:value-type="currency" office:currency="EUR" office:value="2.03" calcext:value-type="currency">
            <text:p>2,03 €</text:p>
          </table:table-cell>
          <table:table-cell office:value-type="currency" office:currency="EUR" office:value="1242.86" calcext:value-type="currency">
            <text:p>1.242,86 €</text:p>
          </table:table-cell>
          <table:table-cell office:value-type="currency" office:currency="EUR" office:value="-35.89" calcext:value-type="currency">
            <text:p>-35,89 €</text:p>
          </table:table-cell>
        </table:table-row>
        <table:table-row table:style-name="ro1">
          <table:table-cell office:value-type="string" calcext:value-type="string">
            <text:p>2017 10 30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726.3" calcext:value-type="currency">
            <text:p>726,3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13.9" calcext:value-type="currency">
            <text:p>713,90 €</text:p>
          </table:table-cell>
          <table:table-cell office:value-type="currency" office:currency="EUR" office:value="10.4" calcext:value-type="currency">
            <text:p>10,40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729" calcext:value-type="currency">
            <text:p>729,00 €</text:p>
          </table:table-cell>
          <table:table-cell office:value-type="currency" office:currency="EUR" office:value="1.64" calcext:value-type="currency">
            <text:p>1,64 €</text:p>
          </table:table-cell>
          <table:table-cell office:value-type="currency" office:currency="EUR" office:value="713.57" calcext:value-type="currency">
            <text:p>713,57 €</text:p>
          </table:table-cell>
          <table:table-cell office:value-type="currency" office:currency="EUR" office:value="13.79" calcext:value-type="currency">
            <text:p>13,79 €</text:p>
          </table:table-cell>
        </table:table-row>
        <table:table-row table:style-name="ro1">
          <table:table-cell office:value-type="string" calcext:value-type="string">
            <text:p>2017 10 31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729" calcext:value-type="currency">
            <text:p>729,00 €</text:p>
          </table:table-cell>
          <table:table-cell office:value-type="currency" office:currency="EUR" office:value="1.82" calcext:value-type="currency">
            <text:p>1,82 €</text:p>
          </table:table-cell>
          <table:table-cell office:value-type="currency" office:currency="EUR" office:value="713.57" calcext:value-type="currency">
            <text:p>713,57 €</text:p>
          </table:table-cell>
          <table:table-cell office:value-type="currency" office:currency="EUR" office:value="13.61" calcext:value-type="currency">
            <text:p>13,61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724" calcext:value-type="currency">
            <text:p>724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22.8" calcext:value-type="currency">
            <text:p>722,80 €</text:p>
          </table:table-cell>
          <table:table-cell office:value-type="currency" office:currency="EUR" office:value="-0.8" calcext:value-type="currency">
            <text:p>-0,80 €</text:p>
          </table:table-cell>
        </table:table-row>
        <table:table-row table:style-name="ro1">
          <table:table-cell office:value-type="string" calcext:value-type="string">
            <text:p>2017 12 14</text:p>
          </table:table-cell>
          <table:table-cell office:value-type="float" office:value="300" calcext:value-type="float">
            <text:p>300</text:p>
          </table:table-cell>
          <table:table-cell office:value-type="currency" office:currency="EUR" office:value="2172" calcext:value-type="currency">
            <text:p>2.172,00 €</text:p>
          </table:table-cell>
          <table:table-cell office:value-type="currency" office:currency="EUR" office:value="5.24" calcext:value-type="currency">
            <text:p>5,24 €</text:p>
          </table:table-cell>
          <table:table-cell office:value-type="currency" office:currency="EUR" office:value="2168.41" calcext:value-type="currency">
            <text:p>2.168,41 €</text:p>
          </table:table-cell>
          <table:table-cell office:value-type="currency" office:currency="EUR" office:value="-1.65" calcext:value-type="currency">
            <text:p>-1,65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float" office:value="105" calcext:value-type="float">
            <text:p>105</text:p>
          </table:table-cell>
          <table:table-cell office:value-type="currency" office:currency="EUR" office:value="740.25" calcext:value-type="currency">
            <text:p>740,25 €</text:p>
          </table:table-cell>
          <table:table-cell office:value-type="currency" office:currency="EUR" office:value="1.85" calcext:value-type="currency">
            <text:p>1,85 €</text:p>
          </table:table-cell>
          <table:table-cell office:value-type="currency" office:currency="EUR" office:value="736.5" calcext:value-type="currency">
            <text:p>736,50 €</text:p>
          </table:table-cell>
          <table:table-cell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719" calcext:value-type="currency">
            <text:p>719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22.8" calcext:value-type="currency">
            <text:p>722,80 €</text:p>
          </table:table-cell>
          <table:table-cell office:value-type="currency" office:currency="EUR" office:value="-5.8" calcext:value-type="currency">
            <text:p>-5,80 €</text:p>
          </table:table-cell>
        </table:table-row>
        <table:table-row table:style-name="ro1">
          <table:table-cell office:value-type="string" calcext:value-type="string">
            <text:p>2017 12 15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3530" calcext:value-type="currency">
            <text:p>3.530,00 €</text:p>
          </table:table-cell>
          <table:table-cell office:value-type="currency" office:currency="EUR" office:value="8.83" calcext:value-type="currency">
            <text:p>8,83 €</text:p>
          </table:table-cell>
          <table:table-cell office:value-type="currency" office:currency="EUR" office:value="3509.09" calcext:value-type="currency">
            <text:p>3.509,09 €</text:p>
          </table:table-cell>
          <table:table-cell office:value-type="currency" office:currency="EUR" office:value="12.08" calcext:value-type="currency">
            <text:p>12,08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552" calcext:value-type="currency">
            <text:p>552,00 €</text:p>
          </table:table-cell>
          <table:table-cell office:value-type="currency" office:currency="EUR" office:value="1.38" calcext:value-type="currency">
            <text:p>1,38 €</text:p>
          </table:table-cell>
          <table:table-cell office:value-type="currency" office:currency="EUR" office:value="549.37" calcext:value-type="currency">
            <text:p>549,37 €</text:p>
          </table:table-cell>
          <table:table-cell office:value-type="currency" office:currency="EUR" office:value="1.25" calcext:value-type="currency">
            <text:p>1,25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90" calcext:value-type="currency">
            <text:p>69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703.76" calcext:value-type="currency">
            <text:p>703,76 €</text:p>
          </table:table-cell>
          <table:table-cell office:value-type="currency" office:currency="EUR" office:value="-15.76" calcext:value-type="currency">
            <text:p>-15,76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float" office:value="120" calcext:value-type="float">
            <text:p>120</text:p>
          </table:table-cell>
          <table:table-cell office:value-type="currency" office:currency="EUR" office:value="828" calcext:value-type="currency">
            <text:p>828,00 €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currency" office:currency="EUR" office:value="844.51" calcext:value-type="currency">
            <text:p>844,51 €</text:p>
          </table:table-cell>
          <table:table-cell office:value-type="currency" office:currency="EUR" office:value="-18.31" calcext:value-type="currency">
            <text:p>-18,31 €</text:p>
          </table:table-cell>
        </table:table-row>
        <table:table-row table:style-name="ro1">
          <table:table-cell office:value-type="string" calcext:value-type="string">
            <text:p>2017 12 18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690" calcext:value-type="currency">
            <text:p>690,00 €</text:p>
          </table:table-cell>
          <table:table-cell office:value-type="currency" office:currency="EUR" office:value="1.72" calcext:value-type="currency">
            <text:p>1,72 €</text:p>
          </table:table-cell>
          <table:table-cell office:value-type="currency" office:currency="EUR" office:value="691.83" calcext:value-type="currency">
            <text:p>691,83 €</text:p>
          </table:table-cell>
          <table:table-cell office:value-type="currency" office:currency="EUR" office:value="-3.55" calcext:value-type="currency">
            <text:p>-3,55 €</text:p>
          </table:table-cell>
        </table:table-row>
      </table:table>
      <table:table table:name="GZE1R" table:style-name="ta1">
        <table:table-column table:style-name="co1" table:default-cell-style-name="Default"/>
        <table:table-column table:style-name="co8" table:default-cell-style-name="ce2"/>
        <table:table-column table:style-name="co1" table:number-columns-repeated="4" table:default-cell-style-name="ce4"/>
        <table:table-row table:style-name="ro1">
          <table:table-cell office:value-type="string" calcext:value-type="string">
            <text:p>2017 05 22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460" calcext:value-type="currency">
            <text:p>460,00 €</text:p>
          </table:table-cell>
          <table:table-cell office:value-type="currency" office:currency="EUR" office:value="1.15" calcext:value-type="currency">
            <text:p>1,15 €</text:p>
          </table:table-cell>
          <table:table-cell office:value-type="currency" office:currency="EUR" office:value="444.18" calcext:value-type="currency">
            <text:p>444,18 €</text:p>
          </table:table-cell>
          <table:table-cell office:value-type="currency" office:currency="EUR" office:value="14.67" calcext:value-type="currency">
            <text:p>14,67 €</text:p>
          </table:table-cell>
        </table:table-row>
        <table:table-row table:style-name="ro1">
          <table:table-cell office:value-type="string" calcext:value-type="string">
            <text:p>2017 05 22</text:p>
          </table:table-cell>
          <table:table-cell office:value-type="float" office:value="350" calcext:value-type="float">
            <text:p>350</text:p>
          </table:table-cell>
          <table:table-cell office:value-type="currency" office:currency="EUR" office:value="3220" calcext:value-type="currency">
            <text:p>3.220,00 €</text:p>
          </table:table-cell>
          <table:table-cell office:value-type="currency" office:currency="EUR" office:value="8.05" calcext:value-type="currency">
            <text:p>8,05 €</text:p>
          </table:table-cell>
          <table:table-cell office:value-type="currency" office:currency="EUR" office:value="3108.98" calcext:value-type="currency">
            <text:p>3.108,98 €</text:p>
          </table:table-cell>
          <table:table-cell office:value-type="currency" office:currency="EUR" office:value="102.97" calcext:value-type="currency">
            <text:p>102,97 €</text:p>
          </table:table-cell>
        </table:table-row>
        <table:table-row table:style-name="ro1">
          <table:table-cell office:value-type="string" calcext:value-type="string">
            <text:p>2017 06 13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3800" calcext:value-type="currency">
            <text:p>3.800,00 €</text:p>
          </table:table-cell>
          <table:table-cell office:value-type="currency" office:currency="EUR" office:value="9.5" calcext:value-type="currency">
            <text:p>9,50 €</text:p>
          </table:table-cell>
          <table:table-cell office:value-type="currency" office:currency="EUR" office:value="3550.38" calcext:value-type="currency">
            <text:p>3.550,38 €</text:p>
          </table:table-cell>
          <table:table-cell office:value-type="currency" office:currency="EUR" office:value="240.12" calcext:value-type="currency">
            <text:p>240,12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427.05" calcext:value-type="currency">
            <text:p>427,05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400.35" calcext:value-type="currency">
            <text:p>400,35 €</text:p>
          </table:table-cell>
          <table:table-cell office:value-type="currency" office:currency="EUR" office:value="24.7" calcext:value-type="currency">
            <text:p>24,70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float" office:value="155" calcext:value-type="float">
            <text:p>155</text:p>
          </table:table-cell>
          <table:table-cell office:value-type="currency" office:currency="EUR" office:value="1470.95" calcext:value-type="currency">
            <text:p>1.470,95 €</text:p>
          </table:table-cell>
          <table:table-cell office:value-type="currency" office:currency="EUR" office:value="3.67" calcext:value-type="currency">
            <text:p>3,67 €</text:p>
          </table:table-cell>
          <table:table-cell office:value-type="currency" office:currency="EUR" office:value="1378.05" calcext:value-type="currency">
            <text:p>1.378,05 €</text:p>
          </table:table-cell>
          <table:table-cell office:value-type="currency" office:currency="EUR" office:value="89.23" calcext:value-type="currency">
            <text:p>89,23 €</text:p>
          </table:table-cell>
        </table:table-row>
        <table:table-row table:style-name="ro1">
          <table:table-cell office:value-type="string" calcext:value-type="string">
            <text:p>2017 06 14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427.05" calcext:value-type="currency">
            <text:p>427,05 €</text:p>
          </table:table-cell>
          <table:table-cell office:value-type="currency" office:currency="EUR" office:value="0.14" calcext:value-type="currency">
            <text:p>0,14 €</text:p>
          </table:table-cell>
          <table:table-cell office:value-type="currency" office:currency="EUR" office:value="400.17" calcext:value-type="currency">
            <text:p>400,17 €</text:p>
          </table:table-cell>
          <table:table-cell office:value-type="currency" office:currency="EUR" office:value="26.74" calcext:value-type="currency">
            <text:p>26,74 €</text:p>
          </table:table-cell>
        </table:table-row>
        <table:table-row table:style-name="ro1">
          <table:table-cell office:value-type="string" calcext:value-type="string">
            <text:p>2017 06 21</text:p>
          </table:table-cell>
          <table:table-cell office:value-type="float" office:value="700" calcext:value-type="float">
            <text:p>700</text:p>
          </table:table-cell>
          <table:table-cell office:value-type="currency" office:currency="EUR" office:value="6685" calcext:value-type="currency">
            <text:p>6.685,00 €</text:p>
          </table:table-cell>
          <table:table-cell office:value-type="currency" office:currency="EUR" office:value="16.71" calcext:value-type="currency">
            <text:p>16,71 €</text:p>
          </table:table-cell>
          <table:table-cell office:value-type="currency" office:currency="EUR" office:value="6296.71" calcext:value-type="currency">
            <text:p>6.296,71 €</text:p>
          </table:table-cell>
          <table:table-cell office:value-type="currency" office:currency="EUR" office:value="371.58" calcext:value-type="currency">
            <text:p>371,58 €</text:p>
          </table:table-cell>
        </table:table-row>
        <table:table-row table:style-name="ro1">
          <table:table-cell office:value-type="string" calcext:value-type="string">
            <text:p>2017 08 2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33" calcext:value-type="currency">
            <text:p>9,33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9.82" calcext:value-type="currency">
            <text:p>9,82 €</text:p>
          </table:table-cell>
          <table:table-cell office:value-type="currency" office:currency="EUR" office:value="-2.49" calcext:value-type="currency">
            <text:p>-2,49 €</text:p>
          </table:table-cell>
        </table:table-row>
        <table:table-row table:style-name="ro1">
          <table:table-cell office:value-type="string" calcext:value-type="string">
            <text:p>2017 08 25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1.96" calcext:value-type="currency">
            <text:p>111,96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17.89" calcext:value-type="currency">
            <text:p>117,89 €</text:p>
          </table:table-cell>
          <table:table-cell office:value-type="currency" office:currency="EUR" office:value="-5.93" calcext:value-type="currency">
            <text:p>-5,93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7.99" calcext:value-type="currency">
            <text:p>27,9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.47" calcext:value-type="currency">
            <text:p>29,47 €</text:p>
          </table:table-cell>
          <table:table-cell office:value-type="currency" office:currency="EUR" office:value="-1.48" calcext:value-type="currency">
            <text:p>-1,48 €</text:p>
          </table:table-cell>
        </table:table-row>
        <table:table-row table:style-name="ro1">
          <table:table-cell office:value-type="string" calcext:value-type="string">
            <text:p>2017 08 28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7.99" calcext:value-type="currency">
            <text:p>27,9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.47" calcext:value-type="currency">
            <text:p>29,47 €</text:p>
          </table:table-cell>
          <table:table-cell office:value-type="currency" office:currency="EUR" office:value="-1.48" calcext:value-type="currency">
            <text:p>-1,48 €</text:p>
          </table:table-cell>
        </table:table-row>
        <table:table-row table:style-name="ro1">
          <table:table-cell office:value-type="string" calcext:value-type="string">
            <text:p>2017 08 29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79.9" calcext:value-type="currency">
            <text:p>279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4.74" calcext:value-type="currency">
            <text:p>294,74 €</text:p>
          </table:table-cell>
          <table:table-cell office:value-type="currency" office:currency="EUR" office:value="-14.84" calcext:value-type="currency">
            <text:p>-14,84 €</text:p>
          </table:table-cell>
        </table:table-row>
        <table:table-row table:style-name="ro1">
          <table:table-cell office:value-type="string" calcext:value-type="string">
            <text:p>2017 08 3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33" calcext:value-type="currency">
            <text:p>9,33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9.82" calcext:value-type="currency">
            <text:p>9,82 €</text:p>
          </table:table-cell>
          <table:table-cell office:value-type="currency" office:currency="EUR" office:value="-0.49" calcext:value-type="currency">
            <text:p>-0,49 €</text:p>
          </table:table-cell>
        </table:table-row>
        <table:table-row table:style-name="ro1">
          <table:table-cell office:value-type="string" calcext:value-type="string">
            <text:p>2017 09 01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79.9" calcext:value-type="currency">
            <text:p>279,9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94.74" calcext:value-type="currency">
            <text:p>294,74 €</text:p>
          </table:table-cell>
          <table:table-cell office:value-type="currency" office:currency="EUR" office:value="-14.84" calcext:value-type="currency">
            <text:p>-14,84 €</text:p>
          </table:table-cell>
        </table:table-row>
        <table:table-row table:style-name="ro1">
          <table:table-cell office:value-type="string" calcext:value-type="string">
            <text:p>2017 09 12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79.9" calcext:value-type="currency">
            <text:p>279,90 €</text:p>
          </table:table-cell>
          <table:table-cell office:value-type="currency" office:currency="EUR" office:value="0.57" calcext:value-type="currency">
            <text:p>0,57 €</text:p>
          </table:table-cell>
          <table:table-cell office:value-type="currency" office:currency="EUR" office:value="294.47" calcext:value-type="currency">
            <text:p>294,47 €</text:p>
          </table:table-cell>
          <table:table-cell office:value-type="currency" office:currency="EUR" office:value="-15.14" calcext:value-type="currency">
            <text:p>-15,14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float" office:value="95" calcext:value-type="float">
            <text:p>95</text:p>
          </table:table-cell>
          <table:table-cell office:value-type="currency" office:currency="EUR" office:value="909.15" calcext:value-type="currency">
            <text:p>909,15 €</text:p>
          </table:table-cell>
          <table:table-cell office:value-type="currency" office:currency="EUR" office:value="2.28" calcext:value-type="currency">
            <text:p>2,28 €</text:p>
          </table:table-cell>
          <table:table-cell office:value-type="currency" office:currency="EUR" office:value="866.52" calcext:value-type="currency">
            <text:p>866,52 €</text:p>
          </table:table-cell>
          <table:table-cell office:value-type="currency" office:currency="EUR" office:value="40.35" calcext:value-type="currency">
            <text:p>40,35 €</text:p>
          </table:table-cell>
        </table:table-row>
        <table:table-row table:style-name="ro1">
          <table:table-cell office:value-type="string" calcext:value-type="string">
            <text:p>2017 10 17</text:p>
          </table:table-cell>
          <table:table-cell office:value-type="float" office:value="205" calcext:value-type="float">
            <text:p>205</text:p>
          </table:table-cell>
          <table:table-cell office:value-type="currency" office:currency="EUR" office:value="1961.85" calcext:value-type="currency">
            <text:p>1.961,85 €</text:p>
          </table:table-cell>
          <table:table-cell office:value-type="currency" office:currency="EUR" office:value="4.9" calcext:value-type="currency">
            <text:p>4,90 €</text:p>
          </table:table-cell>
          <table:table-cell office:value-type="currency" office:currency="EUR" office:value="1954.94" calcext:value-type="currency">
            <text:p>1.954,94 €</text:p>
          </table:table-cell>
          <table:table-cell office:value-type="currency" office:currency="EUR" office:value="2.01" calcext:value-type="currency">
            <text:p>2,01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float" office:value="131" calcext:value-type="float">
            <text:p>131</text:p>
          </table:table-cell>
          <table:table-cell office:value-type="currency" office:currency="EUR" office:value="1298.21" calcext:value-type="currency">
            <text:p>1.298,21 €</text:p>
          </table:table-cell>
          <table:table-cell office:value-type="currency" office:currency="EUR" office:value="2.71" calcext:value-type="currency">
            <text:p>2,71 €</text:p>
          </table:table-cell>
          <table:table-cell office:value-type="currency" office:currency="EUR" office:value="1205.72" calcext:value-type="currency">
            <text:p>1.205,72 €</text:p>
          </table:table-cell>
          <table:table-cell office:value-type="currency" office:currency="EUR" office:value="89.78" calcext:value-type="currency">
            <text:p>89,78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float" office:value="59" calcext:value-type="float">
            <text:p>59</text:p>
          </table:table-cell>
          <table:table-cell office:value-type="currency" office:currency="EUR" office:value="584.69" calcext:value-type="currency">
            <text:p>584,69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41.65" calcext:value-type="currency">
            <text:p>541,65 €</text:p>
          </table:table-cell>
          <table:table-cell office:value-type="currency" office:currency="EUR" office:value="41.04" calcext:value-type="currency">
            <text:p>41,04 €</text:p>
          </table:table-cell>
        </table:table-row>
        <table:table-row table:style-name="ro1">
          <table:table-cell office:value-type="string" calcext:value-type="string">
            <text:p>2017 10 18</text:p>
          </table:table-cell>
          <table:table-cell office:value-type="float" office:value="59" calcext:value-type="float">
            <text:p>59</text:p>
          </table:table-cell>
          <table:table-cell office:value-type="currency" office:currency="EUR" office:value="584.69" calcext:value-type="currency">
            <text:p>584,69 €</text:p>
          </table:table-cell>
          <table:table-cell office:value-type="currency" office:currency="EUR" office:value="1.46" calcext:value-type="currency">
            <text:p>1,46 €</text:p>
          </table:table-cell>
          <table:table-cell office:value-type="currency" office:currency="EUR" office:value="544.84" calcext:value-type="currency">
            <text:p>544,84 €</text:p>
          </table:table-cell>
          <table:table-cell office:value-type="currency" office:currency="EUR" office:value="38.39" calcext:value-type="currency">
            <text:p>38,39 €</text:p>
          </table:table-cell>
        </table:table-row>
        <table:table-row table:style-name="ro1">
          <table:table-cell office:value-type="string" calcext:value-type="string">
            <text:p>2017 10 19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99.2" calcext:value-type="currency">
            <text:p>99,20 €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currency" office:currency="EUR" office:value="92.36" calcext:value-type="currency">
            <text:p>92,36 €</text:p>
          </table:table-cell>
          <table:table-cell office:value-type="currency" office:currency="EUR" office:value="6.59" calcext:value-type="currency">
            <text:p>6,59 €</text:p>
          </table:table-cell>
        </table:table-row>
        <table:table-row table:style-name="ro1">
          <table:table-cell office:value-type="string" calcext:value-type="string">
            <text:p>2017 12 12</text:p>
          </table:table-cell>
          <table:table-cell office:value-type="float" office:value="47" calcext:value-type="float">
            <text:p>47</text:p>
          </table:table-cell>
          <table:table-cell office:value-type="currency" office:currency="EUR" office:value="465.77" calcext:value-type="currency">
            <text:p>465,77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504.16" calcext:value-type="currency">
            <text:p>504,16 €</text:p>
          </table:table-cell>
          <table:table-cell office:value-type="currency" office:currency="EUR" office:value="-40.39" calcext:value-type="currency">
            <text:p>-40,39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float" office:value="14" calcext:value-type="float">
            <text:p>14</text:p>
          </table:table-cell>
          <table:table-cell office:value-type="currency" office:currency="EUR" office:value="139.3" calcext:value-type="currency">
            <text:p>139,30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150.18" calcext:value-type="currency">
            <text:p>150,18 €</text:p>
          </table:table-cell>
          <table:table-cell office:value-type="currency" office:currency="EUR" office:value="-10.99" calcext:value-type="currency">
            <text:p>-10,99 €</text:p>
          </table:table-cell>
        </table:table-row>
        <table:table-row table:style-name="ro1">
          <table:table-cell office:value-type="string" calcext:value-type="string">
            <text:p>2017 12 13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238.8" calcext:value-type="currency">
            <text:p>238,8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57.44" calcext:value-type="currency">
            <text:p>257,44 €</text:p>
          </table:table-cell>
          <table:table-cell office:value-type="currency" office:currency="EUR" office:value="-18.64" calcext:value-type="currency">
            <text:p>-18,64 €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6" table:formula="of:=SUM([.F1:.F24])" office:value-type="currency" office:currency="EUR" office:value="961.46" calcext:value-type="currency">
            <text:p>961,46 €</text:p>
          </table:table-cell>
        </table:table-row>
      </table:table>
      <table:named-expressions/>
      <table:database-ranges>
        <table:database-range table:name="__Anonymous_Sheet_DB__0" table:target-range-address="All.A1:All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/>
    </number:number-style>
    <number:number-style style:name="N10113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3" number:language="lt" number:country="LT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3P0"/>
    </number:number-style>
    <number:number-style style:name="N10114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4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5" number:language="lt" number:country="LT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5P0"/>
    </number:number-style>
    <number:number-style style:name="N10116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6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6P0"/>
    </number:number-style>
    <number:date-style style:name="N10117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18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19" number:language="lt" number:country="LT">
      <number:day number:style="long"/>
      <number:text>.</number:text>
      <number:month number:textual="true"/>
    </number:date-style>
    <number:date-style style:name="N10120" number:language="lt" number:country="LT">
      <number:month number:textual="true"/>
      <number:text>.</number:text>
      <number:year/>
    </number:date-style>
    <number:time-style style:name="N10121" number:language="lt" number:country="LT">
      <number:hours/>
      <number:text>:</number:text>
      <number:minutes number:style="long"/>
      <number:text> </number:text>
      <number:am-pm/>
    </number:time-style>
    <number:time-style style:name="N10122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4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4" number:language="lt" number:country="LT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5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5P0"/>
    </number:number-style>
    <number:number-style style:name="N10126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26" number:language="lt" number:country="LT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27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lt" number:country="LT">
      <loext:fill-character> </loext:fill-character>
      <number:text>-     </number:text>
    </number:number-style>
    <number:text-style style:name="N10128" number:language="lt" number:country="L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lt" number:country="LT"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29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29P2" style:volatile="true" number:language="lt" number:country="LT">
      <loext:fill-character> </loext:fill-character>
      <number:text>- Lt </number:text>
    </number:number-style>
    <number:text-style style:name="N10129" number:language="lt" number:country="L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lt" number:country="LT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0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0P2" style:volatile="true" number:language="lt" number:country="LT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0" number:language="lt" number:country="LT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lt" number:country="LT"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31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31P2" style:volatile="true" number:language="lt" number:country="LT"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0131" number:language="lt" number:country="LT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us </meta:initial-creator>
    <meta:creation-date>2018-05-07T12:18:56.122298032</meta:creation-date>
    <meta:printed-by>Andrius </meta:printed-by>
    <meta:print-date>2018-05-07T12:23:31.356923343</meta:print-date>
    <dc:date>2018-05-07T12:24:39.445364080</dc:date>
    <dc:creator>Andrius </dc:creator>
    <meta:editing-duration>PT5M43S</meta:editing-duration>
    <meta:editing-cycles>1</meta:editing-cycles>
    <meta:document-statistic meta:table-count="3" meta:cell-count="6448" meta:object-count="0"/>
    <meta:generator>LibreOffice/5.0.6.2$Linux_X86_64 LibreOffice_project/00m0$Build-2</meta:generator>
  </office:meta>
</office:document-meta>
</file>